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19"/>
    <style:style style:name="ce5" style:family="table-cell" style:parent-style-name="Default" style:data-style-name="N0">
      <style:text-properties style:text-underline-style="solid" style:text-underline-type="single"/>
    </style:style>
    <style:style style:name="ce6" style:family="table-cell" style:parent-style-name="Default" style:data-style-name="N19">
      <style:table-cell-properties style:vertical-align="automatic" fo:wrap-option="wrap"/>
    </style:style>
    <style:style style:name="co1" style:family="table-column">
      <style:table-column-properties fo:break-before="auto" style:column-width="2.76930555555556cm" style:use-optimal-column-width="true"/>
    </style:style>
    <style:style style:name="co2" style:family="table-column">
      <style:table-column-properties fo:break-before="auto" style:column-width="8.62541666666667cm" style:use-optimal-column-width="true"/>
    </style:style>
    <style:style style:name="co3" style:family="table-column">
      <style:table-column-properties fo:break-before="auto" style:column-width="8.06097222222222cm" style:use-optimal-column-width="true"/>
    </style:style>
    <style:style style:name="co4" style:family="table-column">
      <style:table-column-properties fo:break-before="auto" style:column-width="6.06777777777778cm" style:use-optimal-column-width="true"/>
    </style:style>
    <style:style style:name="co5" style:family="table-column">
      <style:table-column-properties fo:break-before="auto" style:column-width="4.30388888888889cm" style:use-optimal-column-width="true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31069444444444cm" style:use-optimal-column-width="true"/>
    </style:style>
    <style:style style:name="co9" style:family="table-column">
      <style:table-column-properties fo:break-before="auto" style:column-width="3.08680555555556cm" style:use-optimal-column-width="true"/>
    </style:style>
    <style:style style:name="co10" style:family="table-column">
      <style:table-column-properties fo:break-before="auto" style:column-width="2.27541666666667cm" style:use-optimal-column-width="true"/>
    </style:style>
    <style:style style:name="co11" style:family="table-column">
      <style:table-column-properties fo:break-before="auto" style:column-width="2.64583333333333cm" style:use-optimal-column-width="true"/>
    </style:style>
    <style:style style:name="co12" style:family="table-column">
      <style:table-column-properties fo:break-before="auto" style:column-width="2.52236111111111cm" style:use-optimal-column-width="true"/>
    </style:style>
    <style:style style:name="co13" style:family="table-column">
      <style:table-column-properties fo:break-before="auto" style:column-width="4.93888888888889cm" style:use-optimal-column-width="true"/>
    </style:style>
    <style:style style:name="co14" style:family="table-column">
      <style:table-column-properties fo:break-before="auto" style:column-width="3.36902777777778cm" style:use-optimal-column-width="true"/>
    </style:style>
    <style:style style:name="co15" style:family="table-column">
      <style:table-column-properties fo:break-before="auto" style:column-width="1.65805555555556cm" style:use-optimal-column-width="true"/>
    </style:style>
    <style:style style:name="co16" style:family="table-column">
      <style:table-column-properties fo:break-before="auto" style:column-width="1.48166666666667cm" style:use-optimal-column-width="true"/>
    </style:style>
    <style:style style:name="co17" style:family="table-column">
      <style:table-column-properties fo:break-before="auto" style:column-width="2.20486111111111cm" style:use-optimal-column-width="true"/>
    </style:style>
    <style:style style:name="co18" style:family="table-column">
      <style:table-column-properties fo:break-before="auto" style:column-width="3.88055555555556cm" style:use-optimal-column-width="true"/>
    </style:style>
    <style:style style:name="co19" style:family="table-column">
      <style:table-column-properties fo:break-before="auto" style:column-width="5.04472222222222cm" style:use-optimal-column-width="true"/>
    </style:style>
    <style:style style:name="co20" style:family="table-column">
      <style:table-column-properties fo:break-before="auto" style:column-width="1.5875cm" style:use-optimal-column-width="true"/>
    </style:style>
    <style:style style:name="co21" style:family="table-column">
      <style:table-column-properties fo:break-before="auto" style:column-width="1.41111111111111cm" style:use-optimal-column-width="true"/>
    </style:style>
    <style:style style:name="co22" style:family="table-column">
      <style:table-column-properties fo:break-before="auto" style:column-width="7.79638888888889cm" style:use-optimal-column-width="true"/>
    </style:style>
    <style:style style:name="co23" style:family="table-column">
      <style:table-column-properties fo:break-before="auto" style:column-width="9.36625cm" style:use-optimal-column-width="true"/>
    </style:style>
    <style:style style:name="co24" style:family="table-column">
      <style:table-column-properties fo:break-before="auto" style:column-width="1.74625cm" style:use-optimal-column-width="true"/>
    </style:style>
    <style:style style:name="co25" style:family="table-column">
      <style:table-column-properties fo:break-before="auto" style:column-width="3.31611111111111cm" style:use-optimal-column-width="true"/>
    </style:style>
    <style:style style:name="co26" style:family="table-column">
      <style:table-column-properties fo:break-before="auto" style:column-width="2.02847222222222cm" style:use-optimal-column-width="true"/>
    </style:style>
    <style:style style:name="co27" style:family="table-column">
      <style:table-column-properties fo:break-before="auto" style:column-width="1.27cm" style:use-optimal-column-width="true"/>
    </style:style>
    <style:style style:name="co28" style:family="table-column">
      <style:table-column-properties fo:break-before="auto" style:column-width="7.3025cm" style:use-optimal-column-width="true"/>
    </style:style>
    <style:style style:name="co29" style:family="table-column">
      <style:table-column-properties fo:break-before="auto" style:column-width="1.0759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speda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Codicestruttura</text:p>
          </table:table-cell>
          <table:table-cell office:value-type="string" table:style-name="ce1">
            <text:p>DenominazioneStruttura</text:p>
          </table:table-cell>
          <table:table-cell office:value-type="string" table:style-name="ce1">
            <text:p>Indirizzo</text:p>
          </table:table-cell>
          <table:table-cell office:value-type="string" table:style-name="ce1">
            <text:p>Comune</text:p>
          </table:table-cell>
          <table:table-cell office:value-type="string" table:style-name="ce1">
            <text:p>DescrizioneTipoStruttura</text:p>
          </table:table-cell>
          <table:table-cell office:value-type="string" table:style-name="ce1">
            <text:p>DirettoreSanitario</text:p>
          </table:table-cell>
          <table:table-cell table:number-columns-repeated="16378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1">
            <text:p>C.TRO BRONCOPNEUMOPATIE INRCA-CASATENOVO</text:p>
          </table:table-cell>
          <table:table-cell office:value-type="string" table:style-name="ce1">
            <text:p>VIA MONTEREGIO, 13<text:s text:c="22"/></text:p>
          </table:table-cell>
          <table:table-cell office:value-type="string" table:style-name="ce1">
            <text:p>CASATENOVO<text:s text:c="30"/></text:p>
          </table:table-cell>
          <table:table-cell office:value-type="string" table:style-name="ce1">
            <text:p>IRCCS pubblico</text:p>
          </table:table-cell>
          <table:table-cell office:value-type="string" table:style-name="ce1">
            <text:p>NGLTCR82B11A542L</text:p>
          </table:table-cell>
          <table:table-cell table:number-columns-repeated="16378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1">
            <text:p>FOND.IRCCS "ISTIT.NAZ.LE TUMORI"MILANO<text:s text:c="2"/></text:p>
          </table:table-cell>
          <table:table-cell office:value-type="string" table:style-name="ce1">
            <text:p>VIA VENEZIAN, 1<text:s text:c="2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MGGRRG55C30I137V</text:p>
          </table:table-cell>
          <table:table-cell table:number-columns-repeated="16378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1">
            <text:p>FOND.IRCCS IST.NAZ.NEUROLOGICO C.BESTA<text:s text:c="2"/></text:p>
          </table:table-cell>
          <table:table-cell office:value-type="string" table:style-name="ce1">
            <text:p>VIA CELORIA 11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SLTGND66L49B136F</text:p>
          </table:table-cell>
          <table:table-cell table:number-columns-repeated="16378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1">
            <text:p>OSPEDALE POLICLINICO S. MATTEO - PAVIA<text:s text:c="2"/></text:p>
          </table:table-cell>
          <table:table-cell office:value-type="string" table:style-name="ce1">
            <text:p>P.LE GOLGI, 19<text:s text:c="26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ZNRMRO34B17F774P</text:p>
          </table:table-cell>
          <table:table-cell table:number-columns-repeated="16378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1">
            <text:p>FONDAZ.IRCCS CA' GRANDA - OSPEDALE MAGGI</text:p>
          </table:table-cell>
          <table:table-cell office:value-type="string" table:style-name="ce1">
            <text:p>VIA FRANCESCO SFORZA, 28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BRGCLL43D07A929Z</text:p>
          </table:table-cell>
          <table:table-cell table:number-columns-repeated="16378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1">
            <text:p>A.O. OSP.CIRC. FONDAZIONE MACCHI-VARESE<text:s/></text:p>
          </table:table-cell>
          <table:table-cell office:value-type="string" table:style-name="ce1">
            <text:p>VIALE LUIGI BORRI, 57<text:s text:c="19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LCDV74P15D068N</text:p>
          </table:table-cell>
          <table:table-cell table:number-columns-repeated="16378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1">
            <text:p>A.O. S.ANTONIO ABATE - GALLARATE<text:s text:c="8"/></text:p>
          </table:table-cell>
          <table:table-cell office:value-type="string" table:style-name="ce1">
            <text:p>L.GO BOITO <text:s text:c="2"/>2<text:s text:c="26"/></text:p>
          </table:table-cell>
          <table:table-cell office:value-type="string" table:style-name="ce1">
            <text:p>GALLARATE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LLLVR40E20C263U</text:p>
          </table:table-cell>
          <table:table-cell table:number-columns-repeated="16378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1">
            <text:p>A.O. OSPEDALE DI CIRCOLO - BUSTO ARSIZIO</text:p>
          </table:table-cell>
          <table:table-cell office:value-type="string" table:style-name="ce1">
            <text:p>PIAZZALE <text:s/>SOLARO, 3<text:s text:c="21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LBSDR32D18E177F</text:p>
          </table:table-cell>
          <table:table-cell table:number-columns-repeated="16378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1">
            <text:p>A.O. SPEDALI CIVILI - BRESCIA<text:s text:c="11"/></text:p>
          </table:table-cell>
          <table:table-cell office:value-type="string" table:style-name="ce1">
            <text:p>PIAZZALE SPEDALI CIVILI, 1<text:s text:c="14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MMCNN16C68A550C</text:p>
          </table:table-cell>
          <table:table-cell table:number-columns-repeated="16378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1">
            <text:p>A.O. "MELLINO MELLINI" - CHIARI<text:s text:c="9"/></text:p>
          </table:table-cell>
          <table:table-cell office:value-type="string" table:style-name="ce1">
            <text:p>VIALE MAZZINI, 4<text:s text:c="24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DGPT74P09E914M</text:p>
          </table:table-cell>
          <table:table-cell table:number-columns-repeated="16378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1">
            <text:p>A.O. DESENZANO DEL GARDA - DESENZANO G.<text:s/></text:p>
          </table:table-cell>
          <table:table-cell office:value-type="string" table:style-name="ce1">
            <text:p>LOCALITA' MONTECROCE<text:s text:c="20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NRSL57D43H536M</text:p>
          </table:table-cell>
          <table:table-cell table:number-columns-repeated="16378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1">
            <text:p>A.O. ISTITUTI OSPEDALIERI - CREMONA<text:s text:c="5"/></text:p>
          </table:table-cell>
          <table:table-cell office:value-type="string" table:style-name="ce1">
            <text:p>VIALE CONCORDIA, 1<text:s text:c="22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MMHL17P04E360F</text:p>
          </table:table-cell>
          <table:table-cell table:number-columns-repeated="16378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1">
            <text:p>A.O. OSPEDALE MAGGIORE - CREMA<text:s text:c="10"/></text:p>
          </table:table-cell>
          <table:table-cell office:value-type="string" table:style-name="ce1">
            <text:p>VIA GRAMSCI 13<text:s text:c="26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ENLN69A21G658C</text:p>
          </table:table-cell>
          <table:table-cell table:number-columns-repeated="16378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1">
            <text:p>A.O. S.ANNA - COMO<text:s text:c="22"/></text:p>
          </table:table-cell>
          <table:table-cell office:value-type="string" table:style-name="ce1">
            <text:p>VIA NAPOLEONA, 60<text:s text:c="23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BSDCM13L10H536O</text:p>
          </table:table-cell>
          <table:table-cell table:number-columns-repeated="16378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1">
            <text:p>A.O. OSPEDALE DI LECCO - LECCO<text:s text:c="10"/></text:p>
          </table:table-cell>
          <table:table-cell office:value-type="string" table:style-name="ce1">
            <text:p>VIA DELL'EREMO, 9/11<text:s text:c="20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RGMLT06B20E246T</text:p>
          </table:table-cell>
          <table:table-cell table:number-columns-repeated="16378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1">
            <text:p>A.O. OSPEDALI RIUNITI - BERGAMO<text:s text:c="9"/></text:p>
          </table:table-cell>
          <table:table-cell office:value-type="string" table:style-name="ce1">
            <text:p>LARGO BAROZZI, 1<text:s text:c="24"/>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CCSFN90P69L673A</text:p>
          </table:table-cell>
          <table:table-cell table:number-columns-repeated="16378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1">
            <text:p>A.O. OSP.TREVIGLIO CARAVAGGIO-TREVIGLIO<text:s/></text:p>
          </table:table-cell>
          <table:table-cell office:value-type="string" table:style-name="ce1">
            <text:p>PIAZZA OSPEDALE 1<text:s text:c="23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ZZDBR91T41C327G</text:p>
          </table:table-cell>
          <table:table-cell table:number-columns-repeated="16378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1">
            <text:p>A.O. "BOLOGNINI" - SERIATE<text:s text:c="14"/></text:p>
          </table:table-cell>
          <table:table-cell office:value-type="string" table:style-name="ce1">
            <text:p>VIA PADERNO, 21<text:s text:c="25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LDAI08L59E558Q</text:p>
          </table:table-cell>
          <table:table-cell table:number-columns-repeated="16378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1">
            <text:p>A.O. "CARLO POMA" - MANTOVA<text:s text:c="13"/></text:p>
          </table:table-cell>
          <table:table-cell office:value-type="string" table:style-name="ce1">
            <text:p>VIA ALBERTONI, 1<text:s text:c="24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RLND48T55L666M</text:p>
          </table:table-cell>
          <table:table-cell table:number-columns-repeated="16378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1">
            <text:p>A.O. "LUIGI SACCO" - MILANO<text:s text:c="13"/></text:p>
          </table:table-cell>
          <table:table-cell office:value-type="string" table:style-name="ce1">
            <text:p>VIA S. GIOVANNI BATTISTA GRASSI, 74<text:s text:c="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RMSCC36S02H127P</text:p>
          </table:table-cell>
          <table:table-cell table:number-columns-repeated="16378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1">
            <text:p>A.O. "OSP.NIGUARDA CA'GRANDA"-MILANO<text:s text:c="4"/></text:p>
          </table:table-cell>
          <table:table-cell office:value-type="string" table:style-name="ce1">
            <text:p>PIAZZA OSP. MAGGIORE,3<text:s text:c="18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GNE78A66G698V</text:p>
          </table:table-cell>
          <table:table-cell table:number-columns-repeated="16378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1">
            <text:p>A.O. "IST.CLIN.PERFEZIONAMENTO"-MILANO<text:s text:c="2"/></text:p>
          </table:table-cell>
          <table:table-cell office:value-type="string" table:style-name="ce1">
            <text:p>VIA DAVERIO, 6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PMNL14D17B984Q</text:p>
          </table:table-cell>
          <table:table-cell table:number-columns-repeated="16378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1">
            <text:p>A.O. FATEBENEFRATELLI E OFTALMICO-MILANO</text:p>
          </table:table-cell>
          <table:table-cell office:value-type="string" table:style-name="ce1">
            <text:p>CORSO DI PORTA NUOVA, 23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QLDI84D42H081E</text:p>
          </table:table-cell>
          <table:table-cell table:number-columns-repeated="16378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1">
            <text:p>A.O. "SAN PAOLO" - MILANO<text:s text:c="15"/></text:p>
          </table:table-cell>
          <table:table-cell office:value-type="string" table:style-name="ce1">
            <text:p>VIA A. DI RUDINI', 8<text:s text:c="20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TCNA86E17F545K</text:p>
          </table:table-cell>
          <table:table-cell table:number-columns-repeated="16378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1">
            <text:p>A.O. IST.ORTOPEDICO GAETANO PINI-MILANO<text:s/></text:p>
          </table:table-cell>
          <table:table-cell office:value-type="string" table:style-name="ce1">
            <text:p>PIAZZA CARDINAL FERRARI, 1<text:s text:c="14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GMNI20T47C210F</text:p>
          </table:table-cell>
          <table:table-cell table:number-columns-repeated="16378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1">
            <text:p>A.O. "S.CARLO BORROMEO" - MILANO<text:s text:c="8"/></text:p>
          </table:table-cell>
          <table:table-cell office:value-type="string" table:style-name="ce1">
            <text:p>VIA PIO II, 3<text:s text:c="27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RGRZ51B53B562V</text:p>
          </table:table-cell>
          <table:table-cell table:number-columns-repeated="16378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1">
            <text:p>A.O. OSPEDALE CIVILE - LEGNANO<text:s text:c="10"/></text:p>
          </table:table-cell>
          <table:table-cell office:value-type="string" table:style-name="ce1">
            <text:p>CORSO SEMPIONE, 82<text:s text:c="22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DNA82B05I422B</text:p>
          </table:table-cell>
          <table:table-cell table:number-columns-repeated="16378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1">
            <text:p>A.O. "G. SALVINI" - GARBAGNATE<text:s text:c="10"/></text:p>
          </table:table-cell>
          <table:table-cell office:value-type="string" table:style-name="ce1">
            <text:p>VIALE FORLANINI, 121<text:s text:c="20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RDSLV01M54F998E</text:p>
          </table:table-cell>
          <table:table-cell table:number-columns-repeated="16378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1">
            <text:p>A.O. OSPEDALE DI CIRCOLO - MELEGNANO<text:s text:c="4"/></text:p>
          </table:table-cell>
          <table:table-cell office:value-type="string" table:style-name="ce1">
            <text:p>VIA PANDINA, 1<text:s text:c="26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NNFLC09P30C412N</text:p>
          </table:table-cell>
          <table:table-cell table:number-columns-repeated="16378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1">
            <text:p>A.O. OSPEDALE CIVILE - VIMERCATE<text:s text:c="8"/></text:p>
          </table:table-cell>
          <table:table-cell office:value-type="string" table:style-name="ce1">
            <text:p>VIA C. BATTISTI,23<text:s text:c="22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LBDTR71P22H398A</text:p>
          </table:table-cell>
          <table:table-cell table:number-columns-repeated="16378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1">
            <text:p>A.O. "S.GERARDO" - MONZA<text:s text:c="16"/></text:p>
          </table:table-cell>
          <table:table-cell office:value-type="string" table:style-name="ce1">
            <text:p>VIA SOLFERINO, 16<text:s text:c="23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NRPSC19L63D150L</text:p>
          </table:table-cell>
          <table:table-cell table:number-columns-repeated="16378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1">
            <text:p>A.O. DELLA PROVINCIA DI LODI<text:s text:c="12"/></text:p>
          </table:table-cell>
          <table:table-cell office:value-type="string" table:style-name="ce1">
            <text:p>PIAZZA OSPEDALE, 10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RLSN63D02F427I</text:p>
          </table:table-cell>
          <table:table-cell table:number-columns-repeated="16378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1">
            <text:p>A.O. DELLA PROVINCIA DI PAVIA<text:s text:c="11"/></text:p>
          </table:table-cell>
          <table:table-cell office:value-type="string" table:style-name="ce1">
            <text:p>VIALE REPUBBLICA, 34<text:s text:c="20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SMBR89L62B835A</text:p>
          </table:table-cell>
          <table:table-cell table:number-columns-repeated="16378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1">
            <text:p>A.O. VALTELLINA E VALCHIAVENNA<text:s text:c="10"/></text:p>
          </table:table-cell>
          <table:table-cell office:value-type="string" table:style-name="ce1">
            <text:p>VIA STELVIO, 25<text:s text:c="25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SSMRT37B48E403B</text:p>
          </table:table-cell>
          <table:table-cell table:number-columns-repeated="16378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1">
            <text:p>ASST GRANDE OSPEDALE METROPOLITANO NIGUA</text:p>
          </table:table-cell>
          <table:table-cell office:value-type="string" table:style-name="ce1">
            <text:p>PIAZZA OSPEDALE MAGGIORE N. 3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NTNLT48E19E243T</text:p>
          </table:table-cell>
          <table:table-cell table:number-columns-repeated="16378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1">
            <text:p>ASST SANTI PAOLO E CARLO<text:s text:c="16"/></text:p>
          </table:table-cell>
          <table:table-cell office:value-type="string" table:style-name="ce1">
            <text:p>VIA A. DI RUDIN¿ N. 8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ZNUGLI42E19I567A</text:p>
          </table:table-cell>
          <table:table-cell table:number-columns-repeated="16378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1">
            <text:p>ASST FATEBENEFRATELLI SACCO<text:s text:c="13"/></text:p>
          </table:table-cell>
          <table:table-cell office:value-type="string" table:style-name="ce1">
            <text:p>VIA G.B. GRASSI N. 74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DLRD78E23C561H</text:p>
          </table:table-cell>
          <table:table-cell table:number-columns-repeated="16378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1">
            <text:p>ASST SPEC.ORT.TRAUMATOLOGICO G.PINI/CTO<text:s/></text:p>
          </table:table-cell>
          <table:table-cell office:value-type="string" table:style-name="ce1">
            <text:p>PIAZZA A. CARDINAL FERRARI, 1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CDBR67M65G763G</text:p>
          </table:table-cell>
          <table:table-cell table:number-columns-repeated="16378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1">
            <text:p>ASST OVEST MILANESE<text:s text:c="21"/></text:p>
          </table:table-cell>
          <table:table-cell office:value-type="string" table:style-name="ce1">
            <text:p>VIA PAPA GIOVANNI PAOLO II C.P. 3<text:s text:c="7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CALSS34R30G137U</text:p>
          </table:table-cell>
          <table:table-cell table:number-columns-repeated="16378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1">
            <text:p>ASST RHODENSE<text:s text:c="27"/></text:p>
          </table:table-cell>
          <table:table-cell office:value-type="string" table:style-name="ce1">
            <text:p>VIALE FORLANINI N. 95<text:s text:c="19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LTBVN45C45H525E</text:p>
          </table:table-cell>
          <table:table-cell table:number-columns-repeated="16378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1">
            <text:p>ASST NORD MILANO<text:s text:c="24"/></text:p>
          </table:table-cell>
          <table:table-cell office:value-type="string" table:style-name="ce1">
            <text:p>VIALE GIACOMO MATTEOTTI 83<text:s text:c="14"/></text:p>
          </table:table-cell>
          <table:table-cell office:value-type="string" table:style-name="ce1">
            <text:p>SESTO SAN GIOVANN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GVPS34S26E957F</text:p>
          </table:table-cell>
          <table:table-cell table:number-columns-repeated="16378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1">
            <text:p>ASST MELEGNANO E DELLA MARTESANA<text:s text:c="8"/></text:p>
          </table:table-cell>
          <table:table-cell office:value-type="string" table:style-name="ce1">
            <text:p>VIA PANDINA N. 1<text:s text:c="24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LBD42B04I876D</text:p>
          </table:table-cell>
          <table:table-cell table:number-columns-repeated="16378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1">
            <text:p>ASST DI LODI<text:s text:c="28"/></text:p>
          </table:table-cell>
          <table:table-cell office:value-type="string" table:style-name="ce1">
            <text:p>VIA FISSIRAGA N. 15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NCDD94P57D787V</text:p>
          </table:table-cell>
          <table:table-cell table:number-columns-repeated="16378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1">
            <text:p>ASST DEI SETTE LAGHI<text:s text:c="20"/></text:p>
          </table:table-cell>
          <table:table-cell office:value-type="string" table:style-name="ce1">
            <text:p>VIALE BORRI N. 57<text:s text:c="23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MNCLE66D41C537N</text:p>
          </table:table-cell>
          <table:table-cell table:number-columns-repeated="16378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1">
            <text:p>ASST DELLA VALLE OLONA<text:s text:c="18"/></text:p>
          </table:table-cell>
          <table:table-cell office:value-type="string" table:style-name="ce1">
            <text:p>VIA A. DA BRESCIA N. 1<text:s text:c="18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ZVPS42E04G206R</text:p>
          </table:table-cell>
          <table:table-cell table:number-columns-repeated="16378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1">
            <text:p>ASST LARIANA<text:s text:c="28"/></text:p>
          </table:table-cell>
          <table:table-cell office:value-type="string" table:style-name="ce1">
            <text:p>VIA NAPOLEONA N. 60<text:s text:c="21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VLZCR89P05B085R</text:p>
          </table:table-cell>
          <table:table-cell table:number-columns-repeated="16378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1">
            <text:p>ASST DELLA VALTELLINA E DELL'ALTO LARIO<text:s/></text:p>
          </table:table-cell>
          <table:table-cell office:value-type="string" table:style-name="ce1">
            <text:p>VIA STELVIO N. 25<text:s text:c="23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DNA83D01I756S</text:p>
          </table:table-cell>
          <table:table-cell table:number-columns-repeated="16378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1">
            <text:p>ASST DELLA VALCAMONICA<text:s text:c="18"/></text:p>
          </table:table-cell>
          <table:table-cell office:value-type="string" table:style-name="ce1">
            <text:p>VIA NISSOLINA N. 2<text:s text:c="22"/></text:p>
          </table:table-cell>
          <table:table-cell office:value-type="string" table:style-name="ce1">
            <text:p>BREN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NFRRT99R60G114B</text:p>
          </table:table-cell>
          <table:table-cell table:number-columns-repeated="16378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1">
            <text:p>ASST DI LECCO<text:s text:c="27"/></text:p>
          </table:table-cell>
          <table:table-cell office:value-type="string" table:style-name="ce1">
            <text:p>VIA DELL'EREMO N. 9/11<text:s text:c="18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PLPRN58B25F963F</text:p>
          </table:table-cell>
          <table:table-cell table:number-columns-repeated="16378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1">
            <text:p>ASST DI MONZA<text:s text:c="27"/></text:p>
          </table:table-cell>
          <table:table-cell office:value-type="string" table:style-name="ce1">
            <text:p>VIA PERGOLESI N. 33<text:s text:c="21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VANCN92B08G937B</text:p>
          </table:table-cell>
          <table:table-cell table:number-columns-repeated="16378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1">
            <text:p>ASST DI VIMERCATE<text:s text:c="23"/></text:p>
          </table:table-cell>
          <table:table-cell office:value-type="string" table:style-name="ce1">
            <text:p>VIA SANTI COSMA E DAMIANO N. 10<text:s text:c="9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STCDL83E65D157L</text:p>
          </table:table-cell>
          <table:table-cell table:number-columns-repeated="16378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1">
            <text:p>ASST PAPA GIOVANNI XXIII<text:s text:c="16"/></text:p>
          </table:table-cell>
          <table:table-cell office:value-type="string" table:style-name="ce1">
            <text:p>PIAZZA ORGANIZZAZIONE MONDIALE DELLA SAN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ZSBN66L61I901C</text:p>
          </table:table-cell>
          <table:table-cell table:number-columns-repeated="16378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1">
            <text:p>ASST DI BERGAMO OVEST<text:s text:c="19"/></text:p>
          </table:table-cell>
          <table:table-cell office:value-type="string" table:style-name="ce1">
            <text:p>P.LE OSPEDALE N. 1<text:s text:c="22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LTSST05R31D325Z</text:p>
          </table:table-cell>
          <table:table-cell table:number-columns-repeated="16378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1">
            <text:p>ASST DI BERGAMO EST<text:s text:c="21"/></text:p>
          </table:table-cell>
          <table:table-cell office:value-type="string" table:style-name="ce1">
            <text:p>VIA PADERNO N. 21<text:s text:c="23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VGNZ53L10H784Z</text:p>
          </table:table-cell>
          <table:table-cell table:number-columns-repeated="16378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1">
            <text:p>ASST DEGLI SPEDALI CIVILI DI BRESCIA<text:s text:c="4"/></text:p>
          </table:table-cell>
          <table:table-cell office:value-type="string" table:style-name="ce1">
            <text:p>PIAZZALE SPEDALI CIVILI N. 1<text:s text:c="12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VFR57A01C247U</text:p>
          </table:table-cell>
          <table:table-cell table:number-columns-repeated="16378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1">
            <text:p>ASST DELLA FRANCIACORTA<text:s text:c="17"/></text:p>
          </table:table-cell>
          <table:table-cell office:value-type="string" table:style-name="ce1">
            <text:p>VIALE MAZZINI N. 4<text:s text:c="22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RHM46D19D752P</text:p>
          </table:table-cell>
          <table:table-cell table:number-columns-repeated="16378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1">
            <text:p>ASST DEL GARDA<text:s text:c="26"/></text:p>
          </table:table-cell>
          <table:table-cell office:value-type="string" table:style-name="ce1">
            <text:p>LOCALIT¿ MONTECROCE<text:s text:c="21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CTNZ81T10I700P</text:p>
          </table:table-cell>
          <table:table-cell table:number-columns-repeated="16378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1">
            <text:p>ASST DI CREMONA<text:s text:c="25"/></text:p>
          </table:table-cell>
          <table:table-cell office:value-type="string" table:style-name="ce1">
            <text:p>VIALE CONCORDIA N. 1<text:s text:c="20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LVGN00R29C261E</text:p>
          </table:table-cell>
          <table:table-cell table:number-columns-repeated="16378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1">
            <text:p>ASST DI MANTOVA<text:s text:c="25"/></text:p>
          </table:table-cell>
          <table:table-cell office:value-type="string" table:style-name="ce1">
            <text:p>STRADA LAGO PAIOLO N. 10<text:s text:c="16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JTADNL88T10L302L</text:p>
          </table:table-cell>
          <table:table-cell table:number-columns-repeated="16378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1">
            <text:p>ASST DI CREMA<text:s text:c="27"/></text:p>
          </table:table-cell>
          <table:table-cell office:value-type="string" table:style-name="ce1">
            <text:p>LARGO UGO DOSSENA N. 2<text:s text:c="18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CAMTT18D21H881D</text:p>
          </table:table-cell>
          <table:table-cell table:number-columns-repeated="16378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1">
            <text:p>ASST DI PAVIA<text:s text:c="27"/></text:p>
          </table:table-cell>
          <table:table-cell office:value-type="string" table:style-name="ce1">
            <text:p>VIALE REPUBBLICA N. 34<text:s text:c="18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DNTBO60B16H294R</text:p>
          </table:table-cell>
          <table:table-cell table:number-columns-repeated="16378"/>
        </table:table-row>
        <table:table-row table:number-rows-repeated="1048514" table:style-name="ro1">
          <table:table-cell table:number-columns-repeated="16384"/>
        </table:table-row>
      </table:table>
      <table:table table:name="PatologiaRicovero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1">
            <text:p>CodOspedale</text:p>
          </table:table-cell>
          <table:table-cell office:value-type="string" table:style-name="ce1">
            <text:p>CodiceRicovero</text:p>
          </table:table-cell>
          <table:table-cell office:value-type="string" table:style-name="ce1">
            <text:p>CodPatologia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7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7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67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7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20" table:style-name="ce2">
            <text:p>30920</text:p>
          </table:table-cell>
          <table:table-cell office:value-type="string" table:style-name="ce2">
            <text:p>RIC-664efaa2167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716" table:style-name="ce2">
            <text:p>30716</text:p>
          </table:table-cell>
          <table:table-cell office:value-type="string" table:style-name="ce2">
            <text:p>RIC-664efaa2167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59" table:style-name="ce2">
            <text:p>30959</text:p>
          </table:table-cell>
          <table:table-cell office:value-type="string" table:style-name="ce2">
            <text:p>RIC-664efaa2167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8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68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8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55" table:style-name="ce2">
            <text:p>30955</text:p>
          </table:table-cell>
          <table:table-cell office:value-type="string" table:style-name="ce2">
            <text:p>RIC-664efaa2168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719" table:style-name="ce2">
            <text:p>30719</text:p>
          </table:table-cell>
          <table:table-cell office:value-type="string" table:style-name="ce2">
            <text:p>RIC-664efaa2168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90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9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69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693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964" table:style-name="ce2">
            <text:p>30964</text:p>
          </table:table-cell>
          <table:table-cell office:value-type="string" table:style-name="ce2">
            <text:p>RIC-664efaa2169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4" table:style-name="ce2">
            <text:p>30704</text:p>
          </table:table-cell>
          <table:table-cell office:value-type="string" table:style-name="ce2">
            <text:p>RIC-664efaa21695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9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69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69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9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954" table:style-name="ce2">
            <text:p>30954</text:p>
          </table:table-cell>
          <table:table-cell office:value-type="string" table:style-name="ce2">
            <text:p>RIC-664efaa2170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8" table:style-name="ce2">
            <text:p>30718</text:p>
          </table:table-cell>
          <table:table-cell office:value-type="string" table:style-name="ce2">
            <text:p>RIC-664efaa2170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70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0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70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0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0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70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925" table:style-name="ce2">
            <text:p>30925</text:p>
          </table:table-cell>
          <table:table-cell office:value-type="string" table:style-name="ce2">
            <text:p>RIC-664efaa2171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1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11" table:style-name="ce2">
            <text:p>30711</text:p>
          </table:table-cell>
          <table:table-cell office:value-type="string" table:style-name="ce2">
            <text:p>RIC-664efaa2171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71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15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1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706" table:style-name="ce2">
            <text:p>30706</text:p>
          </table:table-cell>
          <table:table-cell office:value-type="string" table:style-name="ce2">
            <text:p>RIC-664efaa2171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71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2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702" table:style-name="ce2">
            <text:p>30702</text:p>
          </table:table-cell>
          <table:table-cell office:value-type="string" table:style-name="ce2">
            <text:p>RIC-664efaa2172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2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23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2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2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26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2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2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29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30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31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3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3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34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3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3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3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38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739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74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74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742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74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74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745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74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74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74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749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75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75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752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75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75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755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75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757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758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759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76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76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76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763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764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76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76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767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76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769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770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771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772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773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774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75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776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777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778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779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780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781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782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783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84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85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86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87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88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89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90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91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92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93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94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95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96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97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98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99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00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01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02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03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04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05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06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07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08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09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10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11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12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13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14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15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16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17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18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19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20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21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22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23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24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25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26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27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28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29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30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31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32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33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34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35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36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37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38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839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840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841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842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843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844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845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846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847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848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849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850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851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852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853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854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855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856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857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858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859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86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6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6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6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6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6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6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6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6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6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7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7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7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7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7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7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7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77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7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7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8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8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8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8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8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8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8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8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8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8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9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9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9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9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9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9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96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97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98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9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00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0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0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0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0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05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0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07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0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0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10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1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12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1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14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15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1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17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1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1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20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21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2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2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2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25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26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2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28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2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30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3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32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3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3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3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3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3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3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939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94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941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942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94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94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945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94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94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948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949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95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951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95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953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95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95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956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95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95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959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960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61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62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63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64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65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66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67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68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69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70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71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72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73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74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75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76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77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78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79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80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81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82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83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84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85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86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87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88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89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90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91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92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93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94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95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96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97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98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99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00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01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02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03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04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05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06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07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08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09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10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11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12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13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14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15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16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17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18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19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20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21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22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23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24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25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26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27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28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29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30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31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32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33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34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35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36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37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38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039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040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041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042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043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044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045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046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04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04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04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05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05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05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05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05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05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05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05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05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05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06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6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6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6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6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6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6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6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6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6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7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7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7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7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7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7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7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7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7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7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80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8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8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83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8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85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86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8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8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8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90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9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9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9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9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9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9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97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98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9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0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01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0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03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0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0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06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0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20" table:style-name="ce2">
            <text:p>30920</text:p>
          </table:table-cell>
          <table:table-cell office:value-type="string" table:style-name="ce2">
            <text:p>RIC-664efaa22108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716" table:style-name="ce2">
            <text:p>30716</text:p>
          </table:table-cell>
          <table:table-cell office:value-type="string" table:style-name="ce2">
            <text:p>RIC-664efaa2210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59" table:style-name="ce2">
            <text:p>30959</text:p>
          </table:table-cell>
          <table:table-cell office:value-type="string" table:style-name="ce2">
            <text:p>RIC-664efaa22110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1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1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4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15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16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55" table:style-name="ce2">
            <text:p>30955</text:p>
          </table:table-cell>
          <table:table-cell office:value-type="string" table:style-name="ce2">
            <text:p>RIC-664efaa22117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719" table:style-name="ce2">
            <text:p>30719</text:p>
          </table:table-cell>
          <table:table-cell office:value-type="string" table:style-name="ce2">
            <text:p>RIC-664efaa22118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20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2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2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2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2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64" table:style-name="ce2">
            <text:p>30964</text:p>
          </table:table-cell>
          <table:table-cell office:value-type="string" table:style-name="ce2">
            <text:p>RIC-664efaa2212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704" table:style-name="ce2">
            <text:p>30704</text:p>
          </table:table-cell>
          <table:table-cell office:value-type="string" table:style-name="ce2">
            <text:p>RIC-664efaa22126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27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2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2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3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954" table:style-name="ce2">
            <text:p>30954</text:p>
          </table:table-cell>
          <table:table-cell office:value-type="string" table:style-name="ce2">
            <text:p>RIC-664efaa22131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18" table:style-name="ce2">
            <text:p>30718</text:p>
          </table:table-cell>
          <table:table-cell office:value-type="string" table:style-name="ce2">
            <text:p>RIC-664efaa2213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34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3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3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38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39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40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925" table:style-name="ce2">
            <text:p>30925</text:p>
          </table:table-cell>
          <table:table-cell office:value-type="string" table:style-name="ce2">
            <text:p>RIC-664efaa2214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4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11" table:style-name="ce2">
            <text:p>30711</text:p>
          </table:table-cell>
          <table:table-cell office:value-type="string" table:style-name="ce2">
            <text:p>RIC-664efaa2214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45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4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7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48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06" table:style-name="ce2">
            <text:p>30706</text:p>
          </table:table-cell>
          <table:table-cell office:value-type="string" table:style-name="ce2">
            <text:p>RIC-664efaa22149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50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51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702" table:style-name="ce2">
            <text:p>30702</text:p>
          </table:table-cell>
          <table:table-cell office:value-type="string" table:style-name="ce2">
            <text:p>RIC-664efaa22152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153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154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155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156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157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158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159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160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161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162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163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164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65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66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67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68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169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170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171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172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173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174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175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176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177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178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179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180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181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182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183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184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185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186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187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188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189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190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191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192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193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194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195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196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197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198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199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00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01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02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03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04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05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06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07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08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09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10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11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12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13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14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15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16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17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18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19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20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21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22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23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24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25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26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27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28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29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30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31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32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33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3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3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3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3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3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23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24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24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24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24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244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24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246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24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24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249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25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25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252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25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25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25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256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25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25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259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26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6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6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6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6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6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6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6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6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6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7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7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7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7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7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75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76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7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78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7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8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81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82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8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84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85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86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87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88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8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9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9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9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93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9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95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9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9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98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9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00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01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0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0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0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05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0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0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0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09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1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11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1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13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14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15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1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17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1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19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20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21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2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23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24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25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26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2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28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2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3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3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3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3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34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35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36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37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38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339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340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341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342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343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344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345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346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347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348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349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350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351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352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353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354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355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356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357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358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359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360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61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62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63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64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65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66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67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68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69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70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71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72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73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74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75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76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77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78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79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80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81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82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83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84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85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86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87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88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89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90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91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92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93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94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95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96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97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98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99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00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01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02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03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04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05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06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07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08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09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10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11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12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13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14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15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16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17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18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19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20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2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2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2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2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2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2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2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2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2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3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3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3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3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3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3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3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43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43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43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44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44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44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44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44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44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446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44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44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44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45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45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45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45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454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45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45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45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45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459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46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6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6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6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64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6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66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6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6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6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7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7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7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73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7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7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7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7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7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7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8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81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82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8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84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8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86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87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8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8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90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9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9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9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94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9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9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9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number-rows-repeated="1047750" table:style-name="ro1">
          <table:table-cell table:number-columns-repeated="16384"/>
        </table:table-row>
      </table:table>
      <table:table table:name="Person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">
            <text:p>cognom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nasLuogo</text:p>
          </table:table-cell>
          <table:table-cell office:value-type="string" table:style-name="ce1">
            <text:p>nasRegione</text:p>
          </table:table-cell>
          <table:table-cell office:value-type="string" table:style-name="ce1">
            <text:p>nasProv</text:p>
          </table:table-cell>
          <table:table-cell office:value-type="string" table:style-name="ce1">
            <text:p>nasCap</text:p>
          </table:table-cell>
          <table:table-cell office:value-type="string" table:style-name="ce1">
            <text:p>dataNascita</text:p>
          </table:table-cell>
          <table:table-cell office:value-type="string" table:style-name="ce1">
            <text:p>codFiscale</text:p>
          </table:table-cell>
          <table:table-cell office:value-type="string" table:style-name="ce1">
            <text:p>resLuogo</text:p>
          </table:table-cell>
          <table:table-cell office:value-type="string" table:style-name="ce1">
            <text:p>resRegione</text:p>
          </table:table-cell>
          <table:table-cell office:value-type="string" table:style-name="ce1">
            <text:p>resProv</text:p>
          </table:table-cell>
          <table:table-cell office:value-type="string" table:style-name="ce1">
            <text:p>resCap</text:p>
          </table:table-cell>
          <table:table-cell office:value-type="string" table:style-name="ce1">
            <text:p>indirizzo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ngelilli</text:p>
          </table:table-cell>
          <table:table-cell office:value-type="string" table:style-name="ce1">
            <text:p>Tancredi</text:p>
          </table:table-cell>
          <table:table-cell office:value-type="string" table:style-name="ce1">
            <text:p>Badol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1" table:style-name="ce1">
            <text:p>88061</text:p>
          </table:table-cell>
          <table:table-cell office:value-type="date" office:date-value="1982-02-11T00:00:00" table:style-name="ce4">
            <text:p>11/02/1982</text:p>
          </table:table-cell>
          <table:table-cell office:value-type="string" table:style-name="ce1">
            <text:p>NGLTCR82B11A542L</text:p>
          </table:table-cell>
          <table:table-cell office:value-type="string" table:style-name="ce1">
            <text:p>Maser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Località P.Thouar, 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gagni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San Raffaele Cim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5-03-30T00:00:00" table:style-name="ce4">
            <text:p>30/03/1955</text:p>
          </table:table-cell>
          <table:table-cell office:value-type="string" table:style-name="ce1">
            <text:p>MGGRRG55C30I137V</text:p>
          </table:table-cell>
          <table:table-cell office:value-type="string" table:style-name="ce1">
            <text:p>Belvedere Marittim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1" table:style-name="ce1">
            <text:p>87021</text:p>
          </table:table-cell>
          <table:table-cell office:value-type="string" table:style-name="ce1">
            <text:p>Via P.Borsieri, 1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ltaformaggio</text:p>
          </table:table-cell>
          <table:table-cell office:value-type="string" table:style-name="ce1">
            <text:p>Guenda</text:p>
          </table:table-cell>
          <table:table-cell office:value-type="string" table:style-name="ce1">
            <text:p>Bre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date" office:date-value="1966-07-09T00:00:00" table:style-name="ce4">
            <text:p>09/07/1966</text:p>
          </table:table-cell>
          <table:table-cell office:value-type="string" table:style-name="ce1">
            <text:p>SLTGND66L49B136F</text:p>
          </table:table-cell>
          <table:table-cell office:value-type="string" table:style-name="ce1">
            <text:p>Monte Sant'Angel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7" table:style-name="ce1">
            <text:p>71037</text:p>
          </table:table-cell>
          <table:table-cell office:value-type="string" table:style-name="ce1">
            <text:p>Via G.Nuccio, 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Zanardo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Motta de' C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1934-02-17T00:00:00" table:style-name="ce4">
            <text:p>17/02/1934</text:p>
          </table:table-cell>
          <table:table-cell office:value-type="string" table:style-name="ce1">
            <text:p>ZNRMRO34B17F774P</text:p>
          </table:table-cell>
          <table:table-cell office:value-type="string" table:style-name="ce1">
            <text:p>Frugar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5" table:style-name="ce1">
            <text:p>15065</text:p>
          </table:table-cell>
          <table:table-cell office:value-type="string" table:style-name="ce1">
            <text:p>Via M.A.Bragadin, 147/d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rgallo</text:p>
          </table:table-cell>
          <table:table-cell office:value-type="string" table:style-name="ce1">
            <text:p>Achille</text:p>
          </table:table-cell>
          <table:table-cell office:value-type="string" table:style-name="ce1">
            <text:p>Boffalora sopra Ti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date" office:date-value="1943-04-07T00:00:00" table:style-name="ce4">
            <text:p>07/04/1943</text:p>
          </table:table-cell>
          <table:table-cell office:value-type="string" table:style-name="ce1">
            <text:p>BRGCLL43D07A929Z</text:p>
          </table:table-cell>
          <table:table-cell office:value-type="string" table:style-name="ce1">
            <text:p>Trig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8" table:style-name="ce1">
            <text:p>26018</text:p>
          </table:table-cell>
          <table:table-cell office:value-type="string" table:style-name="ce1">
            <text:p>Via G.Pelitti, 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lletto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74-09-15T00:00:00" table:style-name="ce4">
            <text:p>15/09/1974</text:p>
          </table:table-cell>
          <table:table-cell office:value-type="string" table:style-name="ce1">
            <text:p>CLLCDV74P15D068N</text:p>
          </table:table-cell>
          <table:table-cell office:value-type="string" table:style-name="ce1">
            <text:p>Bru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string" table:style-name="ce1">
            <text:p>Via Chiossetto, 1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llis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Castel San Niccolò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8" table:style-name="ce1">
            <text:p>52018</text:p>
          </table:table-cell>
          <table:table-cell office:value-type="date" office:date-value="1940-05-20T00:00:00" table:style-name="ce4">
            <text:p>20/05/1940</text:p>
          </table:table-cell>
          <table:table-cell office:value-type="string" table:style-name="ce1">
            <text:p>LLLLVR40E20C263U</text:p>
          </table:table-cell>
          <table:table-cell office:value-type="string" table:style-name="ce1">
            <text:p>Tres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12" table:style-name="ce1">
            <text:p>54012</text:p>
          </table:table-cell>
          <table:table-cell office:value-type="string" table:style-name="ce1">
            <text:p>Via A.Frignani, 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malberti</text:p>
          </table:table-cell>
          <table:table-cell office:value-type="string" table:style-name="ce1">
            <text:p>Isidoro</text:p>
          </table:table-cell>
          <table:table-cell office:value-type="string" table:style-name="ce1">
            <text:p>Grign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5" table:style-name="ce1">
            <text:p>28075</text:p>
          </table:table-cell>
          <table:table-cell office:value-type="date" office:date-value="1932-04-18T00:00:00" table:style-name="ce4">
            <text:p>18/04/1932</text:p>
          </table:table-cell>
          <table:table-cell office:value-type="string" table:style-name="ce1">
            <text:p>MLBSDR32D18E177F</text:p>
          </table:table-cell>
          <table:table-cell office:value-type="string" table:style-name="ce1">
            <text:p>No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7" table:style-name="ce1">
            <text:p>96017</text:p>
          </table:table-cell>
          <table:table-cell office:value-type="string" table:style-name="ce1">
            <text:p>Via Tirana, 2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mmartano</text:p>
          </table:table-cell>
          <table:table-cell office:value-type="string" table:style-name="ce1">
            <text:p>Corinna</text:p>
          </table:table-cell>
          <table:table-cell office:value-type="string" table:style-name="ce1">
            <text:p>Bagn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date" office:date-value="2016-03-28T00:00:00" table:style-name="ce4">
            <text:p>28/03/2016</text:p>
          </table:table-cell>
          <table:table-cell office:value-type="string" table:style-name="ce1">
            <text:p>SMMCNN16C68A550C</text:p>
          </table:table-cell>
          <table:table-cell office:value-type="string" table:style-name="ce1">
            <text:p>Vialfrè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F.A.Ozanam, 79/c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padafora</text:p>
          </table:table-cell>
          <table:table-cell office:value-type="string" table:style-name="ce1">
            <text:p>Gianpietro</text:p>
          </table:table-cell>
          <table:table-cell office:value-type="string" table:style-name="ce1">
            <text:p>Marano Marches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date" office:date-value="1974-09-09T00:00:00" table:style-name="ce4">
            <text:p>09/09/1974</text:p>
          </table:table-cell>
          <table:table-cell office:value-type="string" table:style-name="ce1">
            <text:p>SPDGPT74P09E914M</text:p>
          </table:table-cell>
          <table:table-cell office:value-type="string" table:style-name="ce1">
            <text:p>Pig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7" table:style-name="ce1">
            <text:p>18037</text:p>
          </table:table-cell>
          <table:table-cell office:value-type="string" table:style-name="ce1">
            <text:p>Viale P.Randazzo, 205/j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ata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1957-04-03T00:00:00" table:style-name="ce4">
            <text:p>03/04/1957</text:p>
          </table:table-cell>
          <table:table-cell office:value-type="string" table:style-name="ce1">
            <text:p>GRNRSL57D43H536M</text:p>
          </table:table-cell>
          <table:table-cell office:value-type="string" table:style-name="ce1">
            <text:p>Camporotondo Et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F.Restivo, 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miotto</text:p>
          </table:table-cell>
          <table:table-cell office:value-type="string" table:style-name="ce1">
            <text:p>Michelangelo</text:p>
          </table:table-cell>
          <table:table-cell office:value-type="string" table:style-name="ce1">
            <text:p>Isola Sant'Ant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date" office:date-value="2017-09-04T00:00:00" table:style-name="ce4">
            <text:p>04/09/2017</text:p>
          </table:table-cell>
          <table:table-cell office:value-type="string" table:style-name="ce1">
            <text:p>PLMMHL17P04E360F</text:p>
          </table:table-cell>
          <table:table-cell office:value-type="string" table:style-name="ce1">
            <text:p>Gioia dei Mars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5" table:style-name="ce1">
            <text:p>67055</text:p>
          </table:table-cell>
          <table:table-cell office:value-type="string" table:style-name="ce1">
            <text:p>Via E.Moltoni, 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es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Pieve Verg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date" office:date-value="1969-01-21T00:00:00" table:style-name="ce4">
            <text:p>21/01/1969</text:p>
          </table:table-cell>
          <table:table-cell office:value-type="string" table:style-name="ce1">
            <text:p>PSENLN69A21G658C</text:p>
          </table:table-cell>
          <table:table-cell office:value-type="string" table:style-name="ce1">
            <text:p>Bri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Corso F.Fischietti, 1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ebastiani</text:p>
          </table:table-cell>
          <table:table-cell office:value-type="string" table:style-name="ce1">
            <text:p>Decimo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2013-07-10T00:00:00" table:style-name="ce4">
            <text:p>10/07/2013</text:p>
          </table:table-cell>
          <table:table-cell office:value-type="string" table:style-name="ce1">
            <text:p>SBSDCM13L10H536O</text:p>
          </table:table-cell>
          <table:table-cell office:value-type="string" table:style-name="ce1">
            <text:p>Aro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1" table:style-name="ce1">
            <text:p>28041</text:p>
          </table:table-cell>
          <table:table-cell office:value-type="string" table:style-name="ce1">
            <text:p>Via C.Vacani, 2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gutti</text:p>
          </table:table-cell>
          <table:table-cell office:value-type="string" table:style-name="ce1">
            <text:p>Amleto</text:p>
          </table:table-cell>
          <table:table-cell office:value-type="string" table:style-name="ce1">
            <text:p>Guardia Pertica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0" table:style-name="ce1">
            <text:p>85010</text:p>
          </table:table-cell>
          <table:table-cell office:value-type="date" office:date-value="2006-02-20T00:00:00" table:style-name="ce4">
            <text:p>20/02/2006</text:p>
          </table:table-cell>
          <table:table-cell office:value-type="string" table:style-name="ce1">
            <text:p>MRGMLT06B20E246T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Via G.Prati, 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uccio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Varapod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90-09-29T00:00:00" table:style-name="ce4">
            <text:p>29/09/1990</text:p>
          </table:table-cell>
          <table:table-cell office:value-type="string" table:style-name="ce1">
            <text:p>TCCSFN90P69L673A</text:p>
          </table:table-cell>
          <table:table-cell office:value-type="string" table:style-name="ce1">
            <text:p>Torricella Ver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string" table:style-name="ce1">
            <text:p>Via G.Natale, 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azzon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Castions di Strad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1991-12-01T00:00:00" table:style-name="ce4">
            <text:p>01/12/1991</text:p>
          </table:table-cell>
          <table:table-cell office:value-type="string" table:style-name="ce1">
            <text:p>BZZDBR91T41C327G</text:p>
          </table:table-cell>
          <table:table-cell office:value-type="string" table:style-name="ce1">
            <text:p>Care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1" table:style-name="ce1">
            <text:p>15051</text:p>
          </table:table-cell>
          <table:table-cell office:value-type="string" table:style-name="ce1">
            <text:p>Via A.Ronchetti, 1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glietta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Lettomanoppell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0" table:style-name="ce1">
            <text:p>65020</text:p>
          </table:table-cell>
          <table:table-cell office:value-type="date" office:date-value="2008-07-19T00:00:00" table:style-name="ce4">
            <text:p>19/07/2008</text:p>
          </table:table-cell>
          <table:table-cell office:value-type="string" table:style-name="ce1">
            <text:p>MGLDAI08L59E558Q</text:p>
          </table:table-cell>
          <table:table-cell office:value-type="string" table:style-name="ce1">
            <text:p>Canale Monter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R.Galli, 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erregutti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Vanzone con San Car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48-12-15T00:00:00" table:style-name="ce4">
            <text:p>15/12/1948</text:p>
          </table:table-cell>
          <table:table-cell office:value-type="string" table:style-name="ce1">
            <text:p>FRRLND48T55L666M</text:p>
          </table:table-cell>
          <table:table-cell office:value-type="string" table:style-name="ce1">
            <text:p>Castelnuovo Bormi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7" table:style-name="ce1">
            <text:p>15017</text:p>
          </table:table-cell>
          <table:table-cell office:value-type="string" table:style-name="ce1">
            <text:p>Via San Michele, 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miggiani</text:p>
          </table:table-cell>
          <table:table-cell office:value-type="string" table:style-name="ce1">
            <text:p>Isacco</text:p>
          </table:table-cell>
          <table:table-cell office:value-type="string" table:style-name="ce1">
            <text:p>Quincinet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36-11-02T00:00:00" table:style-name="ce4">
            <text:p>02/11/1936</text:p>
          </table:table-cell>
          <table:table-cell office:value-type="string" table:style-name="ce1">
            <text:p>PRMSCC36S02H127P</text:p>
          </table:table-cell>
          <table:table-cell office:value-type="string" table:style-name="ce1">
            <text:p>Morro Reat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Via A.Ugo, 87/d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tter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Priver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5" table:style-name="ce1">
            <text:p>4015</text:p>
          </table:table-cell>
          <table:table-cell office:value-type="date" office:date-value="1978-01-26T00:00:00" table:style-name="ce4">
            <text:p>26/01/1978</text:p>
          </table:table-cell>
          <table:table-cell office:value-type="string" table:style-name="ce1">
            <text:p>MTTGNE78A66G698V</text:p>
          </table:table-cell>
          <table:table-cell office:value-type="string" table:style-name="ce1">
            <text:p>Cursolo-Orass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Salsomaggiore, 2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oppelli</text:p>
          </table:table-cell>
          <table:table-cell office:value-type="string" table:style-name="ce1">
            <text:p>Manuele</text:p>
          </table:table-cell>
          <table:table-cell office:value-type="string" table:style-name="ce1">
            <text:p>Casole d'El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31" table:style-name="ce1">
            <text:p>53031</text:p>
          </table:table-cell>
          <table:table-cell office:value-type="date" office:date-value="2014-04-17T00:00:00" table:style-name="ce4">
            <text:p>17/04/2014</text:p>
          </table:table-cell>
          <table:table-cell office:value-type="string" table:style-name="ce1">
            <text:p>GRPMNL14D17B984Q</text:p>
          </table:table-cell>
          <table:table-cell office:value-type="string" table:style-name="ce1">
            <text:p>Genov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100" table:style-name="ce1">
            <text:p>16100</text:p>
          </table:table-cell>
          <table:table-cell office:value-type="string" table:style-name="ce1">
            <text:p>Via C.Cima, 1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squale</text:p>
          </table:table-cell>
          <table:table-cell office:value-type="string" table:style-name="ce1">
            <text:p>Ild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84-04-02T00:00:00" table:style-name="ce4">
            <text:p>02/04/1984</text:p>
          </table:table-cell>
          <table:table-cell office:value-type="string" table:style-name="ce1">
            <text:p>PSQLDI84D42H081E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string" table:style-name="ce1">
            <text:p>Via M.Scherillo, 163/h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rtossi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Montelibretti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86-05-17T00:00:00" table:style-name="ce4">
            <text:p>17/05/1986</text:p>
          </table:table-cell>
          <table:table-cell office:value-type="string" table:style-name="ce1">
            <text:p>BRTCNA86E17F545K</text:p>
          </table:table-cell>
          <table:table-cell office:value-type="string" table:style-name="ce1">
            <text:p>Crespell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6" table:style-name="ce1">
            <text:p>40056</text:p>
          </table:table-cell>
          <table:table-cell office:value-type="string" table:style-name="ce1">
            <text:p>Strada Consortile Monte Cervino, 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rigo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Castelmo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20-12-07T00:00:00" table:style-name="ce4">
            <text:p>07/12/2020</text:p>
          </table:table-cell>
          <table:table-cell office:value-type="string" table:style-name="ce1">
            <text:p>TRGMNI20T47C210F</text:p>
          </table:table-cell>
          <table:table-cell office:value-type="string" table:style-name="ce1">
            <text:p>Lein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string" table:style-name="ce1">
            <text:p>Via delle Mura, 2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perlecchi</text:p>
          </table:table-cell>
          <table:table-cell office:value-type="string" table:style-name="ce1">
            <text:p>Grazia</text:p>
          </table:table-cell>
          <table:table-cell office:value-type="string" table:style-name="ce1">
            <text:p>Camporotondo di Fiastr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date" office:date-value="1951-02-13T00:00:00" table:style-name="ce4">
            <text:p>13/02/1951</text:p>
          </table:table-cell>
          <table:table-cell office:value-type="string" table:style-name="ce1">
            <text:p>SPRGRZ51B53B562V</text:p>
          </table:table-cell>
          <table:table-cell office:value-type="string" table:style-name="ce1">
            <text:p>Orta di Atel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Cavriana, 2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na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apr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3" table:style-name="ce1">
            <text:p>84073</text:p>
          </table:table-cell>
          <table:table-cell office:value-type="date" office:date-value="1982-02-05T00:00:00" table:style-name="ce4">
            <text:p>05/02/1982</text:p>
          </table:table-cell>
          <table:table-cell office:value-type="string" table:style-name="ce1">
            <text:p>FRNDNA82B05I422B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Bastioni Bormio, 2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uordifede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Odalengo Picc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0" table:style-name="ce1">
            <text:p>15020</text:p>
          </table:table-cell>
          <table:table-cell office:value-type="date" office:date-value="2001-08-14T00:00:00" table:style-name="ce4">
            <text:p>14/08/2001</text:p>
          </table:table-cell>
          <table:table-cell office:value-type="string" table:style-name="ce1">
            <text:p>CRDSLV01M54F998E</text:p>
          </table:table-cell>
          <table:table-cell office:value-type="string" table:style-name="ce1">
            <text:p>Nov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Piemonte, 2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nnesu</text:p>
          </table:table-cell>
          <table:table-cell office:value-type="string" table:style-name="ce1">
            <text:p>Felice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2009-09-30T00:00:00" table:style-name="ce4">
            <text:p>30/09/2009</text:p>
          </table:table-cell>
          <table:table-cell office:value-type="string" table:style-name="ce1">
            <text:p>FNNFLC09P30C412N</text:p>
          </table:table-cell>
          <table:table-cell office:value-type="string" table:style-name="ce1">
            <text:p>San Marti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A.Gullo, 2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ualberti</text:p>
          </table:table-cell>
          <table:table-cell office:value-type="string" table:style-name="ce1">
            <text:p>Demetrio</text:p>
          </table:table-cell>
          <table:table-cell office:value-type="string" table:style-name="ce1">
            <text:p>Rocca d'Evandr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0" table:style-name="ce1">
            <text:p>81050</text:p>
          </table:table-cell>
          <table:table-cell office:value-type="date" office:date-value="1971-09-22T00:00:00" table:style-name="ce4">
            <text:p>22/09/1971</text:p>
          </table:table-cell>
          <table:table-cell office:value-type="string" table:style-name="ce1">
            <text:p>GLBDTR71P22H398A</text:p>
          </table:table-cell>
          <table:table-cell office:value-type="string" table:style-name="ce1">
            <text:p>Mezzen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lbona, 1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unardi</text:p>
          </table:table-cell>
          <table:table-cell office:value-type="string" table:style-name="ce1">
            <text:p>Prisci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2019-07-23T00:00:00" table:style-name="ce4">
            <text:p>23/07/2019</text:p>
          </table:table-cell>
          <table:table-cell office:value-type="string" table:style-name="ce1">
            <text:p>LNRPSC19L63D150L</text:p>
          </table:table-cell>
          <table:table-cell office:value-type="string" table:style-name="ce1">
            <text:p>Cassano Spino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3" table:style-name="ce1">
            <text:p>15063</text:p>
          </table:table-cell>
          <table:table-cell office:value-type="string" table:style-name="ce1">
            <text:p>Via A.Narbone, 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orretta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Montano Lu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63-04-02T00:00:00" table:style-name="ce4">
            <text:p>02/04/1963</text:p>
          </table:table-cell>
          <table:table-cell office:value-type="string" table:style-name="ce1">
            <text:p>TRRLSN63D02F427I</text:p>
          </table:table-cell>
          <table:table-cell office:value-type="string" table:style-name="ce1">
            <text:p>Lurag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Gesù, 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ssarente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Carr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89-07-22T00:00:00" table:style-name="ce4">
            <text:p>22/07/1989</text:p>
          </table:table-cell>
          <table:table-cell office:value-type="string" table:style-name="ce1">
            <text:p>MSSMBR89L62B835A</text:p>
          </table:table-cell>
          <table:table-cell office:value-type="string" table:style-name="ce1">
            <text:p>Monda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0" table:style-name="ce1">
            <text:p>47040</text:p>
          </table:table-cell>
          <table:table-cell office:value-type="string" table:style-name="ce1">
            <text:p>Via D.Riccardo, 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ssett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Lagh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37-02-08T00:00:00" table:style-name="ce4">
            <text:p>08/02/1937</text:p>
          </table:table-cell>
          <table:table-cell office:value-type="string" table:style-name="ce1">
            <text:p>CSSMRT37B48E403B</text:p>
          </table:table-cell>
          <table:table-cell office:value-type="string" table:style-name="ce1">
            <text:p>Chiusani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23" table:style-name="ce1">
            <text:p>18023</text:p>
          </table:table-cell>
          <table:table-cell office:value-type="string" table:style-name="ce1">
            <text:p>Via Oderzo, 1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talti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uardiagre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6" table:style-name="ce1">
            <text:p>66016</text:p>
          </table:table-cell>
          <table:table-cell office:value-type="date" office:date-value="1948-05-19T00:00:00" table:style-name="ce4">
            <text:p>19/05/1948</text:p>
          </table:table-cell>
          <table:table-cell office:value-type="string" table:style-name="ce1">
            <text:p>MNTNLT48E19E243T</text:p>
          </table:table-cell>
          <table:table-cell office:value-type="string" table:style-name="ce1">
            <text:p>Villa del Cont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string" table:style-name="ce1">
            <text:p>Via D.Parrocchia, 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Zuani</text:p>
          </table:table-cell>
          <table:table-cell office:value-type="string" table:style-name="ce1">
            <text:p>Gioele</text:p>
          </table:table-cell>
          <table:table-cell office:value-type="string" table:style-name="ce1">
            <text:p>Sedr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42-05-19T00:00:00" table:style-name="ce4">
            <text:p>19/05/1942</text:p>
          </table:table-cell>
          <table:table-cell office:value-type="string" table:style-name="ce1">
            <text:p>ZNUGLI42E19I567A</text:p>
          </table:table-cell>
          <table:table-cell office:value-type="string" table:style-name="ce1">
            <text:p>Bottanu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0" table:style-name="ce1">
            <text:p>24040</text:p>
          </table:table-cell>
          <table:table-cell office:value-type="string" table:style-name="ce1">
            <text:p>Via V.Coronelli, 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ndore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Ce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8-05-23T00:00:00" table:style-name="ce4">
            <text:p>23/05/1978</text:p>
          </table:table-cell>
          <table:table-cell office:value-type="string" table:style-name="ce1">
            <text:p>CNDLRD78E23C561H</text:p>
          </table:table-cell>
          <table:table-cell office:value-type="string" table:style-name="ce1">
            <text:p>Pace del Me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42" table:style-name="ce1">
            <text:p>98042</text:p>
          </table:table-cell>
          <table:table-cell office:value-type="string" table:style-name="ce1">
            <text:p>Via Trezzo d'Adda, 1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lac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Poggio Mirte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7" table:style-name="ce1">
            <text:p>2047</text:p>
          </table:table-cell>
          <table:table-cell office:value-type="date" office:date-value="1967-08-25T00:00:00" table:style-name="ce4">
            <text:p>25/08/1967</text:p>
          </table:table-cell>
          <table:table-cell office:value-type="string" table:style-name="ce1">
            <text:p>CLCDBR67M65G763G</text:p>
          </table:table-cell>
          <table:table-cell office:value-type="string" table:style-name="ce1">
            <text:p>Sant'Olces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le Canelli, 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ico</text:p>
          </table:table-cell>
          <table:table-cell office:value-type="string" table:style-name="ce1">
            <text:p>Alessio</text:p>
          </table:table-cell>
          <table:table-cell office:value-type="string" table:style-name="ce1">
            <text:p>Ortezz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4-10-30T00:00:00" table:style-name="ce4">
            <text:p>30/10/1934</text:p>
          </table:table-cell>
          <table:table-cell office:value-type="string" table:style-name="ce1">
            <text:p>CCALSS34R30G137U</text:p>
          </table:table-cell>
          <table:table-cell office:value-type="string" table:style-name="ce1">
            <text:p>Oriol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Via S.Stefano, 1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olotto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Roncadell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date" office:date-value="1945-03-05T00:00:00" table:style-name="ce4">
            <text:p>05/03/1945</text:p>
          </table:table-cell>
          <table:table-cell office:value-type="string" table:style-name="ce1">
            <text:p>TLTBVN45C45H525E</text:p>
          </table:table-cell>
          <table:table-cell office:value-type="string" table:style-name="ce1">
            <text:p>Casalmo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Pizzo del Diavolo, 129/e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argelli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Mari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5" table:style-name="ce1">
            <text:p>90035</text:p>
          </table:table-cell>
          <table:table-cell office:value-type="date" office:date-value="1934-11-26T00:00:00" table:style-name="ce4">
            <text:p>26/11/1934</text:p>
          </table:table-cell>
          <table:table-cell office:value-type="string" table:style-name="ce1">
            <text:p>BRGVPS34S26E957F</text:p>
          </table:table-cell>
          <table:table-cell office:value-type="string" table:style-name="ce1">
            <text:p>Caiazz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3" table:style-name="ce1">
            <text:p>81013</text:p>
          </table:table-cell>
          <table:table-cell office:value-type="string" table:style-name="ce1">
            <text:p>Via Mare, 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orenzano</text:p>
          </table:table-cell>
          <table:table-cell office:value-type="string" table:style-name="ce1">
            <text:p>Alcibiade</text:p>
          </table:table-cell>
          <table:table-cell office:value-type="string" table:style-name="ce1">
            <text:p>Soverze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date" office:date-value="1942-02-04T00:00:00" table:style-name="ce4">
            <text:p>04/02/1942</text:p>
          </table:table-cell>
          <table:table-cell office:value-type="string" table:style-name="ce1">
            <text:p>FRNLBD42B04I876D</text:p>
          </table:table-cell>
          <table:table-cell office:value-type="string" table:style-name="ce1">
            <text:p>Borgio Verezz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2" table:style-name="ce1">
            <text:p>17022</text:p>
          </table:table-cell>
          <table:table-cell office:value-type="string" table:style-name="ce1">
            <text:p>Via C.Villino, 1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ugnai</text:p>
          </table:table-cell>
          <table:table-cell office:value-type="string" table:style-name="ce1">
            <text:p>Candida</text:p>
          </table:table-cell>
          <table:table-cell office:value-type="string" table:style-name="ce1">
            <text:p>Fratta Tod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4" table:style-name="ce1">
            <text:p>6054</text:p>
          </table:table-cell>
          <table:table-cell office:value-type="date" office:date-value="1994-09-17T00:00:00" table:style-name="ce4">
            <text:p>17/09/1994</text:p>
          </table:table-cell>
          <table:table-cell office:value-type="string" table:style-name="ce1">
            <text:p>MGNCDD94P57D787V</text:p>
          </table:table-cell>
          <table:table-cell office:value-type="string" table:style-name="ce1">
            <text:p>Casorate Sempi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1" table:style-name="ce1">
            <text:p>21011</text:p>
          </table:table-cell>
          <table:table-cell office:value-type="string" table:style-name="ce1">
            <text:p>Via Plezzo, 1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mundo</text:p>
          </table:table-cell>
          <table:table-cell office:value-type="string" table:style-name="ce1">
            <text:p>Cleo</text:p>
          </table:table-cell>
          <table:table-cell office:value-type="string" table:style-name="ce1">
            <text:p>Cerro 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3" table:style-name="ce1">
            <text:p>20023</text:p>
          </table:table-cell>
          <table:table-cell office:value-type="date" office:date-value="1966-04-01T00:00:00" table:style-name="ce4">
            <text:p>01/04/1966</text:p>
          </table:table-cell>
          <table:table-cell office:value-type="string" table:style-name="ce1">
            <text:p>RMNCLE66D41C537N</text:p>
          </table:table-cell>
          <table:table-cell office:value-type="string" table:style-name="ce1">
            <text:p>Sol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0" table:style-name="ce1">
            <text:p>43040</text:p>
          </table:table-cell>
          <table:table-cell office:value-type="string" table:style-name="ce1">
            <text:p>Via G.Gozzi, 28/c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piezio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Ozze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date" office:date-value="1942-05-04T00:00:00" table:style-name="ce4">
            <text:p>04/05/1942</text:p>
          </table:table-cell>
          <table:table-cell office:value-type="string" table:style-name="ce1">
            <text:p>SPZVPS42E04G206R</text:p>
          </table:table-cell>
          <table:table-cell office:value-type="string" table:style-name="ce1">
            <text:p>Valgrisench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string" table:style-name="ce1">
            <text:p>Alzaia S.Orsola, 1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ivolta</text:p>
          </table:table-cell>
          <table:table-cell office:value-type="string" table:style-name="ce1">
            <text:p>Zaccaria</text:p>
          </table:table-cell>
          <table:table-cell office:value-type="string" table:style-name="ce1">
            <text:p>Botricell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date" office:date-value="1989-09-05T00:00:00" table:style-name="ce4">
            <text:p>05/09/1989</text:p>
          </table:table-cell>
          <table:table-cell office:value-type="string" table:style-name="ce1">
            <text:p>RVLZCR89P05B085R</text:p>
          </table:table-cell>
          <table:table-cell office:value-type="string" table:style-name="ce1">
            <text:p>Tre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7" table:style-name="ce1">
            <text:p>24047</text:p>
          </table:table-cell>
          <table:table-cell office:value-type="string" table:style-name="ce1">
            <text:p>Via A.Bonomi, 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tta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i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20" table:style-name="ce1">
            <text:p>83020</text:p>
          </table:table-cell>
          <table:table-cell office:value-type="date" office:date-value="1983-04-01T00:00:00" table:style-name="ce4">
            <text:p>01/04/1983</text:p>
          </table:table-cell>
          <table:table-cell office:value-type="string" table:style-name="ce1">
            <text:p>MTTDNA83D01I756S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C.Menotti, 1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nfadin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Orme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8" table:style-name="ce1">
            <text:p>12078</text:p>
          </table:table-cell>
          <table:table-cell office:value-type="date" office:date-value="1999-10-20T00:00:00" table:style-name="ce4">
            <text:p>20/10/1999</text:p>
          </table:table-cell>
          <table:table-cell office:value-type="string" table:style-name="ce1">
            <text:p>BNFRRT99R60G114B</text:p>
          </table:table-cell>
          <table:table-cell office:value-type="string" table:style-name="ce1">
            <text:p>Polin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Via V.Zaban, 1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ipollini</text:p>
          </table:table-cell>
          <table:table-cell office:value-type="string" table:style-name="ce1">
            <text:p>Petronio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date" office:date-value="1958-02-25T00:00:00" table:style-name="ce4">
            <text:p>25/02/1958</text:p>
          </table:table-cell>
          <table:table-cell office:value-type="string" table:style-name="ce1">
            <text:p>CPLPRN58B25F963F</text:p>
          </table:table-cell>
          <table:table-cell office:value-type="string" table:style-name="ce1">
            <text:p>Candi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delle Ore, 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va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ostale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date" office:date-value="1992-02-08T00:00:00" table:style-name="ce4">
            <text:p>08/02/1992</text:p>
          </table:table-cell>
          <table:table-cell office:value-type="string" table:style-name="ce1">
            <text:p>GVANCN92B08G937B</text:p>
          </table:table-cell>
          <table:table-cell office:value-type="string" table:style-name="ce1">
            <text:p>Carp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string" table:style-name="ce1">
            <text:p>Via P.Della Valle, 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estori</text:p>
          </table:table-cell>
          <table:table-cell office:value-type="string" table:style-name="ce1">
            <text:p>Cordelia</text:p>
          </table:table-cell>
          <table:table-cell office:value-type="string" table:style-name="ce1">
            <text:p>Crespano del Grapp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7" table:style-name="ce1">
            <text:p>31017</text:p>
          </table:table-cell>
          <table:table-cell office:value-type="date" office:date-value="1983-05-25T00:00:00" table:style-name="ce4">
            <text:p>25/05/1983</text:p>
          </table:table-cell>
          <table:table-cell office:value-type="string" table:style-name="ce1">
            <text:p>TSTCDL83E65D157L</text:p>
          </table:table-cell>
          <table:table-cell office:value-type="string" table:style-name="ce1">
            <text:p>Villabat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9" table:style-name="ce1">
            <text:p>90039</text:p>
          </table:table-cell>
          <table:table-cell office:value-type="string" table:style-name="ce1">
            <text:p>Via Mogadiscio, 1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nazzo</text:p>
          </table:table-cell>
          <table:table-cell office:value-type="string" table:style-name="ce1">
            <text:p>Sabina</text:p>
          </table:table-cell>
          <table:table-cell office:value-type="string" table:style-name="ce1">
            <text:p>Spig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8" table:style-name="ce1">
            <text:p>15018</text:p>
          </table:table-cell>
          <table:table-cell office:value-type="date" office:date-value="1966-07-21T00:00:00" table:style-name="ce4">
            <text:p>21/07/1966</text:p>
          </table:table-cell>
          <table:table-cell office:value-type="string" table:style-name="ce1">
            <text:p>CNZSBN66L61I901C</text:p>
          </table:table-cell>
          <table:table-cell office:value-type="string" table:style-name="ce1">
            <text:p>Naz-Scia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trada G.Racine, 1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eletto</text:p>
          </table:table-cell>
          <table:table-cell office:value-type="string" table:style-name="ce1">
            <text:p>Sesto</text:p>
          </table:table-cell>
          <table:table-cell office:value-type="string" table:style-name="ce1">
            <text:p>D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1" table:style-name="ce1">
            <text:p>30031</text:p>
          </table:table-cell>
          <table:table-cell office:value-type="date" office:date-value="2005-10-31T00:00:00" table:style-name="ce4">
            <text:p>31/10/2005</text:p>
          </table:table-cell>
          <table:table-cell office:value-type="string" table:style-name="ce1">
            <text:p>FLTSST05R31D325Z</text:p>
          </table:table-cell>
          <table:table-cell office:value-type="string" table:style-name="ce1">
            <text:p>Castell'Umber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G.Paradisi, 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rivulzio</text:p>
          </table:table-cell>
          <table:table-cell office:value-type="string" table:style-name="ce1">
            <text:p>Gaudenzio</text:p>
          </table:table-cell>
          <table:table-cell office:value-type="string" table:style-name="ce1">
            <text:p>San Buo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date" office:date-value="1953-07-10T00:00:00" table:style-name="ce4">
            <text:p>10/07/1953</text:p>
          </table:table-cell>
          <table:table-cell office:value-type="string" table:style-name="ce1">
            <text:p>TRVGNZ53L10H784Z</text:p>
          </table:table-cell>
          <table:table-cell office:value-type="string" table:style-name="ce1">
            <text:p>Borgo San Mart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2" table:style-name="ce1">
            <text:p>15032</text:p>
          </table:table-cell>
          <table:table-cell office:value-type="string" table:style-name="ce1">
            <text:p>Via C.Castelnuovo delle Lanze, 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ranceschett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Castelpizzut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1957-01-01T00:00:00" table:style-name="ce4">
            <text:p>01/01/1957</text:p>
          </table:table-cell>
          <table:table-cell office:value-type="string" table:style-name="ce1">
            <text:p>FRNVFR57A01C247U</text:p>
          </table:table-cell>
          <table:table-cell office:value-type="string" table:style-name="ce1">
            <text:p>Campione d'Ita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I.Schuster, 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tti</text:p>
          </table:table-cell>
          <table:table-cell office:value-type="string" table:style-name="ce1">
            <text:p>Archimede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46-04-19T00:00:00" table:style-name="ce4">
            <text:p>19/04/1946</text:p>
          </table:table-cell>
          <table:table-cell office:value-type="string" table:style-name="ce1">
            <text:p>MTTRHM46D19D752P</text:p>
          </table:table-cell>
          <table:table-cell office:value-type="string" table:style-name="ce1">
            <text:p>Grotter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3" table:style-name="ce1">
            <text:p>89043</text:p>
          </table:table-cell>
          <table:table-cell office:value-type="string" table:style-name="ce1">
            <text:p>Via Benevento, 2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ulici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Settimo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9" table:style-name="ce1">
            <text:p>20019</text:p>
          </table:table-cell>
          <table:table-cell office:value-type="date" office:date-value="1981-12-10T00:00:00" table:style-name="ce4">
            <text:p>10/12/1981</text:p>
          </table:table-cell>
          <table:table-cell office:value-type="string" table:style-name="ce1">
            <text:p>PLCTNZ81T10I700P</text:p>
          </table:table-cell>
          <table:table-cell office:value-type="string" table:style-name="ce1">
            <text:p>Sasset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I</text:p>
          </table:table-cell>
          <table:table-cell office:value-type="float" office:value="57020" table:style-name="ce1">
            <text:p>57020</text:p>
          </table:table-cell>
          <table:table-cell office:value-type="string" table:style-name="ce1">
            <text:p>Via G.Byron, 79/c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sillo</text:p>
          </table:table-cell>
          <table:table-cell office:value-type="string" table:style-name="ce1">
            <text:p>Virginio</text:p>
          </table:table-cell>
          <table:table-cell office:value-type="string" table:style-name="ce1">
            <text:p>Castel San Giovan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5" table:style-name="ce1">
            <text:p>29015</text:p>
          </table:table-cell>
          <table:table-cell office:value-type="date" office:date-value="2000-10-29T00:00:00" table:style-name="ce4">
            <text:p>29/10/2000</text:p>
          </table:table-cell>
          <table:table-cell office:value-type="string" table:style-name="ce1">
            <text:p>MSLVGN00R29C261E</text:p>
          </table:table-cell>
          <table:table-cell office:value-type="string" table:style-name="ce1">
            <text:p>Carpegn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1" table:style-name="ce1">
            <text:p>61021</text:p>
          </table:table-cell>
          <table:table-cell office:value-type="string" table:style-name="ce1">
            <text:p>Via I.Collino, 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juti</text:p>
          </table:table-cell>
          <table:table-cell office:value-type="string" table:style-name="ce1">
            <text:p>Danilo</text:p>
          </table:table-cell>
          <table:table-cell office:value-type="string" table:style-name="ce1">
            <text:p>Torrita Tiber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88-12-10T00:00:00" table:style-name="ce4">
            <text:p>10/12/1988</text:p>
          </table:table-cell>
          <table:table-cell office:value-type="string" table:style-name="ce1">
            <text:p>JTADNL88T10L302L</text:p>
          </table:table-cell>
          <table:table-cell office:value-type="string" table:style-name="ce1">
            <text:p>San Rober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ssaia, 2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ric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an Giorgio Albanes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date" office:date-value="2018-04-21T00:00:00" table:style-name="ce4">
            <text:p>21/04/2018</text:p>
          </table:table-cell>
          <table:table-cell office:value-type="string" table:style-name="ce1">
            <text:p>RCAMTT18D21H881D</text:p>
          </table:table-cell>
          <table:table-cell office:value-type="string" table:style-name="ce1">
            <text:p>Cessal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F.Tosi, 244/a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duin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Rimi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37" table:style-name="ce1">
            <text:p>47037</text:p>
          </table:table-cell>
          <table:table-cell office:value-type="date" office:date-value="1960-02-16T00:00:00" table:style-name="ce4">
            <text:p>16/02/1960</text:p>
          </table:table-cell>
          <table:table-cell office:value-type="string" table:style-name="ce1">
            <text:p>LDNTBO60B16H294R</text:p>
          </table:table-cell>
          <table:table-cell office:value-type="string" table:style-name="ce1">
            <text:p>Pagliet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colo Capodistria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e</text:p>
          </table:table-cell>
          <table:table-cell office:value-type="string" table:style-name="ce1">
            <text:p>Carmine</text:p>
          </table:table-cell>
          <table:table-cell office:value-type="string" table:style-name="ce1">
            <text:p>Santa Flav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7" table:style-name="ce1">
            <text:p>90017</text:p>
          </table:table-cell>
          <table:table-cell office:value-type="date" office:date-value="1965-05-03T00:00:00" table:style-name="ce4">
            <text:p>03/05/1965</text:p>
          </table:table-cell>
          <table:table-cell office:value-type="string" table:style-name="ce1">
            <text:p>PNTCMN65E03I188E</text:p>
          </table:table-cell>
          <table:table-cell office:value-type="string" table:style-name="ce1">
            <text:p>Castellina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1" table:style-name="ce1">
            <text:p>53011</text:p>
          </table:table-cell>
          <table:table-cell office:value-type="string" table:style-name="ce1">
            <text:p>Via G.De Notaris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gion</text:p>
          </table:table-cell>
          <table:table-cell office:value-type="string" table:style-name="ce1">
            <text:p>Genoveffa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date" office:date-value="1989-01-25T00:00:00" table:style-name="ce4">
            <text:p>25/01/1989</text:p>
          </table:table-cell>
          <table:table-cell office:value-type="string" table:style-name="ce1">
            <text:p>SNGGVF89A65G695W</text:p>
          </table:table-cell>
          <table:table-cell office:value-type="string" table:style-name="ce1">
            <text:p>Osim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27" table:style-name="ce1">
            <text:p>60027</text:p>
          </table:table-cell>
          <table:table-cell office:value-type="string" table:style-name="ce1">
            <text:p>Via Domokos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si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Castel Vittor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date" office:date-value="2010-10-07T00:00:00" table:style-name="ce4">
            <text:p>07/10/2010</text:p>
          </table:table-cell>
          <table:table-cell office:value-type="string" table:style-name="ce1">
            <text:p>BRSMCL10R47C110M</text:p>
          </table:table-cell>
          <table:table-cell office:value-type="string" table:style-name="ce1">
            <text:p>Jacurs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0" table:style-name="ce1">
            <text:p>88020</text:p>
          </table:table-cell>
          <table:table-cell office:value-type="string" table:style-name="ce1">
            <text:p>Via D.Birago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aviello</text:p>
          </table:table-cell>
          <table:table-cell office:value-type="string" table:style-name="ce1">
            <text:p>Olimpio</text:p>
          </table:table-cell>
          <table:table-cell office:value-type="string" table:style-name="ce1">
            <text:p>One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1996-07-19T00:00:00" table:style-name="ce4">
            <text:p>19/07/1996</text:p>
          </table:table-cell>
          <table:table-cell office:value-type="string" table:style-name="ce1">
            <text:p>CCCLMP96L19G068L</text:p>
          </table:table-cell>
          <table:table-cell office:value-type="string" table:style-name="ce1">
            <text:p>San Michele al Tagliamen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8" table:style-name="ce1">
            <text:p>30028</text:p>
          </table:table-cell>
          <table:table-cell office:value-type="string" table:style-name="ce1">
            <text:p>Via G.Bonafede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ansi</text:p>
          </table:table-cell>
          <table:table-cell office:value-type="string" table:style-name="ce1">
            <text:p>Senofonte</text:p>
          </table:table-cell>
          <table:table-cell office:value-type="string" table:style-name="ce1">
            <text:p>Itti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4" table:style-name="ce1">
            <text:p>7044</text:p>
          </table:table-cell>
          <table:table-cell office:value-type="date" office:date-value="2001-12-07T00:00:00" table:style-name="ce4">
            <text:p>07/12/2001</text:p>
          </table:table-cell>
          <table:table-cell office:value-type="string" table:style-name="ce1">
            <text:p>TMNSFN01T07E377C</text:p>
          </table:table-cell>
          <table:table-cell office:value-type="string" table:style-name="ce1">
            <text:p>Fontegre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Belisario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oannon</text:p>
          </table:table-cell>
          <table:table-cell office:value-type="string" table:style-name="ce1">
            <text:p>Graziella</text:p>
          </table:table-cell>
          <table:table-cell office:value-type="string" table:style-name="ce1">
            <text:p>San Pietro Mose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67-05-23T00:00:00" table:style-name="ce4">
            <text:p>23/05/1967</text:p>
          </table:table-cell>
          <table:table-cell office:value-type="string" table:style-name="ce1">
            <text:p>DNNGZL67E63I116S</text:p>
          </table:table-cell>
          <table:table-cell office:value-type="string" table:style-name="ce1">
            <text:p>Noved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B.Gigli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tania</text:p>
          </table:table-cell>
          <table:table-cell office:value-type="string" table:style-name="ce1">
            <text:p>Ercole</text:p>
          </table:table-cell>
          <table:table-cell office:value-type="string" table:style-name="ce1">
            <text:p>Roasch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date" office:date-value="1956-11-01T00:00:00" table:style-name="ce4">
            <text:p>01/11/1956</text:p>
          </table:table-cell>
          <table:table-cell office:value-type="string" table:style-name="ce1">
            <text:p>CTNRCL56S01H362D</text:p>
          </table:table-cell>
          <table:table-cell office:value-type="string" table:style-name="ce1">
            <text:p>Cerignol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2" table:style-name="ce1">
            <text:p>71042</text:p>
          </table:table-cell>
          <table:table-cell office:value-type="string" table:style-name="ce1">
            <text:p>Via L.Vasi, 10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na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Santa Maria del 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4-07-05T00:00:00" table:style-name="ce4">
            <text:p>05/07/2014</text:p>
          </table:table-cell>
          <table:table-cell office:value-type="string" table:style-name="ce1">
            <text:p>DNRCLD14L05I238P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Bertieri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ana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2013-03-02T00:00:00" table:style-name="ce4">
            <text:p>02/03/2013</text:p>
          </table:table-cell>
          <table:table-cell office:value-type="string" table:style-name="ce1">
            <text:p>DNEMCL13C42H204R</text:p>
          </table:table-cell>
          <table:table-cell office:value-type="string" table:style-name="ce1">
            <text:p>Valmont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Via E.Schievano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</text:p>
          </table:table-cell>
          <table:table-cell office:value-type="string" table:style-name="ce1">
            <text:p>Eleonora</text:p>
          </table:table-cell>
          <table:table-cell office:value-type="string" table:style-name="ce1">
            <text:p>Fies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date" office:date-value="1936-12-09T00:00:00" table:style-name="ce4">
            <text:p>09/12/1936</text:p>
          </table:table-cell>
          <table:table-cell office:value-type="string" table:style-name="ce1">
            <text:p>MLELNR36T49D576U</text:p>
          </table:table-cell>
          <table:table-cell office:value-type="string" table:style-name="ce1">
            <text:p>Som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A.Volta, 5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lloni</text:p>
          </table:table-cell>
          <table:table-cell office:value-type="string" table:style-name="ce1">
            <text:p>Renato</text:p>
          </table:table-cell>
          <table:table-cell office:value-type="string" table:style-name="ce1">
            <text:p>Mele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98-11-24T00:00:00" table:style-name="ce4">
            <text:p>24/11/1998</text:p>
          </table:table-cell>
          <table:table-cell office:value-type="string" table:style-name="ce1">
            <text:p>BLLRNT98S24F102D</text:p>
          </table:table-cell>
          <table:table-cell office:value-type="string" table:style-name="ce1">
            <text:p>Morro d'Alb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30" table:style-name="ce1">
            <text:p>60030</text:p>
          </table:table-cell>
          <table:table-cell office:value-type="string" table:style-name="ce1">
            <text:p>Via L.Vanvitelli, 17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uolo</text:p>
          </table:table-cell>
          <table:table-cell office:value-type="string" table:style-name="ce1">
            <text:p>Annamaria</text:p>
          </table:table-cell>
          <table:table-cell office:value-type="string" table:style-name="ce1">
            <text:p>Calve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0" table:style-name="ce1">
            <text:p>85030</text:p>
          </table:table-cell>
          <table:table-cell office:value-type="date" office:date-value="1946-01-30T00:00:00" table:style-name="ce4">
            <text:p>30/01/1946</text:p>
          </table:table-cell>
          <table:table-cell office:value-type="string" table:style-name="ce1">
            <text:p>MZZNMR46A70B443D</text:p>
          </table:table-cell>
          <table:table-cell office:value-type="string" table:style-name="ce1">
            <text:p>Casanova Lerron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3" table:style-name="ce1">
            <text:p>17033</text:p>
          </table:table-cell>
          <table:table-cell office:value-type="string" table:style-name="ce1">
            <text:p>Via R.Paolucc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ranello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Massaf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16" table:style-name="ce1">
            <text:p>74016</text:p>
          </table:table-cell>
          <table:table-cell office:value-type="date" office:date-value="1939-11-28T00:00:00" table:style-name="ce4">
            <text:p>28/11/1939</text:p>
          </table:table-cell>
          <table:table-cell office:value-type="string" table:style-name="ce1">
            <text:p>BRNFST39S28F027R</text:p>
          </table:table-cell>
          <table:table-cell office:value-type="string" table:style-name="ce1">
            <text:p>Marrad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4" table:style-name="ce1">
            <text:p>50034</text:p>
          </table:table-cell>
          <table:table-cell office:value-type="string" table:style-name="ce1">
            <text:p>Via T.Mamiani, 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tini</text:p>
          </table:table-cell>
          <table:table-cell office:value-type="string" table:style-name="ce1">
            <text:p>Guglielmo</text:p>
          </table:table-cell>
          <table:table-cell office:value-type="string" table:style-name="ce1">
            <text:p>Corna Imag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71-04-17T00:00:00" table:style-name="ce4">
            <text:p>17/04/1971</text:p>
          </table:table-cell>
          <table:table-cell office:value-type="string" table:style-name="ce1">
            <text:p>LTNGLL71D17D015V</text:p>
          </table:table-cell>
          <table:table-cell office:value-type="string" table:style-name="ce1">
            <text:p>Rivamonte Agord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20" table:style-name="ce1">
            <text:p>32020</text:p>
          </table:table-cell>
          <table:table-cell office:value-type="string" table:style-name="ce1">
            <text:p>Via C.Lancia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lego</text:p>
          </table:table-cell>
          <table:table-cell office:value-type="string" table:style-name="ce1">
            <text:p>Angelo</text:p>
          </table:table-cell>
          <table:table-cell office:value-type="string" table:style-name="ce1">
            <text:p>F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32" table:style-name="ce1">
            <text:p>61032</text:p>
          </table:table-cell>
          <table:table-cell office:value-type="date" office:date-value="2003-07-01T00:00:00" table:style-name="ce4">
            <text:p>01/07/2003</text:p>
          </table:table-cell>
          <table:table-cell office:value-type="string" table:style-name="ce1">
            <text:p>GLLNGL03L01D488M</text:p>
          </table:table-cell>
          <table:table-cell office:value-type="string" table:style-name="ce1">
            <text:p>Veroleng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8" table:style-name="ce1">
            <text:p>10038</text:p>
          </table:table-cell>
          <table:table-cell office:value-type="string" table:style-name="ce1">
            <text:p>Via Passo Rolle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 Monaco</text:p>
          </table:table-cell>
          <table:table-cell office:value-type="string" table:style-name="ce1">
            <text:p>Festo</text:p>
          </table:table-cell>
          <table:table-cell office:value-type="string" table:style-name="ce1">
            <text:p>Prata di Principato Ult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6-08-27T00:00:00" table:style-name="ce4">
            <text:p>27/08/1996</text:p>
          </table:table-cell>
          <table:table-cell office:value-type="string" table:style-name="ce1">
            <text:p>LMNFST96M27G990R</text:p>
          </table:table-cell>
          <table:table-cell office:value-type="string" table:style-name="ce1">
            <text:p>Collevecchi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Via Sartirana, 16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eda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Gandoss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2015-03-01T00:00:00" table:style-name="ce4">
            <text:p>01/03/2015</text:p>
          </table:table-cell>
          <table:table-cell office:value-type="string" table:style-name="ce1">
            <text:p>MDLCDV15C01D906A</text:p>
          </table:table-cell>
          <table:table-cell office:value-type="string" table:style-name="ce1">
            <text:p>Olev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Via Genova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lizari</text:p>
          </table:table-cell>
          <table:table-cell office:value-type="string" table:style-name="ce1">
            <text:p>Folco</text:p>
          </table:table-cell>
          <table:table-cell office:value-type="string" table:style-name="ce1">
            <text:p>Todi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9" table:style-name="ce1">
            <text:p>6059</text:p>
          </table:table-cell>
          <table:table-cell office:value-type="date" office:date-value="2016-11-25T00:00:00" table:style-name="ce4">
            <text:p>25/11/2016</text:p>
          </table:table-cell>
          <table:table-cell office:value-type="string" table:style-name="ce1">
            <text:p>PLLFLC16S25L188W</text:p>
          </table:table-cell>
          <table:table-cell office:value-type="string" table:style-name="ce1">
            <text:p>San Cipriano Picenti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9" table:style-name="ce1">
            <text:p>84099</text:p>
          </table:table-cell>
          <table:table-cell office:value-type="string" table:style-name="ce1">
            <text:p>Via Fratelli Grubicy De Dragon, 2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anceschinel</text:p>
          </table:table-cell>
          <table:table-cell office:value-type="string" table:style-name="ce1">
            <text:p>Rolando</text:p>
          </table:table-cell>
          <table:table-cell office:value-type="string" table:style-name="ce1">
            <text:p>Castiglion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3-10-13T00:00:00" table:style-name="ce4">
            <text:p>13/10/1963</text:p>
          </table:table-cell>
          <table:table-cell office:value-type="string" table:style-name="ce1">
            <text:p>FRNRND63R13C307U</text:p>
          </table:table-cell>
          <table:table-cell office:value-type="string" table:style-name="ce1">
            <text:p>Marte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Piazzale Campobasso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sin</text:p>
          </table:table-cell>
          <table:table-cell office:value-type="string" table:style-name="ce1">
            <text:p>Ulrico</text:p>
          </table:table-cell>
          <table:table-cell office:value-type="string" table:style-name="ce1">
            <text:p>Sper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62-12-26T00:00:00" table:style-name="ce4">
            <text:p>26/12/1962</text:p>
          </table:table-cell>
          <table:table-cell office:value-type="string" table:style-name="ce1">
            <text:p>RSSLRC62T26I889H</text:p>
          </table:table-cell>
          <table:table-cell office:value-type="string" table:style-name="ce1">
            <text:p>Menta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Via Primule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erno</text:p>
          </table:table-cell>
          <table:table-cell office:value-type="string" table:style-name="ce1">
            <text:p>Giorgio</text:p>
          </table:table-cell>
          <table:table-cell office:value-type="string" table:style-name="ce1">
            <text:p>Cardano al Camp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0" table:style-name="ce1">
            <text:p>21010</text:p>
          </table:table-cell>
          <table:table-cell office:value-type="date" office:date-value="1961-09-11T00:00:00" table:style-name="ce4">
            <text:p>11/09/1961</text:p>
          </table:table-cell>
          <table:table-cell office:value-type="string" table:style-name="ce1">
            <text:p>SLRGRG61P11B754Z</text:p>
          </table:table-cell>
          <table:table-cell office:value-type="string" table:style-name="ce1">
            <text:p>Carim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Privata G.Costa, 2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Coltur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20-10-17T00:00:00" table:style-name="ce4">
            <text:p>17/10/2020</text:p>
          </table:table-cell>
          <table:table-cell office:value-type="string" table:style-name="ce1">
            <text:p>BAULNU20R57C908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string" table:style-name="ce1">
            <text:p>Via C.Imperatrice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estapino</text:p>
          </table:table-cell>
          <table:table-cell office:value-type="string" table:style-name="ce1">
            <text:p>Primo</text:p>
          </table:table-cell>
          <table:table-cell office:value-type="string" table:style-name="ce1">
            <text:p>Falciano del Mass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88-12-06T00:00:00" table:style-name="ce4">
            <text:p>06/12/1988</text:p>
          </table:table-cell>
          <table:table-cell office:value-type="string" table:style-name="ce1">
            <text:p>PRSPRM88T06D471M</text:p>
          </table:table-cell>
          <table:table-cell office:value-type="string" table:style-name="ce1">
            <text:p>Borgo San Si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string" table:style-name="ce1">
            <text:p>Via C.O.Cornaggia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aro</text:p>
          </table:table-cell>
          <table:table-cell office:value-type="string" table:style-name="ce1">
            <text:p>Settimo</text:p>
          </table:table-cell>
          <table:table-cell office:value-type="string" table:style-name="ce1">
            <text:p>San Gennaro Ves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40" table:style-name="ce1">
            <text:p>80040</text:p>
          </table:table-cell>
          <table:table-cell office:value-type="date" office:date-value="2003-01-06T00:00:00" table:style-name="ce4">
            <text:p>06/01/2003</text:p>
          </table:table-cell>
          <table:table-cell office:value-type="string" table:style-name="ce1">
            <text:p>DCRSTM03A06H860K</text:p>
          </table:table-cell>
          <table:table-cell office:value-type="string" table:style-name="ce1">
            <text:p>Cinquefron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1" table:style-name="ce1">
            <text:p>89021</text:p>
          </table:table-cell>
          <table:table-cell office:value-type="string" table:style-name="ce1">
            <text:p>Via F.Gangitano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zzi</text:p>
          </table:table-cell>
          <table:table-cell office:value-type="string" table:style-name="ce1">
            <text:p>Carmelo</text:p>
          </table:table-cell>
          <table:table-cell office:value-type="string" table:style-name="ce1">
            <text:p>Moncalv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6" table:style-name="ce1">
            <text:p>14036</text:p>
          </table:table-cell>
          <table:table-cell office:value-type="date" office:date-value="1978-11-09T00:00:00" table:style-name="ce4">
            <text:p>09/11/1978</text:p>
          </table:table-cell>
          <table:table-cell office:value-type="string" table:style-name="ce1">
            <text:p>PZZCML78S09F336O</text:p>
          </table:table-cell>
          <table:table-cell office:value-type="string" table:style-name="ce1">
            <text:p>Bute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1" table:style-name="ce1">
            <text:p>93011</text:p>
          </table:table-cell>
          <table:table-cell office:value-type="string" table:style-name="ce1">
            <text:p>Via Lanfranco della Pila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cciani</text:p>
          </table:table-cell>
          <table:table-cell office:value-type="string" table:style-name="ce1">
            <text:p>Benedetto</text:p>
          </table:table-cell>
          <table:table-cell office:value-type="string" table:style-name="ce1">
            <text:p>Aicurz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date" office:date-value="1982-08-05T00:00:00" table:style-name="ce4">
            <text:p>05/08/1982</text:p>
          </table:table-cell>
          <table:table-cell office:value-type="string" table:style-name="ce1">
            <text:p>SCCBDT82M05A096T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P.Martinetti, 28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o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Castelletto d'Or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69-04-08T00:00:00" table:style-name="ce4">
            <text:p>08/04/1969</text:p>
          </table:table-cell>
          <table:table-cell office:value-type="string" table:style-name="ce1">
            <text:p>FRSWND69D48C158L</text:p>
          </table:table-cell>
          <table:table-cell office:value-type="string" table:style-name="ce1">
            <text:p>Trev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8" table:style-name="ce1">
            <text:p>24048</text:p>
          </table:table-cell>
          <table:table-cell office:value-type="string" table:style-name="ce1">
            <text:p>Via Sondrio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monelli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Turs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28" table:style-name="ce1">
            <text:p>75028</text:p>
          </table:table-cell>
          <table:table-cell office:value-type="date" office:date-value="1939-06-16T00:00:00" table:style-name="ce4">
            <text:p>16/06/1939</text:p>
          </table:table-cell>
          <table:table-cell office:value-type="string" table:style-name="ce1">
            <text:p>SCMSFN39H56L477R</text:p>
          </table:table-cell>
          <table:table-cell office:value-type="string" table:style-name="ce1">
            <text:p>Rotz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string" table:style-name="ce1">
            <text:p>Via G.Chizzolini, 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lmisano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Monte di Procid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70" table:style-name="ce1">
            <text:p>80070</text:p>
          </table:table-cell>
          <table:table-cell office:value-type="date" office:date-value="1974-04-22T00:00:00" table:style-name="ce4">
            <text:p>22/04/1974</text:p>
          </table:table-cell>
          <table:table-cell office:value-type="string" table:style-name="ce1">
            <text:p>PLMTQT74D22F488W</text:p>
          </table:table-cell>
          <table:table-cell office:value-type="string" table:style-name="ce1">
            <text:p>Bruzzano Zeffi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string" table:style-name="ce1">
            <text:p>Strada S.Damiano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jetta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2-05-29T00:00:00" table:style-name="ce4">
            <text:p>29/05/1962</text:p>
          </table:table-cell>
          <table:table-cell office:value-type="string" table:style-name="ce1">
            <text:p>BJTLVI62E69E290U</text:p>
          </table:table-cell>
          <table:table-cell office:value-type="string" table:style-name="ce1">
            <text:p>Giav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a Fanfulla da Lodi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ffi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ai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54-05-15T00:00:00" table:style-name="ce4">
            <text:p>15/05/1954</text:p>
          </table:table-cell>
          <table:table-cell office:value-type="string" table:style-name="ce1">
            <text:p>CFFMGD54E55D859P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Galleria G.Odierna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oto</text:p>
          </table:table-cell>
          <table:table-cell office:value-type="string" table:style-name="ce1">
            <text:p>Aristotele</text:p>
          </table:table-cell>
          <table:table-cell office:value-type="string" table:style-name="ce1">
            <text:p>Appia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7" table:style-name="ce1">
            <text:p>39057</text:p>
          </table:table-cell>
          <table:table-cell office:value-type="date" office:date-value="1995-01-20T00:00:00" table:style-name="ce4">
            <text:p>20/01/1995</text:p>
          </table:table-cell>
          <table:table-cell office:value-type="string" table:style-name="ce1">
            <text:p>TTURTT95A20A332O</text:p>
          </table:table-cell>
          <table:table-cell office:value-type="string" table:style-name="ce1">
            <text:p>Piolt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6" table:style-name="ce1">
            <text:p>20096</text:p>
          </table:table-cell>
          <table:table-cell office:value-type="string" table:style-name="ce1">
            <text:p>Via Piemonte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erlecchi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anes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4" table:style-name="ce1">
            <text:p>16014</text:p>
          </table:table-cell>
          <table:table-cell office:value-type="date" office:date-value="1954-10-13T00:00:00" table:style-name="ce4">
            <text:p>13/10/1954</text:p>
          </table:table-cell>
          <table:table-cell office:value-type="string" table:style-name="ce1">
            <text:p>SPRTTI54R13C481Y</text:p>
          </table:table-cell>
          <table:table-cell office:value-type="string" table:style-name="ce1">
            <text:p>Macchia Valfortor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string" table:style-name="ce1">
            <text:p>Galleria D.Torrente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os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re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40" table:style-name="ce1">
            <text:p>36040</text:p>
          </table:table-cell>
          <table:table-cell office:value-type="date" office:date-value="1941-05-22T00:00:00" table:style-name="ce4">
            <text:p>22/05/1941</text:p>
          </table:table-cell>
          <table:table-cell office:value-type="string" table:style-name="ce1">
            <text:p>FLSGDU41E22I430M</text:p>
          </table:table-cell>
          <table:table-cell office:value-type="string" table:style-name="ce1">
            <text:p>Luis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Stampa, 2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Poliste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4" table:style-name="ce1">
            <text:p>89024</text:p>
          </table:table-cell>
          <table:table-cell office:value-type="date" office:date-value="1951-01-14T00:00:00" table:style-name="ce4">
            <text:p>14/01/1951</text:p>
          </table:table-cell>
          <table:table-cell office:value-type="string" table:style-name="ce1">
            <text:p>PLNSCN51A14G791X</text:p>
          </table:table-cell>
          <table:table-cell office:value-type="string" table:style-name="ce1">
            <text:p>Lem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.Cappellini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usco</text:p>
          </table:table-cell>
          <table:table-cell office:value-type="string" table:style-name="ce1">
            <text:p>Baldovino</text:p>
          </table:table-cell>
          <table:table-cell office:value-type="string" table:style-name="ce1">
            <text:p>San Bia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2007-10-12T00:00:00" table:style-name="ce4">
            <text:p>12/10/2007</text:p>
          </table:table-cell>
          <table:table-cell office:value-type="string" table:style-name="ce1">
            <text:p>FSCBDV07R12H782U</text:p>
          </table:table-cell>
          <table:table-cell office:value-type="string" table:style-name="ce1">
            <text:p>Villalfonsi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a G.Prina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brion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Vedano al Lamb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7" table:style-name="ce1">
            <text:p>20057</text:p>
          </table:table-cell>
          <table:table-cell office:value-type="date" office:date-value="1948-07-25T00:00:00" table:style-name="ce4">
            <text:p>25/07/1948</text:p>
          </table:table-cell>
          <table:table-cell office:value-type="string" table:style-name="ce1">
            <text:p>BRNTLI48L25L704L</text:p>
          </table:table-cell>
          <table:table-cell office:value-type="string" table:style-name="ce1">
            <text:p>Trofar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8" table:style-name="ce1">
            <text:p>10028</text:p>
          </table:table-cell>
          <table:table-cell office:value-type="string" table:style-name="ce1">
            <text:p>Via C.Lancia, 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s</text:p>
          </table:table-cell>
          <table:table-cell office:value-type="string" table:style-name="ce1">
            <text:p>Boris</text:p>
          </table:table-cell>
          <table:table-cell office:value-type="string" table:style-name="ce1">
            <text:p>Castelfond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0" table:style-name="ce1">
            <text:p>38020</text:p>
          </table:table-cell>
          <table:table-cell office:value-type="date" office:date-value="1973-10-08T00:00:00" table:style-name="ce4">
            <text:p>08/10/1973</text:p>
          </table:table-cell>
          <table:table-cell office:value-type="string" table:style-name="ce1">
            <text:p>GRNBRS73R08C103F</text:p>
          </table:table-cell>
          <table:table-cell office:value-type="string" table:style-name="ce1">
            <text:p>Orbass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3" table:style-name="ce1">
            <text:p>10043</text:p>
          </table:table-cell>
          <table:table-cell office:value-type="string" table:style-name="ce1">
            <text:p>Via Guido d'Arezzo, 130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cobell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Bizz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date" office:date-value="1944-12-20T00:00:00" table:style-name="ce4">
            <text:p>20/12/1944</text:p>
          </table:table-cell>
          <table:table-cell office:value-type="string" table:style-name="ce1">
            <text:p>CBLVVN44T60A898F</text:p>
          </table:table-cell>
          <table:table-cell office:value-type="string" table:style-name="ce1">
            <text:p>Bompiet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L.Einaudi, 169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le</text:p>
          </table:table-cell>
          <table:table-cell office:value-type="string" table:style-name="ce1">
            <text:p>Remigio</text:p>
          </table:table-cell>
          <table:table-cell office:value-type="string" table:style-name="ce1">
            <text:p>Rocchetta di Va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P</text:p>
          </table:table-cell>
          <table:table-cell office:value-type="float" office:value="19020" table:style-name="ce1">
            <text:p>19020</text:p>
          </table:table-cell>
          <table:table-cell office:value-type="date" office:date-value="2015-10-07T00:00:00" table:style-name="ce4">
            <text:p>07/10/2015</text:p>
          </table:table-cell>
          <table:table-cell office:value-type="string" table:style-name="ce1">
            <text:p>VLLRMG15R07H461O</text:p>
          </table:table-cell>
          <table:table-cell office:value-type="string" table:style-name="ce1">
            <text:p>Palombara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ia Pusterla, 111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forte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Strad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9" table:style-name="ce1">
            <text:p>27049</text:p>
          </table:table-cell>
          <table:table-cell office:value-type="date" office:date-value="1960-12-14T00:00:00" table:style-name="ce4">
            <text:p>14/12/1960</text:p>
          </table:table-cell>
          <table:table-cell office:value-type="string" table:style-name="ce1">
            <text:p>MNFPRC60T14I968G</text:p>
          </table:table-cell>
          <table:table-cell office:value-type="string" table:style-name="ce1">
            <text:p>Fiumicell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a V.Carpacc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ron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Viddalb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79-11-27T00:00:00" table:style-name="ce4">
            <text:p>27/11/1979</text:p>
          </table:table-cell>
          <table:table-cell office:value-type="string" table:style-name="ce1">
            <text:p>FRNFST79S27A000P</text:p>
          </table:table-cell>
          <table:table-cell office:value-type="string" table:style-name="ce1">
            <text:p>Ri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string" table:style-name="ce1">
            <text:p>Via G.Oddo, 2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tto</text:p>
          </table:table-cell>
          <table:table-cell office:value-type="string" table:style-name="ce1">
            <text:p>Placido</text:p>
          </table:table-cell>
          <table:table-cell office:value-type="string" table:style-name="ce1">
            <text:p>Pala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80-07-20T00:00:00" table:style-name="ce4">
            <text:p>20/07/1980</text:p>
          </table:table-cell>
          <table:table-cell office:value-type="string" table:style-name="ce1">
            <text:p>PTTPCD80L20G259S</text:p>
          </table:table-cell>
          <table:table-cell office:value-type="string" table:style-name="ce1">
            <text:p>Luson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Vicolo Roserio, 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otari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Vesim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9" table:style-name="ce1">
            <text:p>14059</text:p>
          </table:table-cell>
          <table:table-cell office:value-type="date" office:date-value="2013-09-19T00:00:00" table:style-name="ce4">
            <text:p>19/09/2013</text:p>
          </table:table-cell>
          <table:table-cell office:value-type="string" table:style-name="ce1">
            <text:p>NTRFNC13P19L807T</text:p>
          </table:table-cell>
          <table:table-cell office:value-type="string" table:style-name="ce1">
            <text:p>Raccon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5" table:style-name="ce1">
            <text:p>12035</text:p>
          </table:table-cell>
          <table:table-cell office:value-type="string" table:style-name="ce1">
            <text:p>Via Aristotele, 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itto</text:p>
          </table:table-cell>
          <table:table-cell office:value-type="string" table:style-name="ce1">
            <text:p>Gioia</text:p>
          </table:table-cell>
          <table:table-cell office:value-type="string" table:style-name="ce1">
            <text:p>Sed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8" table:style-name="ce1">
            <text:p>20018</text:p>
          </table:table-cell>
          <table:table-cell office:value-type="date" office:date-value="1968-06-06T00:00:00" table:style-name="ce4">
            <text:p>06/06/1968</text:p>
          </table:table-cell>
          <table:table-cell office:value-type="string" table:style-name="ce1">
            <text:p>PTTGIO68H46I566U</text:p>
          </table:table-cell>
          <table:table-cell office:value-type="string" table:style-name="ce1">
            <text:p>Vagli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0" table:style-name="ce1">
            <text:p>50030</text:p>
          </table:table-cell>
          <table:table-cell office:value-type="string" table:style-name="ce1">
            <text:p>Via Monte Asolone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seriati</text:p>
          </table:table-cell>
          <table:table-cell office:value-type="string" table:style-name="ce1">
            <text:p>Giusto</text:p>
          </table:table-cell>
          <table:table-cell office:value-type="string" table:style-name="ce1">
            <text:p>Ovo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41-03-17T00:00:00" table:style-name="ce4">
            <text:p>17/03/1941</text:p>
          </table:table-cell>
          <table:table-cell office:value-type="string" table:style-name="ce1">
            <text:p>VLSGST41C17G201K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string" table:style-name="ce1">
            <text:p>Piazza A.Greppi, 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ati</text:p>
          </table:table-cell>
          <table:table-cell office:value-type="string" table:style-name="ce1">
            <text:p>Severino</text:p>
          </table:table-cell>
          <table:table-cell office:value-type="string" table:style-name="ce1">
            <text:p>Biccar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2" table:style-name="ce1">
            <text:p>71032</text:p>
          </table:table-cell>
          <table:table-cell office:value-type="date" office:date-value="1954-03-21T00:00:00" table:style-name="ce4">
            <text:p>21/03/1954</text:p>
          </table:table-cell>
          <table:table-cell office:value-type="string" table:style-name="ce1">
            <text:p>LNTSRN54C21A854X</text:p>
          </table:table-cell>
          <table:table-cell office:value-type="string" table:style-name="ce1">
            <text:p>Sanas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0" table:style-name="ce1">
            <text:p>9010</text:p>
          </table:table-cell>
          <table:table-cell office:value-type="string" table:style-name="ce1">
            <text:p>Via E.Ascione, 1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hi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Bucch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0" table:style-name="ce1">
            <text:p>96010</text:p>
          </table:table-cell>
          <table:table-cell office:value-type="date" office:date-value="1972-07-29T00:00:00" table:style-name="ce4">
            <text:p>29/07/1972</text:p>
          </table:table-cell>
          <table:table-cell office:value-type="string" table:style-name="ce1">
            <text:p>MSCCMN72L69B237U</text:p>
          </table:table-cell>
          <table:table-cell office:value-type="string" table:style-name="ce1">
            <text:p>Tic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G.B.Piranesi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siello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Bressana Bott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2" table:style-name="ce1">
            <text:p>27042</text:p>
          </table:table-cell>
          <table:table-cell office:value-type="date" office:date-value="1942-03-19T00:00:00" table:style-name="ce4">
            <text:p>19/03/1942</text:p>
          </table:table-cell>
          <table:table-cell office:value-type="string" table:style-name="ce1">
            <text:p>CSLNBR42C19B159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Unione dei Lavoratori, 9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signore</text:p>
          </table:table-cell>
          <table:table-cell office:value-type="string" table:style-name="ce1">
            <text:p>Amone</text:p>
          </table:table-cell>
          <table:table-cell office:value-type="string" table:style-name="ce1">
            <text:p>Trecchin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49" table:style-name="ce1">
            <text:p>85049</text:p>
          </table:table-cell>
          <table:table-cell office:value-type="date" office:date-value="2005-10-20T00:00:00" table:style-name="ce4">
            <text:p>20/10/2005</text:p>
          </table:table-cell>
          <table:table-cell office:value-type="string" table:style-name="ce1">
            <text:p>BNSMNA05R20L357K</text:p>
          </table:table-cell>
          <table:table-cell office:value-type="string" table:style-name="ce1">
            <text:p>Montalto Do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6" table:style-name="ce1">
            <text:p>10016</text:p>
          </table:table-cell>
          <table:table-cell office:value-type="string" table:style-name="ce1">
            <text:p>Via Comasina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saratt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Vercell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100" table:style-name="ce1">
            <text:p>13100</text:p>
          </table:table-cell>
          <table:table-cell office:value-type="date" office:date-value="1945-04-11T00:00:00" table:style-name="ce4">
            <text:p>11/04/1945</text:p>
          </table:table-cell>
          <table:table-cell office:value-type="string" table:style-name="ce1">
            <text:p>CSRVVN45D11L750B</text:p>
          </table:table-cell>
          <table:table-cell office:value-type="string" table:style-name="ce1">
            <text:p>Coccon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3" table:style-name="ce1">
            <text:p>14023</text:p>
          </table:table-cell>
          <table:table-cell office:value-type="string" table:style-name="ce1">
            <text:p>Via Roncagli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bani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Chiev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date" office:date-value="1940-04-13T00:00:00" table:style-name="ce4">
            <text:p>13/04/1940</text:p>
          </table:table-cell>
          <table:table-cell office:value-type="string" table:style-name="ce1">
            <text:p>GBBMLE40D13C634L</text:p>
          </table:table-cell>
          <table:table-cell office:value-type="string" table:style-name="ce1">
            <text:p>Ser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8" table:style-name="ce1">
            <text:p>24068</text:p>
          </table:table-cell>
          <table:table-cell office:value-type="string" table:style-name="ce1">
            <text:p>Località Senn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atine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trig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40-04-25T00:00:00" table:style-name="ce4">
            <text:p>25/04/1940</text:p>
          </table:table-cell>
          <table:table-cell office:value-type="string" table:style-name="ce1">
            <text:p>PLTLBT40D65I979U</text:p>
          </table:table-cell>
          <table:table-cell office:value-type="string" table:style-name="ce1">
            <text:p>Sola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D.Pico, 215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Floriana</text:p>
          </table:table-cell>
          <table:table-cell office:value-type="string" table:style-name="ce1">
            <text:p>Valvas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8" table:style-name="ce1">
            <text:p>33098</text:p>
          </table:table-cell>
          <table:table-cell office:value-type="date" office:date-value="1962-11-09T00:00:00" table:style-name="ce4">
            <text:p>09/11/1962</text:p>
          </table:table-cell>
          <table:table-cell office:value-type="string" table:style-name="ce1">
            <text:p>RGNFRN62S49L657G</text:p>
          </table:table-cell>
          <table:table-cell office:value-type="string" table:style-name="ce1">
            <text:p>Tomb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9" table:style-name="ce1">
            <text:p>35019</text:p>
          </table:table-cell>
          <table:table-cell office:value-type="string" table:style-name="ce1">
            <text:p>Galleria San Giorgio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i</text:p>
          </table:table-cell>
          <table:table-cell office:value-type="string" table:style-name="ce1">
            <text:p>Rossella</text:p>
          </table:table-cell>
          <table:table-cell office:value-type="string" table:style-name="ce1">
            <text:p>Filigh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75-08-28T00:00:00" table:style-name="ce4">
            <text:p>28/08/1975</text:p>
          </table:table-cell>
          <table:table-cell office:value-type="string" table:style-name="ce1">
            <text:p>NTTRSL75M68D594K</text:p>
          </table:table-cell>
          <table:table-cell office:value-type="string" table:style-name="ce1">
            <text:p>Sc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7" table:style-name="ce1">
            <text:p>39017</text:p>
          </table:table-cell>
          <table:table-cell office:value-type="string" table:style-name="ce1">
            <text:p>Via R.Salvo, 1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niol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Borgo Pr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47-03-31T00:00:00" table:style-name="ce4">
            <text:p>31/03/1947</text:p>
          </table:table-cell>
          <table:table-cell office:value-type="string" table:style-name="ce1">
            <text:p>TNLMRN47C31B028H</text:p>
          </table:table-cell>
          <table:table-cell office:value-type="string" table:style-name="ce1">
            <text:p>Chiauc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string" table:style-name="ce1">
            <text:p>Sottovia Cardinal Caglier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tus</text:p>
          </table:table-cell>
          <table:table-cell office:value-type="string" table:style-name="ce1">
            <text:p>Morena</text:p>
          </table:table-cell>
          <table:table-cell office:value-type="string" table:style-name="ce1">
            <text:p>Borutt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0" table:style-name="ce1">
            <text:p>7040</text:p>
          </table:table-cell>
          <table:table-cell office:value-type="date" office:date-value="2009-06-26T00:00:00" table:style-name="ce4">
            <text:p>26/06/2009</text:p>
          </table:table-cell>
          <table:table-cell office:value-type="string" table:style-name="ce1">
            <text:p>PNTMRN09H66B064Y</text:p>
          </table:table-cell>
          <table:table-cell office:value-type="string" table:style-name="ce1">
            <text:p>Bagnara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A</text:p>
          </table:table-cell>
          <table:table-cell office:value-type="float" office:value="48010" table:style-name="ce1">
            <text:p>48010</text:p>
          </table:table-cell>
          <table:table-cell office:value-type="string" table:style-name="ce1">
            <text:p>Via Agrigento, 18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goluso</text:p>
          </table:table-cell>
          <table:table-cell office:value-type="string" table:style-name="ce1">
            <text:p>Flavia</text:p>
          </table:table-cell>
          <table:table-cell office:value-type="string" table:style-name="ce1">
            <text:p>Te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30" table:style-name="ce1">
            <text:p>39030</text:p>
          </table:table-cell>
          <table:table-cell office:value-type="date" office:date-value="1972-11-03T00:00:00" table:style-name="ce4">
            <text:p>03/11/1972</text:p>
          </table:table-cell>
          <table:table-cell office:value-type="string" table:style-name="ce1">
            <text:p>LGLFLV72S43L106I</text:p>
          </table:table-cell>
          <table:table-cell office:value-type="string" table:style-name="ce1">
            <text:p>Gorze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le Gian Galeazzo Visconti, 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iconi</text:p>
          </table:table-cell>
          <table:table-cell office:value-type="string" table:style-name="ce1">
            <text:p>Susanna</text:p>
          </table:table-cell>
          <table:table-cell office:value-type="string" table:style-name="ce1">
            <text:p>Villar Pero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9" table:style-name="ce1">
            <text:p>10069</text:p>
          </table:table-cell>
          <table:table-cell office:value-type="date" office:date-value="1983-09-15T00:00:00" table:style-name="ce4">
            <text:p>15/09/1983</text:p>
          </table:table-cell>
          <table:table-cell office:value-type="string" table:style-name="ce1">
            <text:p>MRCSNN83P55M014B</text:p>
          </table:table-cell>
          <table:table-cell office:value-type="string" table:style-name="ce1">
            <text:p>Monteias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Donatori e Volontari del Sangue, 1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dero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Cesio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1954-10-06T00:00:00" table:style-name="ce4">
            <text:p>06/10/1954</text:p>
          </table:table-cell>
          <table:table-cell office:value-type="string" table:style-name="ce1">
            <text:p>TDRCCL54R46C577W</text:p>
          </table:table-cell>
          <table:table-cell office:value-type="string" table:style-name="ce1">
            <text:p>San Lorenz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7" table:style-name="ce1">
            <text:p>18017</text:p>
          </table:table-cell>
          <table:table-cell office:value-type="string" table:style-name="ce1">
            <text:p>Via D.Piana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nd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an Casciano dei Bagn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40" table:style-name="ce1">
            <text:p>53040</text:p>
          </table:table-cell>
          <table:table-cell office:value-type="date" office:date-value="1953-06-23T00:00:00" table:style-name="ce4">
            <text:p>23/06/1953</text:p>
          </table:table-cell>
          <table:table-cell office:value-type="string" table:style-name="ce1">
            <text:p>BNDVGN53H63H790T</text:p>
          </table:table-cell>
          <table:table-cell office:value-type="string" table:style-name="ce1">
            <text:p>Langhir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13" table:style-name="ce1">
            <text:p>43013</text:p>
          </table:table-cell>
          <table:table-cell office:value-type="string" table:style-name="ce1">
            <text:p>Via E.Majoran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utero</text:p>
          </table:table-cell>
          <table:table-cell office:value-type="string" table:style-name="ce1">
            <text:p>Marinella</text:p>
          </table:table-cell>
          <table:table-cell office:value-type="string" table:style-name="ce1">
            <text:p>Aquile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1" table:style-name="ce1">
            <text:p>33051</text:p>
          </table:table-cell>
          <table:table-cell office:value-type="date" office:date-value="1960-05-16T00:00:00" table:style-name="ce4">
            <text:p>16/05/1960</text:p>
          </table:table-cell>
          <table:table-cell office:value-type="string" table:style-name="ce1">
            <text:p>TRAMNL60E56A346P</text:p>
          </table:table-cell>
          <table:table-cell office:value-type="string" table:style-name="ce1">
            <text:p>Bosent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0" table:style-name="ce1">
            <text:p>38040</text:p>
          </table:table-cell>
          <table:table-cell office:value-type="string" table:style-name="ce1">
            <text:p>Località G.Toniolo, 1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Beniamina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date" office:date-value="1966-09-11T00:00:00" table:style-name="ce4">
            <text:p>11/09/1966</text:p>
          </table:table-cell>
          <table:table-cell office:value-type="string" table:style-name="ce1">
            <text:p>MLNBMN66P51G808Y</text:p>
          </table:table-cell>
          <table:table-cell office:value-type="string" table:style-name="ce1">
            <text:p>Eracle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Canzio, 15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ani</text:p>
          </table:table-cell>
          <table:table-cell office:value-type="string" table:style-name="ce1">
            <text:p>Fulvi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0" table:style-name="ce1">
            <text:p>14040</text:p>
          </table:table-cell>
          <table:table-cell office:value-type="date" office:date-value="1981-06-18T00:00:00" table:style-name="ce4">
            <text:p>18/06/1981</text:p>
          </table:table-cell>
          <table:table-cell office:value-type="string" table:style-name="ce1">
            <text:p>PGNFLV81H58B221Y</text:p>
          </table:table-cell>
          <table:table-cell office:value-type="string" table:style-name="ce1">
            <text:p>Scale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Largo Ponte Scudellino, 123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er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Sant'Angelo in Lizzol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0" table:style-name="ce1">
            <text:p>61020</text:p>
          </table:table-cell>
          <table:table-cell office:value-type="date" office:date-value="1994-08-22T00:00:00" table:style-name="ce4">
            <text:p>22/08/1994</text:p>
          </table:table-cell>
          <table:table-cell office:value-type="string" table:style-name="ce1">
            <text:p>BRRCNA94M22I285B</text:p>
          </table:table-cell>
          <table:table-cell office:value-type="string" table:style-name="ce1">
            <text:p>Castelletto d'Er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M.Lessona, 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Gennaro</text:p>
          </table:table-cell>
          <table:table-cell office:value-type="string" table:style-name="ce1">
            <text:p>Borgosato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10" table:style-name="ce1">
            <text:p>25010</text:p>
          </table:table-cell>
          <table:table-cell office:value-type="date" office:date-value="1985-03-27T00:00:00" table:style-name="ce4">
            <text:p>27/03/1985</text:p>
          </table:table-cell>
          <table:table-cell office:value-type="string" table:style-name="ce1">
            <text:p>MBRGNR85C27B040V</text:p>
          </table:table-cell>
          <table:table-cell office:value-type="string" table:style-name="ce1">
            <text:p>Sabaud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6" table:style-name="ce1">
            <text:p>4016</text:p>
          </table:table-cell>
          <table:table-cell office:value-type="string" table:style-name="ce1">
            <text:p>Via O.Fausto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Venarott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40" table:style-name="ce1">
            <text:p>63040</text:p>
          </table:table-cell>
          <table:table-cell office:value-type="date" office:date-value="1957-10-09T00:00:00" table:style-name="ce4">
            <text:p>09/10/1957</text:p>
          </table:table-cell>
          <table:table-cell office:value-type="string" table:style-name="ce1">
            <text:p>CRGVVN57R49L728B</text:p>
          </table:table-cell>
          <table:table-cell office:value-type="string" table:style-name="ce1">
            <text:p>No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2" table:style-name="ce1">
            <text:p>20082</text:p>
          </table:table-cell>
          <table:table-cell office:value-type="string" table:style-name="ce1">
            <text:p>Via Baguttino, 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zi</text:p>
          </table:table-cell>
          <table:table-cell office:value-type="string" table:style-name="ce1">
            <text:p>Santina</text:p>
          </table:table-cell>
          <table:table-cell office:value-type="string" table:style-name="ce1">
            <text:p>Dr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4" table:style-name="ce1">
            <text:p>38074</text:p>
          </table:table-cell>
          <table:table-cell office:value-type="date" office:date-value="1931-11-21T00:00:00" table:style-name="ce4">
            <text:p>21/11/1931</text:p>
          </table:table-cell>
          <table:table-cell office:value-type="string" table:style-name="ce1">
            <text:p>FZASTN31S61D365J</text:p>
          </table:table-cell>
          <table:table-cell office:value-type="string" table:style-name="ce1">
            <text:p>Maruggi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C.Terza, 237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mpol</text:p>
          </table:table-cell>
          <table:table-cell office:value-type="string" table:style-name="ce1">
            <text:p>Domiziano</text:p>
          </table:table-cell>
          <table:table-cell office:value-type="string" table:style-name="ce1">
            <text:p>Osi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94-09-12T00:00:00" table:style-name="ce4">
            <text:p>12/09/1994</text:p>
          </table:table-cell>
          <table:table-cell office:value-type="string" table:style-name="ce1">
            <text:p>ZMPDZN94P12G154B</text:p>
          </table:table-cell>
          <table:table-cell office:value-type="string" table:style-name="ce1">
            <text:p>Campobas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100" table:style-name="ce1">
            <text:p>86100</text:p>
          </table:table-cell>
          <table:table-cell office:value-type="string" table:style-name="ce1">
            <text:p>Via V.Tredici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lcin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Rocca San Giovann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2007-08-15T00:00:00" table:style-name="ce4">
            <text:p>15/08/2007</text:p>
          </table:table-cell>
          <table:table-cell office:value-type="string" table:style-name="ce1">
            <text:p>PLCMNA07M15H439B</text:p>
          </table:table-cell>
          <table:table-cell office:value-type="string" table:style-name="ce1">
            <text:p>Revigliasco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0" table:style-name="ce1">
            <text:p>14010</text:p>
          </table:table-cell>
          <table:table-cell office:value-type="string" table:style-name="ce1">
            <text:p>Via G.Rocca, 16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canio</text:p>
          </table:table-cell>
          <table:table-cell office:value-type="string" table:style-name="ce1">
            <text:p>Maffeo</text:p>
          </table:table-cell>
          <table:table-cell office:value-type="string" table:style-name="ce1">
            <text:p>Montevecch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date" office:date-value="1985-07-08T00:00:00" table:style-name="ce4">
            <text:p>08/07/1985</text:p>
          </table:table-cell>
          <table:table-cell office:value-type="string" table:style-name="ce1">
            <text:p>SCNMFF85L08F657X</text:p>
          </table:table-cell>
          <table:table-cell office:value-type="string" table:style-name="ce1">
            <text:p>Pieve d'Alpa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string" table:style-name="ce1">
            <text:p>Via Selvanesco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inotti</text:p>
          </table:table-cell>
          <table:table-cell office:value-type="string" table:style-name="ce1">
            <text:p>Indro</text:p>
          </table:table-cell>
          <table:table-cell office:value-type="string" table:style-name="ce1">
            <text:p>Acu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10" table:style-name="ce1">
            <text:p>3010</text:p>
          </table:table-cell>
          <table:table-cell office:value-type="date" office:date-value="1973-12-10T00:00:00" table:style-name="ce4">
            <text:p>10/12/1973</text:p>
          </table:table-cell>
          <table:table-cell office:value-type="string" table:style-name="ce1">
            <text:p>MRTNDR73T10A054H</text:p>
          </table:table-cell>
          <table:table-cell office:value-type="string" table:style-name="ce1">
            <text:p>Villa Esten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Piazzale Chiese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tinar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Pach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8" table:style-name="ce1">
            <text:p>96018</text:p>
          </table:table-cell>
          <table:table-cell office:value-type="date" office:date-value="1946-03-01T00:00:00" table:style-name="ce4">
            <text:p>01/03/1946</text:p>
          </table:table-cell>
          <table:table-cell office:value-type="string" table:style-name="ce1">
            <text:p>PTTPRC46C01G211P</text:p>
          </table:table-cell>
          <table:table-cell office:value-type="string" table:style-name="ce1">
            <text:p>Torano Nuov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eina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ggio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onar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2010-08-01T00:00:00" table:style-name="ce4">
            <text:p>01/08/2010</text:p>
          </table:table-cell>
          <table:table-cell office:value-type="string" table:style-name="ce1">
            <text:p>BSGMGD10M41E083B</text:p>
          </table:table-cell>
          <table:table-cell office:value-type="string" table:style-name="ce1">
            <text:p>Gera Lar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Via S.Vito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do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Lisign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30" table:style-name="ce1">
            <text:p>38030</text:p>
          </table:table-cell>
          <table:table-cell office:value-type="date" office:date-value="2019-01-12T00:00:00" table:style-name="ce4">
            <text:p>12/01/2019</text:p>
          </table:table-cell>
          <table:table-cell office:value-type="string" table:style-name="ce1">
            <text:p>BRDLRD19A12E614N</text:p>
          </table:table-cell>
          <table:table-cell office:value-type="string" table:style-name="ce1">
            <text:p>Os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Zar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oise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Lanza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date" office:date-value="1994-12-10T00:00:00" table:style-name="ce4">
            <text:p>10/12/1994</text:p>
          </table:table-cell>
          <table:table-cell office:value-type="string" table:style-name="ce1">
            <text:p>TRSTTL94T10E443W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Giovanni da Pinerolo, 281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atorta</text:p>
          </table:table-cell>
          <table:table-cell office:value-type="string" table:style-name="ce1">
            <text:p>Giusepp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2021-08-13T00:00:00" table:style-name="ce4">
            <text:p>13/08/2021</text:p>
          </table:table-cell>
          <table:table-cell office:value-type="string" table:style-name="ce1">
            <text:p>MZZGPP21M13A117K</text:p>
          </table:table-cell>
          <table:table-cell office:value-type="string" table:style-name="ce1">
            <text:p>Berg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 G.Guerzoni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erra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Bibbie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1" table:style-name="ce1">
            <text:p>52011</text:p>
          </table:table-cell>
          <table:table-cell office:value-type="date" office:date-value="1965-02-13T00:00:00" table:style-name="ce4">
            <text:p>13/02/1965</text:p>
          </table:table-cell>
          <table:table-cell office:value-type="string" table:style-name="ce1">
            <text:p>CRRSFO65B53A851B</text:p>
          </table:table-cell>
          <table:table-cell office:value-type="string" table:style-name="ce1">
            <text:p>Vallecors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Strada G.Alessi, 104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remoli</text:p>
          </table:table-cell>
          <table:table-cell office:value-type="string" table:style-name="ce1">
            <text:p>Giordano</text:p>
          </table:table-cell>
          <table:table-cell office:value-type="string" table:style-name="ce1">
            <text:p>Peschiera Borrome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8" table:style-name="ce1">
            <text:p>20068</text:p>
          </table:table-cell>
          <table:table-cell office:value-type="date" office:date-value="1961-03-02T00:00:00" table:style-name="ce4">
            <text:p>02/03/1961</text:p>
          </table:table-cell>
          <table:table-cell office:value-type="string" table:style-name="ce1">
            <text:p>PNTGDN61C02G488U</text:p>
          </table:table-cell>
          <table:table-cell office:value-type="string" table:style-name="ce1">
            <text:p>Val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Galleria D.Torrente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aina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Torri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9" table:style-name="ce1">
            <text:p>16029</text:p>
          </table:table-cell>
          <table:table-cell office:value-type="date" office:date-value="1935-04-28T00:00:00" table:style-name="ce4">
            <text:p>28/04/1935</text:p>
          </table:table-cell>
          <table:table-cell office:value-type="string" table:style-name="ce1">
            <text:p>BRTFLV35D28L298P</text:p>
          </table:table-cell>
          <table:table-cell office:value-type="string" table:style-name="ce1">
            <text:p>Vobb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 E.Salmeggia, 1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i</text:p>
          </table:table-cell>
          <table:table-cell office:value-type="string" table:style-name="ce1">
            <text:p>Sabino</text:p>
          </table:table-cell>
          <table:table-cell office:value-type="string" table:style-name="ce1">
            <text:p>Cass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2" table:style-name="ce1">
            <text:p>20062</text:p>
          </table:table-cell>
          <table:table-cell office:value-type="date" office:date-value="1978-09-19T00:00:00" table:style-name="ce4">
            <text:p>19/09/1978</text:p>
          </table:table-cell>
          <table:table-cell office:value-type="string" table:style-name="ce1">
            <text:p>PRVSBN78P19C003R</text:p>
          </table:table-cell>
          <table:table-cell office:value-type="string" table:style-name="ce1">
            <text:p>Terme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ottovia F.Briccarello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zi</text:p>
          </table:table-cell>
          <table:table-cell office:value-type="string" table:style-name="ce1">
            <text:p>Luciana</text:p>
          </table:table-cell>
          <table:table-cell office:value-type="string" table:style-name="ce1">
            <text:p>Var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9" table:style-name="ce1">
            <text:p>13019</text:p>
          </table:table-cell>
          <table:table-cell office:value-type="date" office:date-value="1999-09-30T00:00:00" table:style-name="ce4">
            <text:p>30/09/1999</text:p>
          </table:table-cell>
          <table:table-cell office:value-type="string" table:style-name="ce1">
            <text:p>BRZLCN99P70L669H</text:p>
          </table:table-cell>
          <table:table-cell office:value-type="string" table:style-name="ce1">
            <text:p>Montecorvino Pu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0" table:style-name="ce1">
            <text:p>84090</text:p>
          </table:table-cell>
          <table:table-cell office:value-type="string" table:style-name="ce1">
            <text:p>Via Metauro, 1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galla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Vairano Pateno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8" table:style-name="ce1">
            <text:p>81058</text:p>
          </table:table-cell>
          <table:table-cell office:value-type="date" office:date-value="1952-04-27T00:00:00" table:style-name="ce4">
            <text:p>27/04/1952</text:p>
          </table:table-cell>
          <table:table-cell office:value-type="string" table:style-name="ce1">
            <text:p>BRGRLA52D67L540X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Ala, 209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o</text:p>
          </table:table-cell>
          <table:table-cell office:value-type="string" table:style-name="ce1">
            <text:p>Martino</text:p>
          </table:table-cell>
          <table:table-cell office:value-type="string" table:style-name="ce1">
            <text:p>Corri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87-02-12T00:00:00" table:style-name="ce4">
            <text:p>12/02/1987</text:p>
          </table:table-cell>
          <table:table-cell office:value-type="string" table:style-name="ce1">
            <text:p>PRVMTN87B12D041F</text:p>
          </table:table-cell>
          <table:table-cell office:value-type="string" table:style-name="ce1">
            <text:p>Bre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H.Vill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osi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47-07-18T00:00:00" table:style-name="ce4">
            <text:p>18/07/1947</text:p>
          </table:table-cell>
          <table:table-cell office:value-type="string" table:style-name="ce1">
            <text:p>FRSVNC47L58H081P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Artieri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igli</text:p>
          </table:table-cell>
          <table:table-cell office:value-type="string" table:style-name="ce1">
            <text:p>Carlotta</text:p>
          </table:table-cell>
          <table:table-cell office:value-type="string" table:style-name="ce1">
            <text:p>Gav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6" table:style-name="ce1">
            <text:p>15066</text:p>
          </table:table-cell>
          <table:table-cell office:value-type="date" office:date-value="2011-08-31T00:00:00" table:style-name="ce4">
            <text:p>31/08/2011</text:p>
          </table:table-cell>
          <table:table-cell office:value-type="string" table:style-name="ce1">
            <text:p>CNGCLT11M71D944R</text:p>
          </table:table-cell>
          <table:table-cell office:value-type="string" table:style-name="ce1">
            <text:p>Onife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Tiraboschi, 25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queto</text:p>
          </table:table-cell>
          <table:table-cell office:value-type="string" table:style-name="ce1">
            <text:p>Cleopatra</text:p>
          </table:table-cell>
          <table:table-cell office:value-type="string" table:style-name="ce1">
            <text:p>Montemarci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8" table:style-name="ce1">
            <text:p>60018</text:p>
          </table:table-cell>
          <table:table-cell office:value-type="date" office:date-value="2005-04-25T00:00:00" table:style-name="ce4">
            <text:p>25/04/2005</text:p>
          </table:table-cell>
          <table:table-cell office:value-type="string" table:style-name="ce1">
            <text:p>CRQCPT05D65F560F</text:p>
          </table:table-cell>
          <table:table-cell office:value-type="string" table:style-name="ce1">
            <text:p>P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R.Casalaina, 1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rdina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Bagno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21" table:style-name="ce1">
            <text:p>47021</text:p>
          </table:table-cell>
          <table:table-cell office:value-type="date" office:date-value="1950-04-07T00:00:00" table:style-name="ce4">
            <text:p>07/04/1950</text:p>
          </table:table-cell>
          <table:table-cell office:value-type="string" table:style-name="ce1">
            <text:p>GRDSRG50D07A565K</text:p>
          </table:table-cell>
          <table:table-cell office:value-type="string" table:style-name="ce1">
            <text:p>Fagag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4" table:style-name="ce1">
            <text:p>33034</text:p>
          </table:table-cell>
          <table:table-cell office:value-type="string" table:style-name="ce1">
            <text:p>Via Cartesio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dati</text:p>
          </table:table-cell>
          <table:table-cell office:value-type="string" table:style-name="ce1">
            <text:p>Enea</text:p>
          </table:table-cell>
          <table:table-cell office:value-type="string" table:style-name="ce1">
            <text:p>Segus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date" office:date-value="1988-06-14T00:00:00" table:style-name="ce4">
            <text:p>14/06/1988</text:p>
          </table:table-cell>
          <table:table-cell office:value-type="string" table:style-name="ce1">
            <text:p>SDTNEE88H14I578A</text:p>
          </table:table-cell>
          <table:table-cell office:value-type="string" table:style-name="ce1">
            <text:p>Me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5" table:style-name="ce1">
            <text:p>22055</text:p>
          </table:table-cell>
          <table:table-cell office:value-type="string" table:style-name="ce1">
            <text:p>Viale Not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z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Dozz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2019-04-28T00:00:00" table:style-name="ce4">
            <text:p>28/04/2019</text:p>
          </table:table-cell>
          <table:table-cell office:value-type="string" table:style-name="ce1">
            <text:p>BSZLNA19D68D360A</text:p>
          </table:table-cell>
          <table:table-cell office:value-type="string" table:style-name="ce1">
            <text:p>Cisterna di Lat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2" table:style-name="ce1">
            <text:p>4012</text:p>
          </table:table-cell>
          <table:table-cell office:value-type="string" table:style-name="ce1">
            <text:p>Via R.Carriera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vagnini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Balla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date" office:date-value="1963-05-22T00:00:00" table:style-name="ce4">
            <text:p>22/05/1963</text:p>
          </table:table-cell>
          <table:table-cell office:value-type="string" table:style-name="ce1">
            <text:p>RVGCLR63E62A594G</text:p>
          </table:table-cell>
          <table:table-cell office:value-type="string" table:style-name="ce1">
            <text:p>Valmacc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Val di Non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ravell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Sambuca Pistoies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20" table:style-name="ce1">
            <text:p>51020</text:p>
          </table:table-cell>
          <table:table-cell office:value-type="date" office:date-value="2013-03-21T00:00:00" table:style-name="ce4">
            <text:p>21/03/2013</text:p>
          </table:table-cell>
          <table:table-cell office:value-type="string" table:style-name="ce1">
            <text:p>TRVPDR13C21H744X</text:p>
          </table:table-cell>
          <table:table-cell office:value-type="string" table:style-name="ce1">
            <text:p>Fossaces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2" table:style-name="ce1">
            <text:p>66022</text:p>
          </table:table-cell>
          <table:table-cell office:value-type="string" table:style-name="ce1">
            <text:p>Via L.Alete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ello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Guardia Lombard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0" table:style-name="ce1">
            <text:p>83040</text:p>
          </table:table-cell>
          <table:table-cell office:value-type="date" office:date-value="1998-04-29T00:00:00" table:style-name="ce4">
            <text:p>29/04/1998</text:p>
          </table:table-cell>
          <table:table-cell office:value-type="string" table:style-name="ce1">
            <text:p>CLVSLV98D69E245C</text:p>
          </table:table-cell>
          <table:table-cell office:value-type="string" table:style-name="ce1">
            <text:p>Rovellasc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9" table:style-name="ce1">
            <text:p>22069</text:p>
          </table:table-cell>
          <table:table-cell office:value-type="string" table:style-name="ce1">
            <text:p>Via Finale Ligure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cchio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Lip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date" office:date-value="2008-01-20T00:00:00" table:style-name="ce4">
            <text:p>20/01/2008</text:p>
          </table:table-cell>
          <table:table-cell office:value-type="string" table:style-name="ce1">
            <text:p>VCCVRN08A20E607E</text:p>
          </table:table-cell>
          <table:table-cell office:value-type="string" table:style-name="ce1">
            <text:p>Aro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Cheren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Silvestro</text:p>
          </table:table-cell>
          <table:table-cell office:value-type="string" table:style-name="ce1">
            <text:p>Collefer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4" table:style-name="ce1">
            <text:p>34</text:p>
          </table:table-cell>
          <table:table-cell office:value-type="date" office:date-value="1953-06-24T00:00:00" table:style-name="ce4">
            <text:p>24/06/1953</text:p>
          </table:table-cell>
          <table:table-cell office:value-type="string" table:style-name="ce1">
            <text:p>CRGSVS53H24C858Q</text:p>
          </table:table-cell>
          <table:table-cell office:value-type="string" table:style-name="ce1">
            <text:p>Gorgo al Montic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L.Muratori, 1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i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Pontechiana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date" office:date-value="2004-03-15T00:00:00" table:style-name="ce4">
            <text:p>15/03/2004</text:p>
          </table:table-cell>
          <table:table-cell office:value-type="string" table:style-name="ce1">
            <text:p>LNDGST04C15G837A</text:p>
          </table:table-cell>
          <table:table-cell office:value-type="string" table:style-name="ce1">
            <text:p>Caselle Land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Castelfidardo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vret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ogo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5" table:style-name="ce1">
            <text:p>9095</text:p>
          </table:table-cell>
          <table:table-cell office:value-type="date" office:date-value="1979-10-06T00:00:00" table:style-name="ce4">
            <text:p>06/10/1979</text:p>
          </table:table-cell>
          <table:table-cell office:value-type="string" table:style-name="ce1">
            <text:p>FVRLLD79R46F272F</text:p>
          </table:table-cell>
          <table:table-cell office:value-type="string" table:style-name="ce1">
            <text:p>Camis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C.Prestinari, 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illi</text:p>
          </table:table-cell>
          <table:table-cell office:value-type="string" table:style-name="ce1">
            <text:p>Marica</text:p>
          </table:table-cell>
          <table:table-cell office:value-type="string" table:style-name="ce1">
            <text:p>Monfalc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4" table:style-name="ce1">
            <text:p>34074</text:p>
          </table:table-cell>
          <table:table-cell office:value-type="date" office:date-value="1994-07-10T00:00:00" table:style-name="ce4">
            <text:p>10/07/1994</text:p>
          </table:table-cell>
          <table:table-cell office:value-type="string" table:style-name="ce1">
            <text:p>NGLMRC94L50F356P</text:p>
          </table:table-cell>
          <table:table-cell office:value-type="string" table:style-name="ce1">
            <text:p>Gargazz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0" table:style-name="ce1">
            <text:p>39010</text:p>
          </table:table-cell>
          <table:table-cell office:value-type="string" table:style-name="ce1">
            <text:p>Via E.Heine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gazzi</text:p>
          </table:table-cell>
          <table:table-cell office:value-type="string" table:style-name="ce1">
            <text:p>Lelia</text:p>
          </table:table-cell>
          <table:table-cell office:value-type="string" table:style-name="ce1">
            <text:p>Centrach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0" table:style-name="ce1">
            <text:p>88060</text:p>
          </table:table-cell>
          <table:table-cell office:value-type="date" office:date-value="1998-07-02T00:00:00" table:style-name="ce4">
            <text:p>02/07/1998</text:p>
          </table:table-cell>
          <table:table-cell office:value-type="string" table:style-name="ce1">
            <text:p>FGZLLE98L42C472W</text:p>
          </table:table-cell>
          <table:table-cell office:value-type="string" table:style-name="ce1">
            <text:p>Cà d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Via L.Marangon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dore</text:p>
          </table:table-cell>
          <table:table-cell office:value-type="string" table:style-name="ce1">
            <text:p>Tiziana</text:p>
          </table:table-cell>
          <table:table-cell office:value-type="string" table:style-name="ce1">
            <text:p>Mone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38-08-04T00:00:00" table:style-name="ce4">
            <text:p>04/08/1938</text:p>
          </table:table-cell>
          <table:table-cell office:value-type="string" table:style-name="ce1">
            <text:p>CNDTZN38M44F354W</text:p>
          </table:table-cell>
          <table:table-cell office:value-type="string" table:style-name="ce1">
            <text:p>Sant'Antonino di Su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Nicola d'Apulia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zi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Misilm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6" table:style-name="ce1">
            <text:p>90036</text:p>
          </table:table-cell>
          <table:table-cell office:value-type="date" office:date-value="1948-04-11T00:00:00" table:style-name="ce4">
            <text:p>11/04/1948</text:p>
          </table:table-cell>
          <table:table-cell office:value-type="string" table:style-name="ce1">
            <text:p>BNZMNC48D51F246Y</text:p>
          </table:table-cell>
          <table:table-cell office:value-type="string" table:style-name="ce1">
            <text:p>Lusc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Teresa Bandettini, 25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gnoli</text:p>
          </table:table-cell>
          <table:table-cell office:value-type="string" table:style-name="ce1">
            <text:p>Elvira</text:p>
          </table:table-cell>
          <table:table-cell office:value-type="string" table:style-name="ce1">
            <text:p>Soveria Sime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50" table:style-name="ce1">
            <text:p>88050</text:p>
          </table:table-cell>
          <table:table-cell office:value-type="date" office:date-value="1959-07-30T00:00:00" table:style-name="ce4">
            <text:p>30/07/1959</text:p>
          </table:table-cell>
          <table:table-cell office:value-type="string" table:style-name="ce1">
            <text:p>CVGLVR59L70I875E</text:p>
          </table:table-cell>
          <table:table-cell office:value-type="string" table:style-name="ce1">
            <text:p>Fosdinov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35" table:style-name="ce1">
            <text:p>54035</text:p>
          </table:table-cell>
          <table:table-cell office:value-type="string" table:style-name="ce1">
            <text:p>Strada Consortile G.Beato, 2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</text:p>
          </table:table-cell>
          <table:table-cell office:value-type="string" table:style-name="ce1">
            <text:p>Ulderico</text:p>
          </table:table-cell>
          <table:table-cell office:value-type="string" table:style-name="ce1">
            <text:p>Pe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2018-11-12T00:00:00" table:style-name="ce4">
            <text:p>12/11/2018</text:p>
          </table:table-cell>
          <table:table-cell office:value-type="string" table:style-name="ce1">
            <text:p>BRSLRC18S12G418H</text:p>
          </table:table-cell>
          <table:table-cell office:value-type="string" table:style-name="ce1">
            <text:p>Ficar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62" table:style-name="ce1">
            <text:p>98062</text:p>
          </table:table-cell>
          <table:table-cell office:value-type="string" table:style-name="ce1">
            <text:p>Via D.Millelire, 2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io</text:p>
          </table:table-cell>
          <table:table-cell office:value-type="string" table:style-name="ce1">
            <text:p>Serena</text:p>
          </table:table-cell>
          <table:table-cell office:value-type="string" table:style-name="ce1">
            <text:p>Motteggi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date" office:date-value="1974-01-21T00:00:00" table:style-name="ce4">
            <text:p>21/01/1974</text:p>
          </table:table-cell>
          <table:table-cell office:value-type="string" table:style-name="ce1">
            <text:p>MSCSRN74A61B012M</text:p>
          </table:table-cell>
          <table:table-cell office:value-type="string" table:style-name="ce1">
            <text:p>Cavasso Nuov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0" table:style-name="ce1">
            <text:p>33090</text:p>
          </table:table-cell>
          <table:table-cell office:value-type="string" table:style-name="ce1">
            <text:p>Via Carbonia, 9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ndi</text:p>
          </table:table-cell>
          <table:table-cell office:value-type="string" table:style-name="ce1">
            <text:p>Mariella</text:p>
          </table:table-cell>
          <table:table-cell office:value-type="string" table:style-name="ce1">
            <text:p>Branz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87-11-19T00:00:00" table:style-name="ce4">
            <text:p>19/11/1987</text:p>
          </table:table-cell>
          <table:table-cell office:value-type="string" table:style-name="ce1">
            <text:p>RMNMLL87S59B123L</text:p>
          </table:table-cell>
          <table:table-cell office:value-type="string" table:style-name="ce1">
            <text:p>Montera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0" table:style-name="ce1">
            <text:p>60010</text:p>
          </table:table-cell>
          <table:table-cell office:value-type="string" table:style-name="ce1">
            <text:p>Via Olivetani, 4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Sibilla</text:p>
          </table:table-cell>
          <table:table-cell office:value-type="string" table:style-name="ce1">
            <text:p>Intra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date" office:date-value="2008-11-29T00:00:00" table:style-name="ce4">
            <text:p>29/11/2008</text:p>
          </table:table-cell>
          <table:table-cell office:value-type="string" table:style-name="ce1">
            <text:p>PSNSLL08S69E304M</text:p>
          </table:table-cell>
          <table:table-cell office:value-type="string" table:style-name="ce1">
            <text:p>Pastren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Via C.Poerio, 1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rchi</text:p>
          </table:table-cell>
          <table:table-cell office:value-type="string" table:style-name="ce1">
            <text:p>Giandomenico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date" office:date-value="1993-04-29T00:00:00" table:style-name="ce4">
            <text:p>29/04/1993</text:p>
          </table:table-cell>
          <table:table-cell office:value-type="string" table:style-name="ce1">
            <text:p>DMRGDM93D29L385P</text:p>
          </table:table-cell>
          <table:table-cell office:value-type="string" table:style-name="ce1">
            <text:p>Cami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40" table:style-name="ce1">
            <text:p>81040</text:p>
          </table:table-cell>
          <table:table-cell office:value-type="string" table:style-name="ce1">
            <text:p>Via Agamennone, 2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ratore</text:p>
          </table:table-cell>
          <table:table-cell office:value-type="string" table:style-name="ce1">
            <text:p>Giobbe</text:p>
          </table:table-cell>
          <table:table-cell office:value-type="string" table:style-name="ce1">
            <text:p>Cosso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4" table:style-name="ce1">
            <text:p>28054</text:p>
          </table:table-cell>
          <table:table-cell office:value-type="date" office:date-value="1996-10-24T00:00:00" table:style-name="ce4">
            <text:p>24/10/1996</text:p>
          </table:table-cell>
          <table:table-cell office:value-type="string" table:style-name="ce1">
            <text:p>MRTGBB96R24D099G</text:p>
          </table:table-cell>
          <table:table-cell office:value-type="string" table:style-name="ce1">
            <text:p>Vall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C.Dalla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emanni</text:p>
          </table:table-cell>
          <table:table-cell office:value-type="string" table:style-name="ce1">
            <text:p>Aronne</text:p>
          </table:table-cell>
          <table:table-cell office:value-type="string" table:style-name="ce1">
            <text:p>Scarnaf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72-01-05T00:00:00" table:style-name="ce4">
            <text:p>05/01/1972</text:p>
          </table:table-cell>
          <table:table-cell office:value-type="string" table:style-name="ce1">
            <text:p>RDMRNN72A05I512J</text:p>
          </table:table-cell>
          <table:table-cell office:value-type="string" table:style-name="ce1">
            <text:p>Baldissero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string" table:style-name="ce1">
            <text:p>Via P.Tacchini, 1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vani</text:p>
          </table:table-cell>
          <table:table-cell office:value-type="string" table:style-name="ce1">
            <text:p>Alberico</text:p>
          </table:table-cell>
          <table:table-cell office:value-type="string" table:style-name="ce1">
            <text:p>Sant'Onof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16" table:style-name="ce1">
            <text:p>88016</text:p>
          </table:table-cell>
          <table:table-cell office:value-type="date" office:date-value="2011-05-29T00:00:00" table:style-name="ce4">
            <text:p>29/05/2011</text:p>
          </table:table-cell>
          <table:table-cell office:value-type="string" table:style-name="ce1">
            <text:p>GLVLRC11E29I350H</text:p>
          </table:table-cell>
          <table:table-cell office:value-type="string" table:style-name="ce1">
            <text:p>Galga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string" table:style-name="ce1">
            <text:p>Via M.Pannunzio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osi</text:p>
          </table:table-cell>
          <table:table-cell office:value-type="string" table:style-name="ce1">
            <text:p>Giada</text:p>
          </table:table-cell>
          <table:table-cell office:value-type="string" table:style-name="ce1">
            <text:p>San Pietro Avellan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88" table:style-name="ce1">
            <text:p>86088</text:p>
          </table:table-cell>
          <table:table-cell office:value-type="date" office:date-value="1961-05-14T00:00:00" table:style-name="ce4">
            <text:p>14/05/1961</text:p>
          </table:table-cell>
          <table:table-cell office:value-type="string" table:style-name="ce1">
            <text:p>PLSGDI61E54I096P</text:p>
          </table:table-cell>
          <table:table-cell office:value-type="string" table:style-name="ce1">
            <text:p>Boret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E</text:p>
          </table:table-cell>
          <table:table-cell office:value-type="float" office:value="42022" table:style-name="ce1">
            <text:p>42022</text:p>
          </table:table-cell>
          <table:table-cell office:value-type="string" table:style-name="ce1">
            <text:p>Via C.Carus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oli</text:p>
          </table:table-cell>
          <table:table-cell office:value-type="string" table:style-name="ce1">
            <text:p>Edgardo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date" office:date-value="2017-05-09T00:00:00" table:style-name="ce4">
            <text:p>09/05/2017</text:p>
          </table:table-cell>
          <table:table-cell office:value-type="string" table:style-name="ce1">
            <text:p>PSLDRD17E09H798Y</text:p>
          </table:table-cell>
          <table:table-cell office:value-type="string" table:style-name="ce1">
            <text:p>Borgoman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1" table:style-name="ce1">
            <text:p>28021</text:p>
          </table:table-cell>
          <table:table-cell office:value-type="string" table:style-name="ce1">
            <text:p>Via Chiese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toni</text:p>
          </table:table-cell>
          <table:table-cell office:value-type="string" table:style-name="ce1">
            <text:p>Colomba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2004-01-19T00:00:00" table:style-name="ce4">
            <text:p>19/01/2004</text:p>
          </table:table-cell>
          <table:table-cell office:value-type="string" table:style-name="ce1">
            <text:p>MRTCMB04A59H514C</text:p>
          </table:table-cell>
          <table:table-cell office:value-type="string" table:style-name="ce1">
            <text:p>Isern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170" table:style-name="ce1">
            <text:p>86170</text:p>
          </table:table-cell>
          <table:table-cell office:value-type="string" table:style-name="ce1">
            <text:p>Via E.Armaforte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edele</text:p>
          </table:table-cell>
          <table:table-cell office:value-type="string" table:style-name="ce1">
            <text:p>Vilfredo</text:p>
          </table:table-cell>
          <table:table-cell office:value-type="string" table:style-name="ce1">
            <text:p>Santa Giustina in Coll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date" office:date-value="2012-11-26T00:00:00" table:style-name="ce4">
            <text:p>26/11/2012</text:p>
          </table:table-cell>
          <table:table-cell office:value-type="string" table:style-name="ce1">
            <text:p>FDLVFR12S26I207C</text:p>
          </table:table-cell>
          <table:table-cell office:value-type="string" table:style-name="ce1">
            <text:p>Bu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1" table:style-name="ce1">
            <text:p>14051</text:p>
          </table:table-cell>
          <table:table-cell office:value-type="string" table:style-name="ce1">
            <text:p>Foro Bernardo da Canal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acco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Boja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1" table:style-name="ce1">
            <text:p>86021</text:p>
          </table:table-cell>
          <table:table-cell office:value-type="date" office:date-value="1975-06-13T00:00:00" table:style-name="ce4">
            <text:p>13/06/1975</text:p>
          </table:table-cell>
          <table:table-cell office:value-type="string" table:style-name="ce1">
            <text:p>FLCRLA75H53A930W</text:p>
          </table:table-cell>
          <table:table-cell office:value-type="string" table:style-name="ce1">
            <text:p>Moss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C.Castelnuovo delle Lanze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ivitera</text:p>
          </table:table-cell>
          <table:table-cell office:value-type="string" table:style-name="ce1">
            <text:p>Sir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99-04-15T00:00:00" table:style-name="ce4">
            <text:p>15/04/1999</text:p>
          </table:table-cell>
          <table:table-cell office:value-type="string" table:style-name="ce1">
            <text:p>PRVSRI99D15D896F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Caltagirone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o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n Piero a Siev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7" table:style-name="ce1">
            <text:p>50037</text:p>
          </table:table-cell>
          <table:table-cell office:value-type="date" office:date-value="2021-08-10T00:00:00" table:style-name="ce4">
            <text:p>10/08/2021</text:p>
          </table:table-cell>
          <table:table-cell office:value-type="string" table:style-name="ce1">
            <text:p>BNNGDU21M10I085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S.Tomaso, 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res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rquà Petrarc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2" table:style-name="ce1">
            <text:p>35032</text:p>
          </table:table-cell>
          <table:table-cell office:value-type="date" office:date-value="1960-10-28T00:00:00" table:style-name="ce4">
            <text:p>28/10/1960</text:p>
          </table:table-cell>
          <table:table-cell office:value-type="string" table:style-name="ce1">
            <text:p>CRSNLN60R28A434Z</text:p>
          </table:table-cell>
          <table:table-cell office:value-type="string" table:style-name="ce1">
            <text:p>Papozz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10" table:style-name="ce1">
            <text:p>45010</text:p>
          </table:table-cell>
          <table:table-cell office:value-type="string" table:style-name="ce1">
            <text:p>Via Beatrice d'Este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ccardi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Toccamontepi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1976-03-21T00:00:00" table:style-name="ce4">
            <text:p>21/03/1976</text:p>
          </table:table-cell>
          <table:table-cell office:value-type="string" table:style-name="ce1">
            <text:p>CCCLGO76C61L186Q</text:p>
          </table:table-cell>
          <table:table-cell office:value-type="string" table:style-name="ce1">
            <text:p>Usmate Vel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F.Accursio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masi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B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89-07-30T00:00:00" table:style-name="ce4">
            <text:p>30/07/1989</text:p>
          </table:table-cell>
          <table:table-cell office:value-type="string" table:style-name="ce1">
            <text:p>DLMLDA89L70B080B</text:p>
          </table:table-cell>
          <table:table-cell office:value-type="string" table:style-name="ce1">
            <text:p>Lunamatro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2" table:style-name="ce1">
            <text:p>9022</text:p>
          </table:table-cell>
          <table:table-cell office:value-type="string" table:style-name="ce1">
            <text:p>Via L.Resnati, 2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Greta</text:p>
          </table:table-cell>
          <table:table-cell office:value-type="string" table:style-name="ce1">
            <text:p>Gre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6" table:style-name="ce1">
            <text:p>20056</text:p>
          </table:table-cell>
          <table:table-cell office:value-type="date" office:date-value="1943-12-27T00:00:00" table:style-name="ce4">
            <text:p>27/12/1943</text:p>
          </table:table-cell>
          <table:table-cell office:value-type="string" table:style-name="ce1">
            <text:p>MTTGRT43T67E170P</text:p>
          </table:table-cell>
          <table:table-cell office:value-type="string" table:style-name="ce1">
            <text:p>Palm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string" table:style-name="ce1">
            <text:p>Via Mare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pai</text:p>
          </table:table-cell>
          <table:table-cell office:value-type="string" table:style-name="ce1">
            <text:p>Brigida</text:p>
          </table:table-cell>
          <table:table-cell office:value-type="string" table:style-name="ce1">
            <text:p>Trequan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20" table:style-name="ce1">
            <text:p>53020</text:p>
          </table:table-cell>
          <table:table-cell office:value-type="date" office:date-value="1941-02-17T00:00:00" table:style-name="ce4">
            <text:p>17/02/1941</text:p>
          </table:table-cell>
          <table:table-cell office:value-type="string" table:style-name="ce1">
            <text:p>LPABGD41B57L384C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S.Pietratagliata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ia</text:p>
          </table:table-cell>
          <table:table-cell office:value-type="string" table:style-name="ce1">
            <text:p>Vinicio</text:p>
          </table:table-cell>
          <table:table-cell office:value-type="string" table:style-name="ce1">
            <text:p>Molini di Trio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0" table:style-name="ce1">
            <text:p>18010</text:p>
          </table:table-cell>
          <table:table-cell office:value-type="date" office:date-value="1939-05-29T00:00:00" table:style-name="ce4">
            <text:p>29/05/1939</text:p>
          </table:table-cell>
          <table:table-cell office:value-type="string" table:style-name="ce1">
            <text:p>BSTVNC39E29F290N</text:p>
          </table:table-cell>
          <table:table-cell office:value-type="string" table:style-name="ce1">
            <text:p>Acer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1" table:style-name="ce1">
            <text:p>85011</text:p>
          </table:table-cell>
          <table:table-cell office:value-type="string" table:style-name="ce1">
            <text:p>Via Monti Appennini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van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Quarra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39" table:style-name="ce1">
            <text:p>51039</text:p>
          </table:table-cell>
          <table:table-cell office:value-type="date" office:date-value="1945-01-15T00:00:00" table:style-name="ce4">
            <text:p>15/01/1945</text:p>
          </table:table-cell>
          <table:table-cell office:value-type="string" table:style-name="ce1">
            <text:p>PVNDLN45A55H109V</text:p>
          </table:table-cell>
          <table:table-cell office:value-type="string" table:style-name="ce1">
            <text:p>Isola delle Femmin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40" table:style-name="ce1">
            <text:p>90040</text:p>
          </table:table-cell>
          <table:table-cell office:value-type="string" table:style-name="ce1">
            <text:p>Via S.Francesca Romana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i</text:p>
          </table:table-cell>
          <table:table-cell office:value-type="string" table:style-name="ce1">
            <text:p>Lucio</text:p>
          </table:table-cell>
          <table:table-cell office:value-type="string" table:style-name="ce1">
            <text:p>Santa Maria Imbar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date" office:date-value="1969-06-27T00:00:00" table:style-name="ce4">
            <text:p>27/06/1969</text:p>
          </table:table-cell>
          <table:table-cell office:value-type="string" table:style-name="ce1">
            <text:p>BRSLCU69H27I244V</text:p>
          </table:table-cell>
          <table:table-cell office:value-type="string" table:style-name="ce1">
            <text:p>San Giorgio la Mola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0" table:style-name="ce1">
            <text:p>82020</text:p>
          </table:table-cell>
          <table:table-cell office:value-type="string" table:style-name="ce1">
            <text:p>Via J.Tintoretto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istad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Carn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1964-03-21T00:00:00" table:style-name="ce4">
            <text:p>21/03/1964</text:p>
          </table:table-cell>
          <table:table-cell office:value-type="string" table:style-name="ce1">
            <text:p>MSTVVN64C21B796G</text:p>
          </table:table-cell>
          <table:table-cell office:value-type="string" table:style-name="ce1">
            <text:p>Bagnaria Ars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colo S.Giuseppe Cottolengo, 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ini</text:p>
          </table:table-cell>
          <table:table-cell office:value-type="string" table:style-name="ce1">
            <text:p>Emiliana</text:p>
          </table:table-cell>
          <table:table-cell office:value-type="string" table:style-name="ce1">
            <text:p>Monterch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5" table:style-name="ce1">
            <text:p>52035</text:p>
          </table:table-cell>
          <table:table-cell office:value-type="date" office:date-value="1953-05-19T00:00:00" table:style-name="ce4">
            <text:p>19/05/1953</text:p>
          </table:table-cell>
          <table:table-cell office:value-type="string" table:style-name="ce1">
            <text:p>SLDMLN53E59F594Q</text:p>
          </table:table-cell>
          <table:table-cell office:value-type="string" table:style-name="ce1">
            <text:p>Cazzano Sant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4" table:style-name="ce1">
            <text:p>24024</text:p>
          </table:table-cell>
          <table:table-cell office:value-type="string" table:style-name="ce1">
            <text:p>Via Armenia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ncini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Montefalc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6" table:style-name="ce1">
            <text:p>6036</text:p>
          </table:table-cell>
          <table:table-cell office:value-type="date" office:date-value="2001-09-24T00:00:00" table:style-name="ce4">
            <text:p>24/09/2001</text:p>
          </table:table-cell>
          <table:table-cell office:value-type="string" table:style-name="ce1">
            <text:p>BNNVNT01P64F492L</text:p>
          </table:table-cell>
          <table:table-cell office:value-type="string" table:style-name="ce1">
            <text:p>Belvedere La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G.Arrivabene, 22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ristofar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ezz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8" table:style-name="ce1">
            <text:p>4018</text:p>
          </table:table-cell>
          <table:table-cell office:value-type="date" office:date-value="2012-02-27T00:00:00" table:style-name="ce4">
            <text:p>27/02/2012</text:p>
          </table:table-cell>
          <table:table-cell office:value-type="string" table:style-name="ce1">
            <text:p>DCRMTT12B27I712K</text:p>
          </table:table-cell>
          <table:table-cell office:value-type="string" table:style-name="ce1">
            <text:p>Rim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Viale Borghetto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mberia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arla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63-10-16T00:00:00" table:style-name="ce4">
            <text:p>16/10/1963</text:p>
          </table:table-cell>
          <table:table-cell office:value-type="string" table:style-name="ce1">
            <text:p>CMBLEA63R56B785S</text:p>
          </table:table-cell>
          <table:table-cell office:value-type="string" table:style-name="ce1">
            <text:p>Mezzana Bigl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Piazza D.Zoppo, 1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gost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Camerata Cor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75-10-17T00:00:00" table:style-name="ce4">
            <text:p>17/10/1975</text:p>
          </table:table-cell>
          <table:table-cell office:value-type="string" table:style-name="ce1">
            <text:p>DGSGLN75R17B471J</text:p>
          </table:table-cell>
          <table:table-cell office:value-type="string" table:style-name="ce1">
            <text:p>Casciana Term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4" table:style-name="ce1">
            <text:p>56034</text:p>
          </table:table-cell>
          <table:table-cell office:value-type="string" table:style-name="ce1">
            <text:p>Via P.Frattini, 2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ll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Romagnano Ses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8" table:style-name="ce1">
            <text:p>28078</text:p>
          </table:table-cell>
          <table:table-cell office:value-type="date" office:date-value="1990-09-11T00:00:00" table:style-name="ce4">
            <text:p>11/09/1990</text:p>
          </table:table-cell>
          <table:table-cell office:value-type="string" table:style-name="ce1">
            <text:p>CDLFNZ90P51H502M</text:p>
          </table:table-cell>
          <table:table-cell office:value-type="string" table:style-name="ce1">
            <text:p>Bols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Via A.Busch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Gaia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date" office:date-value="1936-10-29T00:00:00" table:style-name="ce4">
            <text:p>29/10/1936</text:p>
          </table:table-cell>
          <table:table-cell office:value-type="string" table:style-name="ce1">
            <text:p>BAUGAI36R69I029H</text:p>
          </table:table-cell>
          <table:table-cell office:value-type="string" table:style-name="ce1">
            <text:p>Isnel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0" table:style-name="ce1">
            <text:p>90010</text:p>
          </table:table-cell>
          <table:table-cell office:value-type="string" table:style-name="ce1">
            <text:p>Via U.Hoepl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ddu</text:p>
          </table:table-cell>
          <table:table-cell office:value-type="string" table:style-name="ce1">
            <text:p>Antonella</text:p>
          </table:table-cell>
          <table:table-cell office:value-type="string" table:style-name="ce1">
            <text:p>Tolf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9" table:style-name="ce1">
            <text:p>59</text:p>
          </table:table-cell>
          <table:table-cell office:value-type="date" office:date-value="1955-04-15T00:00:00" table:style-name="ce4">
            <text:p>15/04/1955</text:p>
          </table:table-cell>
          <table:table-cell office:value-type="string" table:style-name="ce1">
            <text:p>CDDNNL55D55L192X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G.Villani da Firenze, 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zzetti</text:p>
          </table:table-cell>
          <table:table-cell office:value-type="string" table:style-name="ce1">
            <text:p>Medardo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83-06-07T00:00:00" table:style-name="ce4">
            <text:p>07/06/1983</text:p>
          </table:table-cell>
          <table:table-cell office:value-type="string" table:style-name="ce1">
            <text:p>PZZMRD83H07L998I</text:p>
          </table:table-cell>
          <table:table-cell office:value-type="string" table:style-name="ce1">
            <text:p>Corte dè Cortesi con Cig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Via E.Toti, 13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oni</text:p>
          </table:table-cell>
          <table:table-cell office:value-type="string" table:style-name="ce1">
            <text:p>Bonifacio</text:p>
          </table:table-cell>
          <table:table-cell office:value-type="string" table:style-name="ce1">
            <text:p>San Nazar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date" office:date-value="1990-03-05T00:00:00" table:style-name="ce4">
            <text:p>05/03/1990</text:p>
          </table:table-cell>
          <table:table-cell office:value-type="string" table:style-name="ce1">
            <text:p>LBNBFC90C05I047G</text:p>
          </table:table-cell>
          <table:table-cell office:value-type="string" table:style-name="ce1">
            <text:p>So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B.Sestini, 2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terina</text:p>
          </table:table-cell>
          <table:table-cell office:value-type="string" table:style-name="ce1">
            <text:p>Montecchio 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75" table:style-name="ce1">
            <text:p>36075</text:p>
          </table:table-cell>
          <table:table-cell office:value-type="date" office:date-value="2015-05-23T00:00:00" table:style-name="ce4">
            <text:p>23/05/2015</text:p>
          </table:table-cell>
          <table:table-cell office:value-type="string" table:style-name="ce1">
            <text:p>BSUCRN15E63F464J</text:p>
          </table:table-cell>
          <table:table-cell office:value-type="string" table:style-name="ce1">
            <text:p>Cornigl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21" table:style-name="ce1">
            <text:p>43021</text:p>
          </table:table-cell>
          <table:table-cell office:value-type="string" table:style-name="ce1">
            <text:p>Raccordo Cavalcavia L.Sotto, 2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rocco</text:p>
          </table:table-cell>
          <table:table-cell office:value-type="string" table:style-name="ce1">
            <text:p>Abramo</text:p>
          </table:table-cell>
          <table:table-cell office:value-type="string" table:style-name="ce1">
            <text:p>Var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100" table:style-name="ce1">
            <text:p>21100</text:p>
          </table:table-cell>
          <table:table-cell office:value-type="date" office:date-value="1986-09-19T00:00:00" table:style-name="ce4">
            <text:p>19/09/1986</text:p>
          </table:table-cell>
          <table:table-cell office:value-type="string" table:style-name="ce1">
            <text:p>PTRBRM86P19L682K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C.Tacito, 6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</text:p>
          </table:table-cell>
          <table:table-cell office:value-type="string" table:style-name="ce1">
            <text:p>Annabe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1935-04-01T00:00:00" table:style-name="ce4">
            <text:p>01/04/1935</text:p>
          </table:table-cell>
          <table:table-cell office:value-type="string" table:style-name="ce1">
            <text:p>PSCNBL35D41D150E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Capodistria, 2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rcaro</text:p>
          </table:table-cell>
          <table:table-cell office:value-type="string" table:style-name="ce1">
            <text:p>Gionata</text:p>
          </table:table-cell>
          <table:table-cell office:value-type="string" table:style-name="ce1">
            <text:p>Cerve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86-03-01T00:00:00" table:style-name="ce4">
            <text:p>01/03/1986</text:p>
          </table:table-cell>
          <table:table-cell office:value-type="string" table:style-name="ce1">
            <text:p>LRCGNT86C01C550S</text:p>
          </table:table-cell>
          <table:table-cell office:value-type="string" table:style-name="ce1">
            <text:p>Cittaducal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Via A.Pigafetta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ino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Civi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2018-02-18T00:00:00" table:style-name="ce4">
            <text:p>18/02/2018</text:p>
          </table:table-cell>
          <table:table-cell office:value-type="string" table:style-name="ce1">
            <text:p>PNTGCM18B18C757S</text:p>
          </table:table-cell>
          <table:table-cell office:value-type="string" table:style-name="ce1">
            <text:p>Piazzator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N.Oxilia, 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tore</text:p>
          </table:table-cell>
          <table:table-cell office:value-type="string" table:style-name="ce1">
            <text:p>Giuliana</text:p>
          </table:table-cell>
          <table:table-cell office:value-type="string" table:style-name="ce1">
            <text:p>Chio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5-06-12T00:00:00" table:style-name="ce4">
            <text:p>12/06/1935</text:p>
          </table:table-cell>
          <table:table-cell office:value-type="string" table:style-name="ce1">
            <text:p>SLVGLN35H52C639G</text:p>
          </table:table-cell>
          <table:table-cell office:value-type="string" table:style-name="ce1">
            <text:p>Villagrande Strisai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9" table:style-name="ce1">
            <text:p>8049</text:p>
          </table:table-cell>
          <table:table-cell office:value-type="string" table:style-name="ce1">
            <text:p>Via L.Annoni, 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oni</text:p>
          </table:table-cell>
          <table:table-cell office:value-type="string" table:style-name="ce1">
            <text:p>Stella</text:p>
          </table:table-cell>
          <table:table-cell office:value-type="string" table:style-name="ce1">
            <text:p>Saland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7" table:style-name="ce1">
            <text:p>75017</text:p>
          </table:table-cell>
          <table:table-cell office:value-type="date" office:date-value="1969-05-25T00:00:00" table:style-name="ce4">
            <text:p>25/05/1969</text:p>
          </table:table-cell>
          <table:table-cell office:value-type="string" table:style-name="ce1">
            <text:p>MNNSLL69E65H687B</text:p>
          </table:table-cell>
          <table:table-cell office:value-type="string" table:style-name="ce1">
            <text:p>Pescarolo ed Uni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3" table:style-name="ce1">
            <text:p>26033</text:p>
          </table:table-cell>
          <table:table-cell office:value-type="string" table:style-name="ce1">
            <text:p>Via Segnan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llanova Biell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30" table:style-name="ce1">
            <text:p>13030</text:p>
          </table:table-cell>
          <table:table-cell office:value-type="date" office:date-value="1933-04-14T00:00:00" table:style-name="ce4">
            <text:p>14/04/1933</text:p>
          </table:table-cell>
          <table:table-cell office:value-type="string" table:style-name="ce1">
            <text:p>PSNVLI33D54L978H</text:p>
          </table:table-cell>
          <table:table-cell office:value-type="string" table:style-name="ce1">
            <text:p>Villa di Br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Rh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ari</text:p>
          </table:table-cell>
          <table:table-cell office:value-type="string" table:style-name="ce1">
            <text:p>Carlo</text:p>
          </table:table-cell>
          <table:table-cell office:value-type="string" table:style-name="ce1">
            <text:p>Curcuri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0" table:style-name="ce1">
            <text:p>9090</text:p>
          </table:table-cell>
          <table:table-cell office:value-type="date" office:date-value="1973-02-13T00:00:00" table:style-name="ce4">
            <text:p>13/02/1973</text:p>
          </table:table-cell>
          <table:table-cell office:value-type="string" table:style-name="ce1">
            <text:p>NGRCRL73B13D214X</text:p>
          </table:table-cell>
          <table:table-cell office:value-type="string" table:style-name="ce1">
            <text:p>Bregu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1" table:style-name="ce1">
            <text:p>38081</text:p>
          </table:table-cell>
          <table:table-cell office:value-type="string" table:style-name="ce1">
            <text:p>Via Val Pantena, 1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fforello</text:p>
          </table:table-cell>
          <table:table-cell office:value-type="string" table:style-name="ce1">
            <text:p>Nives</text:p>
          </table:table-cell>
          <table:table-cell office:value-type="string" table:style-name="ce1">
            <text:p>Valderi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9" table:style-name="ce1">
            <text:p>91019</text:p>
          </table:table-cell>
          <table:table-cell office:value-type="date" office:date-value="1963-11-16T00:00:00" table:style-name="ce4">
            <text:p>16/11/1963</text:p>
          </table:table-cell>
          <table:table-cell office:value-type="string" table:style-name="ce1">
            <text:p>STRNVS63S56G319J</text:p>
          </table:table-cell>
          <table:table-cell office:value-type="string" table:style-name="ce1">
            <text:p>Mezzana rabatt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Via L.Montegan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no</text:p>
          </table:table-cell>
          <table:table-cell office:value-type="string" table:style-name="ce1">
            <text:p>Giorgia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1955-10-07T00:00:00" table:style-name="ce4">
            <text:p>07/10/1955</text:p>
          </table:table-cell>
          <table:table-cell office:value-type="string" table:style-name="ce1">
            <text:p>STRGRG55R47E489S</text:p>
          </table:table-cell>
          <table:table-cell office:value-type="string" table:style-name="ce1">
            <text:p>Motta Santa Luc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9065" table:style-name="ce1">
            <text:p>89065</text:p>
          </table:table-cell>
          <table:table-cell office:value-type="string" table:style-name="ce1">
            <text:p>Via S.Monte, 261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amaro</text:p>
          </table:table-cell>
          <table:table-cell office:value-type="string" table:style-name="ce1">
            <text:p>Erminia</text:p>
          </table:table-cell>
          <table:table-cell office:value-type="string" table:style-name="ce1">
            <text:p>Monti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6" table:style-name="ce1">
            <text:p>14026</text:p>
          </table:table-cell>
          <table:table-cell office:value-type="date" office:date-value="1996-11-06T00:00:00" table:style-name="ce4">
            <text:p>06/11/1996</text:p>
          </table:table-cell>
          <table:table-cell office:value-type="string" table:style-name="ce1">
            <text:p>CLMRMN96S46F678E</text:p>
          </table:table-cell>
          <table:table-cell office:value-type="string" table:style-name="ce1">
            <text:p>Cantalupo nel Sanni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2" table:style-name="ce1">
            <text:p>86092</text:p>
          </table:table-cell>
          <table:table-cell office:value-type="string" table:style-name="ce1">
            <text:p>Vicolo A.Ponchielli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ti</text:p>
          </table:table-cell>
          <table:table-cell office:value-type="string" table:style-name="ce1">
            <text:p>Ennio</text:p>
          </table:table-cell>
          <table:table-cell office:value-type="string" table:style-name="ce1">
            <text:p>San Gregorio nelle Alp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2007-02-07T00:00:00" table:style-name="ce4">
            <text:p>07/02/2007</text:p>
          </table:table-cell>
          <table:table-cell office:value-type="string" table:style-name="ce1">
            <text:p>CNTNNE07B07H938O</text:p>
          </table:table-cell>
          <table:table-cell office:value-type="string" table:style-name="ce1">
            <text:p>Nicolos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I.Campioni, 1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era</text:p>
          </table:table-cell>
          <table:table-cell office:value-type="string" table:style-name="ce1">
            <text:p>Eligio</text:p>
          </table:table-cell>
          <table:table-cell office:value-type="string" table:style-name="ce1">
            <text:p>Colli a Voltur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3" table:style-name="ce1">
            <text:p>86073</text:p>
          </table:table-cell>
          <table:table-cell office:value-type="date" office:date-value="1967-03-29T00:00:00" table:style-name="ce4">
            <text:p>29/03/1967</text:p>
          </table:table-cell>
          <table:table-cell office:value-type="string" table:style-name="ce1">
            <text:p>BRBLGE67C29C878O</text:p>
          </table:table-cell>
          <table:table-cell office:value-type="string" table:style-name="ce1">
            <text:p>Eg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4" table:style-name="ce1">
            <text:p>39044</text:p>
          </table:table-cell>
          <table:table-cell office:value-type="string" table:style-name="ce1">
            <text:p>Viale L.Buglio, 2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ossi</text:p>
          </table:table-cell>
          <table:table-cell office:value-type="string" table:style-name="ce1">
            <text:p>Teodora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date" office:date-value="1978-03-02T00:00:00" table:style-name="ce4">
            <text:p>02/03/1978</text:p>
          </table:table-cell>
          <table:table-cell office:value-type="string" table:style-name="ce1">
            <text:p>BLSTDR78C42C901Y</text:p>
          </table:table-cell>
          <table:table-cell office:value-type="string" table:style-name="ce1">
            <text:p>Guardavall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5" table:style-name="ce1">
            <text:p>88065</text:p>
          </table:table-cell>
          <table:table-cell office:value-type="string" table:style-name="ce1">
            <text:p>Via P.Novelli, 1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et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ondov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5" table:style-name="ce1">
            <text:p>10055</text:p>
          </table:table-cell>
          <table:table-cell office:value-type="date" office:date-value="1941-11-09T00:00:00" table:style-name="ce4">
            <text:p>09/11/1941</text:p>
          </table:table-cell>
          <table:table-cell office:value-type="string" table:style-name="ce1">
            <text:p>RCTLEA41S49C955C</text:p>
          </table:table-cell>
          <table:table-cell office:value-type="string" table:style-name="ce1">
            <text:p>Trave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Papa Achille Ratti, 2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avone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91-08-03T00:00:00" table:style-name="ce4">
            <text:p>03/08/1991</text:p>
          </table:table-cell>
          <table:table-cell office:value-type="string" table:style-name="ce1">
            <text:p>SCHPGR91M03D126P</text:p>
          </table:table-cell>
          <table:table-cell office:value-type="string" table:style-name="ce1">
            <text:p>Marcellinar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4" table:style-name="ce1">
            <text:p>88044</text:p>
          </table:table-cell>
          <table:table-cell office:value-type="string" table:style-name="ce1">
            <text:p>Via Santuario di Altino, 8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imeo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Bo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3" table:style-name="ce1">
            <text:p>71023</text:p>
          </table:table-cell>
          <table:table-cell office:value-type="date" office:date-value="2011-12-30T00:00:00" table:style-name="ce4">
            <text:p>30/12/2011</text:p>
          </table:table-cell>
          <table:table-cell office:value-type="string" table:style-name="ce1">
            <text:p>SLMGMR11T30B104H</text:p>
          </table:table-cell>
          <table:table-cell office:value-type="string" table:style-name="ce1">
            <text:p>Pieve di Co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string" table:style-name="ce1">
            <text:p>Via dei Popoli Uniti, 15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zzulani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Asso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EN</text:p>
          </table:table-cell>
          <table:table-cell office:value-type="float" office:value="94010" table:style-name="ce1">
            <text:p>94010</text:p>
          </table:table-cell>
          <table:table-cell office:value-type="date" office:date-value="2000-01-09T00:00:00" table:style-name="ce4">
            <text:p>09/01/2000</text:p>
          </table:table-cell>
          <table:table-cell office:value-type="string" table:style-name="ce1">
            <text:p>CZZVRN00A09A478X</text:p>
          </table:table-cell>
          <table:table-cell office:value-type="string" table:style-name="ce1">
            <text:p>Fontan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6" table:style-name="ce1">
            <text:p>24056</text:p>
          </table:table-cell>
          <table:table-cell office:value-type="string" table:style-name="ce1">
            <text:p>Via Perugi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olf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89-06-25T00:00:00" table:style-name="ce4">
            <text:p>25/06/1989</text:p>
          </table:table-cell>
          <table:table-cell office:value-type="string" table:style-name="ce1">
            <text:p>LNDTLI89H25D068O</text:p>
          </table:table-cell>
          <table:table-cell office:value-type="string" table:style-name="ce1">
            <text:p>Cavenago di Bria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I.Castrogiovanni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rsio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San Martino di Lupa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8" table:style-name="ce1">
            <text:p>35018</text:p>
          </table:table-cell>
          <table:table-cell office:value-type="date" office:date-value="1985-12-18T00:00:00" table:style-name="ce4">
            <text:p>18/12/1985</text:p>
          </table:table-cell>
          <table:table-cell office:value-type="string" table:style-name="ce1">
            <text:p>CRSRND85T18I008E</text:p>
          </table:table-cell>
          <table:table-cell office:value-type="string" table:style-name="ce1">
            <text:p>Vaprio d'A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string" table:style-name="ce1">
            <text:p>Via G.B.Pirelli, 285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ro</text:p>
          </table:table-cell>
          <table:table-cell office:value-type="string" table:style-name="ce1">
            <text:p>Rosita</text:p>
          </table:table-cell>
          <table:table-cell office:value-type="string" table:style-name="ce1">
            <text:p>Brum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7" table:style-name="ce1">
            <text:p>24037</text:p>
          </table:table-cell>
          <table:table-cell office:value-type="date" office:date-value="2000-09-07T00:00:00" table:style-name="ce4">
            <text:p>07/09/2000</text:p>
          </table:table-cell>
          <table:table-cell office:value-type="string" table:style-name="ce1">
            <text:p>PRRRST00P47B217V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50127" table:style-name="ce1">
            <text:p>50127</text:p>
          </table:table-cell>
          <table:table-cell office:value-type="string" table:style-name="ce1">
            <text:p>Corso G.Canella, 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er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08-09-16T00:00:00" table:style-name="ce4">
            <text:p>16/09/2008</text:p>
          </table:table-cell>
          <table:table-cell office:value-type="string" table:style-name="ce1">
            <text:p>NGLGRD08P16D991E</text:p>
          </table:table-cell>
          <table:table-cell office:value-type="string" table:style-name="ce1">
            <text:p>Zumagl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Corfù, 1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oise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Borgo Val di Ta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3" table:style-name="ce1">
            <text:p>43043</text:p>
          </table:table-cell>
          <table:table-cell office:value-type="date" office:date-value="1959-05-30T00:00:00" table:style-name="ce4">
            <text:p>30/05/1959</text:p>
          </table:table-cell>
          <table:table-cell office:value-type="string" table:style-name="ce1">
            <text:p>LSANCN59E30B042W</text:p>
          </table:table-cell>
          <table:table-cell office:value-type="string" table:style-name="ce1">
            <text:p>Bosisio Pari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S.Orsola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ingarelli</text:p>
          </table:table-cell>
          <table:table-cell office:value-type="string" table:style-name="ce1">
            <text:p>Valentino</text:p>
          </table:table-cell>
          <table:table-cell office:value-type="string" table:style-name="ce1">
            <text:p>Sci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50-08-20T00:00:00" table:style-name="ce4">
            <text:p>20/08/1950</text:p>
          </table:table-cell>
          <table:table-cell office:value-type="string" table:style-name="ce1">
            <text:p>ZNGVNT50M20I536C</text:p>
          </table:table-cell>
          <table:table-cell office:value-type="string" table:style-name="ce1">
            <text:p>Torrebelvic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36" table:style-name="ce1">
            <text:p>36036</text:p>
          </table:table-cell>
          <table:table-cell office:value-type="string" table:style-name="ce1">
            <text:p>Via Privata A.Picozzi, 110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angelis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5-01-16T00:00:00" table:style-name="ce4">
            <text:p>16/01/1965</text:p>
          </table:table-cell>
          <table:table-cell office:value-type="string" table:style-name="ce1">
            <text:p>DNGLNU65A56E290Q</text:p>
          </table:table-cell>
          <table:table-cell office:value-type="string" table:style-name="ce1">
            <text:p>Gual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string" table:style-name="ce1">
            <text:p>Via E.Bistagno, 2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chesotti</text:p>
          </table:table-cell>
          <table:table-cell office:value-type="string" table:style-name="ce1">
            <text:p>Ferruccio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date" office:date-value="1930-11-01T00:00:00" table:style-name="ce4">
            <text:p>01/11/1930</text:p>
          </table:table-cell>
          <table:table-cell office:value-type="string" table:style-name="ce1">
            <text:p>MRCFRC30S01C093P</text:p>
          </table:table-cell>
          <table:table-cell office:value-type="string" table:style-name="ce1">
            <text:p>Tregli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string" table:style-name="ce1">
            <text:p>Via Guastalla, 2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nnucci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Ronc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5-02-18T00:00:00" table:style-name="ce4">
            <text:p>18/02/1975</text:p>
          </table:table-cell>
          <table:table-cell office:value-type="string" table:style-name="ce1">
            <text:p>VNNDGI75B18H539Z</text:p>
          </table:table-cell>
          <table:table-cell office:value-type="string" table:style-name="ce1">
            <text:p>Santa Maria Cogh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Camaslo, 2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ell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Monticelli Brusa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40" table:style-name="ce1">
            <text:p>25040</text:p>
          </table:table-cell>
          <table:table-cell office:value-type="date" office:date-value="2002-12-24T00:00:00" table:style-name="ce4">
            <text:p>24/12/2002</text:p>
          </table:table-cell>
          <table:table-cell office:value-type="string" table:style-name="ce1">
            <text:p>LLASFO02T64F672V</text:p>
          </table:table-cell>
          <table:table-cell office:value-type="string" table:style-name="ce1">
            <text:p>Vitorch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Via F.Palag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berto</text:p>
          </table:table-cell>
          <table:table-cell office:value-type="string" table:style-name="ce1">
            <text:p>Stanislao</text:p>
          </table:table-cell>
          <table:table-cell office:value-type="string" table:style-name="ce1">
            <text:p>Co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2010-10-03T00:00:00" table:style-name="ce4">
            <text:p>03/10/2010</text:p>
          </table:table-cell>
          <table:table-cell office:value-type="string" table:style-name="ce1">
            <text:p>FLBSNS10R03D127N</text:p>
          </table:table-cell>
          <table:table-cell office:value-type="string" table:style-name="ce1">
            <text:p>Brond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Brunic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nibaldi</text:p>
          </table:table-cell>
          <table:table-cell office:value-type="string" table:style-name="ce1">
            <text:p>Gaetano</text:p>
          </table:table-cell>
          <table:table-cell office:value-type="string" table:style-name="ce1">
            <text:p>Castelli Calep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1941-01-01T00:00:00" table:style-name="ce4">
            <text:p>01/01/1941</text:p>
          </table:table-cell>
          <table:table-cell office:value-type="string" table:style-name="ce1">
            <text:p>SNBGTN41A01C079W</text:p>
          </table:table-cell>
          <table:table-cell office:value-type="string" table:style-name="ce1">
            <text:p>Fiamign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Via R.Cartesio, 2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zza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Ferruzz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68-03-07T00:00:00" table:style-name="ce4">
            <text:p>07/03/1968</text:p>
          </table:table-cell>
          <table:table-cell office:value-type="string" table:style-name="ce1">
            <text:p>LZZRRT68C07D557X</text:p>
          </table:table-cell>
          <table:table-cell office:value-type="string" table:style-name="ce1">
            <text:p>Somag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XXII Marzo, 1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dro</text:p>
          </table:table-cell>
          <table:table-cell office:value-type="string" table:style-name="ce1">
            <text:p>Maurilio</text:p>
          </table:table-cell>
          <table:table-cell office:value-type="string" table:style-name="ce1">
            <text:p>Sant'Agata li Battiat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44-01-17T00:00:00" table:style-name="ce4">
            <text:p>17/01/1944</text:p>
          </table:table-cell>
          <table:table-cell office:value-type="string" table:style-name="ce1">
            <text:p>SNDMRL44A17I202J</text:p>
          </table:table-cell>
          <table:table-cell office:value-type="string" table:style-name="ce1">
            <text:p>Alv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2" table:style-name="ce1">
            <text:p>81012</text:p>
          </table:table-cell>
          <table:table-cell office:value-type="string" table:style-name="ce1">
            <text:p>Via L.Sanfelice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tonini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Orsara di Pugl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7" table:style-name="ce1">
            <text:p>71027</text:p>
          </table:table-cell>
          <table:table-cell office:value-type="date" office:date-value="1959-07-13T00:00:00" table:style-name="ce4">
            <text:p>13/07/1959</text:p>
          </table:table-cell>
          <table:table-cell office:value-type="string" table:style-name="ce1">
            <text:p>NTNLEO59L13G125S</text:p>
          </table:table-cell>
          <table:table-cell office:value-type="string" table:style-name="ce1">
            <text:p>O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4" table:style-name="ce1">
            <text:p>72024</text:p>
          </table:table-cell>
          <table:table-cell office:value-type="string" table:style-name="ce1">
            <text:p>Via F.Vivo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gnani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20-12-06T00:00:00" table:style-name="ce4">
            <text:p>06/12/2020</text:p>
          </table:table-cell>
          <table:table-cell office:value-type="string" table:style-name="ce1">
            <text:p>LGNCST20T46B493X</text:p>
          </table:table-cell>
          <table:table-cell office:value-type="string" table:style-name="ce1">
            <text:p>Solfer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F.Barbieri, 20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vieri</text:p>
          </table:table-cell>
          <table:table-cell office:value-type="string" table:style-name="ce1">
            <text:p>Oronzo</text:p>
          </table:table-cell>
          <table:table-cell office:value-type="string" table:style-name="ce1">
            <text:p>Art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1" table:style-name="ce1">
            <text:p>31</text:p>
          </table:table-cell>
          <table:table-cell office:value-type="date" office:date-value="1945-11-21T00:00:00" table:style-name="ce4">
            <text:p>21/11/1945</text:p>
          </table:table-cell>
          <table:table-cell office:value-type="string" table:style-name="ce1">
            <text:p>RVRRNZ45S21A449F</text:p>
          </table:table-cell>
          <table:table-cell office:value-type="string" table:style-name="ce1">
            <text:p>Tavulli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10" table:style-name="ce1">
            <text:p>61010</text:p>
          </table:table-cell>
          <table:table-cell office:value-type="string" table:style-name="ce1">
            <text:p>Foro Mantova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cin</text:p>
          </table:table-cell>
          <table:table-cell office:value-type="string" table:style-name="ce1">
            <text:p>Debora</text:p>
          </table:table-cell>
          <table:table-cell office:value-type="string" table:style-name="ce1">
            <text:p>Ita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25" table:style-name="ce1">
            <text:p>98025</text:p>
          </table:table-cell>
          <table:table-cell office:value-type="date" office:date-value="1996-09-06T00:00:00" table:style-name="ce4">
            <text:p>06/09/1996</text:p>
          </table:table-cell>
          <table:table-cell office:value-type="string" table:style-name="ce1">
            <text:p>DLCDBR96P46E374P</text:p>
          </table:table-cell>
          <table:table-cell office:value-type="string" table:style-name="ce1">
            <text:p>Podenz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27" table:style-name="ce1">
            <text:p>29027</text:p>
          </table:table-cell>
          <table:table-cell office:value-type="string" table:style-name="ce1">
            <text:p>Via B.Graziol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pesi</text:p>
          </table:table-cell>
          <table:table-cell office:value-type="string" table:style-name="ce1">
            <text:p>Onofrio</text:p>
          </table:table-cell>
          <table:table-cell office:value-type="string" table:style-name="ce1">
            <text:p>Rapa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5" table:style-name="ce1">
            <text:p>16035</text:p>
          </table:table-cell>
          <table:table-cell office:value-type="date" office:date-value="1970-06-01T00:00:00" table:style-name="ce4">
            <text:p>01/06/1970</text:p>
          </table:table-cell>
          <table:table-cell office:value-type="string" table:style-name="ce1">
            <text:p>SPSNFR70H01H183I</text:p>
          </table:table-cell>
          <table:table-cell office:value-type="string" table:style-name="ce1">
            <text:p>Trevi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G.Garibaldi, 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notti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Zuccar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9" table:style-name="ce1">
            <text:p>17039</text:p>
          </table:table-cell>
          <table:table-cell office:value-type="date" office:date-value="1972-06-13T00:00:00" table:style-name="ce4">
            <text:p>13/06/1972</text:p>
          </table:table-cell>
          <table:table-cell office:value-type="string" table:style-name="ce1">
            <text:p>ZNTMRO72H13M197K</text:p>
          </table:table-cell>
          <table:table-cell office:value-type="string" table:style-name="ce1">
            <text:p>Boronedd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80" table:style-name="ce1">
            <text:p>9080</text:p>
          </table:table-cell>
          <table:table-cell office:value-type="string" table:style-name="ce1">
            <text:p>Via B.Petrocelli, 167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mini</text:p>
          </table:table-cell>
          <table:table-cell office:value-type="string" table:style-name="ce1">
            <text:p>Amilcare</text:p>
          </table:table-cell>
          <table:table-cell office:value-type="string" table:style-name="ce1">
            <text:p>Labi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date" office:date-value="1945-01-13T00:00:00" table:style-name="ce4">
            <text:p>13/01/1945</text:p>
          </table:table-cell>
          <table:table-cell office:value-type="string" table:style-name="ce1">
            <text:p>CMNMCR45A13E392P</text:p>
          </table:table-cell>
          <table:table-cell office:value-type="string" table:style-name="ce1">
            <text:p>Claves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Regina Margherita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zzolo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Sant'Alfi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10" table:style-name="ce1">
            <text:p>95010</text:p>
          </table:table-cell>
          <table:table-cell office:value-type="date" office:date-value="1993-08-23T00:00:00" table:style-name="ce4">
            <text:p>23/08/1993</text:p>
          </table:table-cell>
          <table:table-cell office:value-type="string" table:style-name="ce1">
            <text:p>BZZSLA93M63I216Y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Valsuga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ttista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Crocefiesch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date" office:date-value="1965-07-19T00:00:00" table:style-name="ce4">
            <text:p>19/07/1965</text:p>
          </table:table-cell>
          <table:table-cell office:value-type="string" table:style-name="ce1">
            <text:p>BTTRSR65L19D175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A.Vassallo, 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Frosol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5" table:style-name="ce1">
            <text:p>86095</text:p>
          </table:table-cell>
          <table:table-cell office:value-type="date" office:date-value="2012-07-12T00:00:00" table:style-name="ce4">
            <text:p>12/07/2012</text:p>
          </table:table-cell>
          <table:table-cell office:value-type="string" table:style-name="ce1">
            <text:p>GRNVFR12L12D811I</text:p>
          </table:table-cell>
          <table:table-cell office:value-type="string" table:style-name="ce1">
            <text:p>Bro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3" table:style-name="ce1">
            <text:p>27043</text:p>
          </table:table-cell>
          <table:table-cell office:value-type="string" table:style-name="ce1">
            <text:p>Via Lucilio Gaio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one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Santopad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date" office:date-value="1991-08-05T00:00:00" table:style-name="ce4">
            <text:p>05/08/1991</text:p>
          </table:table-cell>
          <table:table-cell office:value-type="string" table:style-name="ce1">
            <text:p>SNIRCR91M05I351A</text:p>
          </table:table-cell>
          <table:table-cell office:value-type="string" table:style-name="ce1">
            <text:p>Raffadal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5" table:style-name="ce1">
            <text:p>92015</text:p>
          </table:table-cell>
          <table:table-cell office:value-type="string" table:style-name="ce1">
            <text:p>Via Privata G.Bizet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card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Gardone Val Tromp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63" table:style-name="ce1">
            <text:p>25063</text:p>
          </table:table-cell>
          <table:table-cell office:value-type="date" office:date-value="1996-05-13T00:00:00" table:style-name="ce4">
            <text:p>13/05/1996</text:p>
          </table:table-cell>
          <table:table-cell office:value-type="string" table:style-name="ce1">
            <text:p>CRDMRG96E13D918N</text:p>
          </table:table-cell>
          <table:table-cell office:value-type="string" table:style-name="ce1">
            <text:p>Cicil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assaggio Coperto C.Poerio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llo</text:p>
          </table:table-cell>
          <table:table-cell office:value-type="string" table:style-name="ce1">
            <text:p>Celeste</text:p>
          </table:table-cell>
          <table:table-cell office:value-type="string" table:style-name="ce1">
            <text:p>Paulilatin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70" table:style-name="ce1">
            <text:p>9070</text:p>
          </table:table-cell>
          <table:table-cell office:value-type="date" office:date-value="1958-06-23T00:00:00" table:style-name="ce4">
            <text:p>23/06/1958</text:p>
          </table:table-cell>
          <table:table-cell office:value-type="string" table:style-name="ce1">
            <text:p>RLLCST58H63G384H</text:p>
          </table:table-cell>
          <table:table-cell office:value-type="string" table:style-name="ce1">
            <text:p>Zoll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10" table:style-name="ce1">
            <text:p>73010</text:p>
          </table:table-cell>
          <table:table-cell office:value-type="string" table:style-name="ce1">
            <text:p>Piazzale S.Sciar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ino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San Pietro Clarenz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33-03-27T00:00:00" table:style-name="ce4">
            <text:p>27/03/1933</text:p>
          </table:table-cell>
          <table:table-cell office:value-type="string" table:style-name="ce1">
            <text:p>LBNSFO33C67I098P</text:p>
          </table:table-cell>
          <table:table-cell office:value-type="string" table:style-name="ce1">
            <text:p>Pot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100" table:style-name="ce1">
            <text:p>85100</text:p>
          </table:table-cell>
          <table:table-cell office:value-type="string" table:style-name="ce1">
            <text:p>Via A.Maira, 3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inon</text:p>
          </table:table-cell>
          <table:table-cell office:value-type="string" table:style-name="ce1">
            <text:p>Onorina</text:p>
          </table:table-cell>
          <table:table-cell office:value-type="string" table:style-name="ce1">
            <text:p>Carrara Santo Stef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1958-11-20T00:00:00" table:style-name="ce4">
            <text:p>20/11/1958</text:p>
          </table:table-cell>
          <table:table-cell office:value-type="string" table:style-name="ce1">
            <text:p>SNTNRN58S60B834P</text:p>
          </table:table-cell>
          <table:table-cell office:value-type="string" table:style-name="ce1">
            <text:p>Ramac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A.Sole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cettola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Reggell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66" table:style-name="ce1">
            <text:p>50066</text:p>
          </table:table-cell>
          <table:table-cell office:value-type="date" office:date-value="1975-05-04T00:00:00" table:style-name="ce4">
            <text:p>04/05/1975</text:p>
          </table:table-cell>
          <table:table-cell office:value-type="string" table:style-name="ce1">
            <text:p>CCTDBR75E44H222A</text:p>
          </table:table-cell>
          <table:table-cell office:value-type="string" table:style-name="ce1">
            <text:p>Cesano Made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31" table:style-name="ce1">
            <text:p>20031</text:p>
          </table:table-cell>
          <table:table-cell office:value-type="string" table:style-name="ce1">
            <text:p>Via Tiziano, 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dè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San Giovanni Bian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5" table:style-name="ce1">
            <text:p>24015</text:p>
          </table:table-cell>
          <table:table-cell office:value-type="date" office:date-value="2011-10-29T00:00:00" table:style-name="ce4">
            <text:p>29/10/2011</text:p>
          </table:table-cell>
          <table:table-cell office:value-type="string" table:style-name="ce1">
            <text:p>MDABVN11R69H910I</text:p>
          </table:table-cell>
          <table:table-cell office:value-type="string" table:style-name="ce1">
            <text:p>Casteltermin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25" table:style-name="ce1">
            <text:p>92025</text:p>
          </table:table-cell>
          <table:table-cell office:value-type="string" table:style-name="ce1">
            <text:p>Via P.Berrettini detto Pietro da Cortona, 132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lgherini</text:p>
          </table:table-cell>
          <table:table-cell office:value-type="string" table:style-name="ce1">
            <text:p>Ponzio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8-09-12T00:00:00" table:style-name="ce4">
            <text:p>12/09/1958</text:p>
          </table:table-cell>
          <table:table-cell office:value-type="string" table:style-name="ce1">
            <text:p>MLGPNZ58P12D197H</text:p>
          </table:table-cell>
          <table:table-cell office:value-type="string" table:style-name="ce1">
            <text:p>Lagana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zzarino, 5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1">
            <text:p>Aiace</text:p>
          </table:table-cell>
          <table:table-cell office:value-type="string" table:style-name="ce1">
            <text:p>Erto e Cass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date" office:date-value="1936-12-04T00:00:00" table:style-name="ce4">
            <text:p>04/12/1936</text:p>
          </table:table-cell>
          <table:table-cell office:value-type="string" table:style-name="ce1">
            <text:p>REXCAI36T04D426J</text:p>
          </table:table-cell>
          <table:table-cell office:value-type="string" table:style-name="ce1">
            <text:p>Post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Via Ippodromo, 1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</text:p>
          </table:table-cell>
          <table:table-cell office:value-type="string" table:style-name="ce1">
            <text:p>Tiziano</text:p>
          </table:table-cell>
          <table:table-cell office:value-type="string" table:style-name="ce1">
            <text:p>Magli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74-01-16T00:00:00" table:style-name="ce4">
            <text:p>16/01/1974</text:p>
          </table:table-cell>
          <table:table-cell office:value-type="string" table:style-name="ce1">
            <text:p>TSCTZN74A16E813F</text:p>
          </table:table-cell>
          <table:table-cell office:value-type="string" table:style-name="ce1">
            <text:p>Tolv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7" table:style-name="ce1">
            <text:p>85017</text:p>
          </table:table-cell>
          <table:table-cell office:value-type="string" table:style-name="ce1">
            <text:p>Via F.Perez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elpo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53-09-06T00:00:00" table:style-name="ce4">
            <text:p>06/09/1953</text:p>
          </table:table-cell>
          <table:table-cell office:value-type="string" table:style-name="ce1">
            <text:p>LPINLT53P06D896Y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G.Seminario, 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olt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Cin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6-03-09T00:00:00" table:style-name="ce4">
            <text:p>09/03/1966</text:p>
          </table:table-cell>
          <table:table-cell office:value-type="string" table:style-name="ce1">
            <text:p>SPLNLN66C09C715L</text:p>
          </table:table-cell>
          <table:table-cell office:value-type="string" table:style-name="ce1">
            <text:p>Nazz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F.Alla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tto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Fara Gera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5" table:style-name="ce1">
            <text:p>24045</text:p>
          </table:table-cell>
          <table:table-cell office:value-type="date" office:date-value="2011-06-06T00:00:00" table:style-name="ce4">
            <text:p>06/06/2011</text:p>
          </table:table-cell>
          <table:table-cell office:value-type="string" table:style-name="ce1">
            <text:p>TTNLBT11H46D490M</text:p>
          </table:table-cell>
          <table:table-cell office:value-type="string" table:style-name="ce1">
            <text:p>Guspi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6" table:style-name="ce1">
            <text:p>9036</text:p>
          </table:table-cell>
          <table:table-cell office:value-type="string" table:style-name="ce1">
            <text:p>Corso A.Salerno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omartini</text:p>
          </table:table-cell>
          <table:table-cell office:value-type="string" table:style-name="ce1">
            <text:p>Gianluigi</text:p>
          </table:table-cell>
          <table:table-cell office:value-type="string" table:style-name="ce1">
            <text:p>Fiesso Umbert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24" table:style-name="ce1">
            <text:p>45024</text:p>
          </table:table-cell>
          <table:table-cell office:value-type="date" office:date-value="2018-04-14T00:00:00" table:style-name="ce4">
            <text:p>14/04/2018</text:p>
          </table:table-cell>
          <table:table-cell office:value-type="string" table:style-name="ce1">
            <text:p>MMRGLG18D14D577P</text:p>
          </table:table-cell>
          <table:table-cell office:value-type="string" table:style-name="ce1">
            <text:p>And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31" table:style-name="ce1">
            <text:p>70031</text:p>
          </table:table-cell>
          <table:table-cell office:value-type="string" table:style-name="ce1">
            <text:p>Via M.Tirone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rlano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Molve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60" table:style-name="ce1">
            <text:p>36060</text:p>
          </table:table-cell>
          <table:table-cell office:value-type="date" office:date-value="2018-07-11T00:00:00" table:style-name="ce4">
            <text:p>11/07/2018</text:p>
          </table:table-cell>
          <table:table-cell office:value-type="string" table:style-name="ce1">
            <text:p>MRLSNT18L11F306G</text:p>
          </table:table-cell>
          <table:table-cell office:value-type="string" table:style-name="ce1">
            <text:p>Tubr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Via F.Sforza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burini</text:p>
          </table:table-cell>
          <table:table-cell office:value-type="string" table:style-name="ce1">
            <text:p>Socrat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1985-12-05T00:00:00" table:style-name="ce4">
            <text:p>05/12/1985</text:p>
          </table:table-cell>
          <table:table-cell office:value-type="string" table:style-name="ce1">
            <text:p>TMBSRT85T05A117K</text:p>
          </table:table-cell>
          <table:table-cell office:value-type="string" table:style-name="ce1">
            <text:p>Carr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string" table:style-name="ce1">
            <text:p>Via Arcivescovado, 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zzon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0-09-24T00:00:00" table:style-name="ce4">
            <text:p>24/09/1950</text:p>
          </table:table-cell>
          <table:table-cell office:value-type="string" table:style-name="ce1">
            <text:p>VZZGCR50P24L042E</text:p>
          </table:table-cell>
          <table:table-cell office:value-type="string" table:style-name="ce1">
            <text:p>Santa Cesarea Term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della Cervia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i</text:p>
          </table:table-cell>
          <table:table-cell office:value-type="string" table:style-name="ce1">
            <text:p>Cassandra</text:p>
          </table:table-cell>
          <table:table-cell office:value-type="string" table:style-name="ce1">
            <text:p>Carino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2-12-30T00:00:00" table:style-name="ce4">
            <text:p>30/12/1972</text:p>
          </table:table-cell>
          <table:table-cell office:value-type="string" table:style-name="ce1">
            <text:p>RNDCSN72T70B781S</text:p>
          </table:table-cell>
          <table:table-cell office:value-type="string" table:style-name="ce1">
            <text:p>Sover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8" table:style-name="ce1">
            <text:p>88068</text:p>
          </table:table-cell>
          <table:table-cell office:value-type="string" table:style-name="ce1">
            <text:p>Cavalcavia T.Edison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ttoni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Torre Pellic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6" table:style-name="ce1">
            <text:p>10066</text:p>
          </table:table-cell>
          <table:table-cell office:value-type="date" office:date-value="1937-08-26T00:00:00" table:style-name="ce4">
            <text:p>26/08/1937</text:p>
          </table:table-cell>
          <table:table-cell office:value-type="string" table:style-name="ce1">
            <text:p>BTTGCM37M26L277P</text:p>
          </table:table-cell>
          <table:table-cell office:value-type="string" table:style-name="ce1">
            <text:p>Bianz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string" table:style-name="ce1">
            <text:p>Foro L.Canonic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gon</text:p>
          </table:table-cell>
          <table:table-cell office:value-type="string" table:style-name="ce1">
            <text:p>Evaristo</text:p>
          </table:table-cell>
          <table:table-cell office:value-type="string" table:style-name="ce1">
            <text:p>Rezza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6" table:style-name="ce1">
            <text:p>25086</text:p>
          </table:table-cell>
          <table:table-cell office:value-type="date" office:date-value="1976-12-16T00:00:00" table:style-name="ce4">
            <text:p>16/12/1976</text:p>
          </table:table-cell>
          <table:table-cell office:value-type="string" table:style-name="ce1">
            <text:p>RGNVST76T16H256P</text:p>
          </table:table-cell>
          <table:table-cell office:value-type="string" table:style-name="ce1">
            <text:p>Castel Goffre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2" table:style-name="ce1">
            <text:p>46042</text:p>
          </table:table-cell>
          <table:table-cell office:value-type="string" table:style-name="ce1">
            <text:p>Via A.Grande, 6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Ro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0" table:style-name="ce1">
            <text:p>14020</text:p>
          </table:table-cell>
          <table:table-cell office:value-type="date" office:date-value="1976-06-17T00:00:00" table:style-name="ce4">
            <text:p>17/06/1976</text:p>
          </table:table-cell>
          <table:table-cell office:value-type="string" table:style-name="ce1">
            <text:p>PNIPDR76H17H376M</text:p>
          </table:table-cell>
          <table:table-cell office:value-type="string" table:style-name="ce1">
            <text:p>Locu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Ruccellai, 61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ccinini</text:p>
          </table:table-cell>
          <table:table-cell office:value-type="string" table:style-name="ce1">
            <text:p>Cloe</text:p>
          </table:table-cell>
          <table:table-cell office:value-type="string" table:style-name="ce1">
            <text:p>Baldisser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0" table:style-name="ce1">
            <text:p>10020</text:p>
          </table:table-cell>
          <table:table-cell office:value-type="date" office:date-value="1980-08-10T00:00:00" table:style-name="ce4">
            <text:p>10/08/1980</text:p>
          </table:table-cell>
          <table:table-cell office:value-type="string" table:style-name="ce1">
            <text:p>PCCCLO80M50A591R</text:p>
          </table:table-cell>
          <table:table-cell office:value-type="string" table:style-name="ce1">
            <text:p>Campodol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1" table:style-name="ce1">
            <text:p>23021</text:p>
          </table:table-cell>
          <table:table-cell office:value-type="string" table:style-name="ce1">
            <text:p>Via Monte Cimone, 2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i</text:p>
          </table:table-cell>
          <table:table-cell office:value-type="string" table:style-name="ce1">
            <text:p>Aristide</text:p>
          </table:table-cell>
          <table:table-cell office:value-type="string" table:style-name="ce1">
            <text:p>Geno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30" table:style-name="ce1">
            <text:p>8030</text:p>
          </table:table-cell>
          <table:table-cell office:value-type="date" office:date-value="1951-11-16T00:00:00" table:style-name="ce4">
            <text:p>16/11/1951</text:p>
          </table:table-cell>
          <table:table-cell office:value-type="string" table:style-name="ce1">
            <text:p>LOIRTD51S16D968G</text:p>
          </table:table-cell>
          <table:table-cell office:value-type="string" table:style-name="ce1">
            <text:p>Erchi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0" table:style-name="ce1">
            <text:p>72020</text:p>
          </table:table-cell>
          <table:table-cell office:value-type="string" table:style-name="ce1">
            <text:p>Via Gattamelata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zzo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Avis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date" office:date-value="1992-03-12T00:00:00" table:style-name="ce4">
            <text:p>12/03/1992</text:p>
          </table:table-cell>
          <table:table-cell office:value-type="string" table:style-name="ce1">
            <text:p>PZZLBT92C52A521E</text:p>
          </table:table-cell>
          <table:table-cell office:value-type="string" table:style-name="ce1">
            <text:p>Momper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O.Sozzi, 92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no</text:p>
          </table:table-cell>
          <table:table-cell office:value-type="string" table:style-name="ce1">
            <text:p>Marilena</text:p>
          </table:table-cell>
          <table:table-cell office:value-type="string" table:style-name="ce1">
            <text:p>Me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6" table:style-name="ce1">
            <text:p>22046</text:p>
          </table:table-cell>
          <table:table-cell office:value-type="date" office:date-value="2000-02-17T00:00:00" table:style-name="ce4">
            <text:p>17/02/2000</text:p>
          </table:table-cell>
          <table:table-cell office:value-type="string" table:style-name="ce1">
            <text:p>CHNMLN00B57F151Q</text:p>
          </table:table-cell>
          <table:table-cell office:value-type="string" table:style-name="ce1">
            <text:p>Poggio Picenz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6" table:style-name="ce1">
            <text:p>67026</text:p>
          </table:table-cell>
          <table:table-cell office:value-type="string" table:style-name="ce1">
            <text:p>Via E.Camerini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ri</text:p>
          </table:table-cell>
          <table:table-cell office:value-type="string" table:style-name="ce1">
            <text:p>Ismaele</text:p>
          </table:table-cell>
          <table:table-cell office:value-type="string" table:style-name="ce1">
            <text:p>Mare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40-01-05T00:00:00" table:style-name="ce4">
            <text:p>05/01/1940</text:p>
          </table:table-cell>
          <table:table-cell office:value-type="string" table:style-name="ce1">
            <text:p>LRASML40A05E939L</text:p>
          </table:table-cell>
          <table:table-cell office:value-type="string" table:style-name="ce1">
            <text:p>Montereale Valcelli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6" table:style-name="ce1">
            <text:p>33086</text:p>
          </table:table-cell>
          <table:table-cell office:value-type="string" table:style-name="ce1">
            <text:p>Via T.Pandolfin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naro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Usc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88-02-14T00:00:00" table:style-name="ce4">
            <text:p>14/02/1988</text:p>
          </table:table-cell>
          <table:table-cell office:value-type="string" table:style-name="ce1">
            <text:p>CRNSRG88B14L507W</text:p>
          </table:table-cell>
          <table:table-cell office:value-type="string" table:style-name="ce1">
            <text:p>Dolegna del Colli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Cavalcavia P.Fudduni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occhetti</text:p>
          </table:table-cell>
          <table:table-cell office:value-type="string" table:style-name="ce1">
            <text:p>Rossana</text:p>
          </table:table-cell>
          <table:table-cell office:value-type="string" table:style-name="ce1">
            <text:p>Volta Mantov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9" table:style-name="ce1">
            <text:p>46049</text:p>
          </table:table-cell>
          <table:table-cell office:value-type="date" office:date-value="1944-12-13T00:00:00" table:style-name="ce4">
            <text:p>13/12/1944</text:p>
          </table:table-cell>
          <table:table-cell office:value-type="string" table:style-name="ce1">
            <text:p>STCRSN44T53M125O</text:p>
          </table:table-cell>
          <table:table-cell office:value-type="string" table:style-name="ce1">
            <text:p>Cerreto Sannit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32" table:style-name="ce1">
            <text:p>82032</text:p>
          </table:table-cell>
          <table:table-cell office:value-type="string" table:style-name="ce1">
            <text:p>Via L.Sott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lam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Sospir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7" table:style-name="ce1">
            <text:p>32037</text:p>
          </table:table-cell>
          <table:table-cell office:value-type="date" office:date-value="1990-12-25T00:00:00" table:style-name="ce4">
            <text:p>25/12/1990</text:p>
          </table:table-cell>
          <table:table-cell office:value-type="string" table:style-name="ce1">
            <text:p>TLMGLN90T25I866I</text:p>
          </table:table-cell>
          <table:table-cell office:value-type="string" table:style-name="ce1">
            <text:p>Ronc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7" table:style-name="ce1">
            <text:p>38087</text:p>
          </table:table-cell>
          <table:table-cell office:value-type="string" table:style-name="ce1">
            <text:p>Vicolo G.Tartini, 120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lorioso</text:p>
          </table:table-cell>
          <table:table-cell office:value-type="string" table:style-name="ce1">
            <text:p>Camilla</text:p>
          </table:table-cell>
          <table:table-cell office:value-type="string" table:style-name="ce1">
            <text:p>Seleg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46-10-05T00:00:00" table:style-name="ce4">
            <text:p>05/10/1946</text:p>
          </table:table-cell>
          <table:table-cell office:value-type="string" table:style-name="ce1">
            <text:p>GLRCLL46R45I582V</text:p>
          </table:table-cell>
          <table:table-cell office:value-type="string" table:style-name="ce1">
            <text:p>Quagliu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M.Cutuli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Vito</text:p>
          </table:table-cell>
          <table:table-cell office:value-type="string" table:style-name="ce1">
            <text:p>Puegnago sul Gar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0" table:style-name="ce1">
            <text:p>25080</text:p>
          </table:table-cell>
          <table:table-cell office:value-type="date" office:date-value="1971-08-27T00:00:00" table:style-name="ce4">
            <text:p>27/08/1971</text:p>
          </table:table-cell>
          <table:table-cell office:value-type="string" table:style-name="ce1">
            <text:p>RGNVTI71M27H086H</text:p>
          </table:table-cell>
          <table:table-cell office:value-type="string" table:style-name="ce1">
            <text:p>M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string" table:style-name="ce1">
            <text:p>Via R.Barbiera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in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Colloredo di Monte Alba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34-12-12T00:00:00" table:style-name="ce4">
            <text:p>12/12/1934</text:p>
          </table:table-cell>
          <table:table-cell office:value-type="string" table:style-name="ce1">
            <text:p>QNUSFO34T52C885B</text:p>
          </table:table-cell>
          <table:table-cell office:value-type="string" table:style-name="ce1">
            <text:p>Bu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2" table:style-name="ce1">
            <text:p>56032</text:p>
          </table:table-cell>
          <table:table-cell office:value-type="string" table:style-name="ce1">
            <text:p>Via E.Visconti Venosta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uppan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Mor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86-06-21T00:00:00" table:style-name="ce4">
            <text:p>21/06/1986</text:p>
          </table:table-cell>
          <table:table-cell office:value-type="string" table:style-name="ce1">
            <text:p>STPRLN86H61F720L</text:p>
          </table:table-cell>
          <table:table-cell office:value-type="string" table:style-name="ce1">
            <text:p>Faed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O.Rinuccini, 1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olungo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Santa Caterina Villarm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8" table:style-name="ce1">
            <text:p>93018</text:p>
          </table:table-cell>
          <table:table-cell office:value-type="date" office:date-value="1981-10-06T00:00:00" table:style-name="ce4">
            <text:p>06/10/1981</text:p>
          </table:table-cell>
          <table:table-cell office:value-type="string" table:style-name="ce1">
            <text:p>CPLLNE81R46I169L</text:p>
          </table:table-cell>
          <table:table-cell office:value-type="string" table:style-name="ce1">
            <text:p>Alfiano Natt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1" table:style-name="ce1">
            <text:p>15021</text:p>
          </table:table-cell>
          <table:table-cell office:value-type="string" table:style-name="ce1">
            <text:p>Piazzale C.Brighenti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elli</text:p>
          </table:table-cell>
          <table:table-cell office:value-type="string" table:style-name="ce1">
            <text:p>Diomede</text:p>
          </table:table-cell>
          <table:table-cell office:value-type="string" table:style-name="ce1">
            <text:p>Ter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30030" table:style-name="ce1">
            <text:p>30030</text:p>
          </table:table-cell>
          <table:table-cell office:value-type="date" office:date-value="1940-09-05T00:00:00" table:style-name="ce4">
            <text:p>05/09/1940</text:p>
          </table:table-cell>
          <table:table-cell office:value-type="string" table:style-name="ce1">
            <text:p>NLLDMD40P05L143C</text:p>
          </table:table-cell>
          <table:table-cell office:value-type="string" table:style-name="ce1">
            <text:p>Pescopagano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0" table:style-name="ce1">
            <text:p>85020</text:p>
          </table:table-cell>
          <table:table-cell office:value-type="string" table:style-name="ce1">
            <text:p>Via G.Calandra, 162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piello</text:p>
          </table:table-cell>
          <table:table-cell office:value-type="string" table:style-name="ce1">
            <text:p>Messalina</text:p>
          </table:table-cell>
          <table:table-cell office:value-type="string" table:style-name="ce1">
            <text:p>Albo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4-03-15T00:00:00" table:style-name="ce4">
            <text:p>15/03/1994</text:p>
          </table:table-cell>
          <table:table-cell office:value-type="string" table:style-name="ce1">
            <text:p>CPPMSL94C55A171J</text:p>
          </table:table-cell>
          <table:table-cell office:value-type="string" table:style-name="ce1">
            <text:p>Sant'Eusanio Forcones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0" table:style-name="ce1">
            <text:p>67020</text:p>
          </table:table-cell>
          <table:table-cell office:value-type="string" table:style-name="ce1">
            <text:p>Via V.Mortillaro, 10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onaroti</text:p>
          </table:table-cell>
          <table:table-cell office:value-type="string" table:style-name="ce1">
            <text:p>Cosimo</text:p>
          </table:table-cell>
          <table:table-cell office:value-type="string" table:style-name="ce1">
            <text:p>Bergant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32" table:style-name="ce1">
            <text:p>45032</text:p>
          </table:table-cell>
          <table:table-cell office:value-type="date" office:date-value="1933-11-25T00:00:00" table:style-name="ce4">
            <text:p>25/11/1933</text:p>
          </table:table-cell>
          <table:table-cell office:value-type="string" table:style-name="ce1">
            <text:p>BNRCSM33S25A795T</text:p>
          </table:table-cell>
          <table:table-cell office:value-type="string" table:style-name="ce1">
            <text:p>Serralunga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50" table:style-name="ce1">
            <text:p>12050</text:p>
          </table:table-cell>
          <table:table-cell office:value-type="string" table:style-name="ce1">
            <text:p>Cavalcavia S.Zuavi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sseghini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Pizzoferra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0-12-19T00:00:00" table:style-name="ce4">
            <text:p>19/12/2000</text:p>
          </table:table-cell>
          <table:table-cell office:value-type="string" table:style-name="ce1">
            <text:p>BSSCDD00T19G724J</text:p>
          </table:table-cell>
          <table:table-cell office:value-type="string" table:style-name="ce1">
            <text:p>Valloria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Santa Gemma Galgani, 213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agna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lendas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date" office:date-value="2013-07-29T00:00:00" table:style-name="ce4">
            <text:p>29/07/2013</text:p>
          </table:table-cell>
          <table:table-cell office:value-type="string" table:style-name="ce1">
            <text:p>MNTGUO13L29B405E</text:p>
          </table:table-cell>
          <table:table-cell office:value-type="string" table:style-name="ce1">
            <text:p>Sorgà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string" table:style-name="ce1">
            <text:p>Via S.Pio V, 1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 Rosa</text:p>
          </table:table-cell>
          <table:table-cell office:value-type="string" table:style-name="ce1">
            <text:p>Sandro</text:p>
          </table:table-cell>
          <table:table-cell office:value-type="string" table:style-name="ce1">
            <text:p>Chiupp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74-09-23T00:00:00" table:style-name="ce4">
            <text:p>23/09/1974</text:p>
          </table:table-cell>
          <table:table-cell office:value-type="string" table:style-name="ce1">
            <text:p>LRSSDR74P23C650B</text:p>
          </table:table-cell>
          <table:table-cell office:value-type="string" table:style-name="ce1">
            <text:p>Rov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ia Cogne, 1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llera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Termini Imeres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8" table:style-name="ce1">
            <text:p>90018</text:p>
          </table:table-cell>
          <table:table-cell office:value-type="date" office:date-value="1997-10-25T00:00:00" table:style-name="ce4">
            <text:p>25/10/1997</text:p>
          </table:table-cell>
          <table:table-cell office:value-type="string" table:style-name="ce1">
            <text:p>GLLGLL97R25L112P</text:p>
          </table:table-cell>
          <table:table-cell office:value-type="string" table:style-name="ce1">
            <text:p>Lave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F.Richin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terno</text:p>
          </table:table-cell>
          <table:table-cell office:value-type="string" table:style-name="ce1">
            <text:p>Gherardo</text:p>
          </table:table-cell>
          <table:table-cell office:value-type="string" table:style-name="ce1">
            <text:p>Scandrigl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8" table:style-name="ce1">
            <text:p>2038</text:p>
          </table:table-cell>
          <table:table-cell office:value-type="date" office:date-value="1980-01-21T00:00:00" table:style-name="ce4">
            <text:p>21/01/1980</text:p>
          </table:table-cell>
          <table:table-cell office:value-type="string" table:style-name="ce1">
            <text:p>PTRGRR80A21I499A</text:p>
          </table:table-cell>
          <table:table-cell office:value-type="string" table:style-name="ce1">
            <text:p>Arsi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string" table:style-name="ce1">
            <text:p>Via M.Titone, 1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rielli</text:p>
          </table:table-cell>
          <table:table-cell office:value-type="string" table:style-name="ce1">
            <text:p>Mansueto</text:p>
          </table:table-cell>
          <table:table-cell office:value-type="string" table:style-name="ce1">
            <text:p>Fasc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0" table:style-name="ce1">
            <text:p>16020</text:p>
          </table:table-cell>
          <table:table-cell office:value-type="date" office:date-value="2006-04-27T00:00:00" table:style-name="ce4">
            <text:p>27/04/2006</text:p>
          </table:table-cell>
          <table:table-cell office:value-type="string" table:style-name="ce1">
            <text:p>GBRMST06D27D509H</text:p>
          </table:table-cell>
          <table:table-cell office:value-type="string" table:style-name="ce1">
            <text:p>Villanova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rchimede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sin</text:p>
          </table:table-cell>
          <table:table-cell office:value-type="string" table:style-name="ce1">
            <text:p>Natalina</text:p>
          </table:table-cell>
          <table:table-cell office:value-type="string" table:style-name="ce1">
            <text:p>Panteller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7" table:style-name="ce1">
            <text:p>91017</text:p>
          </table:table-cell>
          <table:table-cell office:value-type="date" office:date-value="2012-02-21T00:00:00" table:style-name="ce4">
            <text:p>21/02/2012</text:p>
          </table:table-cell>
          <table:table-cell office:value-type="string" table:style-name="ce1">
            <text:p>CVSNLN12B61G315Z</text:p>
          </table:table-cell>
          <table:table-cell office:value-type="string" table:style-name="ce1">
            <text:p>Maniag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5" table:style-name="ce1">
            <text:p>33085</text:p>
          </table:table-cell>
          <table:table-cell office:value-type="string" table:style-name="ce1">
            <text:p>Via Torino, 23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gatt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1949-02-19T00:00:00" table:style-name="ce4">
            <text:p>19/02/1949</text:p>
          </table:table-cell>
          <table:table-cell office:value-type="string" table:style-name="ce1">
            <text:p>BRGNTL49B19H514K</text:p>
          </table:table-cell>
          <table:table-cell office:value-type="string" table:style-name="ce1">
            <text:p>Montori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alleria Derganino, 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avagli</text:p>
          </table:table-cell>
          <table:table-cell office:value-type="string" table:style-name="ce1">
            <text:p>Dolores</text:p>
          </table:table-cell>
          <table:table-cell office:value-type="string" table:style-name="ce1">
            <text:p>Cic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2-05-06T00:00:00" table:style-name="ce4">
            <text:p>06/05/1932</text:p>
          </table:table-cell>
          <table:table-cell office:value-type="string" table:style-name="ce1">
            <text:p>GRVDRS32E46C679X</text:p>
          </table:table-cell>
          <table:table-cell office:value-type="string" table:style-name="ce1">
            <text:p>Mania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C.Arici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rrino</text:p>
          </table:table-cell>
          <table:table-cell office:value-type="string" table:style-name="ce1">
            <text:p>Gesualdo</text:p>
          </table:table-cell>
          <table:table-cell office:value-type="string" table:style-name="ce1">
            <text:p>Villafranca in Lunigi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8" table:style-name="ce1">
            <text:p>54028</text:p>
          </table:table-cell>
          <table:table-cell office:value-type="date" office:date-value="1971-11-16T00:00:00" table:style-name="ce4">
            <text:p>16/11/1971</text:p>
          </table:table-cell>
          <table:table-cell office:value-type="string" table:style-name="ce1">
            <text:p>TRRGLD71S16L946T</text:p>
          </table:table-cell>
          <table:table-cell office:value-type="string" table:style-name="ce1">
            <text:p>Lampedusa e Lin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0" table:style-name="ce1">
            <text:p>92010</text:p>
          </table:table-cell>
          <table:table-cell office:value-type="string" table:style-name="ce1">
            <text:p>Piazza C.Carella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goli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Cass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79-06-25T00:00:00" table:style-name="ce4">
            <text:p>25/06/1979</text:p>
          </table:table-cell>
          <table:table-cell office:value-type="string" table:style-name="ce1">
            <text:p>GRGSLA79H65B994P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F.Gregorovius, 2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verber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Guan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83-10-26T00:00:00" table:style-name="ce4">
            <text:p>26/10/1983</text:p>
          </table:table-cell>
          <table:table-cell office:value-type="string" table:style-name="ce1">
            <text:p>SVRNTL83R26E235V</text:p>
          </table:table-cell>
          <table:table-cell office:value-type="string" table:style-name="ce1">
            <text:p>Bassign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2" table:style-name="ce1">
            <text:p>15042</text:p>
          </table:table-cell>
          <table:table-cell office:value-type="string" table:style-name="ce1">
            <text:p>Via G.Favretto, 41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naccio</text:p>
          </table:table-cell>
          <table:table-cell office:value-type="string" table:style-name="ce1">
            <text:p>Samuele</text:p>
          </table:table-cell>
          <table:table-cell office:value-type="string" table:style-name="ce1">
            <text:p>Villavallelong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1-04-02T00:00:00" table:style-name="ce4">
            <text:p>02/04/2011</text:p>
          </table:table-cell>
          <table:table-cell office:value-type="string" table:style-name="ce1">
            <text:p>FRNSML11D02M031W</text:p>
          </table:table-cell>
          <table:table-cell office:value-type="string" table:style-name="ce1">
            <text:p>Modi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5" table:style-name="ce1">
            <text:p>97015</text:p>
          </table:table-cell>
          <table:table-cell office:value-type="string" table:style-name="ce1">
            <text:p>Via M.Donia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ayda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Castelnuovo Scriv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3" table:style-name="ce1">
            <text:p>15053</text:p>
          </table:table-cell>
          <table:table-cell office:value-type="date" office:date-value="1933-12-10T00:00:00" table:style-name="ce4">
            <text:p>10/12/1933</text:p>
          </table:table-cell>
          <table:table-cell office:value-type="string" table:style-name="ce1">
            <text:p>BRYSRD33T50C243O</text:p>
          </table:table-cell>
          <table:table-cell office:value-type="string" table:style-name="ce1">
            <text:p>Altomo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2" table:style-name="ce1">
            <text:p>87042</text:p>
          </table:table-cell>
          <table:table-cell office:value-type="string" table:style-name="ce1">
            <text:p>Via Abruzzi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urro</text:p>
          </table:table-cell>
          <table:table-cell office:value-type="string" table:style-name="ce1">
            <text:p>Ottilia</text:p>
          </table:table-cell>
          <table:table-cell office:value-type="string" table:style-name="ce1">
            <text:p>Casell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2" table:style-name="ce1">
            <text:p>10072</text:p>
          </table:table-cell>
          <table:table-cell office:value-type="date" office:date-value="1966-10-23T00:00:00" table:style-name="ce4">
            <text:p>23/10/1966</text:p>
          </table:table-cell>
          <table:table-cell office:value-type="string" table:style-name="ce1">
            <text:p>GBRTTL66R63B960J</text:p>
          </table:table-cell>
          <table:table-cell office:value-type="string" table:style-name="ce1">
            <text:p>Vica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S.Pietro all'Orto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on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Mezzomer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date" office:date-value="1975-04-17T00:00:00" table:style-name="ce4">
            <text:p>17/04/1975</text:p>
          </table:table-cell>
          <table:table-cell office:value-type="string" table:style-name="ce1">
            <text:p>PGNVGN75D57F188F</text:p>
          </table:table-cell>
          <table:table-cell office:value-type="string" table:style-name="ce1">
            <text:p>Senerch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50" table:style-name="ce1">
            <text:p>83050</text:p>
          </table:table-cell>
          <table:table-cell office:value-type="string" table:style-name="ce1">
            <text:p>Via E.Viol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glio</text:p>
          </table:table-cell>
          <table:table-cell office:value-type="string" table:style-name="ce1">
            <text:p>Pomponio</text:p>
          </table:table-cell>
          <table:table-cell office:value-type="string" table:style-name="ce1">
            <text:p>Montapp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2-12-04T00:00:00" table:style-name="ce4">
            <text:p>04/12/1932</text:p>
          </table:table-cell>
          <table:table-cell office:value-type="string" table:style-name="ce1">
            <text:p>SCGPPN32T04F428X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A.Zarotto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nie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Tione di T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9" table:style-name="ce1">
            <text:p>38079</text:p>
          </table:table-cell>
          <table:table-cell office:value-type="date" office:date-value="1987-04-26T00:00:00" table:style-name="ce4">
            <text:p>26/04/1987</text:p>
          </table:table-cell>
          <table:table-cell office:value-type="string" table:style-name="ce1">
            <text:p>GRNCLD87D26L174I</text:p>
          </table:table-cell>
          <table:table-cell office:value-type="string" table:style-name="ce1">
            <text:p>Gig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string" table:style-name="ce1">
            <text:p>Via P.Petrocch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ni</text:p>
          </table:table-cell>
          <table:table-cell office:value-type="string" table:style-name="ce1">
            <text:p>Dalila</text:p>
          </table:table-cell>
          <table:table-cell office:value-type="string" table:style-name="ce1">
            <text:p>Torre Pallavic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56-04-21T00:00:00" table:style-name="ce4">
            <text:p>21/04/1956</text:p>
          </table:table-cell>
          <table:table-cell office:value-type="string" table:style-name="ce1">
            <text:p>NAIDLL56D61L276X</text:p>
          </table:table-cell>
          <table:table-cell office:value-type="string" table:style-name="ce1">
            <text:p>San Bartolome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6" table:style-name="ce1">
            <text:p>18016</text:p>
          </table:table-cell>
          <table:table-cell office:value-type="string" table:style-name="ce1">
            <text:p>Piazza N.Gervasi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nu</text:p>
          </table:table-cell>
          <table:table-cell office:value-type="string" table:style-name="ce1">
            <text:p>Battista</text:p>
          </table:table-cell>
          <table:table-cell office:value-type="string" table:style-name="ce1">
            <text:p>Rioluna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20" table:style-name="ce1">
            <text:p>41020</text:p>
          </table:table-cell>
          <table:table-cell office:value-type="date" office:date-value="2004-08-15T00:00:00" table:style-name="ce4">
            <text:p>15/08/2004</text:p>
          </table:table-cell>
          <table:table-cell office:value-type="string" table:style-name="ce1">
            <text:p>SPNBTS04M15H303I</text:p>
          </table:table-cell>
          <table:table-cell office:value-type="string" table:style-name="ce1">
            <text:p>Pescanti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6" table:style-name="ce1">
            <text:p>37026</text:p>
          </table:table-cell>
          <table:table-cell office:value-type="string" table:style-name="ce1">
            <text:p>Passaggio Coperto P.Colombi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ip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Campotos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13" table:style-name="ce1">
            <text:p>67013</text:p>
          </table:table-cell>
          <table:table-cell office:value-type="date" office:date-value="1938-05-15T00:00:00" table:style-name="ce4">
            <text:p>15/05/1938</text:p>
          </table:table-cell>
          <table:table-cell office:value-type="string" table:style-name="ce1">
            <text:p>TRPRLN38E55B569V</text:p>
          </table:table-cell>
          <table:table-cell office:value-type="string" table:style-name="ce1">
            <text:p>Vallecros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9" table:style-name="ce1">
            <text:p>18019</text:p>
          </table:table-cell>
          <table:table-cell office:value-type="string" table:style-name="ce1">
            <text:p>Viale T.Schifald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ri</text:p>
          </table:table-cell>
          <table:table-cell office:value-type="string" table:style-name="ce1">
            <text:p>Anastasia</text:p>
          </table:table-cell>
          <table:table-cell office:value-type="string" table:style-name="ce1">
            <text:p>Olgiate Com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7" table:style-name="ce1">
            <text:p>22077</text:p>
          </table:table-cell>
          <table:table-cell office:value-type="date" office:date-value="1999-08-31T00:00:00" table:style-name="ce4">
            <text:p>31/08/1999</text:p>
          </table:table-cell>
          <table:table-cell office:value-type="string" table:style-name="ce1">
            <text:p>MSTNTS99M71G025Q</text:p>
          </table:table-cell>
          <table:table-cell office:value-type="string" table:style-name="ce1">
            <text:p>Pesar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100" table:style-name="ce1">
            <text:p>61100</text:p>
          </table:table-cell>
          <table:table-cell office:value-type="string" table:style-name="ce1">
            <text:p>Strada Gargano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mnasio</text:p>
          </table:table-cell>
          <table:table-cell office:value-type="string" table:style-name="ce1">
            <text:p>Pierangelo</text:p>
          </table:table-cell>
          <table:table-cell office:value-type="string" table:style-name="ce1">
            <text:p>Cotrone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3" table:style-name="ce1">
            <text:p>88073</text:p>
          </table:table-cell>
          <table:table-cell office:value-type="date" office:date-value="1933-10-05T00:00:00" table:style-name="ce4">
            <text:p>05/10/1933</text:p>
          </table:table-cell>
          <table:table-cell office:value-type="string" table:style-name="ce1">
            <text:p>CMNPNG33R05D123R</text:p>
          </table:table-cell>
          <table:table-cell office:value-type="string" table:style-name="ce1">
            <text:p>Mac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string" table:style-name="ce1">
            <text:p>Via I.Termin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gnoli</text:p>
          </table:table-cell>
          <table:table-cell office:value-type="string" table:style-name="ce1">
            <text:p>Arabella</text:p>
          </table:table-cell>
          <table:table-cell office:value-type="string" table:style-name="ce1">
            <text:p>Divign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date" office:date-value="1974-09-03T00:00:00" table:style-name="ce4">
            <text:p>03/09/1974</text:p>
          </table:table-cell>
          <table:table-cell office:value-type="string" table:style-name="ce1">
            <text:p>SPGRLL74P43D309K</text:p>
          </table:table-cell>
          <table:table-cell office:value-type="string" table:style-name="ce1">
            <text:p>Bri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0" table:style-name="ce1">
            <text:p>85050</text:p>
          </table:table-cell>
          <table:table-cell office:value-type="string" table:style-name="ce1">
            <text:p>Via Fortezza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imondi</text:p>
          </table:table-cell>
          <table:table-cell office:value-type="string" table:style-name="ce1">
            <text:p>Benedetta</text:p>
          </table:table-cell>
          <table:table-cell office:value-type="string" table:style-name="ce1">
            <text:p>San Lazzaro di Save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8" table:style-name="ce1">
            <text:p>40068</text:p>
          </table:table-cell>
          <table:table-cell office:value-type="date" office:date-value="1959-08-29T00:00:00" table:style-name="ce4">
            <text:p>29/08/1959</text:p>
          </table:table-cell>
          <table:table-cell office:value-type="string" table:style-name="ce1">
            <text:p>RMNBDT59M69H945X</text:p>
          </table:table-cell>
          <table:table-cell office:value-type="string" table:style-name="ce1">
            <text:p>Si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N.Marchese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uara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San Pietro in Guar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7" table:style-name="ce1">
            <text:p>87047</text:p>
          </table:table-cell>
          <table:table-cell office:value-type="date" office:date-value="2002-04-05T00:00:00" table:style-name="ce4">
            <text:p>05/04/2002</text:p>
          </table:table-cell>
          <table:table-cell office:value-type="string" table:style-name="ce1">
            <text:p>NRUMCH02D05I114O</text:p>
          </table:table-cell>
          <table:table-cell office:value-type="string" table:style-name="ce1">
            <text:p>Meldol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14" table:style-name="ce1">
            <text:p>47014</text:p>
          </table:table-cell>
          <table:table-cell office:value-type="string" table:style-name="ce1">
            <text:p>Via G.Rocca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ullo</text:p>
          </table:table-cell>
          <table:table-cell office:value-type="string" table:style-name="ce1">
            <text:p>Penelope</text:p>
          </table:table-cell>
          <table:table-cell office:value-type="string" table:style-name="ce1">
            <text:p>Mistrett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3" table:style-name="ce1">
            <text:p>98073</text:p>
          </table:table-cell>
          <table:table-cell office:value-type="date" office:date-value="1962-11-27T00:00:00" table:style-name="ce4">
            <text:p>27/11/1962</text:p>
          </table:table-cell>
          <table:table-cell office:value-type="string" table:style-name="ce1">
            <text:p>CRLPLP62S67F251X</text:p>
          </table:table-cell>
          <table:table-cell office:value-type="string" table:style-name="ce1">
            <text:p>Allumie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rso G.B.Tiepolo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ttichieri</text:p>
          </table:table-cell>
          <table:table-cell office:value-type="string" table:style-name="ce1">
            <text:p>Bertoldo</text:p>
          </table:table-cell>
          <table:table-cell office:value-type="string" table:style-name="ce1">
            <text:p>Montegiorg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5" table:style-name="ce1">
            <text:p>63025</text:p>
          </table:table-cell>
          <table:table-cell office:value-type="date" office:date-value="1951-12-19T00:00:00" table:style-name="ce4">
            <text:p>19/12/1951</text:p>
          </table:table-cell>
          <table:table-cell office:value-type="string" table:style-name="ce1">
            <text:p>RTTBTL51T19F520I</text:p>
          </table:table-cell>
          <table:table-cell office:value-type="string" table:style-name="ce1">
            <text:p>Paderno Franciacor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C.Giordano, 83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solett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Camerata Nuov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date" office:date-value="1983-08-25T00:00:00" table:style-name="ce4">
            <text:p>25/08/1983</text:p>
          </table:table-cell>
          <table:table-cell office:value-type="string" table:style-name="ce1">
            <text:p>BSSTBO83M25B472K</text:p>
          </table:table-cell>
          <table:table-cell office:value-type="string" table:style-name="ce1">
            <text:p>San Giovanni in Mar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8" table:style-name="ce1">
            <text:p>47048</text:p>
          </table:table-cell>
          <table:table-cell office:value-type="string" table:style-name="ce1">
            <text:p>Via S.Saturnino, 1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appuzzi</text:p>
          </table:table-cell>
          <table:table-cell office:value-type="string" table:style-name="ce1">
            <text:p>Tranquillo</text:p>
          </table:table-cell>
          <table:table-cell office:value-type="string" table:style-name="ce1">
            <text:p>Sill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30" table:style-name="ce1">
            <text:p>55030</text:p>
          </table:table-cell>
          <table:table-cell office:value-type="date" office:date-value="1985-01-31T00:00:00" table:style-name="ce4">
            <text:p>31/01/1985</text:p>
          </table:table-cell>
          <table:table-cell office:value-type="string" table:style-name="ce1">
            <text:p>CHPTNQ85A31I737N</text:p>
          </table:table-cell>
          <table:table-cell office:value-type="string" table:style-name="ce1">
            <text:p>Luce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6" table:style-name="ce1">
            <text:p>71036</text:p>
          </table:table-cell>
          <table:table-cell office:value-type="string" table:style-name="ce1">
            <text:p>Via P.Preda, 2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ati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Noma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72-07-12T00:00:00" table:style-name="ce4">
            <text:p>12/07/1972</text:p>
          </table:table-cell>
          <table:table-cell office:value-type="string" table:style-name="ce1">
            <text:p>SLDNTN72L12F927O</text:p>
          </table:table-cell>
          <table:table-cell office:value-type="string" table:style-name="ce1">
            <text:p>Monselic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3" table:style-name="ce1">
            <text:p>35043</text:p>
          </table:table-cell>
          <table:table-cell office:value-type="string" table:style-name="ce1">
            <text:p>Via R.Morghen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ana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For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4" table:style-name="ce1">
            <text:p>10084</text:p>
          </table:table-cell>
          <table:table-cell office:value-type="date" office:date-value="1996-08-14T00:00:00" table:style-name="ce4">
            <text:p>14/08/1996</text:p>
          </table:table-cell>
          <table:table-cell office:value-type="string" table:style-name="ce1">
            <text:p>MRNTNZ96M14D725B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Barbarigo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mbiagio</text:p>
          </table:table-cell>
          <table:table-cell office:value-type="string" table:style-name="ce1">
            <text:p>Raimondo</text:p>
          </table:table-cell>
          <table:table-cell office:value-type="string" table:style-name="ce1">
            <text:p>Lai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5" table:style-name="ce1">
            <text:p>39055</text:p>
          </table:table-cell>
          <table:table-cell office:value-type="date" office:date-value="1957-10-18T00:00:00" table:style-name="ce4">
            <text:p>18/10/1957</text:p>
          </table:table-cell>
          <table:table-cell office:value-type="string" table:style-name="ce1">
            <text:p>SMBRND57R18E421X</text:p>
          </table:table-cell>
          <table:table-cell office:value-type="string" table:style-name="ce1">
            <text:p>Mazzar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3" table:style-name="ce1">
            <text:p>93013</text:p>
          </table:table-cell>
          <table:table-cell office:value-type="string" table:style-name="ce1">
            <text:p>Via G.Zanoia, 1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demonte</text:p>
          </table:table-cell>
          <table:table-cell office:value-type="string" table:style-name="ce1">
            <text:p>Alda</text:p>
          </table:table-cell>
          <table:table-cell office:value-type="string" table:style-name="ce1">
            <text:p>Mombarocc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4" table:style-name="ce1">
            <text:p>61024</text:p>
          </table:table-cell>
          <table:table-cell office:value-type="date" office:date-value="1966-12-10T00:00:00" table:style-name="ce4">
            <text:p>10/12/1966</text:p>
          </table:table-cell>
          <table:table-cell office:value-type="string" table:style-name="ce1">
            <text:p>PDMLDA66T50F310T</text:p>
          </table:table-cell>
          <table:table-cell office:value-type="string" table:style-name="ce1">
            <text:p>Anghiar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1" table:style-name="ce1">
            <text:p>52031</text:p>
          </table:table-cell>
          <table:table-cell office:value-type="string" table:style-name="ce1">
            <text:p>Via P.Matera, 1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c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Seravezz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47" table:style-name="ce1">
            <text:p>55047</text:p>
          </table:table-cell>
          <table:table-cell office:value-type="date" office:date-value="1990-11-22T00:00:00" table:style-name="ce4">
            <text:p>22/11/1990</text:p>
          </table:table-cell>
          <table:table-cell office:value-type="string" table:style-name="ce1">
            <text:p>CCCMRG90S22I622E</text:p>
          </table:table-cell>
          <table:table-cell office:value-type="string" table:style-name="ce1">
            <text:p>Olmo Gent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0" table:style-name="ce1">
            <text:p>14050</text:p>
          </table:table-cell>
          <table:table-cell office:value-type="string" table:style-name="ce1">
            <text:p>Via E.Paci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ini</text:p>
          </table:table-cell>
          <table:table-cell office:value-type="string" table:style-name="ce1">
            <text:p>Amalia</text:p>
          </table:table-cell>
          <table:table-cell office:value-type="string" table:style-name="ce1">
            <text:p>Villanova d'Albeng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8" table:style-name="ce1">
            <text:p>17038</text:p>
          </table:table-cell>
          <table:table-cell office:value-type="date" office:date-value="1990-12-30T00:00:00" table:style-name="ce4">
            <text:p>30/12/1990</text:p>
          </table:table-cell>
          <table:table-cell office:value-type="string" table:style-name="ce1">
            <text:p>CRNMLA90T70L975X</text:p>
          </table:table-cell>
          <table:table-cell office:value-type="string" table:style-name="ce1">
            <text:p>Tinnu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string" table:style-name="ce1">
            <text:p>Via Privata L.Bettin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chiuto</text:p>
          </table:table-cell>
          <table:table-cell office:value-type="string" table:style-name="ce1">
            <text:p>Tosca</text:p>
          </table:table-cell>
          <table:table-cell office:value-type="string" table:style-name="ce1">
            <text:p>Lisciano Nicc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0" table:style-name="ce1">
            <text:p>6060</text:p>
          </table:table-cell>
          <table:table-cell office:value-type="date" office:date-value="1981-08-15T00:00:00" table:style-name="ce4">
            <text:p>15/08/1981</text:p>
          </table:table-cell>
          <table:table-cell office:value-type="string" table:style-name="ce1">
            <text:p>RCCTSC81M55E613B</text:p>
          </table:table-cell>
          <table:table-cell office:value-type="string" table:style-name="ce1">
            <text:p>Cordign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6" table:style-name="ce1">
            <text:p>31016</text:p>
          </table:table-cell>
          <table:table-cell office:value-type="string" table:style-name="ce1">
            <text:p>Via Stigliano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Castello dell'Acqu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56-03-06T00:00:00" table:style-name="ce4">
            <text:p>06/03/1956</text:p>
          </table:table-cell>
          <table:table-cell office:value-type="string" table:style-name="ce1">
            <text:p>MLNBGN56C06C186M</text:p>
          </table:table-cell>
          <table:table-cell office:value-type="string" table:style-name="ce1">
            <text:p>Map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Via Populonia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upili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Monte Castello di Vib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7" table:style-name="ce1">
            <text:p>6057</text:p>
          </table:table-cell>
          <table:table-cell office:value-type="date" office:date-value="1938-08-23T00:00:00" table:style-name="ce4">
            <text:p>23/08/1938</text:p>
          </table:table-cell>
          <table:table-cell office:value-type="string" table:style-name="ce1">
            <text:p>PLEFNN38M63F456L</text:p>
          </table:table-cell>
          <table:table-cell office:value-type="string" table:style-name="ce1">
            <text:p>Cantalupo in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0" table:style-name="ce1">
            <text:p>2040</text:p>
          </table:table-cell>
          <table:table-cell office:value-type="string" table:style-name="ce1">
            <text:p>Via dell'Annunciata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rch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Tel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0" table:style-name="ce1">
            <text:p>7020</text:p>
          </table:table-cell>
          <table:table-cell office:value-type="date" office:date-value="1989-12-03T00:00:00" table:style-name="ce4">
            <text:p>03/12/1989</text:p>
          </table:table-cell>
          <table:table-cell office:value-type="string" table:style-name="ce1">
            <text:p>RCHRNZ89T03L088V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Mottarone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arini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Silv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28" table:style-name="ce1">
            <text:p>64028</text:p>
          </table:table-cell>
          <table:table-cell office:value-type="date" office:date-value="1980-05-29T00:00:00" table:style-name="ce4">
            <text:p>29/05/1980</text:p>
          </table:table-cell>
          <table:table-cell office:value-type="string" table:style-name="ce1">
            <text:p>MSCVSS80E69I741U</text:p>
          </table:table-cell>
          <table:table-cell office:value-type="string" table:style-name="ce1">
            <text:p>Sant'Alessio Sicu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string" table:style-name="ce1">
            <text:p>Via M.Mont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netti</text:p>
          </table:table-cell>
          <table:table-cell office:value-type="string" table:style-name="ce1">
            <text:p>Taide</text:p>
          </table:table-cell>
          <table:table-cell office:value-type="string" table:style-name="ce1">
            <text:p>Oglian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3-03-14T00:00:00" table:style-name="ce4">
            <text:p>14/03/1973</text:p>
          </table:table-cell>
          <table:table-cell office:value-type="string" table:style-name="ce1">
            <text:p>FRNTDA73C14G010Q</text:p>
          </table:table-cell>
          <table:table-cell office:value-type="string" table:style-name="ce1">
            <text:p>Nan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A.Momigliano, 9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rrento</text:p>
          </table:table-cell>
          <table:table-cell office:value-type="string" table:style-name="ce1">
            <text:p>Adelaide</text:p>
          </table:table-cell>
          <table:table-cell office:value-type="string" table:style-name="ce1">
            <text:p>Grosot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4" table:style-name="ce1">
            <text:p>23034</text:p>
          </table:table-cell>
          <table:table-cell office:value-type="date" office:date-value="1950-04-14T00:00:00" table:style-name="ce4">
            <text:p>14/04/1950</text:p>
          </table:table-cell>
          <table:table-cell office:value-type="string" table:style-name="ce1">
            <text:p>SRRDLD50D54E201M</text:p>
          </table:table-cell>
          <table:table-cell office:value-type="string" table:style-name="ce1">
            <text:p>Lacedon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6" table:style-name="ce1">
            <text:p>83046</text:p>
          </table:table-cell>
          <table:table-cell office:value-type="string" table:style-name="ce1">
            <text:p>Via F.Riel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gogna</text:p>
          </table:table-cell>
          <table:table-cell office:value-type="string" table:style-name="ce1">
            <text:p>Nazzareno</text:p>
          </table:table-cell>
          <table:table-cell office:value-type="string" table:style-name="ce1">
            <text:p>Maserada sul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2" table:style-name="ce1">
            <text:p>31052</text:p>
          </table:table-cell>
          <table:table-cell office:value-type="date" office:date-value="2021-04-23T00:00:00" table:style-name="ce4">
            <text:p>23/04/2021</text:p>
          </table:table-cell>
          <table:table-cell office:value-type="string" table:style-name="ce1">
            <text:p>VGGNZR21D23F012O</text:p>
          </table:table-cell>
          <table:table-cell office:value-type="string" table:style-name="ce1">
            <text:p>Carce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Via G.Brentano, 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uino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rovvident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date" office:date-value="1934-08-23T00:00:00" table:style-name="ce4">
            <text:p>23/08/1934</text:p>
          </table:table-cell>
          <table:table-cell office:value-type="string" table:style-name="ce1">
            <text:p>RDNNCN34M23H083T</text:p>
          </table:table-cell>
          <table:table-cell office:value-type="string" table:style-name="ce1">
            <text:p>Vo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string" table:style-name="ce1">
            <text:p>Via A.Sadat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ndino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Villamag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2019-02-25T00:00:00" table:style-name="ce4">
            <text:p>25/02/2019</text:p>
          </table:table-cell>
          <table:table-cell office:value-type="string" table:style-name="ce1">
            <text:p>PRNRNI19B65L964E</text:p>
          </table:table-cell>
          <table:table-cell office:value-type="string" table:style-name="ce1">
            <text:p>Santa Marine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ia Svetoni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lgherait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Mandu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4" table:style-name="ce1">
            <text:p>74024</text:p>
          </table:table-cell>
          <table:table-cell office:value-type="date" office:date-value="1943-10-19T00:00:00" table:style-name="ce4">
            <text:p>19/10/1943</text:p>
          </table:table-cell>
          <table:table-cell office:value-type="string" table:style-name="ce1">
            <text:p>FLGMBR43R59E882U</text:p>
          </table:table-cell>
          <table:table-cell office:value-type="string" table:style-name="ce1">
            <text:p>Incisa Scapac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5" table:style-name="ce1">
            <text:p>14045</text:p>
          </table:table-cell>
          <table:table-cell office:value-type="string" table:style-name="ce1">
            <text:p>Piazza A.Deffenu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dra</text:p>
          </table:table-cell>
          <table:table-cell office:value-type="string" table:style-name="ce1">
            <text:p>Franca</text:p>
          </table:table-cell>
          <table:table-cell office:value-type="string" table:style-name="ce1">
            <text:p>Cavato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date" office:date-value="2020-05-11T00:00:00" table:style-name="ce4">
            <text:p>11/05/2020</text:p>
          </table:table-cell>
          <table:table-cell office:value-type="string" table:style-name="ce1">
            <text:p>ZDRFNC20E51C387K</text:p>
          </table:table-cell>
          <table:table-cell office:value-type="string" table:style-name="ce1">
            <text:p>Acquanegra sul Chi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1" table:style-name="ce1">
            <text:p>46011</text:p>
          </table:table-cell>
          <table:table-cell office:value-type="string" table:style-name="ce1">
            <text:p>Via L.Bissolati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neri</text:p>
          </table:table-cell>
          <table:table-cell office:value-type="string" table:style-name="ce1">
            <text:p>Priamo</text:p>
          </table:table-cell>
          <table:table-cell office:value-type="string" table:style-name="ce1">
            <text:p>Barl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1" table:style-name="ce1">
            <text:p>70051</text:p>
          </table:table-cell>
          <table:table-cell office:value-type="date" office:date-value="2020-07-02T00:00:00" table:style-name="ce4">
            <text:p>02/07/2020</text:p>
          </table:table-cell>
          <table:table-cell office:value-type="string" table:style-name="ce1">
            <text:p>DNRPRM20L02A669P</text:p>
          </table:table-cell>
          <table:table-cell office:value-type="string" table:style-name="ce1">
            <text:p>Brenzo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Foro G.Reverberi, 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ncenzo</text:p>
          </table:table-cell>
          <table:table-cell office:value-type="string" table:style-name="ce1">
            <text:p>Betta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3-01-24T00:00:00" table:style-name="ce4">
            <text:p>24/01/1953</text:p>
          </table:table-cell>
          <table:table-cell office:value-type="string" table:style-name="ce1">
            <text:p>VNCBTT53A64L042L</text:p>
          </table:table-cell>
          <table:table-cell office:value-type="string" table:style-name="ce1">
            <text:p>Agnosi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1" table:style-name="ce1">
            <text:p>25071</text:p>
          </table:table-cell>
          <table:table-cell office:value-type="string" table:style-name="ce1">
            <text:p>Via G.Cavalcant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napo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Roccacasa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30" table:style-name="ce1">
            <text:p>67030</text:p>
          </table:table-cell>
          <table:table-cell office:value-type="date" office:date-value="1980-03-06T00:00:00" table:style-name="ce4">
            <text:p>06/03/1980</text:p>
          </table:table-cell>
          <table:table-cell office:value-type="string" table:style-name="ce1">
            <text:p>DNPCDV80C06H389F</text:p>
          </table:table-cell>
          <table:table-cell office:value-type="string" table:style-name="ce1">
            <text:p>Cosole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Strada Consortile G.Saladino, 141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ulli</text:p>
          </table:table-cell>
          <table:table-cell office:value-type="string" table:style-name="ce1">
            <text:p>Ernesto</text:p>
          </table:table-cell>
          <table:table-cell office:value-type="string" table:style-name="ce1">
            <text:p>Delic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6" table:style-name="ce1">
            <text:p>71026</text:p>
          </table:table-cell>
          <table:table-cell office:value-type="date" office:date-value="2001-07-20T00:00:00" table:style-name="ce4">
            <text:p>20/07/2001</text:p>
          </table:table-cell>
          <table:table-cell office:value-type="string" table:style-name="ce1">
            <text:p>ZLLRST01L20D269A</text:p>
          </table:table-cell>
          <table:table-cell office:value-type="string" table:style-name="ce1">
            <text:p>Bard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32" table:style-name="ce1">
            <text:p>43032</text:p>
          </table:table-cell>
          <table:table-cell office:value-type="string" table:style-name="ce1">
            <text:p>Via G.Arici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aldis</text:p>
          </table:table-cell>
          <table:table-cell office:value-type="string" table:style-name="ce1">
            <text:p>Edoardo</text:p>
          </table:table-cell>
          <table:table-cell office:value-type="string" table:style-name="ce1">
            <text:p>Nu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date" office:date-value="2013-09-25T00:00:00" table:style-name="ce4">
            <text:p>25/09/2013</text:p>
          </table:table-cell>
          <table:table-cell office:value-type="string" table:style-name="ce1">
            <text:p>RNLDRD13P25F976E</text:p>
          </table:table-cell>
          <table:table-cell office:value-type="string" table:style-name="ce1">
            <text:p>Ronchi dei Legionari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7" table:style-name="ce1">
            <text:p>34077</text:p>
          </table:table-cell>
          <table:table-cell office:value-type="string" table:style-name="ce1">
            <text:p>Via C.Parisio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mo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azzo di Valtell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76-10-19T00:00:00" table:style-name="ce4">
            <text:p>19/10/1976</text:p>
          </table:table-cell>
          <table:table-cell office:value-type="string" table:style-name="ce1">
            <text:p>BNMLLD76R59F070Q</text:p>
          </table:table-cell>
          <table:table-cell office:value-type="string" table:style-name="ce1">
            <text:p>Bade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Buccola, 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tuan</text:p>
          </table:table-cell>
          <table:table-cell office:value-type="string" table:style-name="ce1">
            <text:p>Massimiliano</text:p>
          </table:table-cell>
          <table:table-cell office:value-type="string" table:style-name="ce1">
            <text:p>Montelabba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5" table:style-name="ce1">
            <text:p>61025</text:p>
          </table:table-cell>
          <table:table-cell office:value-type="date" office:date-value="1986-12-05T00:00:00" table:style-name="ce4">
            <text:p>05/12/1986</text:p>
          </table:table-cell>
          <table:table-cell office:value-type="string" table:style-name="ce1">
            <text:p>MNTMSM86T05F533F</text:p>
          </table:table-cell>
          <table:table-cell office:value-type="string" table:style-name="ce1">
            <text:p>Colle d'Anch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string" table:style-name="ce1">
            <text:p>Via R.Casnedi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li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Castel Cond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2" table:style-name="ce1">
            <text:p>38082</text:p>
          </table:table-cell>
          <table:table-cell office:value-type="date" office:date-value="1987-09-19T00:00:00" table:style-name="ce4">
            <text:p>19/09/1987</text:p>
          </table:table-cell>
          <table:table-cell office:value-type="string" table:style-name="ce1">
            <text:p>LLECNA87P19A000V</text:p>
          </table:table-cell>
          <table:table-cell office:value-type="string" table:style-name="ce1">
            <text:p>Bov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3" table:style-name="ce1">
            <text:p>89033</text:p>
          </table:table-cell>
          <table:table-cell office:value-type="string" table:style-name="ce1">
            <text:p>Piazza F.Liard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sari</text:p>
          </table:table-cell>
          <table:table-cell office:value-type="string" table:style-name="ce1">
            <text:p>Casimira</text:p>
          </table:table-cell>
          <table:table-cell office:value-type="string" table:style-name="ce1">
            <text:p>Darè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date" office:date-value="1972-03-11T00:00:00" table:style-name="ce4">
            <text:p>11/03/1972</text:p>
          </table:table-cell>
          <table:table-cell office:value-type="string" table:style-name="ce1">
            <text:p>FRNCMR72C51D250A</text:p>
          </table:table-cell>
          <table:table-cell office:value-type="string" table:style-name="ce1">
            <text:p>Mu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J.L.Borges, 23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i</text:p>
          </table:table-cell>
          <table:table-cell office:value-type="string" table:style-name="ce1">
            <text:p>Adamo</text:p>
          </table:table-cell>
          <table:table-cell office:value-type="string" table:style-name="ce1">
            <text:p>Torre dè Passe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9" table:style-name="ce1">
            <text:p>65029</text:p>
          </table:table-cell>
          <table:table-cell office:value-type="date" office:date-value="1942-07-27T00:00:00" table:style-name="ce4">
            <text:p>27/07/1942</text:p>
          </table:table-cell>
          <table:table-cell office:value-type="string" table:style-name="ce1">
            <text:p>CRRDMA42L27L263K</text:p>
          </table:table-cell>
          <table:table-cell office:value-type="string" table:style-name="ce1">
            <text:p>Zubi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Privata C.Villino, 1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no</text:p>
          </table:table-cell>
          <table:table-cell office:value-type="string" table:style-name="ce1">
            <text:p>Fiammetta</text:p>
          </table:table-cell>
          <table:table-cell office:value-type="string" table:style-name="ce1">
            <text:p>Venos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9" table:style-name="ce1">
            <text:p>85029</text:p>
          </table:table-cell>
          <table:table-cell office:value-type="date" office:date-value="1994-01-01T00:00:00" table:style-name="ce4">
            <text:p>01/01/1994</text:p>
          </table:table-cell>
          <table:table-cell office:value-type="string" table:style-name="ce1">
            <text:p>PSTFMT94A41L738B</text:p>
          </table:table-cell>
          <table:table-cell office:value-type="string" table:style-name="ce1">
            <text:p>Pomigliano d'Ar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38" table:style-name="ce1">
            <text:p>80038</text:p>
          </table:table-cell>
          <table:table-cell office:value-type="string" table:style-name="ce1">
            <text:p>Via Fratelli Bazzaro, 2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vald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Rivaro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1936-04-16T00:00:00" table:style-name="ce4">
            <text:p>16/04/1936</text:p>
          </table:table-cell>
          <table:table-cell office:value-type="string" table:style-name="ce1">
            <text:p>VVLGRD36D16H344L</text:p>
          </table:table-cell>
          <table:table-cell office:value-type="string" table:style-name="ce1">
            <text:p>Cade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string" table:style-name="ce1">
            <text:p>Via Veglia, 2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ncoli</text:p>
          </table:table-cell>
          <table:table-cell office:value-type="string" table:style-name="ce1">
            <text:p>Zaccheo</text:p>
          </table:table-cell>
          <table:table-cell office:value-type="string" table:style-name="ce1">
            <text:p>San Donac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5" table:style-name="ce1">
            <text:p>72025</text:p>
          </table:table-cell>
          <table:table-cell office:value-type="date" office:date-value="2002-08-11T00:00:00" table:style-name="ce4">
            <text:p>11/08/2002</text:p>
          </table:table-cell>
          <table:table-cell office:value-type="string" table:style-name="ce1">
            <text:p>GNCZCH02M11H822V</text:p>
          </table:table-cell>
          <table:table-cell office:value-type="string" table:style-name="ce1">
            <text:p>Tavarnelle Val di Pe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8" table:style-name="ce1">
            <text:p>50028</text:p>
          </table:table-cell>
          <table:table-cell office:value-type="string" table:style-name="ce1">
            <text:p>Via Giaggioli, 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bba</text:p>
          </table:table-cell>
          <table:table-cell office:value-type="string" table:style-name="ce1">
            <text:p>Giacobbe</text:p>
          </table:table-cell>
          <table:table-cell office:value-type="string" table:style-name="ce1">
            <text:p>Lagosan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3" table:style-name="ce1">
            <text:p>44023</text:p>
          </table:table-cell>
          <table:table-cell office:value-type="date" office:date-value="1950-10-03T00:00:00" table:style-name="ce4">
            <text:p>03/10/1950</text:p>
          </table:table-cell>
          <table:table-cell office:value-type="string" table:style-name="ce1">
            <text:p>BBIGBB50R03E410S</text:p>
          </table:table-cell>
          <table:table-cell office:value-type="string" table:style-name="ce1">
            <text:p>San Gervasio Bres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string" table:style-name="ce1">
            <text:p>Via G.Bandi, 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oncini</text:p>
          </table:table-cell>
          <table:table-cell office:value-type="string" table:style-name="ce1">
            <text:p>Violante</text:p>
          </table:table-cell>
          <table:table-cell office:value-type="string" table:style-name="ce1">
            <text:p>Cannar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3" table:style-name="ce1">
            <text:p>6033</text:p>
          </table:table-cell>
          <table:table-cell office:value-type="date" office:date-value="2014-06-17T00:00:00" table:style-name="ce4">
            <text:p>17/06/2014</text:p>
          </table:table-cell>
          <table:table-cell office:value-type="string" table:style-name="ce1">
            <text:p>BRTVNT14H57B609P</text:p>
          </table:table-cell>
          <table:table-cell office:value-type="string" table:style-name="ce1">
            <text:p>Caccu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string" table:style-name="ce1">
            <text:p>Via G.Scalabrini, 234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in</text:p>
          </table:table-cell>
          <table:table-cell office:value-type="string" table:style-name="ce1">
            <text:p>Concetta</text:p>
          </table:table-cell>
          <table:table-cell office:value-type="string" table:style-name="ce1">
            <text:p>Varco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2003-04-01T00:00:00" table:style-name="ce4">
            <text:p>01/04/2003</text:p>
          </table:table-cell>
          <table:table-cell office:value-type="string" table:style-name="ce1">
            <text:p>BRBCCT03D41L676C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Piazzale D.Calandra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Veduggio con Colz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date" office:date-value="2002-01-30T00:00:00" table:style-name="ce4">
            <text:p>30/01/2002</text:p>
          </table:table-cell>
          <table:table-cell office:value-type="string" table:style-name="ce1">
            <text:p>MLNMRG02A30L709C</text:p>
          </table:table-cell>
          <table:table-cell office:value-type="string" table:style-name="ce1">
            <text:p>Arc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3" table:style-name="ce1">
            <text:p>20043</text:p>
          </table:table-cell>
          <table:table-cell office:value-type="string" table:style-name="ce1">
            <text:p>Via Imperatore Carlo Magno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boschi</text:p>
          </table:table-cell>
          <table:table-cell office:value-type="string" table:style-name="ce1">
            <text:p>Addolorata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70-01-26T00:00:00" table:style-name="ce4">
            <text:p>26/01/1970</text:p>
          </table:table-cell>
          <table:table-cell office:value-type="string" table:style-name="ce1">
            <text:p>PRBDLR70A66E681G</text:p>
          </table:table-cell>
          <table:table-cell office:value-type="string" table:style-name="ce1">
            <text:p>Monte San Giacom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30" table:style-name="ce1">
            <text:p>84030</text:p>
          </table:table-cell>
          <table:table-cell office:value-type="string" table:style-name="ce1">
            <text:p>Via Costantino il Grande, 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raci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Bos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3" table:style-name="ce1">
            <text:p>8013</text:p>
          </table:table-cell>
          <table:table-cell office:value-type="date" office:date-value="1966-01-05T00:00:00" table:style-name="ce4">
            <text:p>05/01/1966</text:p>
          </table:table-cell>
          <table:table-cell office:value-type="string" table:style-name="ce1">
            <text:p>SRCRSL66A45B068K</text:p>
          </table:table-cell>
          <table:table-cell office:value-type="string" table:style-name="ce1">
            <text:p>Cafas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Recco, 18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zin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San Giorgio Piacent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9" table:style-name="ce1">
            <text:p>29019</text:p>
          </table:table-cell>
          <table:table-cell office:value-type="date" office:date-value="1982-10-25T00:00:00" table:style-name="ce4">
            <text:p>25/10/1982</text:p>
          </table:table-cell>
          <table:table-cell office:value-type="string" table:style-name="ce1">
            <text:p>PNZFNC82R25H887F</text:p>
          </table:table-cell>
          <table:table-cell office:value-type="string" table:style-name="ce1">
            <text:p>Monastier di Trevis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Via Conservatorio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ancalepre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Casigna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56-04-05T00:00:00" table:style-name="ce4">
            <text:p>05/04/1956</text:p>
          </table:table-cell>
          <table:table-cell office:value-type="string" table:style-name="ce1">
            <text:p>SCNSFN56D45B966I</text:p>
          </table:table-cell>
          <table:table-cell office:value-type="string" table:style-name="ce1">
            <text:p>Montogg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6" table:style-name="ce1">
            <text:p>16026</text:p>
          </table:table-cell>
          <table:table-cell office:value-type="string" table:style-name="ce1">
            <text:p>Via G.Ripamont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isis</text:p>
          </table:table-cell>
          <table:table-cell office:value-type="string" table:style-name="ce1">
            <text:p>Sansone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2" table:style-name="ce1">
            <text:p>20052</text:p>
          </table:table-cell>
          <table:table-cell office:value-type="date" office:date-value="2003-08-30T00:00:00" table:style-name="ce4">
            <text:p>30/08/2003</text:p>
          </table:table-cell>
          <table:table-cell office:value-type="string" table:style-name="ce1">
            <text:p>GSSSSN03M30F704P</text:p>
          </table:table-cell>
          <table:table-cell office:value-type="string" table:style-name="ce1">
            <text:p>Enem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20" table:style-name="ce1">
            <text:p>33020</text:p>
          </table:table-cell>
          <table:table-cell office:value-type="string" table:style-name="ce1">
            <text:p>Via Monte Fior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anza</text:p>
          </table:table-cell>
          <table:table-cell office:value-type="string" table:style-name="ce1">
            <text:p>Daria</text:p>
          </table:table-cell>
          <table:table-cell office:value-type="string" table:style-name="ce1">
            <text:p>Chianoc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98-01-07T00:00:00" table:style-name="ce4">
            <text:p>07/01/1998</text:p>
          </table:table-cell>
          <table:table-cell office:value-type="string" table:style-name="ce1">
            <text:p>BSTDRA98A47C610J</text:p>
          </table:table-cell>
          <table:table-cell office:value-type="string" table:style-name="ce1">
            <text:p>Firenzuol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3" table:style-name="ce1">
            <text:p>50033</text:p>
          </table:table-cell>
          <table:table-cell office:value-type="string" table:style-name="ce1">
            <text:p>Via Porlezza, 101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ga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Cer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6" table:style-name="ce1">
            <text:p>23016</text:p>
          </table:table-cell>
          <table:table-cell office:value-type="date" office:date-value="1959-08-07T00:00:00" table:style-name="ce4">
            <text:p>07/08/1959</text:p>
          </table:table-cell>
          <table:table-cell office:value-type="string" table:style-name="ce1">
            <text:p>RGNGDU59M07C493V</text:p>
          </table:table-cell>
          <table:table-cell office:value-type="string" table:style-name="ce1">
            <text:p>Guardabos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5" table:style-name="ce1">
            <text:p>13015</text:p>
          </table:table-cell>
          <table:table-cell office:value-type="string" table:style-name="ce1">
            <text:p>Via V.Coronelli, 1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ezza</text:p>
          </table:table-cell>
          <table:table-cell office:value-type="string" table:style-name="ce1">
            <text:p>Ornella</text:p>
          </table:table-cell>
          <table:table-cell office:value-type="string" table:style-name="ce1">
            <text:p>Rovasen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date" office:date-value="1936-05-14T00:00:00" table:style-name="ce4">
            <text:p>14/05/1936</text:p>
          </table:table-cell>
          <table:table-cell office:value-type="string" table:style-name="ce1">
            <text:p>FRZRLL36E54H364U</text:p>
          </table:table-cell>
          <table:table-cell office:value-type="string" table:style-name="ce1">
            <text:p>Cin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0" table:style-name="ce1">
            <text:p>35030</text:p>
          </table:table-cell>
          <table:table-cell office:value-type="string" table:style-name="ce1">
            <text:p>Via Desenzano, 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so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Calvan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0" table:style-name="ce1">
            <text:p>84080</text:p>
          </table:table-cell>
          <table:table-cell office:value-type="date" office:date-value="2015-11-12T00:00:00" table:style-name="ce4">
            <text:p>12/11/2015</text:p>
          </table:table-cell>
          <table:table-cell office:value-type="string" table:style-name="ce1">
            <text:p>RSAGLL15S12B437X</text:p>
          </table:table-cell>
          <table:table-cell office:value-type="string" table:style-name="ce1">
            <text:p>Casasco d'Intelv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2" table:style-name="ce1">
            <text:p>22022</text:p>
          </table:table-cell>
          <table:table-cell office:value-type="string" table:style-name="ce1">
            <text:p>Bastioni G.Dardanoni, 283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is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Ros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1941-05-30T00:00:00" table:style-name="ce4">
            <text:p>30/05/1941</text:p>
          </table:table-cell>
          <table:table-cell office:value-type="string" table:style-name="ce1">
            <text:p>PSCSNT41E30H559W</text:p>
          </table:table-cell>
          <table:table-cell office:value-type="string" table:style-name="ce1">
            <text:p>Roè Vol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7" table:style-name="ce1">
            <text:p>25077</text:p>
          </table:table-cell>
          <table:table-cell office:value-type="string" table:style-name="ce1">
            <text:p>Via Romolo, 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inetto</text:p>
          </table:table-cell>
          <table:table-cell office:value-type="string" table:style-name="ce1">
            <text:p>Ottavio</text:p>
          </table:table-cell>
          <table:table-cell office:value-type="string" table:style-name="ce1">
            <text:p>Poggiodom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40" table:style-name="ce1">
            <text:p>6040</text:p>
          </table:table-cell>
          <table:table-cell office:value-type="date" office:date-value="1962-10-08T00:00:00" table:style-name="ce4">
            <text:p>08/10/1962</text:p>
          </table:table-cell>
          <table:table-cell office:value-type="string" table:style-name="ce1">
            <text:p>BRTTTV62R08G758U</text:p>
          </table:table-cell>
          <table:table-cell office:value-type="string" table:style-name="ce1">
            <text:p>Vicopis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10" table:style-name="ce1">
            <text:p>56010</text:p>
          </table:table-cell>
          <table:table-cell office:value-type="string" table:style-name="ce1">
            <text:p>Via G.La Masa, 5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sostom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Piano di Sorrent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63" table:style-name="ce1">
            <text:p>80063</text:p>
          </table:table-cell>
          <table:table-cell office:value-type="date" office:date-value="1964-01-28T00:00:00" table:style-name="ce4">
            <text:p>28/01/1964</text:p>
          </table:table-cell>
          <table:table-cell office:value-type="string" table:style-name="ce1">
            <text:p>GRSDLN64A68G568X</text:p>
          </table:table-cell>
          <table:table-cell office:value-type="string" table:style-name="ce1">
            <text:p>Casaten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4" table:style-name="ce1">
            <text:p>22064</text:p>
          </table:table-cell>
          <table:table-cell office:value-type="string" table:style-name="ce1">
            <text:p>Via G.Longhi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mmaselli</text:p>
          </table:table-cell>
          <table:table-cell office:value-type="string" table:style-name="ce1">
            <text:p>Lazzaro</text:p>
          </table:table-cell>
          <table:table-cell office:value-type="string" table:style-name="ce1">
            <text:p>Stellan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date" office:date-value="1976-09-11T00:00:00" table:style-name="ce4">
            <text:p>11/09/1976</text:p>
          </table:table-cell>
          <table:table-cell office:value-type="string" table:style-name="ce1">
            <text:p>TMMLZR76P11I947Q</text:p>
          </table:table-cell>
          <table:table-cell office:value-type="string" table:style-name="ce1">
            <text:p>Piegar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6" table:style-name="ce1">
            <text:p>6066</text:p>
          </table:table-cell>
          <table:table-cell office:value-type="string" table:style-name="ce1">
            <text:p>Via B.Eustachi, 1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uti</text:p>
          </table:table-cell>
          <table:table-cell office:value-type="string" table:style-name="ce1">
            <text:p>Flor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07-03-19T00:00:00" table:style-name="ce4">
            <text:p>19/03/2007</text:p>
          </table:table-cell>
          <table:table-cell office:value-type="string" table:style-name="ce1">
            <text:p>GRTFLR07C59B493H</text:p>
          </table:table-cell>
          <table:table-cell office:value-type="string" table:style-name="ce1">
            <text:p>Cantù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3" table:style-name="ce1">
            <text:p>22063</text:p>
          </table:table-cell>
          <table:table-cell office:value-type="string" table:style-name="ce1">
            <text:p>Via A.Pietà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e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Arzache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1" table:style-name="ce1">
            <text:p>7021</text:p>
          </table:table-cell>
          <table:table-cell office:value-type="date" office:date-value="1942-09-08T00:00:00" table:style-name="ce4">
            <text:p>08/09/1942</text:p>
          </table:table-cell>
          <table:table-cell office:value-type="string" table:style-name="ce1">
            <text:p>RNDVNI42P08A453B</text:p>
          </table:table-cell>
          <table:table-cell office:value-type="string" table:style-name="ce1">
            <text:p>Rorà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T.Campanella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aleo</text:p>
          </table:table-cell>
          <table:table-cell office:value-type="string" table:style-name="ce1">
            <text:p>Celso</text:p>
          </table:table-cell>
          <table:table-cell office:value-type="string" table:style-name="ce1">
            <text:p>Capoter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2" table:style-name="ce1">
            <text:p>9012</text:p>
          </table:table-cell>
          <table:table-cell office:value-type="date" office:date-value="1981-12-07T00:00:00" table:style-name="ce4">
            <text:p>07/12/1981</text:p>
          </table:table-cell>
          <table:table-cell office:value-type="string" table:style-name="ce1">
            <text:p>PNTCLS81T07B675L</text:p>
          </table:table-cell>
          <table:table-cell office:value-type="string" table:style-name="ce1">
            <text:p>Lugnano in Tever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20" table:style-name="ce1">
            <text:p>5020</text:p>
          </table:table-cell>
          <table:table-cell office:value-type="string" table:style-name="ce1">
            <text:p>Via E.Lo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nson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uze d'Oulx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2-04-21T00:00:00" table:style-name="ce4">
            <text:p>21/04/1932</text:p>
          </table:table-cell>
          <table:table-cell office:value-type="string" table:style-name="ce1">
            <text:p>CNSRNI32D21I466B</text:p>
          </table:table-cell>
          <table:table-cell office:value-type="string" table:style-name="ce1">
            <text:p>Arvier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1" table:style-name="ce1">
            <text:p>11011</text:p>
          </table:table-cell>
          <table:table-cell office:value-type="string" table:style-name="ce1">
            <text:p>Via S.Barnaba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rsico</text:p>
          </table:table-cell>
          <table:table-cell office:value-type="string" table:style-name="ce1">
            <text:p>Aleandro</text:p>
          </table:table-cell>
          <table:table-cell office:value-type="string" table:style-name="ce1">
            <text:p>Ubol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2016-10-05T00:00:00" table:style-name="ce4">
            <text:p>05/10/2016</text:p>
          </table:table-cell>
          <table:table-cell office:value-type="string" table:style-name="ce1">
            <text:p>PRSLDR16R05L480T</text:p>
          </table:table-cell>
          <table:table-cell office:value-type="string" table:style-name="ce1">
            <text:p>Revò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8" table:style-name="ce1">
            <text:p>38028</text:p>
          </table:table-cell>
          <table:table-cell office:value-type="string" table:style-name="ce1">
            <text:p>Piazzale D.Tessa, 2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Greve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2" table:style-name="ce1">
            <text:p>50022</text:p>
          </table:table-cell>
          <table:table-cell office:value-type="date" office:date-value="1987-09-27T00:00:00" table:style-name="ce4">
            <text:p>27/09/1987</text:p>
          </table:table-cell>
          <table:table-cell office:value-type="string" table:style-name="ce1">
            <text:p>TLOFBL87P67E169F</text:p>
          </table:table-cell>
          <table:table-cell office:value-type="string" table:style-name="ce1">
            <text:p>Castel Giorg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13" table:style-name="ce1">
            <text:p>5013</text:p>
          </table:table-cell>
          <table:table-cell office:value-type="string" table:style-name="ce1">
            <text:p>Largo A.Sraffa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sceddu</text:p>
          </table:table-cell>
          <table:table-cell office:value-type="string" table:style-name="ce1">
            <text:p>Imelda</text:p>
          </table:table-cell>
          <table:table-cell office:value-type="string" table:style-name="ce1">
            <text:p>Montesc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99-03-16T00:00:00" table:style-name="ce4">
            <text:p>16/03/1999</text:p>
          </table:table-cell>
          <table:table-cell office:value-type="string" table:style-name="ce1">
            <text:p>PSCMLD99C56F638M</text:p>
          </table:table-cell>
          <table:table-cell office:value-type="string" table:style-name="ce1">
            <text:p>Gravina di Catan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D.Bartolome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varis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Castello di Serravalle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1992-07-15T00:00:00" table:style-name="ce4">
            <text:p>15/07/1992</text:p>
          </table:table-cell>
          <table:table-cell office:value-type="string" table:style-name="ce1">
            <text:p>RVRVLR92L55C191F</text:p>
          </table:table-cell>
          <table:table-cell office:value-type="string" table:style-name="ce1">
            <text:p>Serrastrett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string" table:style-name="ce1">
            <text:p>Via G.Ascoli, 92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volpicella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40-10-30T00:00:00" table:style-name="ce4">
            <text:p>30/10/1940</text:p>
          </table:table-cell>
          <table:table-cell office:value-type="string" table:style-name="ce1">
            <text:p>LVLCNI40R30H029H</text:p>
          </table:table-cell>
          <table:table-cell office:value-type="string" table:style-name="ce1">
            <text:p>Garbagna Novar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F.Meli, 2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Martirano Lombar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date" office:date-value="1977-10-02T00:00:00" table:style-name="ce4">
            <text:p>02/10/1977</text:p>
          </table:table-cell>
          <table:table-cell office:value-type="string" table:style-name="ce1">
            <text:p>SCHSFN77R02E991Q</text:p>
          </table:table-cell>
          <table:table-cell office:value-type="string" table:style-name="ce1">
            <text:p>La sall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5" table:style-name="ce1">
            <text:p>11015</text:p>
          </table:table-cell>
          <table:table-cell office:value-type="string" table:style-name="ce1">
            <text:p>Via Abbiategrasso, 12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ccio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Tossic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49" table:style-name="ce1">
            <text:p>64049</text:p>
          </table:table-cell>
          <table:table-cell office:value-type="date" office:date-value="1980-05-24T00:00:00" table:style-name="ce4">
            <text:p>24/05/1980</text:p>
          </table:table-cell>
          <table:table-cell office:value-type="string" table:style-name="ce1">
            <text:p>BCCMCH80E24L314U</text:p>
          </table:table-cell>
          <table:table-cell office:value-type="string" table:style-name="ce1">
            <text:p>Celle di San Vi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Piazza P.Valdo, 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Poggio Renati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8" table:style-name="ce1">
            <text:p>44028</text:p>
          </table:table-cell>
          <table:table-cell office:value-type="date" office:date-value="1930-12-27T00:00:00" table:style-name="ce4">
            <text:p>27/12/1930</text:p>
          </table:table-cell>
          <table:table-cell office:value-type="string" table:style-name="ce1">
            <text:p>SCHGMR30T27G768E</text:p>
          </table:table-cell>
          <table:table-cell office:value-type="string" table:style-name="ce1">
            <text:p>Va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C.Ravizza, 1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sola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Bedo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3" table:style-name="ce1">
            <text:p>38043</text:p>
          </table:table-cell>
          <table:table-cell office:value-type="date" office:date-value="1956-10-13T00:00:00" table:style-name="ce4">
            <text:p>13/10/1956</text:p>
          </table:table-cell>
          <table:table-cell office:value-type="string" table:style-name="ce1">
            <text:p>SLILEA56R53A730S</text:p>
          </table:table-cell>
          <table:table-cell office:value-type="string" table:style-name="ce1">
            <text:p>Terl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0" table:style-name="ce1">
            <text:p>38070</text:p>
          </table:table-cell>
          <table:table-cell office:value-type="string" table:style-name="ce1">
            <text:p>Via A.Deffenu, 2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Casal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41" table:style-name="ce1">
            <text:p>26041</text:p>
          </table:table-cell>
          <table:table-cell office:value-type="date" office:date-value="1994-02-14T00:00:00" table:style-name="ce4">
            <text:p>14/02/1994</text:p>
          </table:table-cell>
          <table:table-cell office:value-type="string" table:style-name="ce1">
            <text:p>FRSGCR94B14B898X</text:p>
          </table:table-cell>
          <table:table-cell office:value-type="string" table:style-name="ce1">
            <text:p>Episcopi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3" table:style-name="ce1">
            <text:p>85033</text:p>
          </table:table-cell>
          <table:table-cell office:value-type="string" table:style-name="ce1">
            <text:p>Via R.Bauer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zzio</text:p>
          </table:table-cell>
          <table:table-cell office:value-type="string" table:style-name="ce1">
            <text:p>Ruggero</text:p>
          </table:table-cell>
          <table:table-cell office:value-type="string" table:style-name="ce1">
            <text:p>Pop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6" table:style-name="ce1">
            <text:p>65026</text:p>
          </table:table-cell>
          <table:table-cell office:value-type="date" office:date-value="1979-05-06T00:00:00" table:style-name="ce4">
            <text:p>06/05/1979</text:p>
          </table:table-cell>
          <table:table-cell office:value-type="string" table:style-name="ce1">
            <text:p>TZZRGR79E06G878E</text:p>
          </table:table-cell>
          <table:table-cell office:value-type="string" table:style-name="ce1">
            <text:p>Inveru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string" table:style-name="ce1">
            <text:p>Via S.Cuccia, 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lè</text:p>
          </table:table-cell>
          <table:table-cell office:value-type="string" table:style-name="ce1">
            <text:p>Mirella</text:p>
          </table:table-cell>
          <table:table-cell office:value-type="string" table:style-name="ce1">
            <text:p>Saint Marcel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20" table:style-name="ce1">
            <text:p>11020</text:p>
          </table:table-cell>
          <table:table-cell office:value-type="date" office:date-value="1986-08-18T00:00:00" table:style-name="ce4">
            <text:p>18/08/1986</text:p>
          </table:table-cell>
          <table:table-cell office:value-type="string" table:style-name="ce1">
            <text:p>MLUMLL86M58H671M</text:p>
          </table:table-cell>
          <table:table-cell office:value-type="string" table:style-name="ce1">
            <text:p>Pozz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9" table:style-name="ce1">
            <text:p>20069</text:p>
          </table:table-cell>
          <table:table-cell office:value-type="string" table:style-name="ce1">
            <text:p>Via Sant'Andre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Manfredon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3" table:style-name="ce1">
            <text:p>71043</text:p>
          </table:table-cell>
          <table:table-cell office:value-type="date" office:date-value="1975-05-19T00:00:00" table:style-name="ce4">
            <text:p>19/05/1975</text:p>
          </table:table-cell>
          <table:table-cell office:value-type="string" table:style-name="ce1">
            <text:p>MLNLSI75E59E885Z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L.Scarampo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lucci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Arr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1" table:style-name="ce1">
            <text:p>5031</text:p>
          </table:table-cell>
          <table:table-cell office:value-type="date" office:date-value="2005-09-05T00:00:00" table:style-name="ce4">
            <text:p>05/09/2005</text:p>
          </table:table-cell>
          <table:table-cell office:value-type="string" table:style-name="ce1">
            <text:p>CLCTQT05P05A439Q</text:p>
          </table:table-cell>
          <table:table-cell office:value-type="string" table:style-name="ce1">
            <text:p>Lion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7" table:style-name="ce1">
            <text:p>83047</text:p>
          </table:table-cell>
          <table:table-cell office:value-type="string" table:style-name="ce1">
            <text:p>Via P.Tempesta, 13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ldi</text:p>
          </table:table-cell>
          <table:table-cell office:value-type="string" table:style-name="ce1">
            <text:p>Gilda</text:p>
          </table:table-cell>
          <table:table-cell office:value-type="string" table:style-name="ce1">
            <text:p>Coreglia Ligu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40" table:style-name="ce1">
            <text:p>16040</text:p>
          </table:table-cell>
          <table:table-cell office:value-type="date" office:date-value="1959-10-13T00:00:00" table:style-name="ce4">
            <text:p>13/10/1959</text:p>
          </table:table-cell>
          <table:table-cell office:value-type="string" table:style-name="ce1">
            <text:p>RMLGLD59R53C995U</text:p>
          </table:table-cell>
          <table:table-cell office:value-type="string" table:style-name="ce1">
            <text:p>Caldona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2" table:style-name="ce1">
            <text:p>38052</text:p>
          </table:table-cell>
          <table:table-cell office:value-type="string" table:style-name="ce1">
            <text:p>Via Porto Corsini, 136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nnuzzelli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zzago Brabb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date" office:date-value="1969-02-10T00:00:00" table:style-name="ce4">
            <text:p>10/02/1969</text:p>
          </table:table-cell>
          <table:table-cell office:value-type="string" table:style-name="ce1">
            <text:p>NNZGUO69B10C409U</text:p>
          </table:table-cell>
          <table:table-cell office:value-type="string" table:style-name="ce1">
            <text:p>Marc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0" table:style-name="ce1">
            <text:p>46010</text:p>
          </table:table-cell>
          <table:table-cell office:value-type="string" table:style-name="ce1">
            <text:p>Via A.Del Sarto, 2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eone</text:p>
          </table:table-cell>
          <table:table-cell office:value-type="string" table:style-name="ce1">
            <text:p>Arialdo</text:p>
          </table:table-cell>
          <table:table-cell office:value-type="string" table:style-name="ce1">
            <text:p>Nerv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4" table:style-name="ce1">
            <text:p>20014</text:p>
          </table:table-cell>
          <table:table-cell office:value-type="date" office:date-value="1957-04-30T00:00:00" table:style-name="ce4">
            <text:p>30/04/1957</text:p>
          </table:table-cell>
          <table:table-cell office:value-type="string" table:style-name="ce1">
            <text:p>GLNRLD57D30F874L</text:p>
          </table:table-cell>
          <table:table-cell office:value-type="string" table:style-name="ce1">
            <text:p>Caslin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string" table:style-name="ce1">
            <text:p>Via C.Gemell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gis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Mazzarrà Sant'Andre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56" table:style-name="ce1">
            <text:p>98056</text:p>
          </table:table-cell>
          <table:table-cell office:value-type="date" office:date-value="1962-06-21T00:00:00" table:style-name="ce4">
            <text:p>21/06/1962</text:p>
          </table:table-cell>
          <table:table-cell office:value-type="string" table:style-name="ce1">
            <text:p>LNGNTN62H61F066J</text:p>
          </table:table-cell>
          <table:table-cell office:value-type="string" table:style-name="ce1">
            <text:p>Pieve di Soli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3" table:style-name="ce1">
            <text:p>31053</text:p>
          </table:table-cell>
          <table:table-cell office:value-type="string" table:style-name="ce1">
            <text:p>Via M.Trapassi, 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azzo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vign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15-11-18T00:00:00" table:style-name="ce4">
            <text:p>18/11/2015</text:p>
          </table:table-cell>
          <table:table-cell office:value-type="string" table:style-name="ce1">
            <text:p>BNZTTI15S18C555R</text:p>
          </table:table-cell>
          <table:table-cell office:value-type="string" table:style-name="ce1">
            <text:p>Su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string" table:style-name="ce1">
            <text:p>Via O.Aren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sseglio</text:p>
          </table:table-cell>
          <table:table-cell office:value-type="string" table:style-name="ce1">
            <text:p>Eufemio</text:p>
          </table:table-cell>
          <table:table-cell office:value-type="string" table:style-name="ce1">
            <text:p>Cinte Tes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0" table:style-name="ce1">
            <text:p>38050</text:p>
          </table:table-cell>
          <table:table-cell office:value-type="date" office:date-value="1942-04-07T00:00:00" table:style-name="ce4">
            <text:p>07/04/1942</text:p>
          </table:table-cell>
          <table:table-cell office:value-type="string" table:style-name="ce1">
            <text:p>SSGFME42D07C712C</text:p>
          </table:table-cell>
          <table:table-cell office:value-type="string" table:style-name="ce1">
            <text:p>Rima San Giusepp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Sottovia P.Pestagalli, 1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ch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Castelpetro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0-11-11T00:00:00" table:style-name="ce4">
            <text:p>11/11/2010</text:p>
          </table:table-cell>
          <table:table-cell office:value-type="string" table:style-name="ce1">
            <text:p>PNNPRC10S11C246W</text:p>
          </table:table-cell>
          <table:table-cell office:value-type="string" table:style-name="ce1">
            <text:p>Povegliano Verone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4" table:style-name="ce1">
            <text:p>37064</text:p>
          </table:table-cell>
          <table:table-cell office:value-type="string" table:style-name="ce1">
            <text:p>Strada Valpolicella, 122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ellati</text:p>
          </table:table-cell>
          <table:table-cell office:value-type="string" table:style-name="ce1">
            <text:p>Giuda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62-12-15T00:00:00" table:style-name="ce4">
            <text:p>15/12/1962</text:p>
          </table:table-cell>
          <table:table-cell office:value-type="string" table:style-name="ce1">
            <text:p>STLGDI62T15D752B</text:p>
          </table:table-cell>
          <table:table-cell office:value-type="string" table:style-name="ce1">
            <text:p>Tavi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57" table:style-name="ce1">
            <text:p>73057</text:p>
          </table:table-cell>
          <table:table-cell office:value-type="string" table:style-name="ce1">
            <text:p>Via A.Righi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carello</text:p>
          </table:table-cell>
          <table:table-cell office:value-type="string" table:style-name="ce1">
            <text:p>Nazario</text:p>
          </table:table-cell>
          <table:table-cell office:value-type="string" table:style-name="ce1">
            <text:p>Bagnon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1" table:style-name="ce1">
            <text:p>54021</text:p>
          </table:table-cell>
          <table:table-cell office:value-type="date" office:date-value="1981-11-11T00:00:00" table:style-name="ce4">
            <text:p>11/11/1981</text:p>
          </table:table-cell>
          <table:table-cell office:value-type="string" table:style-name="ce1">
            <text:p>LCRNZR81S11A576F</text:p>
          </table:table-cell>
          <table:table-cell office:value-type="string" table:style-name="ce1">
            <text:p>Garbagnate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4" table:style-name="ce1">
            <text:p>20024</text:p>
          </table:table-cell>
          <table:table-cell office:value-type="string" table:style-name="ce1">
            <text:p>Via G.Belli, 2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</text:p>
          </table:table-cell>
          <table:table-cell office:value-type="string" table:style-name="ce1">
            <text:p>Gerolamo</text:p>
          </table:table-cell>
          <table:table-cell office:value-type="string" table:style-name="ce1">
            <text:p>Santo Stefano Ro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73-04-20T00:00:00" table:style-name="ce4">
            <text:p>20/04/1973</text:p>
          </table:table-cell>
          <table:table-cell office:value-type="string" table:style-name="ce1">
            <text:p>VLIGLM73D20I372P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Via E.Acerbi, 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dino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ovicill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8" table:style-name="ce1">
            <text:p>53018</text:p>
          </table:table-cell>
          <table:table-cell office:value-type="date" office:date-value="1957-01-14T00:00:00" table:style-name="ce4">
            <text:p>14/01/1957</text:p>
          </table:table-cell>
          <table:table-cell office:value-type="string" table:style-name="ce1">
            <text:p>DNIVGN57A54I877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G.Borell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Gaudio</text:p>
          </table:table-cell>
          <table:table-cell office:value-type="string" table:style-name="ce1">
            <text:p>Pietro</text:p>
          </table:table-cell>
          <table:table-cell office:value-type="string" table:style-name="ce1">
            <text:p>Ribord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4-01-03T00:00:00" table:style-name="ce4">
            <text:p>03/01/1934</text:p>
          </table:table-cell>
          <table:table-cell office:value-type="string" table:style-name="ce1">
            <text:p>DGDPTR34A03H270B</text:p>
          </table:table-cell>
          <table:table-cell office:value-type="string" table:style-name="ce1">
            <text:p>Ogge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G.Ricordi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ncini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Pratola S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9" table:style-name="ce1">
            <text:p>83039</text:p>
          </table:table-cell>
          <table:table-cell office:value-type="date" office:date-value="1979-04-25T00:00:00" table:style-name="ce4">
            <text:p>25/04/1979</text:p>
          </table:table-cell>
          <table:table-cell office:value-type="string" table:style-name="ce1">
            <text:p>NNCRLA79D65H006E</text:p>
          </table:table-cell>
          <table:table-cell office:value-type="string" table:style-name="ce1">
            <text:p>Panical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4" table:style-name="ce1">
            <text:p>6064</text:p>
          </table:table-cell>
          <table:table-cell office:value-type="string" table:style-name="ce1">
            <text:p>Via S.Lattuada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tela</text:p>
          </table:table-cell>
          <table:table-cell office:value-type="string" table:style-name="ce1">
            <text:p>Costanza</text:p>
          </table:table-cell>
          <table:table-cell office:value-type="string" table:style-name="ce1">
            <text:p>Ruot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6" table:style-name="ce1">
            <text:p>85056</text:p>
          </table:table-cell>
          <table:table-cell office:value-type="date" office:date-value="1973-02-09T00:00:00" table:style-name="ce4">
            <text:p>09/02/1973</text:p>
          </table:table-cell>
          <table:table-cell office:value-type="string" table:style-name="ce1">
            <text:p>QTLCTN73B49H641Z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G.Bechi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no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Palazzo Adria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0" table:style-name="ce1">
            <text:p>90030</text:p>
          </table:table-cell>
          <table:table-cell office:value-type="date" office:date-value="1992-04-28T00:00:00" table:style-name="ce4">
            <text:p>28/04/1992</text:p>
          </table:table-cell>
          <table:table-cell office:value-type="string" table:style-name="ce1">
            <text:p>CRRLDA92D68G263X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string" table:style-name="ce1">
            <text:p>Via Cignoli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e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Cargegh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53-09-21T00:00:00" table:style-name="ce4">
            <text:p>21/09/1953</text:p>
          </table:table-cell>
          <table:table-cell office:value-type="string" table:style-name="ce1">
            <text:p>VRIDNA53P21B772Q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D.Guidobono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diraghi</text:p>
          </table:table-cell>
          <table:table-cell office:value-type="string" table:style-name="ce1">
            <text:p>Donatella</text:p>
          </table:table-cell>
          <table:table-cell office:value-type="string" table:style-name="ce1">
            <text:p>Magliano Vetere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50" table:style-name="ce1">
            <text:p>84050</text:p>
          </table:table-cell>
          <table:table-cell office:value-type="date" office:date-value="1951-12-23T00:00:00" table:style-name="ce4">
            <text:p>23/12/1951</text:p>
          </table:table-cell>
          <table:table-cell office:value-type="string" table:style-name="ce1">
            <text:p>BLDDTL51T63E814Q</text:p>
          </table:table-cell>
          <table:table-cell office:value-type="string" table:style-name="ce1">
            <text:p>Gorg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Via F.Calì, 209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prian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Cer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5" table:style-name="ce1">
            <text:p>28065</text:p>
          </table:table-cell>
          <table:table-cell office:value-type="date" office:date-value="2021-01-08T00:00:00" table:style-name="ce4">
            <text:p>08/01/2021</text:p>
          </table:table-cell>
          <table:table-cell office:value-type="string" table:style-name="ce1">
            <text:p>CPRRNZ21A08C482K</text:p>
          </table:table-cell>
          <table:table-cell office:value-type="string" table:style-name="ce1">
            <text:p>Ble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della Magione, 1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dor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Triest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TS</text:p>
          </table:table-cell>
          <table:table-cell office:value-type="float" office:value="34100" table:style-name="ce1">
            <text:p>34100</text:p>
          </table:table-cell>
          <table:table-cell office:value-type="date" office:date-value="1943-06-03T00:00:00" table:style-name="ce4">
            <text:p>03/06/1943</text:p>
          </table:table-cell>
          <table:table-cell office:value-type="string" table:style-name="ce1">
            <text:p>SLVLSN43H03L424G</text:p>
          </table:table-cell>
          <table:table-cell office:value-type="string" table:style-name="ce1">
            <text:p>Pand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5" table:style-name="ce1">
            <text:p>26025</text:p>
          </table:table-cell>
          <table:table-cell office:value-type="string" table:style-name="ce1">
            <text:p>Via Pola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olini</text:p>
          </table:table-cell>
          <table:table-cell office:value-type="string" table:style-name="ce1">
            <text:p>Albin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87-01-29T00:00:00" table:style-name="ce4">
            <text:p>29/01/1987</text:p>
          </table:table-cell>
          <table:table-cell office:value-type="string" table:style-name="ce1">
            <text:p>BRBLBN87A29F238T</text:p>
          </table:table-cell>
          <table:table-cell office:value-type="string" table:style-name="ce1">
            <text:p>Rocca Santa Mar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oltrasio, 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ngarda</text:p>
          </table:table-cell>
          <table:table-cell office:value-type="string" table:style-name="ce1">
            <text:p>Marisa</text:p>
          </table:table-cell>
          <table:table-cell office:value-type="string" table:style-name="ce1">
            <text:p>Pontinvre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40" table:style-name="ce1">
            <text:p>17040</text:p>
          </table:table-cell>
          <table:table-cell office:value-type="date" office:date-value="1988-03-19T00:00:00" table:style-name="ce4">
            <text:p>19/03/1988</text:p>
          </table:table-cell>
          <table:table-cell office:value-type="string" table:style-name="ce1">
            <text:p>MNGMRS88C59G866G</text:p>
          </table:table-cell>
          <table:table-cell office:value-type="string" table:style-name="ce1">
            <text:p>Pietrapaol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string" table:style-name="ce1">
            <text:p>Via Gallo, 54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son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Chiaramon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39-02-03T00:00:00" table:style-name="ce4">
            <text:p>03/02/1939</text:p>
          </table:table-cell>
          <table:table-cell office:value-type="string" table:style-name="ce1">
            <text:p>PSSMND39B43C613Q</text:p>
          </table:table-cell>
          <table:table-cell office:value-type="string" table:style-name="ce1">
            <text:p>Oggio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8" table:style-name="ce1">
            <text:p>22048</text:p>
          </table:table-cell>
          <table:table-cell office:value-type="string" table:style-name="ce1">
            <text:p>Via Privata Erizzo, 1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cariol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Casalzuig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30" table:style-name="ce1">
            <text:p>21030</text:p>
          </table:table-cell>
          <table:table-cell office:value-type="date" office:date-value="1997-05-03T00:00:00" table:style-name="ce4">
            <text:p>03/05/1997</text:p>
          </table:table-cell>
          <table:table-cell office:value-type="string" table:style-name="ce1">
            <text:p>BSCVEA97E43B921V</text:p>
          </table:table-cell>
          <table:table-cell office:value-type="string" table:style-name="ce1">
            <text:p>Siland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8" table:style-name="ce1">
            <text:p>39028</text:p>
          </table:table-cell>
          <table:table-cell office:value-type="string" table:style-name="ce1">
            <text:p>Via L.Scipion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one</text:p>
          </table:table-cell>
          <table:table-cell office:value-type="string" table:style-name="ce1">
            <text:p>Federico</text:p>
          </table:table-cell>
          <table:table-cell office:value-type="string" table:style-name="ce1">
            <text:p>Vetra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9" table:style-name="ce1">
            <text:p>1019</text:p>
          </table:table-cell>
          <table:table-cell office:value-type="date" office:date-value="1950-01-11T00:00:00" table:style-name="ce4">
            <text:p>11/01/1950</text:p>
          </table:table-cell>
          <table:table-cell office:value-type="string" table:style-name="ce1">
            <text:p>VRNFRC50A11L814N</text:p>
          </table:table-cell>
          <table:table-cell office:value-type="string" table:style-name="ce1">
            <text:p>Bagnolo Pie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1" table:style-name="ce1">
            <text:p>12031</text:p>
          </table:table-cell>
          <table:table-cell office:value-type="string" table:style-name="ce1">
            <text:p>Via Arenzan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Donato</text:p>
          </table:table-cell>
          <table:table-cell office:value-type="string" table:style-name="ce1">
            <text:p>Aldobrando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93-10-24T00:00:00" table:style-name="ce4">
            <text:p>24/10/1993</text:p>
          </table:table-cell>
          <table:table-cell office:value-type="string" table:style-name="ce1">
            <text:p>DDNLBR93R24E681Y</text:p>
          </table:table-cell>
          <table:table-cell office:value-type="string" table:style-name="ce1">
            <text:p>Arca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string" table:style-name="ce1">
            <text:p>Via F.Juvara, 2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batti</text:p>
          </table:table-cell>
          <table:table-cell office:value-type="string" table:style-name="ce1">
            <text:p>Adalgisa</text:p>
          </table:table-cell>
          <table:table-cell office:value-type="string" table:style-name="ce1">
            <text:p>Cavaso del Tomb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4" table:style-name="ce1">
            <text:p>31034</text:p>
          </table:table-cell>
          <table:table-cell office:value-type="date" office:date-value="1999-12-06T00:00:00" table:style-name="ce4">
            <text:p>06/12/1999</text:p>
          </table:table-cell>
          <table:table-cell office:value-type="string" table:style-name="ce1">
            <text:p>LBTDGS99T46C384O</text:p>
          </table:table-cell>
          <table:table-cell office:value-type="string" table:style-name="ce1">
            <text:p>Semesten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colo A.Bonvicini detto Moretto da Bresci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sa</text:p>
          </table:table-cell>
          <table:table-cell office:value-type="string" table:style-name="ce1">
            <text:p>Calogera</text:p>
          </table:table-cell>
          <table:table-cell office:value-type="string" table:style-name="ce1">
            <text:p>Cambur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date" office:date-value="1938-02-15T00:00:00" table:style-name="ce4">
            <text:p>15/02/1938</text:p>
          </table:table-cell>
          <table:table-cell office:value-type="string" table:style-name="ce1">
            <text:p>CRSCGR38B55B465A</text:p>
          </table:table-cell>
          <table:table-cell office:value-type="string" table:style-name="ce1">
            <text:p>Grazzano Bado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5" table:style-name="ce1">
            <text:p>14035</text:p>
          </table:table-cell>
          <table:table-cell office:value-type="string" table:style-name="ce1">
            <text:p>Via A.Canova, 44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San Gil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2011-08-11T00:00:00" table:style-name="ce4">
            <text:p>11/08/2011</text:p>
          </table:table-cell>
          <table:table-cell office:value-type="string" table:style-name="ce1">
            <text:p>MSNSCN11M11H873W</text:p>
          </table:table-cell>
          <table:table-cell office:value-type="string" table:style-name="ce1">
            <text:p>Santa Marin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0" table:style-name="ce1">
            <text:p>84070</text:p>
          </table:table-cell>
          <table:table-cell office:value-type="string" table:style-name="ce1">
            <text:p>Via Vesio, 2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cquadagno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artigl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50" table:style-name="ce1">
            <text:p>36050</text:p>
          </table:table-cell>
          <table:table-cell office:value-type="date" office:date-value="2021-07-21T00:00:00" table:style-name="ce4">
            <text:p>21/07/2021</text:p>
          </table:table-cell>
          <table:table-cell office:value-type="string" table:style-name="ce1">
            <text:p>STRPGR21L21B844B</text:p>
          </table:table-cell>
          <table:table-cell office:value-type="string" table:style-name="ce1">
            <text:p>Brandi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2" table:style-name="ce1">
            <text:p>10032</text:p>
          </table:table-cell>
          <table:table-cell office:value-type="string" table:style-name="ce1">
            <text:p>Via Magolf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one</text:p>
          </table:table-cell>
          <table:table-cell office:value-type="string" table:style-name="ce1">
            <text:p>Filomena</text:p>
          </table:table-cell>
          <table:table-cell office:value-type="string" table:style-name="ce1">
            <text:p>Casaleggio No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40-06-05T00:00:00" table:style-name="ce4">
            <text:p>05/06/1940</text:p>
          </table:table-cell>
          <table:table-cell office:value-type="string" table:style-name="ce1">
            <text:p>SNTFMN40H45B883X</text:p>
          </table:table-cell>
          <table:table-cell office:value-type="string" table:style-name="ce1">
            <text:p>Rocchetta Nervi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string" table:style-name="ce1">
            <text:p>Corso C.Carrà, 32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ghero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Bisacc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4" table:style-name="ce1">
            <text:p>83044</text:p>
          </table:table-cell>
          <table:table-cell office:value-type="date" office:date-value="1979-02-07T00:00:00" table:style-name="ce4">
            <text:p>07/02/1979</text:p>
          </table:table-cell>
          <table:table-cell office:value-type="string" table:style-name="ce1">
            <text:p>BRGRRT79B07A881Q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Renzo e Lucia, 1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nturin</text:p>
          </table:table-cell>
          <table:table-cell office:value-type="string" table:style-name="ce1">
            <text:p>Raniero</text:p>
          </table:table-cell>
          <table:table-cell office:value-type="string" table:style-name="ce1">
            <text:p>Pollut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1954-12-25T00:00:00" table:style-name="ce4">
            <text:p>25/12/1954</text:p>
          </table:table-cell>
          <table:table-cell office:value-type="string" table:style-name="ce1">
            <text:p>VNTRNR54T25G799I</text:p>
          </table:table-cell>
          <table:table-cell office:value-type="string" table:style-name="ce1">
            <text:p>San Catald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7" table:style-name="ce1">
            <text:p>93017</text:p>
          </table:table-cell>
          <table:table-cell office:value-type="string" table:style-name="ce1">
            <text:p>Via S.Luca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i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Carboner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date" office:date-value="2012-08-24T00:00:00" table:style-name="ce4">
            <text:p>24/08/2012</text:p>
          </table:table-cell>
          <table:table-cell office:value-type="string" table:style-name="ce1">
            <text:p>CLVLBA12M64B744Z</text:p>
          </table:table-cell>
          <table:table-cell office:value-type="string" table:style-name="ce1">
            <text:p>Valdugg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8" table:style-name="ce1">
            <text:p>13018</text:p>
          </table:table-cell>
          <table:table-cell office:value-type="string" table:style-name="ce1">
            <text:p>Via T.Mamiani, 28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ino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Bevilacqu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40" table:style-name="ce1">
            <text:p>37040</text:p>
          </table:table-cell>
          <table:table-cell office:value-type="date" office:date-value="2003-08-24T00:00:00" table:style-name="ce4">
            <text:p>24/08/2003</text:p>
          </table:table-cell>
          <table:table-cell office:value-type="string" table:style-name="ce1">
            <text:p>PNNVLI03M64A837P</text:p>
          </table:table-cell>
          <table:table-cell office:value-type="string" table:style-name="ce1">
            <text:p>Cogl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0" table:style-name="ce1">
            <text:p>20020</text:p>
          </table:table-cell>
          <table:table-cell office:value-type="string" table:style-name="ce1">
            <text:p>Via Valfurva, 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deot</text:p>
          </table:table-cell>
          <table:table-cell office:value-type="string" table:style-name="ce1">
            <text:p>Rinaldo</text:p>
          </table:table-cell>
          <table:table-cell office:value-type="string" table:style-name="ce1">
            <text:p>Modol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9" table:style-name="ce1">
            <text:p>8019</text:p>
          </table:table-cell>
          <table:table-cell office:value-type="date" office:date-value="1962-01-14T00:00:00" table:style-name="ce4">
            <text:p>14/01/1962</text:p>
          </table:table-cell>
          <table:table-cell office:value-type="string" table:style-name="ce1">
            <text:p>MDTRLD62A14F261Z</text:p>
          </table:table-cell>
          <table:table-cell office:value-type="string" table:style-name="ce1">
            <text:p>Fa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Via L.Ariosto, 2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zzanella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Montoti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55-09-19T00:00:00" table:style-name="ce4">
            <text:p>19/09/1955</text:p>
          </table:table-cell>
          <table:table-cell office:value-type="string" table:style-name="ce1">
            <text:p>BZZTZA55P19F697X</text:p>
          </table:table-cell>
          <table:table-cell office:value-type="string" table:style-name="ce1">
            <text:p>Tr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Galleria G.Galante, 24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io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Gard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6" table:style-name="ce1">
            <text:p>37016</text:p>
          </table:table-cell>
          <table:table-cell office:value-type="date" office:date-value="1940-04-30T00:00:00" table:style-name="ce4">
            <text:p>30/04/1940</text:p>
          </table:table-cell>
          <table:table-cell office:value-type="string" table:style-name="ce1">
            <text:p>DMELVI40D70D915P</text:p>
          </table:table-cell>
          <table:table-cell office:value-type="string" table:style-name="ce1">
            <text:p>Valdier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O.Fausto, 2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scalzi</text:p>
          </table:table-cell>
          <table:table-cell office:value-type="string" table:style-name="ce1">
            <text:p>Vanna</text:p>
          </table:table-cell>
          <table:table-cell office:value-type="string" table:style-name="ce1">
            <text:p>Alessandr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100" table:style-name="ce1">
            <text:p>15100</text:p>
          </table:table-cell>
          <table:table-cell office:value-type="date" office:date-value="1972-06-01T00:00:00" table:style-name="ce4">
            <text:p>01/06/1972</text:p>
          </table:table-cell>
          <table:table-cell office:value-type="string" table:style-name="ce1">
            <text:p>DSCVNN72H41A182H</text:p>
          </table:table-cell>
          <table:table-cell office:value-type="string" table:style-name="ce1">
            <text:p>Groscav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Unione Sovietic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ani</text:p>
          </table:table-cell>
          <table:table-cell office:value-type="string" table:style-name="ce1">
            <text:p>Otello</text:p>
          </table:table-cell>
          <table:table-cell office:value-type="string" table:style-name="ce1">
            <text:p>Zungol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1-09-05T00:00:00" table:style-name="ce4">
            <text:p>05/09/1991</text:p>
          </table:table-cell>
          <table:table-cell office:value-type="string" table:style-name="ce1">
            <text:p>PGNTLL91P05M203V</text:p>
          </table:table-cell>
          <table:table-cell office:value-type="string" table:style-name="ce1">
            <text:p>Filadelf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3" table:style-name="ce1">
            <text:p>88023</text:p>
          </table:table-cell>
          <table:table-cell office:value-type="string" table:style-name="ce1">
            <text:p>Via Valle Isorno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isco</text:p>
          </table:table-cell>
          <table:table-cell office:value-type="string" table:style-name="ce1">
            <text:p>Lucrezia</text:p>
          </table:table-cell>
          <table:table-cell office:value-type="string" table:style-name="ce1">
            <text:p>Arlena di Cast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date" office:date-value="2013-02-10T00:00:00" table:style-name="ce4">
            <text:p>10/02/2013</text:p>
          </table:table-cell>
          <table:table-cell office:value-type="string" table:style-name="ce1">
            <text:p>GRSLRZ13B50A412I</text:p>
          </table:table-cell>
          <table:table-cell office:value-type="string" table:style-name="ce1">
            <text:p>Saracines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Via V.E.Orlando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taformaggio</text:p>
          </table:table-cell>
          <table:table-cell office:value-type="string" table:style-name="ce1">
            <text:p>Nicodemo</text:p>
          </table:table-cell>
          <table:table-cell office:value-type="string" table:style-name="ce1">
            <text:p>Pennadom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6-08-19T00:00:00" table:style-name="ce4">
            <text:p>19/08/2006</text:p>
          </table:table-cell>
          <table:table-cell office:value-type="string" table:style-name="ce1">
            <text:p>SLTNDM06M19G434N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A.Fratti, 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ssian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Baldichieri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1" table:style-name="ce1">
            <text:p>14011</text:p>
          </table:table-cell>
          <table:table-cell office:value-type="date" office:date-value="1968-12-02T00:00:00" table:style-name="ce4">
            <text:p>02/12/1968</text:p>
          </table:table-cell>
          <table:table-cell office:value-type="string" table:style-name="ce1">
            <text:p>SSNVLR68T42A588W</text:p>
          </table:table-cell>
          <table:table-cell office:value-type="string" table:style-name="ce1">
            <text:p>Marmir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5" table:style-name="ce1">
            <text:p>46045</text:p>
          </table:table-cell>
          <table:table-cell office:value-type="string" table:style-name="ce1">
            <text:p>Via A.Braschi, 72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ccu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Motta Montecor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0" table:style-name="ce1">
            <text:p>71030</text:p>
          </table:table-cell>
          <table:table-cell office:value-type="date" office:date-value="1979-08-30T00:00:00" table:style-name="ce4">
            <text:p>30/08/1979</text:p>
          </table:table-cell>
          <table:table-cell office:value-type="string" table:style-name="ce1">
            <text:p>CCCZOE79M70F777U</text:p>
          </table:table-cell>
          <table:table-cell office:value-type="string" table:style-name="ce1">
            <text:p>Monte Vidon Combat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string" table:style-name="ce1">
            <text:p>Via C.Pascarella, 195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dreazzin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Coll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0" table:style-name="ce1">
            <text:p>9020</text:p>
          </table:table-cell>
          <table:table-cell office:value-type="date" office:date-value="1996-02-18T00:00:00" table:style-name="ce4">
            <text:p>18/02/1996</text:p>
          </table:table-cell>
          <table:table-cell office:value-type="string" table:style-name="ce1">
            <text:p>NDRFNZ96B58C882K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M.Bertolami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onaci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Olmo al 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10-01-05T00:00:00" table:style-name="ce4">
            <text:p>05/01/2010</text:p>
          </table:table-cell>
          <table:table-cell office:value-type="string" table:style-name="ce1">
            <text:p>CLNNBR10A05G049I</text:p>
          </table:table-cell>
          <table:table-cell office:value-type="string" table:style-name="ce1">
            <text:p>Scop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7" table:style-name="ce1">
            <text:p>13027</text:p>
          </table:table-cell>
          <table:table-cell office:value-type="string" table:style-name="ce1">
            <text:p>Via D.Trentacoste, 168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roni</text:p>
          </table:table-cell>
          <table:table-cell office:value-type="string" table:style-name="ce1">
            <text:p>Zita</text:p>
          </table:table-cell>
          <table:table-cell office:value-type="string" table:style-name="ce1">
            <text:p>Dele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4" table:style-name="ce1">
            <text:p>23014</text:p>
          </table:table-cell>
          <table:table-cell office:value-type="date" office:date-value="1997-06-29T00:00:00" table:style-name="ce4">
            <text:p>29/06/1997</text:p>
          </table:table-cell>
          <table:table-cell office:value-type="string" table:style-name="ce1">
            <text:p>PRNZTI97H69D266G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Camogli, 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Corno di Rosaz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61-03-18T00:00:00" table:style-name="ce4">
            <text:p>18/03/1961</text:p>
          </table:table-cell>
          <table:table-cell office:value-type="string" table:style-name="ce1">
            <text:p>MTTDAI61C58D027B</text:p>
          </table:table-cell>
          <table:table-cell office:value-type="string" table:style-name="ce1">
            <text:p>Valeggio sul Minc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7" table:style-name="ce1">
            <text:p>37067</text:p>
          </table:table-cell>
          <table:table-cell office:value-type="string" table:style-name="ce1">
            <text:p>Via S.Maria Rossa, 1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onci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alz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0" table:style-name="ce1">
            <text:p>30030</text:p>
          </table:table-cell>
          <table:table-cell office:value-type="date" office:date-value="1949-03-17T00:00:00" table:style-name="ce4">
            <text:p>17/03/1949</text:p>
          </table:table-cell>
          <table:table-cell office:value-type="string" table:style-name="ce1">
            <text:p>LNCLBT49C57H735H</text:p>
          </table:table-cell>
          <table:table-cell office:value-type="string" table:style-name="ce1">
            <text:p>Malvi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5" table:style-name="ce1">
            <text:p>15015</text:p>
          </table:table-cell>
          <table:table-cell office:value-type="string" table:style-name="ce1">
            <text:p>Via G.Milani, 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s</text:p>
          </table:table-cell>
          <table:table-cell office:value-type="string" table:style-name="ce1">
            <text:p>Remo</text:p>
          </table:table-cell>
          <table:table-cell office:value-type="string" table:style-name="ce1">
            <text:p>Molf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6" table:style-name="ce1">
            <text:p>70056</text:p>
          </table:table-cell>
          <table:table-cell office:value-type="date" office:date-value="1950-05-18T00:00:00" table:style-name="ce4">
            <text:p>18/05/1950</text:p>
          </table:table-cell>
          <table:table-cell office:value-type="string" table:style-name="ce1">
            <text:p>PSTRME50E18F284N</text:p>
          </table:table-cell>
          <table:table-cell office:value-type="string" table:style-name="ce1">
            <text:p>Lampo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string" table:style-name="ce1">
            <text:p>Via Populon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izzi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Volpa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7" table:style-name="ce1">
            <text:p>27047</text:p>
          </table:table-cell>
          <table:table-cell office:value-type="date" office:date-value="2007-09-19T00:00:00" table:style-name="ce4">
            <text:p>19/09/2007</text:p>
          </table:table-cell>
          <table:table-cell office:value-type="string" table:style-name="ce1">
            <text:p>FRZTZA07P19M119G</text:p>
          </table:table-cell>
          <table:table-cell office:value-type="string" table:style-name="ce1">
            <text:p>R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N.Barbato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z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Castelbian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0" table:style-name="ce1">
            <text:p>17030</text:p>
          </table:table-cell>
          <table:table-cell office:value-type="date" office:date-value="1968-10-23T00:00:00" table:style-name="ce4">
            <text:p>23/10/1968</text:p>
          </table:table-cell>
          <table:table-cell office:value-type="string" table:style-name="ce1">
            <text:p>VLZLCI68R63C063Y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string" table:style-name="ce1">
            <text:p>Via Cenami, 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azzi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Zerbolò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8-11-04T00:00:00" table:style-name="ce4">
            <text:p>04/11/1998</text:p>
          </table:table-cell>
          <table:table-cell office:value-type="string" table:style-name="ce1">
            <text:p>PLZBGN98S04M167V</text:p>
          </table:table-cell>
          <table:table-cell office:value-type="string" table:style-name="ce1">
            <text:p>Villo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Barlett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no</text:p>
          </table:table-cell>
          <table:table-cell office:value-type="string" table:style-name="ce1">
            <text:p>Gabriele</text:p>
          </table:table-cell>
          <table:table-cell office:value-type="string" table:style-name="ce1">
            <text:p>Gudo Viscon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8" table:style-name="ce1">
            <text:p>20088</text:p>
          </table:table-cell>
          <table:table-cell office:value-type="date" office:date-value="1998-12-21T00:00:00" table:style-name="ce4">
            <text:p>21/12/1998</text:p>
          </table:table-cell>
          <table:table-cell office:value-type="string" table:style-name="ce1">
            <text:p>TSCGRL98T21E258K</text:p>
          </table:table-cell>
          <table:table-cell office:value-type="string" table:style-name="ce1">
            <text:p>Cors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4" table:style-name="ce1">
            <text:p>20094</text:p>
          </table:table-cell>
          <table:table-cell office:value-type="string" table:style-name="ce1">
            <text:p>Via San Frediano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ero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Villaric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0" table:style-name="ce1">
            <text:p>80010</text:p>
          </table:table-cell>
          <table:table-cell office:value-type="date" office:date-value="1965-06-14T00:00:00" table:style-name="ce4">
            <text:p>14/06/1965</text:p>
          </table:table-cell>
          <table:table-cell office:value-type="string" table:style-name="ce1">
            <text:p>NTTMSS65H54G309Y</text:p>
          </table:table-cell>
          <table:table-cell office:value-type="string" table:style-name="ce1">
            <text:p>Sar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7" table:style-name="ce1">
            <text:p>84087</text:p>
          </table:table-cell>
          <table:table-cell office:value-type="string" table:style-name="ce1">
            <text:p>Via Capodistr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uzza</text:p>
          </table:table-cell>
          <table:table-cell office:value-type="string" table:style-name="ce1">
            <text:p>Graziano</text:p>
          </table:table-cell>
          <table:table-cell office:value-type="string" table:style-name="ce1">
            <text:p>Verbicar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0" table:style-name="ce1">
            <text:p>87020</text:p>
          </table:table-cell>
          <table:table-cell office:value-type="date" office:date-value="1971-12-04T00:00:00" table:style-name="ce4">
            <text:p>04/12/1971</text:p>
          </table:table-cell>
          <table:table-cell office:value-type="string" table:style-name="ce1">
            <text:p>CCZGZN71T04L747G</text:p>
          </table:table-cell>
          <table:table-cell office:value-type="string" table:style-name="ce1">
            <text:p>Toiran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string" table:style-name="ce1">
            <text:p>Via G.Pontano, 101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efameglio</text:p>
          </table:table-cell>
          <table:table-cell office:value-type="string" table:style-name="ce1">
            <text:p>Elda</text:p>
          </table:table-cell>
          <table:table-cell office:value-type="string" table:style-name="ce1">
            <text:p>Casap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43-05-18T00:00:00" table:style-name="ce4">
            <text:p>18/05/1943</text:p>
          </table:table-cell>
          <table:table-cell office:value-type="string" table:style-name="ce1">
            <text:p>MNTLDE43E58B932M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3" table:style-name="ce1">
            <text:p>87023</text:p>
          </table:table-cell>
          <table:table-cell office:value-type="string" table:style-name="ce1">
            <text:p>Via San Gabriele di Gorizia, 1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Noragugum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date" office:date-value="1998-04-01T00:00:00" table:style-name="ce4">
            <text:p>01/04/1998</text:p>
          </table:table-cell>
          <table:table-cell office:value-type="string" table:style-name="ce1">
            <text:p>PLLFBL98D41F933G</text:p>
          </table:table-cell>
          <table:table-cell office:value-type="string" table:style-name="ce1">
            <text:p>Scapol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0" table:style-name="ce1">
            <text:p>86070</text:p>
          </table:table-cell>
          <table:table-cell office:value-type="string" table:style-name="ce1">
            <text:p>Via dell'Annunciata, 93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berata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Furte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74-11-09T00:00:00" table:style-name="ce4">
            <text:p>09/11/1974</text:p>
          </table:table-cell>
          <table:table-cell office:value-type="string" table:style-name="ce1">
            <text:p>LBRVVN74S09D827W</text:p>
          </table:table-cell>
          <table:table-cell office:value-type="string" table:style-name="ce1">
            <text:p>Nomi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P.Matera, 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micoli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Isola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6" table:style-name="ce1">
            <text:p>10046</text:p>
          </table:table-cell>
          <table:table-cell office:value-type="date" office:date-value="1985-10-19T00:00:00" table:style-name="ce4">
            <text:p>19/10/1985</text:p>
          </table:table-cell>
          <table:table-cell office:value-type="string" table:style-name="ce1">
            <text:p>DMCCHR85R59E345Q</text:p>
          </table:table-cell>
          <table:table-cell office:value-type="string" table:style-name="ce1">
            <text:p>Monasterac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0" table:style-name="ce1">
            <text:p>89040</text:p>
          </table:table-cell>
          <table:table-cell office:value-type="string" table:style-name="ce1">
            <text:p>Via F.P.Mich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de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lass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1" table:style-name="ce1">
            <text:p>17021</text:p>
          </table:table-cell>
          <table:table-cell office:value-type="date" office:date-value="1970-01-10T00:00:00" table:style-name="ce4">
            <text:p>10/01/1970</text:p>
          </table:table-cell>
          <table:table-cell office:value-type="string" table:style-name="ce1">
            <text:p>FLDNLN70A10A122K</text:p>
          </table:table-cell>
          <table:table-cell office:value-type="string" table:style-name="ce1">
            <text:p>Melpign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R.Frassin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gonesi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Giraso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77-07-28T00:00:00" table:style-name="ce4">
            <text:p>28/07/1977</text:p>
          </table:table-cell>
          <table:table-cell office:value-type="string" table:style-name="ce1">
            <text:p>RGNLCI77L68E049L</text:p>
          </table:table-cell>
          <table:table-cell office:value-type="string" table:style-name="ce1">
            <text:p>Terg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Lucifor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lfons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Tricesim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9" table:style-name="ce1">
            <text:p>33019</text:p>
          </table:table-cell>
          <table:table-cell office:value-type="date" office:date-value="1965-05-28T00:00:00" table:style-name="ce4">
            <text:p>28/05/1965</text:p>
          </table:table-cell>
          <table:table-cell office:value-type="string" table:style-name="ce1">
            <text:p>DLFLRD65E28L421V</text:p>
          </table:table-cell>
          <table:table-cell office:value-type="string" table:style-name="ce1">
            <text:p>Baiard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1" table:style-name="ce1">
            <text:p>18031</text:p>
          </table:table-cell>
          <table:table-cell office:value-type="string" table:style-name="ce1">
            <text:p>Via Bianca di Savoia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tarino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1960-10-07T00:00:00" table:style-name="ce4">
            <text:p>07/10/1960</text:p>
          </table:table-cell>
          <table:table-cell office:value-type="string" table:style-name="ce1">
            <text:p>CNTRRG60R07F294B</text:p>
          </table:table-cell>
          <table:table-cell office:value-type="string" table:style-name="ce1">
            <text:p>Lucign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46" table:style-name="ce1">
            <text:p>52046</text:p>
          </table:table-cell>
          <table:table-cell office:value-type="string" table:style-name="ce1">
            <text:p>Via G.Aricò, 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F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44-09-29T00:00:00" table:style-name="ce4">
            <text:p>29/09/1944</text:p>
          </table:table-cell>
          <table:table-cell office:value-type="string" table:style-name="ce1">
            <text:p>MBRLNE44P69D799Z</text:p>
          </table:table-cell>
          <table:table-cell office:value-type="string" table:style-name="ce1">
            <text:p>Badia Tedal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2" table:style-name="ce1">
            <text:p>52032</text:p>
          </table:table-cell>
          <table:table-cell office:value-type="string" table:style-name="ce1">
            <text:p>Raccordo Cavalcavia B.Crespi, 126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n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oio Alcanta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00-12-20T00:00:00" table:style-name="ce4">
            <text:p>20/12/2000</text:p>
          </table:table-cell>
          <table:table-cell office:value-type="string" table:style-name="ce1">
            <text:p>LNILRD00T20F277G</text:p>
          </table:table-cell>
          <table:table-cell office:value-type="string" table:style-name="ce1">
            <text:p>Montegiord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70" table:style-name="ce1">
            <text:p>87070</text:p>
          </table:table-cell>
          <table:table-cell office:value-type="string" table:style-name="ce1">
            <text:p>Via E.Moltoni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urini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San Zenone degli Ezzelin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20" table:style-name="ce1">
            <text:p>31020</text:p>
          </table:table-cell>
          <table:table-cell office:value-type="date" office:date-value="2004-09-28T00:00:00" table:style-name="ce4">
            <text:p>28/09/2004</text:p>
          </table:table-cell>
          <table:table-cell office:value-type="string" table:style-name="ce1">
            <text:p>LRNMRA04P28I417V</text:p>
          </table:table-cell>
          <table:table-cell office:value-type="string" table:style-name="ce1">
            <text:p>Sant'Anna d'Alfaed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0" table:style-name="ce1">
            <text:p>37020</text:p>
          </table:table-cell>
          <table:table-cell office:value-type="string" table:style-name="ce1">
            <text:p>Via M.Beltram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ovan</text:p>
          </table:table-cell>
          <table:table-cell office:value-type="string" table:style-name="ce1">
            <text:p>Aristeo</text:p>
          </table:table-cell>
          <table:table-cell office:value-type="string" table:style-name="ce1">
            <text:p>Ur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9" table:style-name="ce1">
            <text:p>24059</text:p>
          </table:table-cell>
          <table:table-cell office:value-type="date" office:date-value="1931-02-12T00:00:00" table:style-name="ce4">
            <text:p>12/02/1931</text:p>
          </table:table-cell>
          <table:table-cell office:value-type="string" table:style-name="ce1">
            <text:p>PVNRST31B12L502F</text:p>
          </table:table-cell>
          <table:table-cell office:value-type="string" table:style-name="ce1">
            <text:p>Guardiareg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4" table:style-name="ce1">
            <text:p>86014</text:p>
          </table:table-cell>
          <table:table-cell office:value-type="string" table:style-name="ce1">
            <text:p>Via P.Corsett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erdoni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Pozzaglia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0" table:style-name="ce1">
            <text:p>2030</text:p>
          </table:table-cell>
          <table:table-cell office:value-type="date" office:date-value="2005-07-05T00:00:00" table:style-name="ce4">
            <text:p>05/07/2005</text:p>
          </table:table-cell>
          <table:table-cell office:value-type="string" table:style-name="ce1">
            <text:p>CPRBVN05L45G951H</text:p>
          </table:table-cell>
          <table:table-cell office:value-type="string" table:style-name="ce1">
            <text:p>Castione Andev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2" table:style-name="ce1">
            <text:p>23012</text:p>
          </table:table-cell>
          <table:table-cell office:value-type="string" table:style-name="ce1">
            <text:p>Largo G.P.Puricelli, 3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noni</text:p>
          </table:table-cell>
          <table:table-cell office:value-type="string" table:style-name="ce1">
            <text:p>Gianmaria</text:p>
          </table:table-cell>
          <table:table-cell office:value-type="string" table:style-name="ce1">
            <text:p>Mozzeca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date" office:date-value="2017-10-12T00:00:00" table:style-name="ce4">
            <text:p>12/10/2017</text:p>
          </table:table-cell>
          <table:table-cell office:value-type="string" table:style-name="ce1">
            <text:p>MNNGMR17R12F789I</text:p>
          </table:table-cell>
          <table:table-cell office:value-type="string" table:style-name="ce1">
            <text:p>Son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Bisanz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ia</text:p>
          </table:table-cell>
          <table:table-cell office:value-type="string" table:style-name="ce1">
            <text:p>Luigia</text:p>
          </table:table-cell>
          <table:table-cell office:value-type="string" table:style-name="ce1">
            <text:p>Arzergran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2003-04-04T00:00:00" table:style-name="ce4">
            <text:p>04/04/2003</text:p>
          </table:table-cell>
          <table:table-cell office:value-type="string" table:style-name="ce1">
            <text:p>CCCLGU03D44A458L</text:p>
          </table:table-cell>
          <table:table-cell office:value-type="string" table:style-name="ce1">
            <text:p>Venau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Massimiano, 27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edetto</text:p>
          </table:table-cell>
          <table:table-cell office:value-type="string" table:style-name="ce1">
            <text:p>Ludovica</text:p>
          </table:table-cell>
          <table:table-cell office:value-type="string" table:style-name="ce1">
            <text:p>Pannar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17" table:style-name="ce1">
            <text:p>82017</text:p>
          </table:table-cell>
          <table:table-cell office:value-type="date" office:date-value="1969-04-26T00:00:00" table:style-name="ce4">
            <text:p>26/04/1969</text:p>
          </table:table-cell>
          <table:table-cell office:value-type="string" table:style-name="ce1">
            <text:p>BNDLVC69D66G311F</text:p>
          </table:table-cell>
          <table:table-cell office:value-type="string" table:style-name="ce1">
            <text:p>To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Cernobbio, 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orello</text:p>
          </table:table-cell>
          <table:table-cell office:value-type="string" table:style-name="ce1">
            <text:p>Bice</text:p>
          </table:table-cell>
          <table:table-cell office:value-type="string" table:style-name="ce1">
            <text:p>Can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5" table:style-name="ce1">
            <text:p>22035</text:p>
          </table:table-cell>
          <table:table-cell office:value-type="date" office:date-value="1982-01-16T00:00:00" table:style-name="ce4">
            <text:p>16/01/1982</text:p>
          </table:table-cell>
          <table:table-cell office:value-type="string" table:style-name="ce1">
            <text:p>MRTBCI82A56B641V</text:p>
          </table:table-cell>
          <table:table-cell office:value-type="string" table:style-name="ce1">
            <text:p>Adrara San Roc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Fontana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hinazzi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date" office:date-value="1989-01-16T00:00:00" table:style-name="ce4">
            <text:p>16/01/1989</text:p>
          </table:table-cell>
          <table:table-cell office:value-type="string" table:style-name="ce1">
            <text:p>GHNDNL89A56B035N</text:p>
          </table:table-cell>
          <table:table-cell office:value-type="string" table:style-name="ce1">
            <text:p>Barc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C.Vignati, 2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lla</text:p>
          </table:table-cell>
          <table:table-cell office:value-type="string" table:style-name="ce1">
            <text:p>Teodosio</text:p>
          </table:table-cell>
          <table:table-cell office:value-type="string" table:style-name="ce1">
            <text:p>Cermign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37" table:style-name="ce1">
            <text:p>64037</text:p>
          </table:table-cell>
          <table:table-cell office:value-type="date" office:date-value="1967-08-01T00:00:00" table:style-name="ce4">
            <text:p>01/08/1967</text:p>
          </table:table-cell>
          <table:table-cell office:value-type="string" table:style-name="ce1">
            <text:p>CLLTDS67M01C517H</text:p>
          </table:table-cell>
          <table:table-cell office:value-type="string" table:style-name="ce1">
            <text:p>Posta Fibre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string" table:style-name="ce1">
            <text:p>Via D.Lampada, 27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emona</text:p>
          </table:table-cell>
          <table:table-cell office:value-type="string" table:style-name="ce1">
            <text:p>Agata</text:p>
          </table:table-cell>
          <table:table-cell office:value-type="string" table:style-name="ce1">
            <text:p>Az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2" table:style-name="ce1">
            <text:p>21022</text:p>
          </table:table-cell>
          <table:table-cell office:value-type="date" office:date-value="2015-04-27T00:00:00" table:style-name="ce4">
            <text:p>27/04/2015</text:p>
          </table:table-cell>
          <table:table-cell office:value-type="string" table:style-name="ce1">
            <text:p>CRMGTA15D67A531H</text:p>
          </table:table-cell>
          <table:table-cell office:value-type="string" table:style-name="ce1">
            <text:p>Uggiano la Chies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Galli Tassi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rla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San Vito sullo Ion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7" table:style-name="ce1">
            <text:p>88067</text:p>
          </table:table-cell>
          <table:table-cell office:value-type="date" office:date-value="1989-04-03T00:00:00" table:style-name="ce4">
            <text:p>03/04/1989</text:p>
          </table:table-cell>
          <table:table-cell office:value-type="string" table:style-name="ce1">
            <text:p>GRLNNI89D43I393Y</text:p>
          </table:table-cell>
          <table:table-cell office:value-type="string" table:style-name="ce1">
            <text:p>Bu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0" table:style-name="ce1">
            <text:p>33030</text:p>
          </table:table-cell>
          <table:table-cell office:value-type="string" table:style-name="ce1">
            <text:p>Via Piccoli Santi Martiri, 74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gusti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Minerb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1" table:style-name="ce1">
            <text:p>40061</text:p>
          </table:table-cell>
          <table:table-cell office:value-type="date" office:date-value="2007-07-13T00:00:00" table:style-name="ce4">
            <text:p>13/07/2007</text:p>
          </table:table-cell>
          <table:table-cell office:value-type="string" table:style-name="ce1">
            <text:p>GSTLVO07L53F219I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string" table:style-name="ce1">
            <text:p>Via B.Castiglia, 218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boni</text:p>
          </table:table-cell>
          <table:table-cell office:value-type="string" table:style-name="ce1">
            <text:p>Egle</text:p>
          </table:table-cell>
          <table:table-cell office:value-type="string" table:style-name="ce1">
            <text:p>San Vincenzo Valle Rove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8-01-30T00:00:00" table:style-name="ce4">
            <text:p>30/01/2018</text:p>
          </table:table-cell>
          <table:table-cell office:value-type="string" table:style-name="ce1">
            <text:p>CBNGLE18A70I389X</text:p>
          </table:table-cell>
          <table:table-cell office:value-type="string" table:style-name="ce1">
            <text:p>Mongrass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string" table:style-name="ce1">
            <text:p>Largo C.Debussy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ianò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Decimomann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3" table:style-name="ce1">
            <text:p>9033</text:p>
          </table:table-cell>
          <table:table-cell office:value-type="date" office:date-value="1970-04-11T00:00:00" table:style-name="ce4">
            <text:p>11/04/1970</text:p>
          </table:table-cell>
          <table:table-cell office:value-type="string" table:style-name="ce1">
            <text:p>PRNCDD70D11D259H</text:p>
          </table:table-cell>
          <table:table-cell office:value-type="string" table:style-name="ce1">
            <text:p>Gorla Min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55" table:style-name="ce1">
            <text:p>21055</text:p>
          </table:table-cell>
          <table:table-cell office:value-type="string" table:style-name="ce1">
            <text:p>Via Storo, 205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ni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Male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90-06-19T00:00:00" table:style-name="ce4">
            <text:p>19/06/1990</text:p>
          </table:table-cell>
          <table:table-cell office:value-type="string" table:style-name="ce1">
            <text:p>VLNSLV90H59E853B</text:p>
          </table:table-cell>
          <table:table-cell office:value-type="string" table:style-name="ce1">
            <text:p>Roncigli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Via F.Vertiba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org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Comis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3" table:style-name="ce1">
            <text:p>97013</text:p>
          </table:table-cell>
          <table:table-cell office:value-type="date" office:date-value="1978-04-05T00:00:00" table:style-name="ce4">
            <text:p>05/04/1978</text:p>
          </table:table-cell>
          <table:table-cell office:value-type="string" table:style-name="ce1">
            <text:p>GRGMNA78D05C927K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Rigosella, 2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ffo</text:p>
          </table:table-cell>
          <table:table-cell office:value-type="string" table:style-name="ce1">
            <text:p>Lucilla</text:p>
          </table:table-cell>
          <table:table-cell office:value-type="string" table:style-name="ce1">
            <text:p>Custonac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5" table:style-name="ce1">
            <text:p>91015</text:p>
          </table:table-cell>
          <table:table-cell office:value-type="date" office:date-value="1955-04-15T00:00:00" table:style-name="ce4">
            <text:p>15/04/1955</text:p>
          </table:table-cell>
          <table:table-cell office:value-type="string" table:style-name="ce1">
            <text:p>BFFLLL55D55D234D</text:p>
          </table:table-cell>
          <table:table-cell office:value-type="string" table:style-name="ce1">
            <text:p>Rosigna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0" table:style-name="ce1">
            <text:p>15030</text:p>
          </table:table-cell>
          <table:table-cell office:value-type="string" table:style-name="ce1">
            <text:p>Via A.Banfi, 1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acina</text:p>
          </table:table-cell>
          <table:table-cell office:value-type="string" table:style-name="ce1">
            <text:p>Marzia</text:p>
          </table:table-cell>
          <table:table-cell office:value-type="string" table:style-name="ce1">
            <text:p>Ospedalet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5" table:style-name="ce1">
            <text:p>35045</text:p>
          </table:table-cell>
          <table:table-cell office:value-type="date" office:date-value="1987-04-04T00:00:00" table:style-name="ce4">
            <text:p>04/04/1987</text:p>
          </table:table-cell>
          <table:table-cell office:value-type="string" table:style-name="ce1">
            <text:p>BNCMRZ87D44G167I</text:p>
          </table:table-cell>
          <table:table-cell office:value-type="string" table:style-name="ce1">
            <text:p>Mel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6" table:style-name="ce1">
            <text:p>20066</text:p>
          </table:table-cell>
          <table:table-cell office:value-type="string" table:style-name="ce1">
            <text:p>Via Nerin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izzola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Dipign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5" table:style-name="ce1">
            <text:p>87045</text:p>
          </table:table-cell>
          <table:table-cell office:value-type="date" office:date-value="2001-11-23T00:00:00" table:style-name="ce4">
            <text:p>23/11/2001</text:p>
          </table:table-cell>
          <table:table-cell office:value-type="string" table:style-name="ce1">
            <text:p>PLZTTL01S23D304T</text:p>
          </table:table-cell>
          <table:table-cell office:value-type="string" table:style-name="ce1">
            <text:p>Carpin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3" table:style-name="ce1">
            <text:p>86093</text:p>
          </table:table-cell>
          <table:table-cell office:value-type="string" table:style-name="ce1">
            <text:p>Via Toled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istoforett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Bellinzago Lombar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1944-06-29T00:00:00" table:style-name="ce4">
            <text:p>29/06/1944</text:p>
          </table:table-cell>
          <table:table-cell office:value-type="string" table:style-name="ce1">
            <text:p>CRSRRT44H69A751B</text:p>
          </table:table-cell>
          <table:table-cell office:value-type="string" table:style-name="ce1">
            <text:p>Fogliano Redipugl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Via Monte di Pietà, 131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iz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Ang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1" table:style-name="ce1">
            <text:p>21021</text:p>
          </table:table-cell>
          <table:table-cell office:value-type="date" office:date-value="1992-12-08T00:00:00" table:style-name="ce4">
            <text:p>08/12/1992</text:p>
          </table:table-cell>
          <table:table-cell office:value-type="string" table:style-name="ce1">
            <text:p>PNZMNI92T48A290Y</text:p>
          </table:table-cell>
          <table:table-cell office:value-type="string" table:style-name="ce1">
            <text:p>Casatism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string" table:style-name="ce1">
            <text:p>Via C.Ausiello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drill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n prospe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30" table:style-name="ce1">
            <text:p>41030</text:p>
          </table:table-cell>
          <table:table-cell office:value-type="date" office:date-value="1959-11-02T00:00:00" table:style-name="ce4">
            <text:p>02/11/1959</text:p>
          </table:table-cell>
          <table:table-cell office:value-type="string" table:style-name="ce1">
            <text:p>MNDRNI59S02I133K</text:p>
          </table:table-cell>
          <table:table-cell office:value-type="string" table:style-name="ce1">
            <text:p>Bri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string" table:style-name="ce1">
            <text:p>Via Capo Rizzuto, 163</text:p>
          </table:table-cell>
          <table:table-cell table:number-columns-repeated="16371"/>
        </table:table-row>
        <table:table-row table:number-rows-repeated="1048115" table:style-name="ro1">
          <table:table-cell table:number-columns-repeated="16384"/>
        </table:table-row>
      </table:table>
      <table:table table:name="Patologie" table:style-name="ta1">
        <table:table-column table:style-name="co7" table:default-cell-style-name="ce1"/>
        <table:table-column table:style-name="co23" table:default-cell-style-name="ce1"/>
        <table:table-column table:style-name="co7" table:default-cell-style-name="ce1"/>
        <table:table-column table:style-name="co2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Codic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riticita</text:p>
          </table:table-cell>
          <table:table-cell office:value-type="string" table:style-name="ce1">
            <text:p>Cronica</text:p>
          </table:table-cell>
          <table:table-cell office:value-type="string" table:style-name="ce1">
            <text:p>Mortale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itmieatriali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calasiaesofagea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fasia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terazioniMestrual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martomaipotalamico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mbliopiaoOcchioPigro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eurismadell'aortaaddominal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neurismadell'aortatoracica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eurismicerebrali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style-name="ce5"/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ginaPectoris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ngiomicavernosi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ppendicite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ritmiaventricolare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rteriopatiadegliartiinferiori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stigmatismo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rtolinit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lefarit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loccocardia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lazi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alcolidellaColecist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alcolosidelcoledo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alcolosiren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arcinomadellacolecist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arcinomaovaricoavanzat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arcinosiperitone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ataratt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heratocon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ist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olangiocarcino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ngiuntiviteallerg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efecazionedissinerg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Disartr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Disfagi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isfagiaedisturbidelladeglutizion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Disfon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Disfunzioneeretti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Dismenorr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Displasiacorticalefoc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issezioneacutadell'aort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istaccodellaretin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Distoni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Disturbicognitivo-comportamental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Diverticolit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Ectropio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Edemamacul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Emboliapolmon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Emispasmodelfacci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Endocarditeinfettiv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dometrios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Entropio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Epilessiadellobotempo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Erniadipareteaddomin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Erniainguin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Erniedeldis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EsofagodiBarret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Fibrillazioneatri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Fibrom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ibromiuterin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istoleartero-venosedural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Forameovalepervio,anomaliacardia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Foromacul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Glaucom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Gli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Ictuscerebr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Idrocefal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Incontinenzafec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Incontinenzaurinar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Incontinenzaurinariadaurgenz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IncontinenzaUrinariaMaschi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Infartoacutodelmiocardi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InfezionedaHPV(PapillomaVirus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Instabilitàdellaspall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Insufficienzaaort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Insufficienzadellavalvolatricuspid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Insufficienzamitral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Insufficienzapolmon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Ipermetrop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Iperparatiroid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Ipertrofiaprostaticabenig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Ipoacusiatrasmissivaeneurosensori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rsutism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Ischemiacriticadegliartiinferior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Laparoce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Lesioneallacuffiadeirotator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LichenScleroatrofic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Linf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Lipede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Lipom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aculopat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Malattiadareflussogastroesofage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alattiadiParkinsonedisordinidelmoviment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Malattiainfiammatoriapelvica(PID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Malattiadellearteriecoronari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MalformazionediChiar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Malformazioniartero-veno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Medulloblast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Melano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Meningiom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Menometrorragi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enopaus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etastasicereb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Metastasiepatich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Mielopatiaspondilogenacervic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Miocardiopatiapost-infartu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iocard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iop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Neoplasiaprostatica(Tumoredellaprostata)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Neoplasiarenale(Tumoredelrene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Neoplasiavescicale(Tumoredellavescica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Neoplasiedell'altoapparatourinari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Neoplasiedellatiroid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Neurinom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Nev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Nevralgiadelglosso-faringe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Nevralgiatrigemin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Occhiosecc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Orzaiol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Osteoporos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Pancreatitecro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PatologiaIBD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PatologiaNeoplasticadeldistrettocervico-faccia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PatologiedelleGhiandoleSalivar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PatologieNeurodegenerativedelSistemaNervosoCentr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Patologienodularidellatiroideegozzomultinodular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atologiesurrenalich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Pemfigoideocul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ericard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Piedediabetic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Pinguecol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Polimicrogir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Poliposidelcolo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Presbiop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Prolassogenit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ruritovulv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terig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RetinitePigmento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Retinopatiadelprematuro(ROP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Retinopatiadiabet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Rinosinusit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Russament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SclerosiMultip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Scompensocardiac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Sindromedaconflittosub-acromi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Sindromedelgiuntopielo-ureter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Sindromedell’intestinoirritabi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Sindromedell’ovaiopolicist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SindromePremestrualeeilDisturboDisforicoPremestru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Spasticità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Stenosicarotid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Stenosicongenitadellevielacrimal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Stenosidelgiuntopielourete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Stenosinasa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Stenosipolmon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Stenosivalvolareaort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Stenosivalvolaremitral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Stipsicro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Strab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Tremor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Trombosireti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Tumoredelcolonrett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Tumoredelfegat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TumoredelPancreas(Adenocarcinoma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umoredeltesticol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umoredell'an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umoredellacerviceuterina(ocollodell’utero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umoredellamammel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umoredellavagi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umoredellostoma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Tumoredell’endometr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umoribenignidelfegat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umoriclival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umoridelcorpodell'uter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Tumoridelglomogiugular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umoridell'ipofisiedellaregionesellar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Tumoridellapel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umoridellaregionepine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Tumoriendocrinidelpancre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Tumoripapillarimucinosi(IPMN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Tumoriprimitividelfegat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Tumorispinal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Unghiaincarnit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Uve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Uveiteinfanti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Vaginit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Vaginosibatter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Varicidegliartiinferior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Vertigin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388" table:style-name="ro1">
          <table:table-cell table:number-columns-repeated="16384"/>
        </table:table-row>
      </table:table>
      <table:table table:name="Ricoveri" table:style-name="ta2">
        <table:table-column table:style-name="co8" table:default-cell-style-name="ce1"/>
        <table:table-column table:style-name="co25" table:default-cell-style-name="ce1"/>
        <table:table-column table:style-name="co18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7" table:number-columns-repeated="16377" table:default-cell-style-name="ce1"/>
        <table:table-row table:style-name="ro2">
          <table:table-cell office:value-type="string" table:style-name="ce1">
            <text:p>CodOspedale</text:p>
          </table:table-cell>
          <table:table-cell office:value-type="string" table:style-name="ce1">
            <text:p>CodiceRicovero</text:p>
          </table:table-cell>
          <table:table-cell office:value-type="string" table:style-name="ce1">
            <text:p>Pazient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Motivo</text:p>
          </table:table-cell>
          <table:table-cell office:value-type="string" table:style-name="ce1">
            <text:p>Costo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73</text:p>
          </table:table-cell>
          <table:table-cell office:value-type="string" table:style-name="ce1">
            <text:p>NGLTCR82B11A542L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febbre alt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74</text:p>
          </table:table-cell>
          <table:table-cell office:value-type="string" table:style-name="ce1">
            <text:p>MGGRRG55C30I137V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ipertension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675</text:p>
          </table:table-cell>
          <table:table-cell office:value-type="string" table:style-name="ce1">
            <text:p>SLTGND66L49B136F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esami delle uri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76</text:p>
          </table:table-cell>
          <table:table-cell office:value-type="string" table:style-name="ce1">
            <text:p>ZNRMRO34B17F774P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tonsillectom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920" table:style-name="ce2">
            <text:p>30920</text:p>
          </table:table-cell>
          <table:table-cell office:value-type="string" table:style-name="ce2">
            <text:p>RIC-664efaa21677</text:p>
          </table:table-cell>
          <table:table-cell office:value-type="string" table:style-name="ce1">
            <text:p>BRGCLL43D07A929Z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TAC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716" table:style-name="ce2">
            <text:p>30716</text:p>
          </table:table-cell>
          <table:table-cell office:value-type="string" table:style-name="ce2">
            <text:p>RIC-664efaa21678</text:p>
          </table:table-cell>
          <table:table-cell office:value-type="string" table:style-name="ce1">
            <text:p>CLLCDV74P15D068N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959" table:style-name="ce2">
            <text:p>30959</text:p>
          </table:table-cell>
          <table:table-cell office:value-type="string" table:style-name="ce2">
            <text:p>RIC-664efaa21679</text:p>
          </table:table-cell>
          <table:table-cell office:value-type="string" table:style-name="ce1">
            <text:p>LLLLVR40E20C263U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dolori intens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80</text:p>
          </table:table-cell>
          <table:table-cell office:value-type="string" table:style-name="ce1">
            <text:p>MLBSDR32D18E177F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malattie cardiach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1</text:p>
          </table:table-cell>
          <table:table-cell office:value-type="string" table:style-name="ce1">
            <text:p>SMMCNN16C68A550C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mammograf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682</text:p>
          </table:table-cell>
          <table:table-cell office:value-type="string" table:style-name="ce1">
            <text:p>SPDGPT74P09E914M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parto cesare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3</text:p>
          </table:table-cell>
          <table:table-cell office:value-type="string" table:style-name="ce1">
            <text:p>GRNRSL57D43H536M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risonanze magne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84</text:p>
          </table:table-cell>
          <table:table-cell office:value-type="string" table:style-name="ce1">
            <text:p>PLMMHL17P04E360F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logopedi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5</text:p>
          </table:table-cell>
          <table:table-cell office:value-type="string" table:style-name="ce1">
            <text:p>PSENLN69A21G658C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vom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2">
          <table:table-cell office:value-type="float" office:value="30955" table:style-name="ce2">
            <text:p>30955</text:p>
          </table:table-cell>
          <table:table-cell office:value-type="string" table:style-name="ce2">
            <text:p>RIC-664efaa21686</text:p>
          </table:table-cell>
          <table:table-cell office:value-type="string" table:style-name="ce1">
            <text:p>SBSDCM13L10H536O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cancr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719" table:style-name="ce2">
            <text:p>30719</text:p>
          </table:table-cell>
          <table:table-cell office:value-type="string" table:style-name="ce2">
            <text:p>RIC-664efaa21687</text:p>
          </table:table-cell>
          <table:table-cell office:value-type="string" table:style-name="ce1">
            <text:p>MRGMLT06B20E246T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pap test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8</text:p>
          </table:table-cell>
          <table:table-cell office:value-type="string" table:style-name="ce1">
            <text:p>TCCSFN90P69L673A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interventi ortopedic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9</text:p>
          </table:table-cell>
          <table:table-cell office:value-type="string" table:style-name="ce1">
            <text:p>BZZDBR91T41C327G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ecograf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90</text:p>
          </table:table-cell>
          <table:table-cell office:value-type="string" table:style-name="ce1">
            <text:p>MGLDAI08L59E558Q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91</text:p>
          </table:table-cell>
          <table:table-cell office:value-type="string" table:style-name="ce1">
            <text:p>FRRLND48T55L666M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arre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692</text:p>
          </table:table-cell>
          <table:table-cell office:value-type="string" table:style-name="ce1">
            <text:p>PRMSCC36S02H127P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malattie polmonar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693</text:p>
          </table:table-cell>
          <table:table-cell office:value-type="string" table:style-name="ce1">
            <text:p>MTTGNE78A66G698V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visite oculis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2">
          <table:table-cell office:value-type="float" office:value="30964" table:style-name="ce2">
            <text:p>30964</text:p>
          </table:table-cell>
          <table:table-cell office:value-type="string" table:style-name="ce2">
            <text:p>RIC-664efaa21694</text:p>
          </table:table-cell>
          <table:table-cell office:value-type="string" table:style-name="ce1">
            <text:p>GRPMNL14D17B984Q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2">
          <table:table-cell office:value-type="float" office:value="30704" table:style-name="ce2">
            <text:p>30704</text:p>
          </table:table-cell>
          <table:table-cell office:value-type="string" table:style-name="ce2">
            <text:p>RIC-664efaa21695</text:p>
          </table:table-cell>
          <table:table-cell office:value-type="string" table:style-name="ce1">
            <text:p>PSQLDI84D42H081E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endoscopi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96</text:p>
          </table:table-cell>
          <table:table-cell office:value-type="string" table:style-name="ce1">
            <text:p>BRTCNA86E17F545K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697</text:p>
          </table:table-cell>
          <table:table-cell office:value-type="string" table:style-name="ce1">
            <text:p>TRGMNI20T47C210F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malattie re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698</text:p>
          </table:table-cell>
          <table:table-cell office:value-type="string" table:style-name="ce1">
            <text:p>SPRGRZ51B53B562V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visite dentistich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99</text:p>
          </table:table-cell>
          <table:table-cell office:value-type="string" table:style-name="ce1">
            <text:p>FRNDNA82B05I422B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biops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954" table:style-name="ce2">
            <text:p>30954</text:p>
          </table:table-cell>
          <table:table-cell office:value-type="string" table:style-name="ce2">
            <text:p>RIC-664efaa21700</text:p>
          </table:table-cell>
          <table:table-cell office:value-type="string" table:style-name="ce1">
            <text:p>CRDSLV01M54F998E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traum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1</text:p>
          </table:table-cell>
          <table:table-cell office:value-type="string" table:style-name="ce1">
            <text:p>FNNFLC09P30C412N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sturbi ment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2">
          <table:table-cell office:value-type="float" office:value="30718" table:style-name="ce2">
            <text:p>30718</text:p>
          </table:table-cell>
          <table:table-cell office:value-type="string" table:style-name="ce2">
            <text:p>RIC-664efaa21702</text:p>
          </table:table-cell>
          <table:table-cell office:value-type="string" table:style-name="ce1">
            <text:p>GLBDTR71P22H398A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affann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703</text:p>
          </table:table-cell>
          <table:table-cell office:value-type="string" table:style-name="ce1">
            <text:p>LNRPSC19L63D150L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rurito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04</text:p>
          </table:table-cell>
          <table:table-cell office:value-type="string" table:style-name="ce1">
            <text:p>TRRLSN63D02F427I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abe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705</text:p>
          </table:table-cell>
          <table:table-cell office:value-type="string" table:style-name="ce1">
            <text:p>MSSMBR89L62B835A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reflusso acid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6</text:p>
          </table:table-cell>
          <table:table-cell office:value-type="string" table:style-name="ce1">
            <text:p>CSSMRT37B48E403B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07</text:p>
          </table:table-cell>
          <table:table-cell office:value-type="string" table:style-name="ce1">
            <text:p>MNTNLT48E19E243T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epilessi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08</text:p>
          </table:table-cell>
          <table:table-cell office:value-type="string" table:style-name="ce1">
            <text:p>ZNUGLI42E19I567A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709</text:p>
          </table:table-cell>
          <table:table-cell office:value-type="string" table:style-name="ce1">
            <text:p>CNDLRD78E23C561H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mal d'orecch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2">
          <table:table-cell office:value-type="float" office:value="30925" table:style-name="ce2">
            <text:p>30925</text:p>
          </table:table-cell>
          <table:table-cell office:value-type="string" table:style-name="ce2">
            <text:p>RIC-664efaa21710</text:p>
          </table:table-cell>
          <table:table-cell office:value-type="string" table:style-name="ce1">
            <text:p>CLCDBR67M65G763G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1</text:p>
          </table:table-cell>
          <table:table-cell office:value-type="string" table:style-name="ce1">
            <text:p>CCALSS34R30G137U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12</text:p>
          </table:table-cell>
          <table:table-cell office:value-type="string" table:style-name="ce1">
            <text:p>TLTBVN45C45H525E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711" table:style-name="ce2">
            <text:p>30711</text:p>
          </table:table-cell>
          <table:table-cell office:value-type="string" table:style-name="ce2">
            <text:p>RIC-664efaa21713</text:p>
          </table:table-cell>
          <table:table-cell office:value-type="string" table:style-name="ce1">
            <text:p>BRGVPS34S26E957F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ac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714</text:p>
          </table:table-cell>
          <table:table-cell office:value-type="string" table:style-name="ce1">
            <text:p>FRNLBD42B04I876D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obesità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15</text:p>
          </table:table-cell>
          <table:table-cell office:value-type="string" table:style-name="ce1">
            <text:p>MGNCDD94P57D787V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ulcere gastrich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6</text:p>
          </table:table-cell>
          <table:table-cell office:value-type="string" table:style-name="ce1">
            <text:p>RMNCLE66D41C537N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nfezioni vaginal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17</text:p>
          </table:table-cell>
          <table:table-cell office:value-type="string" table:style-name="ce1">
            <text:p>SPZVPS42E04G206R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vertigin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2">
          <table:table-cell office:value-type="float" office:value="30706" table:style-name="ce2">
            <text:p>30706</text:p>
          </table:table-cell>
          <table:table-cell office:value-type="string" table:style-name="ce2">
            <text:p>RIC-664efaa21718</text:p>
          </table:table-cell>
          <table:table-cell office:value-type="string" table:style-name="ce1">
            <text:p>RVLZCR89P05B085R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secchezza ocular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719</text:p>
          </table:table-cell>
          <table:table-cell office:value-type="string" table:style-name="ce1">
            <text:p>MTTDNA83D01I756S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perdita dell'udito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20</text:p>
          </table:table-cell>
          <table:table-cell office:value-type="string" table:style-name="ce1">
            <text:p>BNFRRT99R60G114B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asm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702" table:style-name="ce2">
            <text:p>30702</text:p>
          </table:table-cell>
          <table:table-cell office:value-type="string" table:style-name="ce2">
            <text:p>RIC-664efaa21721</text:p>
          </table:table-cell>
          <table:table-cell office:value-type="string" table:style-name="ce1">
            <text:p>CPLPRN58B25F963F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calcoli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22</text:p>
          </table:table-cell>
          <table:table-cell office:value-type="string" table:style-name="ce1">
            <text:p>GVANCN92B08G937B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vertigin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23</text:p>
          </table:table-cell>
          <table:table-cell office:value-type="string" table:style-name="ce1">
            <text:p>TSTCDL83E65D157L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sorias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24</text:p>
          </table:table-cell>
          <table:table-cell office:value-type="string" table:style-name="ce1">
            <text:p>CNZSBN66L61I901C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magrezza eccess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25</text:p>
          </table:table-cell>
          <table:table-cell office:value-type="string" table:style-name="ce1">
            <text:p>FLTSST05R31D325Z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stitichezz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26</text:p>
          </table:table-cell>
          <table:table-cell office:value-type="string" table:style-name="ce1">
            <text:p>TRVGNZ53L10H784Z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problemi di fertilità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27</text:p>
          </table:table-cell>
          <table:table-cell office:value-type="string" table:style-name="ce1">
            <text:p>FRNVFR57A01C247U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tremor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28</text:p>
          </table:table-cell>
          <table:table-cell office:value-type="string" table:style-name="ce1">
            <text:p>MTTRHM46D19D752P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29</text:p>
          </table:table-cell>
          <table:table-cell office:value-type="string" table:style-name="ce1">
            <text:p>PLCTNZ81T10I700P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infezioni sinus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30</text:p>
          </table:table-cell>
          <table:table-cell office:value-type="string" table:style-name="ce1">
            <text:p>MSLVGN00R29C261E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bronch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31</text:p>
          </table:table-cell>
          <table:table-cell office:value-type="string" table:style-name="ce1">
            <text:p>JTADNL88T10L302L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pertrofia prostatic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32</text:p>
          </table:table-cell>
          <table:table-cell office:value-type="string" table:style-name="ce1">
            <text:p>RCAMTT18D21H881D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sveniment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33</text:p>
          </table:table-cell>
          <table:table-cell office:value-type="string" table:style-name="ce1">
            <text:p>LDNTBO60B16H294R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eczem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34</text:p>
          </table:table-cell>
          <table:table-cell office:value-type="string" table:style-name="ce1">
            <text:p>PNTCMN65E03I188E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35</text:p>
          </table:table-cell>
          <table:table-cell office:value-type="string" table:style-name="ce1">
            <text:p>SNGGVF89A65G695W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diarre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36</text:p>
          </table:table-cell>
          <table:table-cell office:value-type="string" table:style-name="ce1">
            <text:p>BRSMCL10R47C110M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gravidanz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37</text:p>
          </table:table-cell>
          <table:table-cell office:value-type="string" table:style-name="ce1">
            <text:p>CCCLMP96L19G068L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38</text:p>
          </table:table-cell>
          <table:table-cell office:value-type="string" table:style-name="ce1">
            <text:p>TMNSFN01T07E377C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glaucom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739</text:p>
          </table:table-cell>
          <table:table-cell office:value-type="string" table:style-name="ce1">
            <text:p>DNNGZL67E63I116S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tonsillit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740</text:p>
          </table:table-cell>
          <table:table-cell office:value-type="string" table:style-name="ce1">
            <text:p>CTNRCL56S01H362D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polmon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741</text:p>
          </table:table-cell>
          <table:table-cell office:value-type="string" table:style-name="ce1">
            <text:p>DNRCLD14L05I238P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problemi di memor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742</text:p>
          </table:table-cell>
          <table:table-cell office:value-type="string" table:style-name="ce1">
            <text:p>DNEMCL13C42H204R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faringit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743</text:p>
          </table:table-cell>
          <table:table-cell office:value-type="string" table:style-name="ce1">
            <text:p>MLELNR36T49D576U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febbre alt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744</text:p>
          </table:table-cell>
          <table:table-cell office:value-type="string" table:style-name="ce1">
            <text:p>BLLRNT98S24F102D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ipertension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745</text:p>
          </table:table-cell>
          <table:table-cell office:value-type="string" table:style-name="ce1">
            <text:p>MZZNMR46A70B443D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esami delle urin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746</text:p>
          </table:table-cell>
          <table:table-cell office:value-type="string" table:style-name="ce1">
            <text:p>BRNFST39S28F027R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tonsillectomi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747</text:p>
          </table:table-cell>
          <table:table-cell office:value-type="string" table:style-name="ce1">
            <text:p>LTNGLL71D17D015V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TAC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748</text:p>
          </table:table-cell>
          <table:table-cell office:value-type="string" table:style-name="ce1">
            <text:p>GLLNGL03L01D488M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terapia occupazional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749</text:p>
          </table:table-cell>
          <table:table-cell office:value-type="string" table:style-name="ce1">
            <text:p>LMNFST96M27G990R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dolori intens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750</text:p>
          </table:table-cell>
          <table:table-cell office:value-type="string" table:style-name="ce1">
            <text:p>MDLCDV15C01D906A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malattie cardiach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751</text:p>
          </table:table-cell>
          <table:table-cell office:value-type="string" table:style-name="ce1">
            <text:p>PLLFLC16S25L188W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mamm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752</text:p>
          </table:table-cell>
          <table:table-cell office:value-type="string" table:style-name="ce1">
            <text:p>FRNRND63R13C307U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parto cesare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753</text:p>
          </table:table-cell>
          <table:table-cell office:value-type="string" table:style-name="ce1">
            <text:p>RSSLRC62T26I889H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risonanze magne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754</text:p>
          </table:table-cell>
          <table:table-cell office:value-type="string" table:style-name="ce1">
            <text:p>SLRGRG61P11B754Z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logopedi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755</text:p>
          </table:table-cell>
          <table:table-cell office:value-type="string" table:style-name="ce1">
            <text:p>BAULNU20R57C908O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vomit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756</text:p>
          </table:table-cell>
          <table:table-cell office:value-type="string" table:style-name="ce1">
            <text:p>PRSPRM88T06D471M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cancr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757</text:p>
          </table:table-cell>
          <table:table-cell office:value-type="string" table:style-name="ce1">
            <text:p>DCRSTM03A06H860K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pap test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758</text:p>
          </table:table-cell>
          <table:table-cell office:value-type="string" table:style-name="ce1">
            <text:p>PZZCML78S09F336O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759</text:p>
          </table:table-cell>
          <table:table-cell office:value-type="string" table:style-name="ce1">
            <text:p>SCCBDT82M05A096T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ecograf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760</text:p>
          </table:table-cell>
          <table:table-cell office:value-type="string" table:style-name="ce1">
            <text:p>FRSWND69D48C158L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761</text:p>
          </table:table-cell>
          <table:table-cell office:value-type="string" table:style-name="ce1">
            <text:p>SCMSFN39H56L477R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arre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762</text:p>
          </table:table-cell>
          <table:table-cell office:value-type="string" table:style-name="ce1">
            <text:p>PLMTQT74D22F488W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malattie polmonar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763</text:p>
          </table:table-cell>
          <table:table-cell office:value-type="string" table:style-name="ce1">
            <text:p>BJTLVI62E69E290U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visite oculis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764</text:p>
          </table:table-cell>
          <table:table-cell office:value-type="string" table:style-name="ce1">
            <text:p>CFFMGD54E55D859P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765</text:p>
          </table:table-cell>
          <table:table-cell office:value-type="string" table:style-name="ce1">
            <text:p>TTURTT95A20A332O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endoscop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766</text:p>
          </table:table-cell>
          <table:table-cell office:value-type="string" table:style-name="ce1">
            <text:p>SPRTTI54R13C481Y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767</text:p>
          </table:table-cell>
          <table:table-cell office:value-type="string" table:style-name="ce1">
            <text:p>FLSGDU41E22I430M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malattie renal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768</text:p>
          </table:table-cell>
          <table:table-cell office:value-type="string" table:style-name="ce1">
            <text:p>PLNSCN51A14G791X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visite dentistich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769</text:p>
          </table:table-cell>
          <table:table-cell office:value-type="string" table:style-name="ce1">
            <text:p>FSCBDV07R12H782U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biops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770</text:p>
          </table:table-cell>
          <table:table-cell office:value-type="string" table:style-name="ce1">
            <text:p>BRNTLI48L25L704L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traumi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771</text:p>
          </table:table-cell>
          <table:table-cell office:value-type="string" table:style-name="ce1">
            <text:p>GRNBRS73R08C103F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sturbi ment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772</text:p>
          </table:table-cell>
          <table:table-cell office:value-type="string" table:style-name="ce1">
            <text:p>CBLVVN44T60A898F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affann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773</text:p>
          </table:table-cell>
          <table:table-cell office:value-type="string" table:style-name="ce1">
            <text:p>VLLRMG15R07H461O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rurit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774</text:p>
          </table:table-cell>
          <table:table-cell office:value-type="string" table:style-name="ce1">
            <text:p>MNFPRC60T14I968G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abe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75</text:p>
          </table:table-cell>
          <table:table-cell office:value-type="string" table:style-name="ce1">
            <text:p>FRNFST79S27A000P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reflusso acid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776</text:p>
          </table:table-cell>
          <table:table-cell office:value-type="string" table:style-name="ce1">
            <text:p>PTTPCD80L20G259S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777</text:p>
          </table:table-cell>
          <table:table-cell office:value-type="string" table:style-name="ce1">
            <text:p>NTRFNC13P19L807T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epiless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778</text:p>
          </table:table-cell>
          <table:table-cell office:value-type="string" table:style-name="ce1">
            <text:p>PTTGIO68H46I566U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779</text:p>
          </table:table-cell>
          <table:table-cell office:value-type="string" table:style-name="ce1">
            <text:p>VLSGST41C17G201K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mal d'orecch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780</text:p>
          </table:table-cell>
          <table:table-cell office:value-type="string" table:style-name="ce1">
            <text:p>LNTSRN54C21A854X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781</text:p>
          </table:table-cell>
          <table:table-cell office:value-type="string" table:style-name="ce1">
            <text:p>MSCCMN72L69B237U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782</text:p>
          </table:table-cell>
          <table:table-cell office:value-type="string" table:style-name="ce1">
            <text:p>CSLNBR42C19B159S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783</text:p>
          </table:table-cell>
          <table:table-cell office:value-type="string" table:style-name="ce1">
            <text:p>BNSMNA05R20L357K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acn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84</text:p>
          </table:table-cell>
          <table:table-cell office:value-type="string" table:style-name="ce1">
            <text:p>CSRVVN45D11L750B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obesità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85</text:p>
          </table:table-cell>
          <table:table-cell office:value-type="string" table:style-name="ce1">
            <text:p>GBBMLE40D13C634L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ulcere gastr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86</text:p>
          </table:table-cell>
          <table:table-cell office:value-type="string" table:style-name="ce1">
            <text:p>PLTLBT40D65I979U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nfezioni vagin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87</text:p>
          </table:table-cell>
          <table:table-cell office:value-type="string" table:style-name="ce1">
            <text:p>RGNFRN62S49L657G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vertigin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88</text:p>
          </table:table-cell>
          <table:table-cell office:value-type="string" table:style-name="ce1">
            <text:p>NTTRSL75M68D594K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secchezza ocular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89</text:p>
          </table:table-cell>
          <table:table-cell office:value-type="string" table:style-name="ce1">
            <text:p>TNLMRN47C31B028H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perdita dell'udito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90</text:p>
          </table:table-cell>
          <table:table-cell office:value-type="string" table:style-name="ce1">
            <text:p>PNTMRN09H66B064Y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asm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91</text:p>
          </table:table-cell>
          <table:table-cell office:value-type="string" table:style-name="ce1">
            <text:p>LGLFLV72S43L106I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calcoli ren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92</text:p>
          </table:table-cell>
          <table:table-cell office:value-type="string" table:style-name="ce1">
            <text:p>MRCSNN83P55M014B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vertigin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93</text:p>
          </table:table-cell>
          <table:table-cell office:value-type="string" table:style-name="ce1">
            <text:p>TDRCCL54R46C577W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soriasi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94</text:p>
          </table:table-cell>
          <table:table-cell office:value-type="string" table:style-name="ce1">
            <text:p>BNDVGN53H63H790T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magrezza eccessiv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95</text:p>
          </table:table-cell>
          <table:table-cell office:value-type="string" table:style-name="ce1">
            <text:p>TRAMNL60E56A346P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stitichezz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96</text:p>
          </table:table-cell>
          <table:table-cell office:value-type="string" table:style-name="ce1">
            <text:p>MLNBMN66P51G808Y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problemi di fertilità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97</text:p>
          </table:table-cell>
          <table:table-cell office:value-type="string" table:style-name="ce1">
            <text:p>PGNFLV81H58B221Y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tremor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98</text:p>
          </table:table-cell>
          <table:table-cell office:value-type="string" table:style-name="ce1">
            <text:p>BRRCNA94M22I285B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cataratt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99</text:p>
          </table:table-cell>
          <table:table-cell office:value-type="string" table:style-name="ce1">
            <text:p>MBRGNR85C27B040V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infezioni sinus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00</text:p>
          </table:table-cell>
          <table:table-cell office:value-type="string" table:style-name="ce1">
            <text:p>CRGVVN57R49L728B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bronch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01</text:p>
          </table:table-cell>
          <table:table-cell office:value-type="string" table:style-name="ce1">
            <text:p>FZASTN31S61D365J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pertrofia prostatic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02</text:p>
          </table:table-cell>
          <table:table-cell office:value-type="string" table:style-name="ce1">
            <text:p>ZMPDZN94P12G154B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sveniment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03</text:p>
          </table:table-cell>
          <table:table-cell office:value-type="string" table:style-name="ce1">
            <text:p>PLCMNA07M15H439B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eczem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04</text:p>
          </table:table-cell>
          <table:table-cell office:value-type="string" table:style-name="ce1">
            <text:p>SCNMFF85L08F657X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05</text:p>
          </table:table-cell>
          <table:table-cell office:value-type="string" table:style-name="ce1">
            <text:p>MRTNDR73T10A054H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diarre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06</text:p>
          </table:table-cell>
          <table:table-cell office:value-type="string" table:style-name="ce1">
            <text:p>PTTPRC46C01G211P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gravidanz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07</text:p>
          </table:table-cell>
          <table:table-cell office:value-type="string" table:style-name="ce1">
            <text:p>BSGMGD10M41E083B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08</text:p>
          </table:table-cell>
          <table:table-cell office:value-type="string" table:style-name="ce1">
            <text:p>BRDLRD19A12E614N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09</text:p>
          </table:table-cell>
          <table:table-cell office:value-type="string" table:style-name="ce1">
            <text:p>TRSTTL94T10E443W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tonsill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10</text:p>
          </table:table-cell>
          <table:table-cell office:value-type="string" table:style-name="ce1">
            <text:p>MZZGPP21M13A117K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polmon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11</text:p>
          </table:table-cell>
          <table:table-cell office:value-type="string" table:style-name="ce1">
            <text:p>CRRSFO65B53A851B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problemi di memori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12</text:p>
          </table:table-cell>
          <table:table-cell office:value-type="string" table:style-name="ce1">
            <text:p>PNTGDN61C02G488U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faring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13</text:p>
          </table:table-cell>
          <table:table-cell office:value-type="string" table:style-name="ce1">
            <text:p>BRTFLV35D28L298P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febbre alt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14</text:p>
          </table:table-cell>
          <table:table-cell office:value-type="string" table:style-name="ce1">
            <text:p>PRVSBN78P19C003R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ipertension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15</text:p>
          </table:table-cell>
          <table:table-cell office:value-type="string" table:style-name="ce1">
            <text:p>BRZLCN99P70L669H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esami delle urin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16</text:p>
          </table:table-cell>
          <table:table-cell office:value-type="string" table:style-name="ce1">
            <text:p>BRGRLA52D67L540X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tonsillectomi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17</text:p>
          </table:table-cell>
          <table:table-cell office:value-type="string" table:style-name="ce1">
            <text:p>PRVMTN87B12D041F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TAC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18</text:p>
          </table:table-cell>
          <table:table-cell office:value-type="string" table:style-name="ce1">
            <text:p>FRSVNC47L58H081P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terapia occupazion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19</text:p>
          </table:table-cell>
          <table:table-cell office:value-type="string" table:style-name="ce1">
            <text:p>CNGCLT11M71D944R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dolori intens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20</text:p>
          </table:table-cell>
          <table:table-cell office:value-type="string" table:style-name="ce1">
            <text:p>CRQCPT05D65F560F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malattie cardia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21</text:p>
          </table:table-cell>
          <table:table-cell office:value-type="string" table:style-name="ce1">
            <text:p>GRDSRG50D07A565K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mammograf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22</text:p>
          </table:table-cell>
          <table:table-cell office:value-type="string" table:style-name="ce1">
            <text:p>SDTNEE88H14I578A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parto cesare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23</text:p>
          </table:table-cell>
          <table:table-cell office:value-type="string" table:style-name="ce1">
            <text:p>BSZLNA19D68D360A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risonanze magne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24</text:p>
          </table:table-cell>
          <table:table-cell office:value-type="string" table:style-name="ce1">
            <text:p>RVGCLR63E62A594G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logoped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25</text:p>
          </table:table-cell>
          <table:table-cell office:value-type="string" table:style-name="ce1">
            <text:p>TRVPDR13C21H744X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vomit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26</text:p>
          </table:table-cell>
          <table:table-cell office:value-type="string" table:style-name="ce1">
            <text:p>CLVSLV98D69E245C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cancr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27</text:p>
          </table:table-cell>
          <table:table-cell office:value-type="string" table:style-name="ce1">
            <text:p>VCCVRN08A20E607E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pap test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28</text:p>
          </table:table-cell>
          <table:table-cell office:value-type="string" table:style-name="ce1">
            <text:p>CRGSVS53H24C858Q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29</text:p>
          </table:table-cell>
          <table:table-cell office:value-type="string" table:style-name="ce1">
            <text:p>LNDGST04C15G837A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ecograf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30</text:p>
          </table:table-cell>
          <table:table-cell office:value-type="string" table:style-name="ce1">
            <text:p>FVRLLD79R46F272F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31</text:p>
          </table:table-cell>
          <table:table-cell office:value-type="string" table:style-name="ce1">
            <text:p>NGLMRC94L50F356P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32</text:p>
          </table:table-cell>
          <table:table-cell office:value-type="string" table:style-name="ce1">
            <text:p>FGZLLE98L42C472W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malattie polmonar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33</text:p>
          </table:table-cell>
          <table:table-cell office:value-type="string" table:style-name="ce1">
            <text:p>CNDTZN38M44F354W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visite oculis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34</text:p>
          </table:table-cell>
          <table:table-cell office:value-type="string" table:style-name="ce1">
            <text:p>BNZMNC48D51F246Y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35</text:p>
          </table:table-cell>
          <table:table-cell office:value-type="string" table:style-name="ce1">
            <text:p>CVGLVR59L70I875E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endoscopi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36</text:p>
          </table:table-cell>
          <table:table-cell office:value-type="string" table:style-name="ce1">
            <text:p>BRSLRC18S12G418H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37</text:p>
          </table:table-cell>
          <table:table-cell office:value-type="string" table:style-name="ce1">
            <text:p>MSCSRN74A61B012M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malattie renal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38</text:p>
          </table:table-cell>
          <table:table-cell office:value-type="string" table:style-name="ce1">
            <text:p>RMNMLL87S59B123L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visite dentistich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839</text:p>
          </table:table-cell>
          <table:table-cell office:value-type="string" table:style-name="ce1">
            <text:p>PSNSLL08S69E304M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biops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840</text:p>
          </table:table-cell>
          <table:table-cell office:value-type="string" table:style-name="ce1">
            <text:p>DMRGDM93D29L385P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traumi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841</text:p>
          </table:table-cell>
          <table:table-cell office:value-type="string" table:style-name="ce1">
            <text:p>MRTGBB96R24D099G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sturbi ment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842</text:p>
          </table:table-cell>
          <table:table-cell office:value-type="string" table:style-name="ce1">
            <text:p>RDMRNN72A05I512J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affann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843</text:p>
          </table:table-cell>
          <table:table-cell office:value-type="string" table:style-name="ce1">
            <text:p>GLVLRC11E29I350H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rurito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844</text:p>
          </table:table-cell>
          <table:table-cell office:value-type="string" table:style-name="ce1">
            <text:p>PLSGDI61E54I096P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abet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845</text:p>
          </table:table-cell>
          <table:table-cell office:value-type="string" table:style-name="ce1">
            <text:p>PSLDRD17E09H798Y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reflusso acid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846</text:p>
          </table:table-cell>
          <table:table-cell office:value-type="string" table:style-name="ce1">
            <text:p>MRTCMB04A59H514C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847</text:p>
          </table:table-cell>
          <table:table-cell office:value-type="string" table:style-name="ce1">
            <text:p>FDLVFR12S26I207C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epiless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848</text:p>
          </table:table-cell>
          <table:table-cell office:value-type="string" table:style-name="ce1">
            <text:p>FLCRLA75H53A930W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dolore agli occh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849</text:p>
          </table:table-cell>
          <table:table-cell office:value-type="string" table:style-name="ce1">
            <text:p>PRVSRI99D15D896F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mal d'orecch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850</text:p>
          </table:table-cell>
          <table:table-cell office:value-type="string" table:style-name="ce1">
            <text:p>BNNGDU21M10I085S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851</text:p>
          </table:table-cell>
          <table:table-cell office:value-type="string" table:style-name="ce1">
            <text:p>CRSNLN60R28A434Z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852</text:p>
          </table:table-cell>
          <table:table-cell office:value-type="string" table:style-name="ce1">
            <text:p>CCCLGO76C61L186Q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853</text:p>
          </table:table-cell>
          <table:table-cell office:value-type="string" table:style-name="ce1">
            <text:p>DLMLDA89L70B080B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ac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854</text:p>
          </table:table-cell>
          <table:table-cell office:value-type="string" table:style-name="ce1">
            <text:p>MTTGRT43T67E170P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obesità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855</text:p>
          </table:table-cell>
          <table:table-cell office:value-type="string" table:style-name="ce1">
            <text:p>LPABGD41B57L384C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ulcere gastrich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856</text:p>
          </table:table-cell>
          <table:table-cell office:value-type="string" table:style-name="ce1">
            <text:p>BSTVNC39E29F290N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nfezioni vagin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857</text:p>
          </table:table-cell>
          <table:table-cell office:value-type="string" table:style-name="ce1">
            <text:p>PVNDLN45A55H109V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vertigin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858</text:p>
          </table:table-cell>
          <table:table-cell office:value-type="string" table:style-name="ce1">
            <text:p>BRSLCU69H27I244V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859</text:p>
          </table:table-cell>
          <table:table-cell office:value-type="string" table:style-name="ce1">
            <text:p>MSTVVN64C21B796G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perdita dell'udit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860</text:p>
          </table:table-cell>
          <table:table-cell office:value-type="string" table:style-name="ce1">
            <text:p>SLDMLN53E59F594Q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asm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61</text:p>
          </table:table-cell>
          <table:table-cell office:value-type="string" table:style-name="ce1">
            <text:p>BNNVNT01P64F492L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calcoli ren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62</text:p>
          </table:table-cell>
          <table:table-cell office:value-type="string" table:style-name="ce1">
            <text:p>DCRMTT12B27I712K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vertigin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63</text:p>
          </table:table-cell>
          <table:table-cell office:value-type="string" table:style-name="ce1">
            <text:p>CMBLEA63R56B785S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soriasi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64</text:p>
          </table:table-cell>
          <table:table-cell office:value-type="string" table:style-name="ce1">
            <text:p>DGSGLN75R17B471J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magrezza eccess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65</text:p>
          </table:table-cell>
          <table:table-cell office:value-type="string" table:style-name="ce1">
            <text:p>CDLFNZ90P51H502M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stitichezz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66</text:p>
          </table:table-cell>
          <table:table-cell office:value-type="string" table:style-name="ce1">
            <text:p>BAUGAI36R69I029H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problemi di fertilità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67</text:p>
          </table:table-cell>
          <table:table-cell office:value-type="string" table:style-name="ce1">
            <text:p>CDDNNL55D55L192X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tremor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68</text:p>
          </table:table-cell>
          <table:table-cell office:value-type="string" table:style-name="ce1">
            <text:p>PZZMRD83H07L998I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cataratt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69</text:p>
          </table:table-cell>
          <table:table-cell office:value-type="string" table:style-name="ce1">
            <text:p>LBNBFC90C05I047G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infezioni sinus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70</text:p>
          </table:table-cell>
          <table:table-cell office:value-type="string" table:style-name="ce1">
            <text:p>BSUCRN15E63F464J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bronch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71</text:p>
          </table:table-cell>
          <table:table-cell office:value-type="string" table:style-name="ce1">
            <text:p>PTRBRM86P19L682K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pertrofia prostatic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72</text:p>
          </table:table-cell>
          <table:table-cell office:value-type="string" table:style-name="ce1">
            <text:p>PSCNBL35D41D150E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sveniment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73</text:p>
          </table:table-cell>
          <table:table-cell office:value-type="string" table:style-name="ce1">
            <text:p>LRCGNT86C01C550S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eczem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74</text:p>
          </table:table-cell>
          <table:table-cell office:value-type="string" table:style-name="ce1">
            <text:p>PNTGCM18B18C757S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75</text:p>
          </table:table-cell>
          <table:table-cell office:value-type="string" table:style-name="ce1">
            <text:p>SLVGLN35H52C639G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diarre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76</text:p>
          </table:table-cell>
          <table:table-cell office:value-type="string" table:style-name="ce1">
            <text:p>MNNSLL69E65H687B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gravidanz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77</text:p>
          </table:table-cell>
          <table:table-cell office:value-type="string" table:style-name="ce1">
            <text:p>PSNVLI33D54L978H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78</text:p>
          </table:table-cell>
          <table:table-cell office:value-type="string" table:style-name="ce1">
            <text:p>NGRCRL73B13D214X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79</text:p>
          </table:table-cell>
          <table:table-cell office:value-type="string" table:style-name="ce1">
            <text:p>STRNVS63S56G319J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tonsillit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80</text:p>
          </table:table-cell>
          <table:table-cell office:value-type="string" table:style-name="ce1">
            <text:p>STRGRG55R47E489S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polmon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81</text:p>
          </table:table-cell>
          <table:table-cell office:value-type="string" table:style-name="ce1">
            <text:p>CLMRMN96S46F678E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problemi di memori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82</text:p>
          </table:table-cell>
          <table:table-cell office:value-type="string" table:style-name="ce1">
            <text:p>CNTNNE07B07H938O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faring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83</text:p>
          </table:table-cell>
          <table:table-cell office:value-type="string" table:style-name="ce1">
            <text:p>BRBLGE67C29C878O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febbre alt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84</text:p>
          </table:table-cell>
          <table:table-cell office:value-type="string" table:style-name="ce1">
            <text:p>BLSTDR78C42C901Y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ipertensio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85</text:p>
          </table:table-cell>
          <table:table-cell office:value-type="string" table:style-name="ce1">
            <text:p>RCTLEA41S49C955C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esami delle uri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86</text:p>
          </table:table-cell>
          <table:table-cell office:value-type="string" table:style-name="ce1">
            <text:p>SCHPGR91M03D126P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tonsillectomi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87</text:p>
          </table:table-cell>
          <table:table-cell office:value-type="string" table:style-name="ce1">
            <text:p>SLMGMR11T30B104H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TAC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88</text:p>
          </table:table-cell>
          <table:table-cell office:value-type="string" table:style-name="ce1">
            <text:p>CZZVRN00A09A478X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terapia occupazional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89</text:p>
          </table:table-cell>
          <table:table-cell office:value-type="string" table:style-name="ce1">
            <text:p>LNDTLI89H25D068O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dolori intens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90</text:p>
          </table:table-cell>
          <table:table-cell office:value-type="string" table:style-name="ce1">
            <text:p>CRSRND85T18I008E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malattie cardiach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91</text:p>
          </table:table-cell>
          <table:table-cell office:value-type="string" table:style-name="ce1">
            <text:p>PRRRST00P47B217V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mammograf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92</text:p>
          </table:table-cell>
          <table:table-cell office:value-type="string" table:style-name="ce1">
            <text:p>NGLGRD08P16D991E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parto cesare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93</text:p>
          </table:table-cell>
          <table:table-cell office:value-type="string" table:style-name="ce1">
            <text:p>LSANCN59E30B042W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risonanze magne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94</text:p>
          </table:table-cell>
          <table:table-cell office:value-type="string" table:style-name="ce1">
            <text:p>ZNGVNT50M20I536C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logopedi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95</text:p>
          </table:table-cell>
          <table:table-cell office:value-type="string" table:style-name="ce1">
            <text:p>DNGLNU65A56E290Q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vomit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96</text:p>
          </table:table-cell>
          <table:table-cell office:value-type="string" table:style-name="ce1">
            <text:p>MRCFRC30S01C093P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cancro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97</text:p>
          </table:table-cell>
          <table:table-cell office:value-type="string" table:style-name="ce1">
            <text:p>VNNDGI75B18H539Z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pap test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98</text:p>
          </table:table-cell>
          <table:table-cell office:value-type="string" table:style-name="ce1">
            <text:p>LLASFO02T64F672V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interventi ortopedic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99</text:p>
          </table:table-cell>
          <table:table-cell office:value-type="string" table:style-name="ce1">
            <text:p>FLBSNS10R03D127N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ecograf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00</text:p>
          </table:table-cell>
          <table:table-cell office:value-type="string" table:style-name="ce1">
            <text:p>SNBGTN41A01C079W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01</text:p>
          </table:table-cell>
          <table:table-cell office:value-type="string" table:style-name="ce1">
            <text:p>LZZRRT68C07D557X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arre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02</text:p>
          </table:table-cell>
          <table:table-cell office:value-type="string" table:style-name="ce1">
            <text:p>SNDMRL44A17I202J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malattie polmonar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03</text:p>
          </table:table-cell>
          <table:table-cell office:value-type="string" table:style-name="ce1">
            <text:p>NTNLEO59L13G125S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visite oculis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04</text:p>
          </table:table-cell>
          <table:table-cell office:value-type="string" table:style-name="ce1">
            <text:p>LGNCST20T46B493X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05</text:p>
          </table:table-cell>
          <table:table-cell office:value-type="string" table:style-name="ce1">
            <text:p>RVRRNZ45S21A449F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endoscopi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06</text:p>
          </table:table-cell>
          <table:table-cell office:value-type="string" table:style-name="ce1">
            <text:p>DLCDBR96P46E374P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07</text:p>
          </table:table-cell>
          <table:table-cell office:value-type="string" table:style-name="ce1">
            <text:p>SPSNFR70H01H183I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malattie renal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08</text:p>
          </table:table-cell>
          <table:table-cell office:value-type="string" table:style-name="ce1">
            <text:p>ZNTMRO72H13M197K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09</text:p>
          </table:table-cell>
          <table:table-cell office:value-type="string" table:style-name="ce1">
            <text:p>CMNMCR45A13E392P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biops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10</text:p>
          </table:table-cell>
          <table:table-cell office:value-type="string" table:style-name="ce1">
            <text:p>BZZSLA93M63I216Y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traum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11</text:p>
          </table:table-cell>
          <table:table-cell office:value-type="string" table:style-name="ce1">
            <text:p>BTTRSR65L19D175S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sturbi ment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12</text:p>
          </table:table-cell>
          <table:table-cell office:value-type="string" table:style-name="ce1">
            <text:p>GRNVFR12L12D811I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affann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13</text:p>
          </table:table-cell>
          <table:table-cell office:value-type="string" table:style-name="ce1">
            <text:p>SNIRCR91M05I351A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rur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14</text:p>
          </table:table-cell>
          <table:table-cell office:value-type="string" table:style-name="ce1">
            <text:p>CRDMRG96E13D918N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abe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15</text:p>
          </table:table-cell>
          <table:table-cell office:value-type="string" table:style-name="ce1">
            <text:p>RLLCST58H63G384H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reflusso acid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16</text:p>
          </table:table-cell>
          <table:table-cell office:value-type="string" table:style-name="ce1">
            <text:p>LBNSFO33C67I098P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17</text:p>
          </table:table-cell>
          <table:table-cell office:value-type="string" table:style-name="ce1">
            <text:p>SNTNRN58S60B834P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epilessia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18</text:p>
          </table:table-cell>
          <table:table-cell office:value-type="string" table:style-name="ce1">
            <text:p>CCTDBR75E44H222A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dolore agli occh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19</text:p>
          </table:table-cell>
          <table:table-cell office:value-type="string" table:style-name="ce1">
            <text:p>MDABVN11R69H910I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mal d'orecch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20</text:p>
          </table:table-cell>
          <table:table-cell office:value-type="string" table:style-name="ce1">
            <text:p>MLGPNZ58P12D197H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21</text:p>
          </table:table-cell>
          <table:table-cell office:value-type="string" table:style-name="ce1">
            <text:p>REXCAI36T04D426J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22</text:p>
          </table:table-cell>
          <table:table-cell office:value-type="string" table:style-name="ce1">
            <text:p>TSCTZN74A16E813F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23</text:p>
          </table:table-cell>
          <table:table-cell office:value-type="string" table:style-name="ce1">
            <text:p>LPINLT53P06D896Y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acn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24</text:p>
          </table:table-cell>
          <table:table-cell office:value-type="string" table:style-name="ce1">
            <text:p>SPLNLN66C09C715L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obesità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25</text:p>
          </table:table-cell>
          <table:table-cell office:value-type="string" table:style-name="ce1">
            <text:p>TTNLBT11H46D490M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ulcere gastri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26</text:p>
          </table:table-cell>
          <table:table-cell office:value-type="string" table:style-name="ce1">
            <text:p>MMRGLG18D14D577P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nfezioni vagi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27</text:p>
          </table:table-cell>
          <table:table-cell office:value-type="string" table:style-name="ce1">
            <text:p>MRLSNT18L11F306G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vertigin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28</text:p>
          </table:table-cell>
          <table:table-cell office:value-type="string" table:style-name="ce1">
            <text:p>TMBSRT85T05A117K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29</text:p>
          </table:table-cell>
          <table:table-cell office:value-type="string" table:style-name="ce1">
            <text:p>VZZGCR50P24L042E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perdita dell'udit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30</text:p>
          </table:table-cell>
          <table:table-cell office:value-type="string" table:style-name="ce1">
            <text:p>RNDCSN72T70B781S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asm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31</text:p>
          </table:table-cell>
          <table:table-cell office:value-type="string" table:style-name="ce1">
            <text:p>BTTGCM37M26L277P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calcoli ren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32</text:p>
          </table:table-cell>
          <table:table-cell office:value-type="string" table:style-name="ce1">
            <text:p>RGNVST76T16H256P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vertigin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33</text:p>
          </table:table-cell>
          <table:table-cell office:value-type="string" table:style-name="ce1">
            <text:p>PNIPDR76H17H376M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sorias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34</text:p>
          </table:table-cell>
          <table:table-cell office:value-type="string" table:style-name="ce1">
            <text:p>PCCCLO80M50A591R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magrezza eccessiv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35</text:p>
          </table:table-cell>
          <table:table-cell office:value-type="string" table:style-name="ce1">
            <text:p>LOIRTD51S16D968G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stitichezz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36</text:p>
          </table:table-cell>
          <table:table-cell office:value-type="string" table:style-name="ce1">
            <text:p>PZZLBT92C52A521E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problemi di fertilità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37</text:p>
          </table:table-cell>
          <table:table-cell office:value-type="string" table:style-name="ce1">
            <text:p>CHNMLN00B57F151Q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tremor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38</text:p>
          </table:table-cell>
          <table:table-cell office:value-type="string" table:style-name="ce1">
            <text:p>LRASML40A05E939L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cataratt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939</text:p>
          </table:table-cell>
          <table:table-cell office:value-type="string" table:style-name="ce1">
            <text:p>CRNSRG88B14L507W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infezioni sinusal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940</text:p>
          </table:table-cell>
          <table:table-cell office:value-type="string" table:style-name="ce1">
            <text:p>STCRSN44T53M125O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bronch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941</text:p>
          </table:table-cell>
          <table:table-cell office:value-type="string" table:style-name="ce1">
            <text:p>TLMGLN90T25I866I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pertrofia prosta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942</text:p>
          </table:table-cell>
          <table:table-cell office:value-type="string" table:style-name="ce1">
            <text:p>GLRCLL46R45I582V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sveniment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943</text:p>
          </table:table-cell>
          <table:table-cell office:value-type="string" table:style-name="ce1">
            <text:p>RGNVTI71M27H086H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eczem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944</text:p>
          </table:table-cell>
          <table:table-cell office:value-type="string" table:style-name="ce1">
            <text:p>QNUSFO34T52C885B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sturbi della crescit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945</text:p>
          </table:table-cell>
          <table:table-cell office:value-type="string" table:style-name="ce1">
            <text:p>STPRLN86H61F720L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diarre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946</text:p>
          </table:table-cell>
          <table:table-cell office:value-type="string" table:style-name="ce1">
            <text:p>CPLLNE81R46I169L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gravidanz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947</text:p>
          </table:table-cell>
          <table:table-cell office:value-type="string" table:style-name="ce1">
            <text:p>NLLDMD40P05L143C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948</text:p>
          </table:table-cell>
          <table:table-cell office:value-type="string" table:style-name="ce1">
            <text:p>CPPMSL94C55A171J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glaucom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949</text:p>
          </table:table-cell>
          <table:table-cell office:value-type="string" table:style-name="ce1">
            <text:p>BNRCSM33S25A795T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tonsill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950</text:p>
          </table:table-cell>
          <table:table-cell office:value-type="string" table:style-name="ce1">
            <text:p>BSSCDD00T19G724J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polmon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951</text:p>
          </table:table-cell>
          <table:table-cell office:value-type="string" table:style-name="ce1">
            <text:p>MNTGUO13L29B405E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problemi di memori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952</text:p>
          </table:table-cell>
          <table:table-cell office:value-type="string" table:style-name="ce1">
            <text:p>LRSSDR74P23C650B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faring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953</text:p>
          </table:table-cell>
          <table:table-cell office:value-type="string" table:style-name="ce1">
            <text:p>GLLGLL97R25L112P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febbre al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954</text:p>
          </table:table-cell>
          <table:table-cell office:value-type="string" table:style-name="ce1">
            <text:p>PTRGRR80A21I499A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ipertensio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955</text:p>
          </table:table-cell>
          <table:table-cell office:value-type="string" table:style-name="ce1">
            <text:p>GBRMST06D27D509H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esami delle urin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956</text:p>
          </table:table-cell>
          <table:table-cell office:value-type="string" table:style-name="ce1">
            <text:p>CVSNLN12B61G315Z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tonsillectomi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957</text:p>
          </table:table-cell>
          <table:table-cell office:value-type="string" table:style-name="ce1">
            <text:p>BRGNTL49B19H514K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TAC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958</text:p>
          </table:table-cell>
          <table:table-cell office:value-type="string" table:style-name="ce1">
            <text:p>GRVDRS32E46C679X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959</text:p>
          </table:table-cell>
          <table:table-cell office:value-type="string" table:style-name="ce1">
            <text:p>TRRGLD71S16L946T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dolori intens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960</text:p>
          </table:table-cell>
          <table:table-cell office:value-type="string" table:style-name="ce1">
            <text:p>GRGSLA79H65B994P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malattie cardiach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61</text:p>
          </table:table-cell>
          <table:table-cell office:value-type="string" table:style-name="ce1">
            <text:p>SVRNTL83R26E235V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mammograf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62</text:p>
          </table:table-cell>
          <table:table-cell office:value-type="string" table:style-name="ce1">
            <text:p>FRNSML11D02M031W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parto cesare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63</text:p>
          </table:table-cell>
          <table:table-cell office:value-type="string" table:style-name="ce1">
            <text:p>BRYSRD33T50C243O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risonanze magne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64</text:p>
          </table:table-cell>
          <table:table-cell office:value-type="string" table:style-name="ce1">
            <text:p>GBRTTL66R63B960J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logoped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65</text:p>
          </table:table-cell>
          <table:table-cell office:value-type="string" table:style-name="ce1">
            <text:p>PGNVGN75D57F188F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vomit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66</text:p>
          </table:table-cell>
          <table:table-cell office:value-type="string" table:style-name="ce1">
            <text:p>SCGPPN32T04F428X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cancr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67</text:p>
          </table:table-cell>
          <table:table-cell office:value-type="string" table:style-name="ce1">
            <text:p>GRNCLD87D26L174I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pap test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68</text:p>
          </table:table-cell>
          <table:table-cell office:value-type="string" table:style-name="ce1">
            <text:p>NAIDLL56D61L276X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interventi ortopedic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69</text:p>
          </table:table-cell>
          <table:table-cell office:value-type="string" table:style-name="ce1">
            <text:p>SPNBTS04M15H303I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ec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70</text:p>
          </table:table-cell>
          <table:table-cell office:value-type="string" table:style-name="ce1">
            <text:p>TRPRLN38E55B569V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71</text:p>
          </table:table-cell>
          <table:table-cell office:value-type="string" table:style-name="ce1">
            <text:p>MSTNTS99M71G025Q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arre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72</text:p>
          </table:table-cell>
          <table:table-cell office:value-type="string" table:style-name="ce1">
            <text:p>CMNPNG33R05D123R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malattie polmonar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73</text:p>
          </table:table-cell>
          <table:table-cell office:value-type="string" table:style-name="ce1">
            <text:p>SPGRLL74P43D309K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visite oculis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74</text:p>
          </table:table-cell>
          <table:table-cell office:value-type="string" table:style-name="ce1">
            <text:p>RMNBDT59M69H945X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75</text:p>
          </table:table-cell>
          <table:table-cell office:value-type="string" table:style-name="ce1">
            <text:p>NRUMCH02D05I114O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endoscop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76</text:p>
          </table:table-cell>
          <table:table-cell office:value-type="string" table:style-name="ce1">
            <text:p>CRLPLP62S67F251X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77</text:p>
          </table:table-cell>
          <table:table-cell office:value-type="string" table:style-name="ce1">
            <text:p>RTTBTL51T19F520I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malattie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78</text:p>
          </table:table-cell>
          <table:table-cell office:value-type="string" table:style-name="ce1">
            <text:p>BSSTBO83M25B472K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79</text:p>
          </table:table-cell>
          <table:table-cell office:value-type="string" table:style-name="ce1">
            <text:p>CHPTNQ85A31I737N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biops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80</text:p>
          </table:table-cell>
          <table:table-cell office:value-type="string" table:style-name="ce1">
            <text:p>SLDNTN72L12F927O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traum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81</text:p>
          </table:table-cell>
          <table:table-cell office:value-type="string" table:style-name="ce1">
            <text:p>MRNTNZ96M14D725B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sturbi ment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82</text:p>
          </table:table-cell>
          <table:table-cell office:value-type="string" table:style-name="ce1">
            <text:p>SMBRND57R18E421X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affann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83</text:p>
          </table:table-cell>
          <table:table-cell office:value-type="string" table:style-name="ce1">
            <text:p>PDMLDA66T50F310T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ruri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84</text:p>
          </table:table-cell>
          <table:table-cell office:value-type="string" table:style-name="ce1">
            <text:p>CCCMRG90S22I622E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abet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85</text:p>
          </table:table-cell>
          <table:table-cell office:value-type="string" table:style-name="ce1">
            <text:p>CRNMLA90T70L975X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reflusso acid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86</text:p>
          </table:table-cell>
          <table:table-cell office:value-type="string" table:style-name="ce1">
            <text:p>RCCTSC81M55E613B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87</text:p>
          </table:table-cell>
          <table:table-cell office:value-type="string" table:style-name="ce1">
            <text:p>MLNBGN56C06C186M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epiless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88</text:p>
          </table:table-cell>
          <table:table-cell office:value-type="string" table:style-name="ce1">
            <text:p>PLEFNN38M63F456L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dolore agli occh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89</text:p>
          </table:table-cell>
          <table:table-cell office:value-type="string" table:style-name="ce1">
            <text:p>RCHRNZ89T03L088V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mal d'ore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90</text:p>
          </table:table-cell>
          <table:table-cell office:value-type="string" table:style-name="ce1">
            <text:p>MSCVSS80E69I741U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91</text:p>
          </table:table-cell>
          <table:table-cell office:value-type="string" table:style-name="ce1">
            <text:p>FRNTDA73C14G010Q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92</text:p>
          </table:table-cell>
          <table:table-cell office:value-type="string" table:style-name="ce1">
            <text:p>SRRDLD50D54E201M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93</text:p>
          </table:table-cell>
          <table:table-cell office:value-type="string" table:style-name="ce1">
            <text:p>VGGNZR21D23F012O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acn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94</text:p>
          </table:table-cell>
          <table:table-cell office:value-type="string" table:style-name="ce1">
            <text:p>RDNNCN34M23H083T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obesità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95</text:p>
          </table:table-cell>
          <table:table-cell office:value-type="string" table:style-name="ce1">
            <text:p>PRNRNI19B65L964E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ulcere gastrich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96</text:p>
          </table:table-cell>
          <table:table-cell office:value-type="string" table:style-name="ce1">
            <text:p>FLGMBR43R59E882U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nfezioni vaginali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97</text:p>
          </table:table-cell>
          <table:table-cell office:value-type="string" table:style-name="ce1">
            <text:p>ZDRFNC20E51C387K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vertigin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98</text:p>
          </table:table-cell>
          <table:table-cell office:value-type="string" table:style-name="ce1">
            <text:p>DNRPRM20L02A669P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secchezza ocular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99</text:p>
          </table:table-cell>
          <table:table-cell office:value-type="string" table:style-name="ce1">
            <text:p>VNCBTT53A64L042L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perdita dell'udit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00</text:p>
          </table:table-cell>
          <table:table-cell office:value-type="string" table:style-name="ce1">
            <text:p>DNPCDV80C06H389F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asm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01</text:p>
          </table:table-cell>
          <table:table-cell office:value-type="string" table:style-name="ce1">
            <text:p>ZLLRST01L20D269A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calcoli ren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02</text:p>
          </table:table-cell>
          <table:table-cell office:value-type="string" table:style-name="ce1">
            <text:p>RNLDRD13P25F976E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vertigin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03</text:p>
          </table:table-cell>
          <table:table-cell office:value-type="string" table:style-name="ce1">
            <text:p>BNMLLD76R59F070Q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soriasi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04</text:p>
          </table:table-cell>
          <table:table-cell office:value-type="string" table:style-name="ce1">
            <text:p>MNTMSM86T05F533F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magrezza eccess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05</text:p>
          </table:table-cell>
          <table:table-cell office:value-type="string" table:style-name="ce1">
            <text:p>LLECNA87P19A000V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stitichezz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06</text:p>
          </table:table-cell>
          <table:table-cell office:value-type="string" table:style-name="ce1">
            <text:p>FRNCMR72C51D250A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problemi di fertilità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07</text:p>
          </table:table-cell>
          <table:table-cell office:value-type="string" table:style-name="ce1">
            <text:p>CRRDMA42L27L263K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tremor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08</text:p>
          </table:table-cell>
          <table:table-cell office:value-type="string" table:style-name="ce1">
            <text:p>PSTFMT94A41L738B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09</text:p>
          </table:table-cell>
          <table:table-cell office:value-type="string" table:style-name="ce1">
            <text:p>VVLGRD36D16H344L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infezioni sinusal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10</text:p>
          </table:table-cell>
          <table:table-cell office:value-type="string" table:style-name="ce1">
            <text:p>GNCZCH02M11H822V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bronch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11</text:p>
          </table:table-cell>
          <table:table-cell office:value-type="string" table:style-name="ce1">
            <text:p>BBIGBB50R03E410S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pertrofia prostatic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12</text:p>
          </table:table-cell>
          <table:table-cell office:value-type="string" table:style-name="ce1">
            <text:p>BRTVNT14H57B609P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sveniment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13</text:p>
          </table:table-cell>
          <table:table-cell office:value-type="string" table:style-name="ce1">
            <text:p>BRBCCT03D41L676C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eczem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14</text:p>
          </table:table-cell>
          <table:table-cell office:value-type="string" table:style-name="ce1">
            <text:p>MLNMRG02A30L709C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15</text:p>
          </table:table-cell>
          <table:table-cell office:value-type="string" table:style-name="ce1">
            <text:p>PRBDLR70A66E681G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16</text:p>
          </table:table-cell>
          <table:table-cell office:value-type="string" table:style-name="ce1">
            <text:p>SRCRSL66A45B068K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gravidanz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17</text:p>
          </table:table-cell>
          <table:table-cell office:value-type="string" table:style-name="ce1">
            <text:p>PNZFNC82R25H887F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18</text:p>
          </table:table-cell>
          <table:table-cell office:value-type="string" table:style-name="ce1">
            <text:p>SCNSFN56D45B966I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glaucom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19</text:p>
          </table:table-cell>
          <table:table-cell office:value-type="string" table:style-name="ce1">
            <text:p>GSSSSN03M30F704P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tonsillit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20</text:p>
          </table:table-cell>
          <table:table-cell office:value-type="string" table:style-name="ce1">
            <text:p>BSTDRA98A47C610J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polmon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21</text:p>
          </table:table-cell>
          <table:table-cell office:value-type="string" table:style-name="ce1">
            <text:p>RGNGDU59M07C493V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problemi di memor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22</text:p>
          </table:table-cell>
          <table:table-cell office:value-type="string" table:style-name="ce1">
            <text:p>FRZRLL36E54H364U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faringit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23</text:p>
          </table:table-cell>
          <table:table-cell office:value-type="string" table:style-name="ce1">
            <text:p>RSAGLL15S12B437X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febbre alt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24</text:p>
          </table:table-cell>
          <table:table-cell office:value-type="string" table:style-name="ce1">
            <text:p>PSCSNT41E30H559W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ipertension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25</text:p>
          </table:table-cell>
          <table:table-cell office:value-type="string" table:style-name="ce1">
            <text:p>BRTTTV62R08G758U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esami delle uri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26</text:p>
          </table:table-cell>
          <table:table-cell office:value-type="string" table:style-name="ce1">
            <text:p>GRSDLN64A68G568X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tonsillectom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27</text:p>
          </table:table-cell>
          <table:table-cell office:value-type="string" table:style-name="ce1">
            <text:p>TMMLZR76P11I947Q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TAC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28</text:p>
          </table:table-cell>
          <table:table-cell office:value-type="string" table:style-name="ce1">
            <text:p>GRTFLR07C59B493H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29</text:p>
          </table:table-cell>
          <table:table-cell office:value-type="string" table:style-name="ce1">
            <text:p>RNDVNI42P08A453B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dolori intens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30</text:p>
          </table:table-cell>
          <table:table-cell office:value-type="string" table:style-name="ce1">
            <text:p>PNTCLS81T07B675L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malattie cardiach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31</text:p>
          </table:table-cell>
          <table:table-cell office:value-type="string" table:style-name="ce1">
            <text:p>CNSRNI32D21I466B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mammograf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32</text:p>
          </table:table-cell>
          <table:table-cell office:value-type="string" table:style-name="ce1">
            <text:p>PRSLDR16R05L480T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parto cesare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33</text:p>
          </table:table-cell>
          <table:table-cell office:value-type="string" table:style-name="ce1">
            <text:p>TLOFBL87P67E169F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risonanze magne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34</text:p>
          </table:table-cell>
          <table:table-cell office:value-type="string" table:style-name="ce1">
            <text:p>PSCMLD99C56F638M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logopedi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35</text:p>
          </table:table-cell>
          <table:table-cell office:value-type="string" table:style-name="ce1">
            <text:p>RVRVLR92L55C191F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vom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36</text:p>
          </table:table-cell>
          <table:table-cell office:value-type="string" table:style-name="ce1">
            <text:p>LVLCNI40R30H029H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cancr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37</text:p>
          </table:table-cell>
          <table:table-cell office:value-type="string" table:style-name="ce1">
            <text:p>SCHSFN77R02E991Q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pap test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38</text:p>
          </table:table-cell>
          <table:table-cell office:value-type="string" table:style-name="ce1">
            <text:p>BCCMCH80E24L314U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interventi ortopedic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039</text:p>
          </table:table-cell>
          <table:table-cell office:value-type="string" table:style-name="ce1">
            <text:p>SCHGMR30T27G768E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ecograf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040</text:p>
          </table:table-cell>
          <table:table-cell office:value-type="string" table:style-name="ce1">
            <text:p>SLILEA56R53A730S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041</text:p>
          </table:table-cell>
          <table:table-cell office:value-type="string" table:style-name="ce1">
            <text:p>FRSGCR94B14B898X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arre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042</text:p>
          </table:table-cell>
          <table:table-cell office:value-type="string" table:style-name="ce1">
            <text:p>TZZRGR79E06G878E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malattie polmonar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043</text:p>
          </table:table-cell>
          <table:table-cell office:value-type="string" table:style-name="ce1">
            <text:p>MLUMLL86M58H671M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visite oculis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044</text:p>
          </table:table-cell>
          <table:table-cell office:value-type="string" table:style-name="ce1">
            <text:p>MLNLSI75E59E885Z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045</text:p>
          </table:table-cell>
          <table:table-cell office:value-type="string" table:style-name="ce1">
            <text:p>CLCTQT05P05A439Q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endoscopi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046</text:p>
          </table:table-cell>
          <table:table-cell office:value-type="string" table:style-name="ce1">
            <text:p>RMLGLD59R53C995U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047</text:p>
          </table:table-cell>
          <table:table-cell office:value-type="string" table:style-name="ce1">
            <text:p>NNZGUO69B10C409U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malattie re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048</text:p>
          </table:table-cell>
          <table:table-cell office:value-type="string" table:style-name="ce1">
            <text:p>GLNRLD57D30F874L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visite dentistich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049</text:p>
          </table:table-cell>
          <table:table-cell office:value-type="string" table:style-name="ce1">
            <text:p>LNGNTN62H61F066J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biops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050</text:p>
          </table:table-cell>
          <table:table-cell office:value-type="string" table:style-name="ce1">
            <text:p>BNZTTI15S18C555R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traum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051</text:p>
          </table:table-cell>
          <table:table-cell office:value-type="string" table:style-name="ce1">
            <text:p>SSGFME42D07C712C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sturbi ment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052</text:p>
          </table:table-cell>
          <table:table-cell office:value-type="string" table:style-name="ce1">
            <text:p>PNNPRC10S11C246W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affann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053</text:p>
          </table:table-cell>
          <table:table-cell office:value-type="string" table:style-name="ce1">
            <text:p>STLGDI62T15D752B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rurito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054</text:p>
          </table:table-cell>
          <table:table-cell office:value-type="string" table:style-name="ce1">
            <text:p>LCRNZR81S11A576F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abe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055</text:p>
          </table:table-cell>
          <table:table-cell office:value-type="string" table:style-name="ce1">
            <text:p>VLIGLM73D20I372P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reflusso acid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056</text:p>
          </table:table-cell>
          <table:table-cell office:value-type="string" table:style-name="ce1">
            <text:p>DNIVGN57A54I877S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057</text:p>
          </table:table-cell>
          <table:table-cell office:value-type="string" table:style-name="ce1">
            <text:p>DGDPTR34A03H270B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epilessi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058</text:p>
          </table:table-cell>
          <table:table-cell office:value-type="string" table:style-name="ce1">
            <text:p>NNCRLA79D65H006E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059</text:p>
          </table:table-cell>
          <table:table-cell office:value-type="string" table:style-name="ce1">
            <text:p>QTLCTN73B49H641Z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mal d'orecch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060</text:p>
          </table:table-cell>
          <table:table-cell office:value-type="string" table:style-name="ce1">
            <text:p>CRRLDA92D68G263X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61</text:p>
          </table:table-cell>
          <table:table-cell office:value-type="string" table:style-name="ce1">
            <text:p>VRIDNA53P21B772Q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62</text:p>
          </table:table-cell>
          <table:table-cell office:value-type="string" table:style-name="ce1">
            <text:p>BLDDTL51T63E814Q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63</text:p>
          </table:table-cell>
          <table:table-cell office:value-type="string" table:style-name="ce1">
            <text:p>CPRRNZ21A08C482K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ac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64</text:p>
          </table:table-cell>
          <table:table-cell office:value-type="string" table:style-name="ce1">
            <text:p>SLVLSN43H03L424G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obesità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65</text:p>
          </table:table-cell>
          <table:table-cell office:value-type="string" table:style-name="ce1">
            <text:p>BRBLBN87A29F238T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ulcere gastrich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66</text:p>
          </table:table-cell>
          <table:table-cell office:value-type="string" table:style-name="ce1">
            <text:p>MNGMRS88C59G866G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nfezioni vaginal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67</text:p>
          </table:table-cell>
          <table:table-cell office:value-type="string" table:style-name="ce1">
            <text:p>PSSMND39B43C613Q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vertigin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68</text:p>
          </table:table-cell>
          <table:table-cell office:value-type="string" table:style-name="ce1">
            <text:p>BSCVEA97E43B921V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secchezza ocular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69</text:p>
          </table:table-cell>
          <table:table-cell office:value-type="string" table:style-name="ce1">
            <text:p>VRNFRC50A11L814N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perdita dell'udito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70</text:p>
          </table:table-cell>
          <table:table-cell office:value-type="string" table:style-name="ce1">
            <text:p>DDNLBR93R24E681Y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asm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71</text:p>
          </table:table-cell>
          <table:table-cell office:value-type="string" table:style-name="ce1">
            <text:p>LBTDGS99T46C384O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calcoli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72</text:p>
          </table:table-cell>
          <table:table-cell office:value-type="string" table:style-name="ce1">
            <text:p>CRSCGR38B55B465A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vertigin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73</text:p>
          </table:table-cell>
          <table:table-cell office:value-type="string" table:style-name="ce1">
            <text:p>MSNSCN11M11H873W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sorias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74</text:p>
          </table:table-cell>
          <table:table-cell office:value-type="string" table:style-name="ce1">
            <text:p>STRPGR21L21B844B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magrezza eccess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75</text:p>
          </table:table-cell>
          <table:table-cell office:value-type="string" table:style-name="ce1">
            <text:p>SNTFMN40H45B883X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stitichezz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76</text:p>
          </table:table-cell>
          <table:table-cell office:value-type="string" table:style-name="ce1">
            <text:p>BRGRRT79B07A881Q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problemi di fertilità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77</text:p>
          </table:table-cell>
          <table:table-cell office:value-type="string" table:style-name="ce1">
            <text:p>VNTRNR54T25G799I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tremor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78</text:p>
          </table:table-cell>
          <table:table-cell office:value-type="string" table:style-name="ce1">
            <text:p>CLVLBA12M64B744Z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79</text:p>
          </table:table-cell>
          <table:table-cell office:value-type="string" table:style-name="ce1">
            <text:p>PNNVLI03M64A837P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infezioni sinus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80</text:p>
          </table:table-cell>
          <table:table-cell office:value-type="string" table:style-name="ce1">
            <text:p>MDTRLD62A14F261Z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bronch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81</text:p>
          </table:table-cell>
          <table:table-cell office:value-type="string" table:style-name="ce1">
            <text:p>BZZTZA55P19F697X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pertrofia prostatic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82</text:p>
          </table:table-cell>
          <table:table-cell office:value-type="string" table:style-name="ce1">
            <text:p>DMELVI40D70D915P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sveniment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83</text:p>
          </table:table-cell>
          <table:table-cell office:value-type="string" table:style-name="ce1">
            <text:p>DSCVNN72H41A182H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eczem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84</text:p>
          </table:table-cell>
          <table:table-cell office:value-type="string" table:style-name="ce1">
            <text:p>PGNTLL91P05M203V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85</text:p>
          </table:table-cell>
          <table:table-cell office:value-type="string" table:style-name="ce1">
            <text:p>GRSLRZ13B50A412I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diarre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86</text:p>
          </table:table-cell>
          <table:table-cell office:value-type="string" table:style-name="ce1">
            <text:p>SLTNDM06M19G434N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gravidanz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87</text:p>
          </table:table-cell>
          <table:table-cell office:value-type="string" table:style-name="ce1">
            <text:p>SSNVLR68T42A588W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88</text:p>
          </table:table-cell>
          <table:table-cell office:value-type="string" table:style-name="ce1">
            <text:p>CCCZOE79M70F777U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glaucom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89</text:p>
          </table:table-cell>
          <table:table-cell office:value-type="string" table:style-name="ce1">
            <text:p>NDRFNZ96B58C882K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tonsillit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90</text:p>
          </table:table-cell>
          <table:table-cell office:value-type="string" table:style-name="ce1">
            <text:p>CLNNBR10A05G049I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polmon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91</text:p>
          </table:table-cell>
          <table:table-cell office:value-type="string" table:style-name="ce1">
            <text:p>PRNZTI97H69D266G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problemi di memor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92</text:p>
          </table:table-cell>
          <table:table-cell office:value-type="string" table:style-name="ce1">
            <text:p>MTTDAI61C58D027B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faringit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93</text:p>
          </table:table-cell>
          <table:table-cell office:value-type="string" table:style-name="ce1">
            <text:p>LNCLBT49C57H735H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febbre alt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94</text:p>
          </table:table-cell>
          <table:table-cell office:value-type="string" table:style-name="ce1">
            <text:p>PSTRME50E18F284N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ipertension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95</text:p>
          </table:table-cell>
          <table:table-cell office:value-type="string" table:style-name="ce1">
            <text:p>FRZTZA07P19M119G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esami delle urin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96</text:p>
          </table:table-cell>
          <table:table-cell office:value-type="string" table:style-name="ce1">
            <text:p>VLZLCI68R63C063Y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tonsillectomi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97</text:p>
          </table:table-cell>
          <table:table-cell office:value-type="string" table:style-name="ce1">
            <text:p>PLZBGN98S04M167V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TAC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98</text:p>
          </table:table-cell>
          <table:table-cell office:value-type="string" table:style-name="ce1">
            <text:p>TSCGRL98T21E258K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terapia occupazional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99</text:p>
          </table:table-cell>
          <table:table-cell office:value-type="string" table:style-name="ce1">
            <text:p>NTTMSS65H54G309Y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dolori intens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00</text:p>
          </table:table-cell>
          <table:table-cell office:value-type="string" table:style-name="ce1">
            <text:p>CCZGZN71T04L747G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malattie cardiach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01</text:p>
          </table:table-cell>
          <table:table-cell office:value-type="string" table:style-name="ce1">
            <text:p>MNTLDE43E58B932M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mamm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02</text:p>
          </table:table-cell>
          <table:table-cell office:value-type="string" table:style-name="ce1">
            <text:p>PLLFBL98D41F933G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parto cesare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03</text:p>
          </table:table-cell>
          <table:table-cell office:value-type="string" table:style-name="ce1">
            <text:p>LBRVVN74S09D827W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risonanze magne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04</text:p>
          </table:table-cell>
          <table:table-cell office:value-type="string" table:style-name="ce1">
            <text:p>DMCCHR85R59E345Q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logopedi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05</text:p>
          </table:table-cell>
          <table:table-cell office:value-type="string" table:style-name="ce1">
            <text:p>FLDNLN70A10A122K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vomit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06</text:p>
          </table:table-cell>
          <table:table-cell office:value-type="string" table:style-name="ce1">
            <text:p>RGNLCI77L68E049L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cancr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07</text:p>
          </table:table-cell>
          <table:table-cell office:value-type="string" table:style-name="ce1">
            <text:p>DLFLRD65E28L421V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pap test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2">
            <text:p>30920</text:p>
          </table:table-cell>
          <table:table-cell office:value-type="string" table:style-name="ce2">
            <text:p>RIC-664efaa22108</text:p>
          </table:table-cell>
          <table:table-cell office:value-type="string" table:style-name="ce1">
            <text:p>CNTRRG60R07F294B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2">
            <text:p>30716</text:p>
          </table:table-cell>
          <table:table-cell office:value-type="string" table:style-name="ce2">
            <text:p>RIC-664efaa22109</text:p>
          </table:table-cell>
          <table:table-cell office:value-type="string" table:style-name="ce1">
            <text:p>MBRLNE44P69D799Z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ecograf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2">
            <text:p>30959</text:p>
          </table:table-cell>
          <table:table-cell office:value-type="string" table:style-name="ce2">
            <text:p>RIC-664efaa22110</text:p>
          </table:table-cell>
          <table:table-cell office:value-type="string" table:style-name="ce1">
            <text:p>LNILRD00T20F277G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11</text:p>
          </table:table-cell>
          <table:table-cell office:value-type="string" table:style-name="ce1">
            <text:p>LRNMRA04P28I417V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arre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2</text:p>
          </table:table-cell>
          <table:table-cell office:value-type="string" table:style-name="ce1">
            <text:p>PVNRST31B12L502F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malattie polmonar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13</text:p>
          </table:table-cell>
          <table:table-cell office:value-type="string" table:style-name="ce1">
            <text:p>CPRBVN05L45G951H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visite oculis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4</text:p>
          </table:table-cell>
          <table:table-cell office:value-type="string" table:style-name="ce1">
            <text:p>MNNGMR17R12F789I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15</text:p>
          </table:table-cell>
          <table:table-cell office:value-type="string" table:style-name="ce1">
            <text:p>CCCLGU03D44A458L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endoscop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16</text:p>
          </table:table-cell>
          <table:table-cell office:value-type="string" table:style-name="ce1">
            <text:p>BNDLVC69D66G311F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2">
            <text:p>30955</text:p>
          </table:table-cell>
          <table:table-cell office:value-type="string" table:style-name="ce2">
            <text:p>RIC-664efaa22117</text:p>
          </table:table-cell>
          <table:table-cell office:value-type="string" table:style-name="ce1">
            <text:p>MRTBCI82A56B641V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malattie renal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2">
            <text:p>30719</text:p>
          </table:table-cell>
          <table:table-cell office:value-type="string" table:style-name="ce2">
            <text:p>RIC-664efaa22118</text:p>
          </table:table-cell>
          <table:table-cell office:value-type="string" table:style-name="ce1">
            <text:p>GHNDNL89A56B035N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visite dentistich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9</text:p>
          </table:table-cell>
          <table:table-cell office:value-type="string" table:style-name="ce1">
            <text:p>CLLTDS67M01C517H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biops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20</text:p>
          </table:table-cell>
          <table:table-cell office:value-type="string" table:style-name="ce1">
            <text:p>CRMGTA15D67A531H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traumi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21</text:p>
          </table:table-cell>
          <table:table-cell office:value-type="string" table:style-name="ce1">
            <text:p>GRLNNI89D43I393Y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sturbi ment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22</text:p>
          </table:table-cell>
          <table:table-cell office:value-type="string" table:style-name="ce1">
            <text:p>GSTLVO07L53F219I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affann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23</text:p>
          </table:table-cell>
          <table:table-cell office:value-type="string" table:style-name="ce1">
            <text:p>CBNGLE18A70I389X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rurit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24</text:p>
          </table:table-cell>
          <table:table-cell office:value-type="string" table:style-name="ce1">
            <text:p>PRNCDD70D11D259H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abe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2">
            <text:p>30964</text:p>
          </table:table-cell>
          <table:table-cell office:value-type="string" table:style-name="ce2">
            <text:p>RIC-664efaa22125</text:p>
          </table:table-cell>
          <table:table-cell office:value-type="string" table:style-name="ce1">
            <text:p>VLNSLV90H59E853B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reflusso acid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2">
            <text:p>30704</text:p>
          </table:table-cell>
          <table:table-cell office:value-type="string" table:style-name="ce2">
            <text:p>RIC-664efaa22126</text:p>
          </table:table-cell>
          <table:table-cell office:value-type="string" table:style-name="ce1">
            <text:p>GRGMNA78D05C927K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27</text:p>
          </table:table-cell>
          <table:table-cell office:value-type="string" table:style-name="ce1">
            <text:p>BFFLLL55D55D234D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epiless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28</text:p>
          </table:table-cell>
          <table:table-cell office:value-type="string" table:style-name="ce1">
            <text:p>BNCMRZ87D44G167I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29</text:p>
          </table:table-cell>
          <table:table-cell office:value-type="string" table:style-name="ce1">
            <text:p>PLZTTL01S23D304T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mal d'orecch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30</text:p>
          </table:table-cell>
          <table:table-cell office:value-type="string" table:style-name="ce1">
            <text:p>CRSRRT44H69A751B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2">
            <text:p>30954</text:p>
          </table:table-cell>
          <table:table-cell office:value-type="string" table:style-name="ce2">
            <text:p>RIC-664efaa22131</text:p>
          </table:table-cell>
          <table:table-cell office:value-type="string" table:style-name="ce1">
            <text:p>PNZMNI92T48A290Y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2</text:p>
          </table:table-cell>
          <table:table-cell office:value-type="string" table:style-name="ce1">
            <text:p>MNDRNI59S02I133K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2">
            <text:p>30718</text:p>
          </table:table-cell>
          <table:table-cell office:value-type="string" table:style-name="ce2">
            <text:p>RIC-664efaa22133</text:p>
          </table:table-cell>
          <table:table-cell office:value-type="string" table:style-name="ce1">
            <text:p>NGLTCR82B11A542L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acn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34</text:p>
          </table:table-cell>
          <table:table-cell office:value-type="string" table:style-name="ce1">
            <text:p>MGGRRG55C30I137V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obesità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35</text:p>
          </table:table-cell>
          <table:table-cell office:value-type="string" table:style-name="ce1">
            <text:p>SLTGND66L49B136F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ulcere gastr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36</text:p>
          </table:table-cell>
          <table:table-cell office:value-type="string" table:style-name="ce1">
            <text:p>ZNRMRO34B17F774P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nfezioni vagin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7</text:p>
          </table:table-cell>
          <table:table-cell office:value-type="string" table:style-name="ce1">
            <text:p>BRGCLL43D07A929Z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vertigin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38</text:p>
          </table:table-cell>
          <table:table-cell office:value-type="string" table:style-name="ce1">
            <text:p>CLLCDV74P15D068N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secchezza ocular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39</text:p>
          </table:table-cell>
          <table:table-cell office:value-type="string" table:style-name="ce1">
            <text:p>LLLLVR40E20C263U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perdita dell'udito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40</text:p>
          </table:table-cell>
          <table:table-cell office:value-type="string" table:style-name="ce1">
            <text:p>MLBSDR32D18E177F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asm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2">
            <text:p>30925</text:p>
          </table:table-cell>
          <table:table-cell office:value-type="string" table:style-name="ce2">
            <text:p>RIC-664efaa22141</text:p>
          </table:table-cell>
          <table:table-cell office:value-type="string" table:style-name="ce1">
            <text:p>SMMCNN16C68A550C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calcoli ren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2</text:p>
          </table:table-cell>
          <table:table-cell office:value-type="string" table:style-name="ce1">
            <text:p>SPDGPT74P09E914M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vertigin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43</text:p>
          </table:table-cell>
          <table:table-cell office:value-type="string" table:style-name="ce1">
            <text:p>GRNRSL57D43H536M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soriasi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2">
            <text:p>30711</text:p>
          </table:table-cell>
          <table:table-cell office:value-type="string" table:style-name="ce2">
            <text:p>RIC-664efaa22144</text:p>
          </table:table-cell>
          <table:table-cell office:value-type="string" table:style-name="ce1">
            <text:p>PLMMHL17P04E360F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magrezza eccessiv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45</text:p>
          </table:table-cell>
          <table:table-cell office:value-type="string" table:style-name="ce1">
            <text:p>PSENLN69A21G658C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stitichezz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46</text:p>
          </table:table-cell>
          <table:table-cell office:value-type="string" table:style-name="ce1">
            <text:p>SBSDCM13L10H536O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problemi di fertilità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7</text:p>
          </table:table-cell>
          <table:table-cell office:value-type="string" table:style-name="ce1">
            <text:p>MRGMLT06B20E246T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tremor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48</text:p>
          </table:table-cell>
          <table:table-cell office:value-type="string" table:style-name="ce1">
            <text:p>TCCSFN90P69L673A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cataratt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2">
            <text:p>30706</text:p>
          </table:table-cell>
          <table:table-cell office:value-type="string" table:style-name="ce2">
            <text:p>RIC-664efaa22149</text:p>
          </table:table-cell>
          <table:table-cell office:value-type="string" table:style-name="ce1">
            <text:p>BZZDBR91T41C327G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infezioni sinus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50</text:p>
          </table:table-cell>
          <table:table-cell office:value-type="string" table:style-name="ce1">
            <text:p>MGLDAI08L59E558Q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bronch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51</text:p>
          </table:table-cell>
          <table:table-cell office:value-type="string" table:style-name="ce1">
            <text:p>FRRLND48T55L666M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pertrofia prostatic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2">
            <text:p>30702</text:p>
          </table:table-cell>
          <table:table-cell office:value-type="string" table:style-name="ce2">
            <text:p>RIC-664efaa22152</text:p>
          </table:table-cell>
          <table:table-cell office:value-type="string" table:style-name="ce1">
            <text:p>PRMSCC36S02H127P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sveniment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153</text:p>
          </table:table-cell>
          <table:table-cell office:value-type="string" table:style-name="ce1">
            <text:p>MTTGNE78A66G698V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eczem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154</text:p>
          </table:table-cell>
          <table:table-cell office:value-type="string" table:style-name="ce1">
            <text:p>GRPMNL14D17B984Q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155</text:p>
          </table:table-cell>
          <table:table-cell office:value-type="string" table:style-name="ce1">
            <text:p>PSQLDI84D42H081E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diarre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156</text:p>
          </table:table-cell>
          <table:table-cell office:value-type="string" table:style-name="ce1">
            <text:p>BRTCNA86E17F545K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gravidanz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157</text:p>
          </table:table-cell>
          <table:table-cell office:value-type="string" table:style-name="ce1">
            <text:p>TRGMNI20T47C210F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158</text:p>
          </table:table-cell>
          <table:table-cell office:value-type="string" table:style-name="ce1">
            <text:p>SPRGRZ51B53B562V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159</text:p>
          </table:table-cell>
          <table:table-cell office:value-type="string" table:style-name="ce1">
            <text:p>FRNDNA82B05I422B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tonsill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160</text:p>
          </table:table-cell>
          <table:table-cell office:value-type="string" table:style-name="ce1">
            <text:p>CRDSLV01M54F998E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polmon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161</text:p>
          </table:table-cell>
          <table:table-cell office:value-type="string" table:style-name="ce1">
            <text:p>FNNFLC09P30C412N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problemi di memori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162</text:p>
          </table:table-cell>
          <table:table-cell office:value-type="string" table:style-name="ce1">
            <text:p>GLBDTR71P22H398A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faring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163</text:p>
          </table:table-cell>
          <table:table-cell office:value-type="string" table:style-name="ce1">
            <text:p>LNRPSC19L63D150L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febbre alt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164</text:p>
          </table:table-cell>
          <table:table-cell office:value-type="string" table:style-name="ce1">
            <text:p>TRRLSN63D02F427I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ipertension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65</text:p>
          </table:table-cell>
          <table:table-cell office:value-type="string" table:style-name="ce1">
            <text:p>MSSMBR89L62B835A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esami delle urin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66</text:p>
          </table:table-cell>
          <table:table-cell office:value-type="string" table:style-name="ce1">
            <text:p>CSSMRT37B48E403B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tonsillectomi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67</text:p>
          </table:table-cell>
          <table:table-cell office:value-type="string" table:style-name="ce1">
            <text:p>MNTNLT48E19E243T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TAC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68</text:p>
          </table:table-cell>
          <table:table-cell office:value-type="string" table:style-name="ce1">
            <text:p>ZNUGLI42E19I567A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terapia occupazion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169</text:p>
          </table:table-cell>
          <table:table-cell office:value-type="string" table:style-name="ce1">
            <text:p>CNDLRD78E23C561H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dolori intens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170</text:p>
          </table:table-cell>
          <table:table-cell office:value-type="string" table:style-name="ce1">
            <text:p>CLCDBR67M65G763G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malattie cardia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171</text:p>
          </table:table-cell>
          <table:table-cell office:value-type="string" table:style-name="ce1">
            <text:p>CCALSS34R30G137U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mammograf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172</text:p>
          </table:table-cell>
          <table:table-cell office:value-type="string" table:style-name="ce1">
            <text:p>TLTBVN45C45H525E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parto cesare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173</text:p>
          </table:table-cell>
          <table:table-cell office:value-type="string" table:style-name="ce1">
            <text:p>BRGVPS34S26E957F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risonanze magne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174</text:p>
          </table:table-cell>
          <table:table-cell office:value-type="string" table:style-name="ce1">
            <text:p>FRNLBD42B04I876D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logoped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175</text:p>
          </table:table-cell>
          <table:table-cell office:value-type="string" table:style-name="ce1">
            <text:p>MGNCDD94P57D787V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vomit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176</text:p>
          </table:table-cell>
          <table:table-cell office:value-type="string" table:style-name="ce1">
            <text:p>RMNCLE66D41C537N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cancr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177</text:p>
          </table:table-cell>
          <table:table-cell office:value-type="string" table:style-name="ce1">
            <text:p>SPZVPS42E04G206R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pap test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178</text:p>
          </table:table-cell>
          <table:table-cell office:value-type="string" table:style-name="ce1">
            <text:p>RVLZCR89P05B085R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179</text:p>
          </table:table-cell>
          <table:table-cell office:value-type="string" table:style-name="ce1">
            <text:p>MTTDNA83D01I756S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ecograf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180</text:p>
          </table:table-cell>
          <table:table-cell office:value-type="string" table:style-name="ce1">
            <text:p>BNFRRT99R60G114B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181</text:p>
          </table:table-cell>
          <table:table-cell office:value-type="string" table:style-name="ce1">
            <text:p>CPLPRN58B25F963F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182</text:p>
          </table:table-cell>
          <table:table-cell office:value-type="string" table:style-name="ce1">
            <text:p>GVANCN92B08G937B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malattie polmonar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183</text:p>
          </table:table-cell>
          <table:table-cell office:value-type="string" table:style-name="ce1">
            <text:p>TSTCDL83E65D157L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visite oculis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184</text:p>
          </table:table-cell>
          <table:table-cell office:value-type="string" table:style-name="ce1">
            <text:p>CNZSBN66L61I901C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185</text:p>
          </table:table-cell>
          <table:table-cell office:value-type="string" table:style-name="ce1">
            <text:p>FLTSST05R31D325Z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endoscopi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186</text:p>
          </table:table-cell>
          <table:table-cell office:value-type="string" table:style-name="ce1">
            <text:p>TRVGNZ53L10H784Z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187</text:p>
          </table:table-cell>
          <table:table-cell office:value-type="string" table:style-name="ce1">
            <text:p>FRNVFR57A01C247U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malattie renal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188</text:p>
          </table:table-cell>
          <table:table-cell office:value-type="string" table:style-name="ce1">
            <text:p>MTTRHM46D19D752P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visite dentistich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189</text:p>
          </table:table-cell>
          <table:table-cell office:value-type="string" table:style-name="ce1">
            <text:p>PLCTNZ81T10I700P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biops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190</text:p>
          </table:table-cell>
          <table:table-cell office:value-type="string" table:style-name="ce1">
            <text:p>MSLVGN00R29C261E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traumi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191</text:p>
          </table:table-cell>
          <table:table-cell office:value-type="string" table:style-name="ce1">
            <text:p>JTADNL88T10L302L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sturbi ment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192</text:p>
          </table:table-cell>
          <table:table-cell office:value-type="string" table:style-name="ce1">
            <text:p>RCAMTT18D21H881D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affann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193</text:p>
          </table:table-cell>
          <table:table-cell office:value-type="string" table:style-name="ce1">
            <text:p>LDNTBO60B16H294R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rurito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194</text:p>
          </table:table-cell>
          <table:table-cell office:value-type="string" table:style-name="ce1">
            <text:p>PNTCMN65E03I188E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abet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195</text:p>
          </table:table-cell>
          <table:table-cell office:value-type="string" table:style-name="ce1">
            <text:p>SNGGVF89A65G695W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reflusso acid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196</text:p>
          </table:table-cell>
          <table:table-cell office:value-type="string" table:style-name="ce1">
            <text:p>BRSMCL10R47C110M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197</text:p>
          </table:table-cell>
          <table:table-cell office:value-type="string" table:style-name="ce1">
            <text:p>CCCLMP96L19G068L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epiless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198</text:p>
          </table:table-cell>
          <table:table-cell office:value-type="string" table:style-name="ce1">
            <text:p>TMNSFN01T07E377C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dolore agli occh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199</text:p>
          </table:table-cell>
          <table:table-cell office:value-type="string" table:style-name="ce1">
            <text:p>DNNGZL67E63I116S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mal d'orecch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00</text:p>
          </table:table-cell>
          <table:table-cell office:value-type="string" table:style-name="ce1">
            <text:p>CTNRCL56S01H362D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01</text:p>
          </table:table-cell>
          <table:table-cell office:value-type="string" table:style-name="ce1">
            <text:p>DNRCLD14L05I238P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02</text:p>
          </table:table-cell>
          <table:table-cell office:value-type="string" table:style-name="ce1">
            <text:p>DNEMCL13C42H204R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03</text:p>
          </table:table-cell>
          <table:table-cell office:value-type="string" table:style-name="ce1">
            <text:p>MLELNR36T49D576U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ac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04</text:p>
          </table:table-cell>
          <table:table-cell office:value-type="string" table:style-name="ce1">
            <text:p>BLLRNT98S24F102D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obesità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05</text:p>
          </table:table-cell>
          <table:table-cell office:value-type="string" table:style-name="ce1">
            <text:p>MZZNMR46A70B443D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ulcere gastrich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06</text:p>
          </table:table-cell>
          <table:table-cell office:value-type="string" table:style-name="ce1">
            <text:p>BRNFST39S28F027R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nfezioni vagin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07</text:p>
          </table:table-cell>
          <table:table-cell office:value-type="string" table:style-name="ce1">
            <text:p>LTNGLL71D17D015V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vertigin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08</text:p>
          </table:table-cell>
          <table:table-cell office:value-type="string" table:style-name="ce1">
            <text:p>GLLNGL03L01D488M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09</text:p>
          </table:table-cell>
          <table:table-cell office:value-type="string" table:style-name="ce1">
            <text:p>LMNFST96M27G990R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perdita dell'udit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10</text:p>
          </table:table-cell>
          <table:table-cell office:value-type="string" table:style-name="ce1">
            <text:p>MDLCDV15C01D906A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asm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11</text:p>
          </table:table-cell>
          <table:table-cell office:value-type="string" table:style-name="ce1">
            <text:p>PLLFLC16S25L188W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calcoli ren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12</text:p>
          </table:table-cell>
          <table:table-cell office:value-type="string" table:style-name="ce1">
            <text:p>FRNRND63R13C307U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vertigin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13</text:p>
          </table:table-cell>
          <table:table-cell office:value-type="string" table:style-name="ce1">
            <text:p>RSSLRC62T26I889H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soriasi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14</text:p>
          </table:table-cell>
          <table:table-cell office:value-type="string" table:style-name="ce1">
            <text:p>SLRGRG61P11B754Z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magrezza eccess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15</text:p>
          </table:table-cell>
          <table:table-cell office:value-type="string" table:style-name="ce1">
            <text:p>BAULNU20R57C908O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stitichezz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16</text:p>
          </table:table-cell>
          <table:table-cell office:value-type="string" table:style-name="ce1">
            <text:p>PRSPRM88T06D471M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problemi di fertilità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17</text:p>
          </table:table-cell>
          <table:table-cell office:value-type="string" table:style-name="ce1">
            <text:p>DCRSTM03A06H860K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tremor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18</text:p>
          </table:table-cell>
          <table:table-cell office:value-type="string" table:style-name="ce1">
            <text:p>PZZCML78S09F336O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cataratt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19</text:p>
          </table:table-cell>
          <table:table-cell office:value-type="string" table:style-name="ce1">
            <text:p>SCCBDT82M05A096T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infezioni sinus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20</text:p>
          </table:table-cell>
          <table:table-cell office:value-type="string" table:style-name="ce1">
            <text:p>FRSWND69D48C158L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bronch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21</text:p>
          </table:table-cell>
          <table:table-cell office:value-type="string" table:style-name="ce1">
            <text:p>SCMSFN39H56L477R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pertrofia prostatic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22</text:p>
          </table:table-cell>
          <table:table-cell office:value-type="string" table:style-name="ce1">
            <text:p>PLMTQT74D22F488W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sveniment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23</text:p>
          </table:table-cell>
          <table:table-cell office:value-type="string" table:style-name="ce1">
            <text:p>BJTLVI62E69E290U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eczem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24</text:p>
          </table:table-cell>
          <table:table-cell office:value-type="string" table:style-name="ce1">
            <text:p>CFFMGD54E55D859P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25</text:p>
          </table:table-cell>
          <table:table-cell office:value-type="string" table:style-name="ce1">
            <text:p>TTURTT95A20A332O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diarre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26</text:p>
          </table:table-cell>
          <table:table-cell office:value-type="string" table:style-name="ce1">
            <text:p>SPRTTI54R13C481Y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gravidanz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27</text:p>
          </table:table-cell>
          <table:table-cell office:value-type="string" table:style-name="ce1">
            <text:p>FLSGDU41E22I430M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28</text:p>
          </table:table-cell>
          <table:table-cell office:value-type="string" table:style-name="ce1">
            <text:p>PLNSCN51A14G791X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29</text:p>
          </table:table-cell>
          <table:table-cell office:value-type="string" table:style-name="ce1">
            <text:p>FSCBDV07R12H782U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tonsillit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30</text:p>
          </table:table-cell>
          <table:table-cell office:value-type="string" table:style-name="ce1">
            <text:p>BRNTLI48L25L704L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polmon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31</text:p>
          </table:table-cell>
          <table:table-cell office:value-type="string" table:style-name="ce1">
            <text:p>GRNBRS73R08C103F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problemi di memori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32</text:p>
          </table:table-cell>
          <table:table-cell office:value-type="string" table:style-name="ce1">
            <text:p>CBLVVN44T60A898F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faring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33</text:p>
          </table:table-cell>
          <table:table-cell office:value-type="string" table:style-name="ce1">
            <text:p>VLLRMG15R07H461O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febbre alt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34</text:p>
          </table:table-cell>
          <table:table-cell office:value-type="string" table:style-name="ce1">
            <text:p>MNFPRC60T14I968G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ipertensio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35</text:p>
          </table:table-cell>
          <table:table-cell office:value-type="string" table:style-name="ce1">
            <text:p>FRNFST79S27A000P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esami delle uri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36</text:p>
          </table:table-cell>
          <table:table-cell office:value-type="string" table:style-name="ce1">
            <text:p>PTTPCD80L20G259S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tonsillectomi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37</text:p>
          </table:table-cell>
          <table:table-cell office:value-type="string" table:style-name="ce1">
            <text:p>NTRFNC13P19L807T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TAC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38</text:p>
          </table:table-cell>
          <table:table-cell office:value-type="string" table:style-name="ce1">
            <text:p>PTTGIO68H46I566U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terapia occupazional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239</text:p>
          </table:table-cell>
          <table:table-cell office:value-type="string" table:style-name="ce1">
            <text:p>VLSGST41C17G201K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dolori intens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240</text:p>
          </table:table-cell>
          <table:table-cell office:value-type="string" table:style-name="ce1">
            <text:p>LNTSRN54C21A854X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malattie cardiach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241</text:p>
          </table:table-cell>
          <table:table-cell office:value-type="string" table:style-name="ce1">
            <text:p>MSCCMN72L69B237U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mammograf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242</text:p>
          </table:table-cell>
          <table:table-cell office:value-type="string" table:style-name="ce1">
            <text:p>CSLNBR42C19B159S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parto cesare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243</text:p>
          </table:table-cell>
          <table:table-cell office:value-type="string" table:style-name="ce1">
            <text:p>BNSMNA05R20L357K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risonanze magne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244</text:p>
          </table:table-cell>
          <table:table-cell office:value-type="string" table:style-name="ce1">
            <text:p>CSRVVN45D11L750B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logopedi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245</text:p>
          </table:table-cell>
          <table:table-cell office:value-type="string" table:style-name="ce1">
            <text:p>GBBMLE40D13C634L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vomit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246</text:p>
          </table:table-cell>
          <table:table-cell office:value-type="string" table:style-name="ce1">
            <text:p>PLTLBT40D65I979U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cancro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247</text:p>
          </table:table-cell>
          <table:table-cell office:value-type="string" table:style-name="ce1">
            <text:p>RGNFRN62S49L657G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pap test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248</text:p>
          </table:table-cell>
          <table:table-cell office:value-type="string" table:style-name="ce1">
            <text:p>NTTRSL75M68D594K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interventi ortopedic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249</text:p>
          </table:table-cell>
          <table:table-cell office:value-type="string" table:style-name="ce1">
            <text:p>TNLMRN47C31B028H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ecograf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250</text:p>
          </table:table-cell>
          <table:table-cell office:value-type="string" table:style-name="ce1">
            <text:p>PNTMRN09H66B064Y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251</text:p>
          </table:table-cell>
          <table:table-cell office:value-type="string" table:style-name="ce1">
            <text:p>LGLFLV72S43L106I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arre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252</text:p>
          </table:table-cell>
          <table:table-cell office:value-type="string" table:style-name="ce1">
            <text:p>MRCSNN83P55M014B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malattie polmonar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253</text:p>
          </table:table-cell>
          <table:table-cell office:value-type="string" table:style-name="ce1">
            <text:p>TDRCCL54R46C577W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visite oculis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254</text:p>
          </table:table-cell>
          <table:table-cell office:value-type="string" table:style-name="ce1">
            <text:p>BNDVGN53H63H790T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255</text:p>
          </table:table-cell>
          <table:table-cell office:value-type="string" table:style-name="ce1">
            <text:p>TRAMNL60E56A346P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endoscopi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256</text:p>
          </table:table-cell>
          <table:table-cell office:value-type="string" table:style-name="ce1">
            <text:p>MLNBMN66P51G808Y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257</text:p>
          </table:table-cell>
          <table:table-cell office:value-type="string" table:style-name="ce1">
            <text:p>PGNFLV81H58B221Y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malattie renal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258</text:p>
          </table:table-cell>
          <table:table-cell office:value-type="string" table:style-name="ce1">
            <text:p>BRRCNA94M22I285B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259</text:p>
          </table:table-cell>
          <table:table-cell office:value-type="string" table:style-name="ce1">
            <text:p>MBRGNR85C27B040V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biops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260</text:p>
          </table:table-cell>
          <table:table-cell office:value-type="string" table:style-name="ce1">
            <text:p>CRGVVN57R49L728B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traum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61</text:p>
          </table:table-cell>
          <table:table-cell office:value-type="string" table:style-name="ce1">
            <text:p>FZASTN31S61D365J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sturbi ment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62</text:p>
          </table:table-cell>
          <table:table-cell office:value-type="string" table:style-name="ce1">
            <text:p>ZMPDZN94P12G154B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affann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63</text:p>
          </table:table-cell>
          <table:table-cell office:value-type="string" table:style-name="ce1">
            <text:p>PLCMNA07M15H439B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rur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64</text:p>
          </table:table-cell>
          <table:table-cell office:value-type="string" table:style-name="ce1">
            <text:p>SCNMFF85L08F657X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abe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65</text:p>
          </table:table-cell>
          <table:table-cell office:value-type="string" table:style-name="ce1">
            <text:p>MRTNDR73T10A054H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reflusso acid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66</text:p>
          </table:table-cell>
          <table:table-cell office:value-type="string" table:style-name="ce1">
            <text:p>PTTPRC46C01G211P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67</text:p>
          </table:table-cell>
          <table:table-cell office:value-type="string" table:style-name="ce1">
            <text:p>BSGMGD10M41E083B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epilessia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68</text:p>
          </table:table-cell>
          <table:table-cell office:value-type="string" table:style-name="ce1">
            <text:p>BRDLRD19A12E614N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dolore agli occh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69</text:p>
          </table:table-cell>
          <table:table-cell office:value-type="string" table:style-name="ce1">
            <text:p>TRSTTL94T10E443W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mal d'orecch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70</text:p>
          </table:table-cell>
          <table:table-cell office:value-type="string" table:style-name="ce1">
            <text:p>MZZGPP21M13A117K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71</text:p>
          </table:table-cell>
          <table:table-cell office:value-type="string" table:style-name="ce1">
            <text:p>CRRSFO65B53A851B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72</text:p>
          </table:table-cell>
          <table:table-cell office:value-type="string" table:style-name="ce1">
            <text:p>PNTGDN61C02G488U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73</text:p>
          </table:table-cell>
          <table:table-cell office:value-type="string" table:style-name="ce1">
            <text:p>BRTFLV35D28L298P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acn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74</text:p>
          </table:table-cell>
          <table:table-cell office:value-type="string" table:style-name="ce1">
            <text:p>PRVSBN78P19C003R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obesità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75</text:p>
          </table:table-cell>
          <table:table-cell office:value-type="string" table:style-name="ce1">
            <text:p>BRZLCN99P70L669H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ulcere gastri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76</text:p>
          </table:table-cell>
          <table:table-cell office:value-type="string" table:style-name="ce1">
            <text:p>BRGRLA52D67L540X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nfezioni vagi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77</text:p>
          </table:table-cell>
          <table:table-cell office:value-type="string" table:style-name="ce1">
            <text:p>PRVMTN87B12D041F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vertigin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78</text:p>
          </table:table-cell>
          <table:table-cell office:value-type="string" table:style-name="ce1">
            <text:p>FRSVNC47L58H081P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79</text:p>
          </table:table-cell>
          <table:table-cell office:value-type="string" table:style-name="ce1">
            <text:p>CNGCLT11M71D944R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perdita dell'udit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80</text:p>
          </table:table-cell>
          <table:table-cell office:value-type="string" table:style-name="ce1">
            <text:p>CRQCPT05D65F560F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asm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81</text:p>
          </table:table-cell>
          <table:table-cell office:value-type="string" table:style-name="ce1">
            <text:p>GRDSRG50D07A565K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calcoli ren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82</text:p>
          </table:table-cell>
          <table:table-cell office:value-type="string" table:style-name="ce1">
            <text:p>SDTNEE88H14I578A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vertigin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83</text:p>
          </table:table-cell>
          <table:table-cell office:value-type="string" table:style-name="ce1">
            <text:p>BSZLNA19D68D360A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sorias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84</text:p>
          </table:table-cell>
          <table:table-cell office:value-type="string" table:style-name="ce1">
            <text:p>RVGCLR63E62A594G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magrezza eccessiv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85</text:p>
          </table:table-cell>
          <table:table-cell office:value-type="string" table:style-name="ce1">
            <text:p>TRVPDR13C21H744X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stitichezz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86</text:p>
          </table:table-cell>
          <table:table-cell office:value-type="string" table:style-name="ce1">
            <text:p>CLVSLV98D69E245C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problemi di fertilità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87</text:p>
          </table:table-cell>
          <table:table-cell office:value-type="string" table:style-name="ce1">
            <text:p>VCCVRN08A20E607E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tremor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88</text:p>
          </table:table-cell>
          <table:table-cell office:value-type="string" table:style-name="ce1">
            <text:p>CRGSVS53H24C858Q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cataratt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89</text:p>
          </table:table-cell>
          <table:table-cell office:value-type="string" table:style-name="ce1">
            <text:p>LNDGST04C15G837A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infezioni sinusal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90</text:p>
          </table:table-cell>
          <table:table-cell office:value-type="string" table:style-name="ce1">
            <text:p>FVRLLD79R46F272F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bronch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91</text:p>
          </table:table-cell>
          <table:table-cell office:value-type="string" table:style-name="ce1">
            <text:p>NGLMRC94L50F356P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pertrofia prosta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92</text:p>
          </table:table-cell>
          <table:table-cell office:value-type="string" table:style-name="ce1">
            <text:p>FGZLLE98L42C472W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sveniment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93</text:p>
          </table:table-cell>
          <table:table-cell office:value-type="string" table:style-name="ce1">
            <text:p>CNDTZN38M44F354W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eczem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94</text:p>
          </table:table-cell>
          <table:table-cell office:value-type="string" table:style-name="ce1">
            <text:p>BNZMNC48D51F246Y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sturbi della crescit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95</text:p>
          </table:table-cell>
          <table:table-cell office:value-type="string" table:style-name="ce1">
            <text:p>CVGLVR59L70I875E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diarre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96</text:p>
          </table:table-cell>
          <table:table-cell office:value-type="string" table:style-name="ce1">
            <text:p>BRSLRC18S12G418H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gravidanz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97</text:p>
          </table:table-cell>
          <table:table-cell office:value-type="string" table:style-name="ce1">
            <text:p>MSCSRN74A61B012M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98</text:p>
          </table:table-cell>
          <table:table-cell office:value-type="string" table:style-name="ce1">
            <text:p>RMNMLL87S59B123L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glaucom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99</text:p>
          </table:table-cell>
          <table:table-cell office:value-type="string" table:style-name="ce1">
            <text:p>PSNSLL08S69E304M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tonsill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00</text:p>
          </table:table-cell>
          <table:table-cell office:value-type="string" table:style-name="ce1">
            <text:p>DMRGDM93D29L385P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polmon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01</text:p>
          </table:table-cell>
          <table:table-cell office:value-type="string" table:style-name="ce1">
            <text:p>MRTGBB96R24D099G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problemi di memori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02</text:p>
          </table:table-cell>
          <table:table-cell office:value-type="string" table:style-name="ce1">
            <text:p>RDMRNN72A05I512J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faring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03</text:p>
          </table:table-cell>
          <table:table-cell office:value-type="string" table:style-name="ce1">
            <text:p>GLVLRC11E29I350H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febbre al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04</text:p>
          </table:table-cell>
          <table:table-cell office:value-type="string" table:style-name="ce1">
            <text:p>PLSGDI61E54I096P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ipertensio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05</text:p>
          </table:table-cell>
          <table:table-cell office:value-type="string" table:style-name="ce1">
            <text:p>PSLDRD17E09H798Y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esami delle urin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06</text:p>
          </table:table-cell>
          <table:table-cell office:value-type="string" table:style-name="ce1">
            <text:p>MRTCMB04A59H514C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tonsillectomi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07</text:p>
          </table:table-cell>
          <table:table-cell office:value-type="string" table:style-name="ce1">
            <text:p>FDLVFR12S26I207C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TAC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08</text:p>
          </table:table-cell>
          <table:table-cell office:value-type="string" table:style-name="ce1">
            <text:p>FLCRLA75H53A930W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09</text:p>
          </table:table-cell>
          <table:table-cell office:value-type="string" table:style-name="ce1">
            <text:p>PRVSRI99D15D896F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dolori intens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10</text:p>
          </table:table-cell>
          <table:table-cell office:value-type="string" table:style-name="ce1">
            <text:p>BNNGDU21M10I085S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malattie cardiach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11</text:p>
          </table:table-cell>
          <table:table-cell office:value-type="string" table:style-name="ce1">
            <text:p>CRSNLN60R28A434Z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mammograf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12</text:p>
          </table:table-cell>
          <table:table-cell office:value-type="string" table:style-name="ce1">
            <text:p>CCCLGO76C61L186Q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parto cesare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13</text:p>
          </table:table-cell>
          <table:table-cell office:value-type="string" table:style-name="ce1">
            <text:p>DLMLDA89L70B080B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risonanze magne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14</text:p>
          </table:table-cell>
          <table:table-cell office:value-type="string" table:style-name="ce1">
            <text:p>MTTGRT43T67E170P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logoped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15</text:p>
          </table:table-cell>
          <table:table-cell office:value-type="string" table:style-name="ce1">
            <text:p>LPABGD41B57L384C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vomit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16</text:p>
          </table:table-cell>
          <table:table-cell office:value-type="string" table:style-name="ce1">
            <text:p>BSTVNC39E29F290N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cancr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17</text:p>
          </table:table-cell>
          <table:table-cell office:value-type="string" table:style-name="ce1">
            <text:p>PVNDLN45A55H109V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pap test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18</text:p>
          </table:table-cell>
          <table:table-cell office:value-type="string" table:style-name="ce1">
            <text:p>BRSLCU69H27I244V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interventi ortopedic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19</text:p>
          </table:table-cell>
          <table:table-cell office:value-type="string" table:style-name="ce1">
            <text:p>MSTVVN64C21B796G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ec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20</text:p>
          </table:table-cell>
          <table:table-cell office:value-type="string" table:style-name="ce1">
            <text:p>SLDMLN53E59F594Q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21</text:p>
          </table:table-cell>
          <table:table-cell office:value-type="string" table:style-name="ce1">
            <text:p>BNNVNT01P64F492L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arre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22</text:p>
          </table:table-cell>
          <table:table-cell office:value-type="string" table:style-name="ce1">
            <text:p>DCRMTT12B27I712K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malattie polmonar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23</text:p>
          </table:table-cell>
          <table:table-cell office:value-type="string" table:style-name="ce1">
            <text:p>CMBLEA63R56B785S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visite oculis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24</text:p>
          </table:table-cell>
          <table:table-cell office:value-type="string" table:style-name="ce1">
            <text:p>DGSGLN75R17B471J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25</text:p>
          </table:table-cell>
          <table:table-cell office:value-type="string" table:style-name="ce1">
            <text:p>CDLFNZ90P51H502M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endoscop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26</text:p>
          </table:table-cell>
          <table:table-cell office:value-type="string" table:style-name="ce1">
            <text:p>BAUGAI36R69I029H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27</text:p>
          </table:table-cell>
          <table:table-cell office:value-type="string" table:style-name="ce1">
            <text:p>CDDNNL55D55L192X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malattie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28</text:p>
          </table:table-cell>
          <table:table-cell office:value-type="string" table:style-name="ce1">
            <text:p>PZZMRD83H07L998I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29</text:p>
          </table:table-cell>
          <table:table-cell office:value-type="string" table:style-name="ce1">
            <text:p>LBNBFC90C05I047G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biops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30</text:p>
          </table:table-cell>
          <table:table-cell office:value-type="string" table:style-name="ce1">
            <text:p>BSUCRN15E63F464J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traum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31</text:p>
          </table:table-cell>
          <table:table-cell office:value-type="string" table:style-name="ce1">
            <text:p>PTRBRM86P19L682K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sturbi ment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32</text:p>
          </table:table-cell>
          <table:table-cell office:value-type="string" table:style-name="ce1">
            <text:p>PSCNBL35D41D150E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affann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33</text:p>
          </table:table-cell>
          <table:table-cell office:value-type="string" table:style-name="ce1">
            <text:p>LRCGNT86C01C550S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ruri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34</text:p>
          </table:table-cell>
          <table:table-cell office:value-type="string" table:style-name="ce1">
            <text:p>PNTGCM18B18C757S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abet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35</text:p>
          </table:table-cell>
          <table:table-cell office:value-type="string" table:style-name="ce1">
            <text:p>SLVGLN35H52C639G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reflusso acid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36</text:p>
          </table:table-cell>
          <table:table-cell office:value-type="string" table:style-name="ce1">
            <text:p>MNNSLL69E65H687B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37</text:p>
          </table:table-cell>
          <table:table-cell office:value-type="string" table:style-name="ce1">
            <text:p>PSNVLI33D54L978H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epiless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38</text:p>
          </table:table-cell>
          <table:table-cell office:value-type="string" table:style-name="ce1">
            <text:p>NGRCRL73B13D214X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dolore agli occh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339</text:p>
          </table:table-cell>
          <table:table-cell office:value-type="string" table:style-name="ce1">
            <text:p>STRNVS63S56G319J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mal d'ore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340</text:p>
          </table:table-cell>
          <table:table-cell office:value-type="string" table:style-name="ce1">
            <text:p>STRGRG55R47E489S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341</text:p>
          </table:table-cell>
          <table:table-cell office:value-type="string" table:style-name="ce1">
            <text:p>CLMRMN96S46F678E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342</text:p>
          </table:table-cell>
          <table:table-cell office:value-type="string" table:style-name="ce1">
            <text:p>CNTNNE07B07H938O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343</text:p>
          </table:table-cell>
          <table:table-cell office:value-type="string" table:style-name="ce1">
            <text:p>BRBLGE67C29C878O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acn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344</text:p>
          </table:table-cell>
          <table:table-cell office:value-type="string" table:style-name="ce1">
            <text:p>BLSTDR78C42C901Y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obesità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345</text:p>
          </table:table-cell>
          <table:table-cell office:value-type="string" table:style-name="ce1">
            <text:p>RCTLEA41S49C955C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ulcere gastrich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346</text:p>
          </table:table-cell>
          <table:table-cell office:value-type="string" table:style-name="ce1">
            <text:p>SCHPGR91M03D126P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nfezioni vaginali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347</text:p>
          </table:table-cell>
          <table:table-cell office:value-type="string" table:style-name="ce1">
            <text:p>SLMGMR11T30B104H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vertigin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348</text:p>
          </table:table-cell>
          <table:table-cell office:value-type="string" table:style-name="ce1">
            <text:p>CZZVRN00A09A478X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secchezza ocular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349</text:p>
          </table:table-cell>
          <table:table-cell office:value-type="string" table:style-name="ce1">
            <text:p>LNDTLI89H25D068O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perdita dell'udit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350</text:p>
          </table:table-cell>
          <table:table-cell office:value-type="string" table:style-name="ce1">
            <text:p>CRSRND85T18I008E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asm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351</text:p>
          </table:table-cell>
          <table:table-cell office:value-type="string" table:style-name="ce1">
            <text:p>PRRRST00P47B217V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calcoli ren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352</text:p>
          </table:table-cell>
          <table:table-cell office:value-type="string" table:style-name="ce1">
            <text:p>NGLGRD08P16D991E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vertigin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353</text:p>
          </table:table-cell>
          <table:table-cell office:value-type="string" table:style-name="ce1">
            <text:p>LSANCN59E30B042W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soriasi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354</text:p>
          </table:table-cell>
          <table:table-cell office:value-type="string" table:style-name="ce1">
            <text:p>ZNGVNT50M20I536C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magrezza eccess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355</text:p>
          </table:table-cell>
          <table:table-cell office:value-type="string" table:style-name="ce1">
            <text:p>DNGLNU65A56E290Q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stitichezz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356</text:p>
          </table:table-cell>
          <table:table-cell office:value-type="string" table:style-name="ce1">
            <text:p>MRCFRC30S01C093P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problemi di fertilità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357</text:p>
          </table:table-cell>
          <table:table-cell office:value-type="string" table:style-name="ce1">
            <text:p>VNNDGI75B18H539Z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tremor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358</text:p>
          </table:table-cell>
          <table:table-cell office:value-type="string" table:style-name="ce1">
            <text:p>LLASFO02T64F672V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359</text:p>
          </table:table-cell>
          <table:table-cell office:value-type="string" table:style-name="ce1">
            <text:p>FLBSNS10R03D127N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infezioni sinusal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360</text:p>
          </table:table-cell>
          <table:table-cell office:value-type="string" table:style-name="ce1">
            <text:p>SNBGTN41A01C079W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bronch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61</text:p>
          </table:table-cell>
          <table:table-cell office:value-type="string" table:style-name="ce1">
            <text:p>LZZRRT68C07D557X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pertrofia prostatic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62</text:p>
          </table:table-cell>
          <table:table-cell office:value-type="string" table:style-name="ce1">
            <text:p>SNDMRL44A17I202J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sveniment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63</text:p>
          </table:table-cell>
          <table:table-cell office:value-type="string" table:style-name="ce1">
            <text:p>NTNLEO59L13G125S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eczem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64</text:p>
          </table:table-cell>
          <table:table-cell office:value-type="string" table:style-name="ce1">
            <text:p>LGNCST20T46B493X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65</text:p>
          </table:table-cell>
          <table:table-cell office:value-type="string" table:style-name="ce1">
            <text:p>RVRRNZ45S21A449F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66</text:p>
          </table:table-cell>
          <table:table-cell office:value-type="string" table:style-name="ce1">
            <text:p>DLCDBR96P46E374P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gravidanz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67</text:p>
          </table:table-cell>
          <table:table-cell office:value-type="string" table:style-name="ce1">
            <text:p>SPSNFR70H01H183I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68</text:p>
          </table:table-cell>
          <table:table-cell office:value-type="string" table:style-name="ce1">
            <text:p>ZNTMRO72H13M197K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glaucom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69</text:p>
          </table:table-cell>
          <table:table-cell office:value-type="string" table:style-name="ce1">
            <text:p>CMNMCR45A13E392P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tonsillit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70</text:p>
          </table:table-cell>
          <table:table-cell office:value-type="string" table:style-name="ce1">
            <text:p>BZZSLA93M63I216Y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polmon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71</text:p>
          </table:table-cell>
          <table:table-cell office:value-type="string" table:style-name="ce1">
            <text:p>BTTRSR65L19D175S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problemi di memor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72</text:p>
          </table:table-cell>
          <table:table-cell office:value-type="string" table:style-name="ce1">
            <text:p>GRNVFR12L12D811I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faringit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73</text:p>
          </table:table-cell>
          <table:table-cell office:value-type="string" table:style-name="ce1">
            <text:p>SNIRCR91M05I351A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febbre alt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74</text:p>
          </table:table-cell>
          <table:table-cell office:value-type="string" table:style-name="ce1">
            <text:p>CRDMRG96E13D918N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ipertension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75</text:p>
          </table:table-cell>
          <table:table-cell office:value-type="string" table:style-name="ce1">
            <text:p>RLLCST58H63G384H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esami delle uri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76</text:p>
          </table:table-cell>
          <table:table-cell office:value-type="string" table:style-name="ce1">
            <text:p>LBNSFO33C67I098P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tonsillectom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77</text:p>
          </table:table-cell>
          <table:table-cell office:value-type="string" table:style-name="ce1">
            <text:p>SNTNRN58S60B834P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TAC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78</text:p>
          </table:table-cell>
          <table:table-cell office:value-type="string" table:style-name="ce1">
            <text:p>CCTDBR75E44H222A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79</text:p>
          </table:table-cell>
          <table:table-cell office:value-type="string" table:style-name="ce1">
            <text:p>MDABVN11R69H910I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dolori intens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80</text:p>
          </table:table-cell>
          <table:table-cell office:value-type="string" table:style-name="ce1">
            <text:p>MLGPNZ58P12D197H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malattie cardiach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81</text:p>
          </table:table-cell>
          <table:table-cell office:value-type="string" table:style-name="ce1">
            <text:p>REXCAI36T04D426J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mammograf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82</text:p>
          </table:table-cell>
          <table:table-cell office:value-type="string" table:style-name="ce1">
            <text:p>TSCTZN74A16E813F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parto cesare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83</text:p>
          </table:table-cell>
          <table:table-cell office:value-type="string" table:style-name="ce1">
            <text:p>LPINLT53P06D896Y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risonanze magne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84</text:p>
          </table:table-cell>
          <table:table-cell office:value-type="string" table:style-name="ce1">
            <text:p>SPLNLN66C09C715L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logopedi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85</text:p>
          </table:table-cell>
          <table:table-cell office:value-type="string" table:style-name="ce1">
            <text:p>TTNLBT11H46D490M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vom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86</text:p>
          </table:table-cell>
          <table:table-cell office:value-type="string" table:style-name="ce1">
            <text:p>MMRGLG18D14D577P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cancr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87</text:p>
          </table:table-cell>
          <table:table-cell office:value-type="string" table:style-name="ce1">
            <text:p>MRLSNT18L11F306G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pap test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88</text:p>
          </table:table-cell>
          <table:table-cell office:value-type="string" table:style-name="ce1">
            <text:p>TMBSRT85T05A117K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interventi ortopedic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89</text:p>
          </table:table-cell>
          <table:table-cell office:value-type="string" table:style-name="ce1">
            <text:p>VZZGCR50P24L042E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ecograf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90</text:p>
          </table:table-cell>
          <table:table-cell office:value-type="string" table:style-name="ce1">
            <text:p>RNDCSN72T70B781S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91</text:p>
          </table:table-cell>
          <table:table-cell office:value-type="string" table:style-name="ce1">
            <text:p>BTTGCM37M26L277P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arre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92</text:p>
          </table:table-cell>
          <table:table-cell office:value-type="string" table:style-name="ce1">
            <text:p>RGNVST76T16H256P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malattie polmonar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93</text:p>
          </table:table-cell>
          <table:table-cell office:value-type="string" table:style-name="ce1">
            <text:p>PNIPDR76H17H376M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visite oculis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94</text:p>
          </table:table-cell>
          <table:table-cell office:value-type="string" table:style-name="ce1">
            <text:p>PCCCLO80M50A591R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95</text:p>
          </table:table-cell>
          <table:table-cell office:value-type="string" table:style-name="ce1">
            <text:p>LOIRTD51S16D968G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endoscopi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96</text:p>
          </table:table-cell>
          <table:table-cell office:value-type="string" table:style-name="ce1">
            <text:p>PZZLBT92C52A521E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97</text:p>
          </table:table-cell>
          <table:table-cell office:value-type="string" table:style-name="ce1">
            <text:p>CHNMLN00B57F151Q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malattie re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98</text:p>
          </table:table-cell>
          <table:table-cell office:value-type="string" table:style-name="ce1">
            <text:p>LRASML40A05E939L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visite dentistich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99</text:p>
          </table:table-cell>
          <table:table-cell office:value-type="string" table:style-name="ce1">
            <text:p>CRNSRG88B14L507W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biops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00</text:p>
          </table:table-cell>
          <table:table-cell office:value-type="string" table:style-name="ce1">
            <text:p>STCRSN44T53M125O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traum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01</text:p>
          </table:table-cell>
          <table:table-cell office:value-type="string" table:style-name="ce1">
            <text:p>TLMGLN90T25I866I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sturbi ment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02</text:p>
          </table:table-cell>
          <table:table-cell office:value-type="string" table:style-name="ce1">
            <text:p>GLRCLL46R45I582V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affann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03</text:p>
          </table:table-cell>
          <table:table-cell office:value-type="string" table:style-name="ce1">
            <text:p>RGNVTI71M27H086H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rurito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04</text:p>
          </table:table-cell>
          <table:table-cell office:value-type="string" table:style-name="ce1">
            <text:p>QNUSFO34T52C885B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abe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05</text:p>
          </table:table-cell>
          <table:table-cell office:value-type="string" table:style-name="ce1">
            <text:p>STPRLN86H61F720L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reflusso acid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06</text:p>
          </table:table-cell>
          <table:table-cell office:value-type="string" table:style-name="ce1">
            <text:p>CPLLNE81R46I169L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07</text:p>
          </table:table-cell>
          <table:table-cell office:value-type="string" table:style-name="ce1">
            <text:p>NLLDMD40P05L143C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epilessi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08</text:p>
          </table:table-cell>
          <table:table-cell office:value-type="string" table:style-name="ce1">
            <text:p>CPPMSL94C55A171J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09</text:p>
          </table:table-cell>
          <table:table-cell office:value-type="string" table:style-name="ce1">
            <text:p>BNRCSM33S25A795T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mal d'orecch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10</text:p>
          </table:table-cell>
          <table:table-cell office:value-type="string" table:style-name="ce1">
            <text:p>BSSCDD00T19G724J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11</text:p>
          </table:table-cell>
          <table:table-cell office:value-type="string" table:style-name="ce1">
            <text:p>MNTGUO13L29B405E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12</text:p>
          </table:table-cell>
          <table:table-cell office:value-type="string" table:style-name="ce1">
            <text:p>LRSSDR74P23C650B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13</text:p>
          </table:table-cell>
          <table:table-cell office:value-type="string" table:style-name="ce1">
            <text:p>GLLGLL97R25L112P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ac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14</text:p>
          </table:table-cell>
          <table:table-cell office:value-type="string" table:style-name="ce1">
            <text:p>PTRGRR80A21I499A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obesità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15</text:p>
          </table:table-cell>
          <table:table-cell office:value-type="string" table:style-name="ce1">
            <text:p>GBRMST06D27D509H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ulcere gastrich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16</text:p>
          </table:table-cell>
          <table:table-cell office:value-type="string" table:style-name="ce1">
            <text:p>CVSNLN12B61G315Z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nfezioni vaginal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17</text:p>
          </table:table-cell>
          <table:table-cell office:value-type="string" table:style-name="ce1">
            <text:p>BRGNTL49B19H514K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vertigin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18</text:p>
          </table:table-cell>
          <table:table-cell office:value-type="string" table:style-name="ce1">
            <text:p>GRVDRS32E46C679X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secchezza ocular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19</text:p>
          </table:table-cell>
          <table:table-cell office:value-type="string" table:style-name="ce1">
            <text:p>TRRGLD71S16L946T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perdita dell'udito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20</text:p>
          </table:table-cell>
          <table:table-cell office:value-type="string" table:style-name="ce1">
            <text:p>GRGSLA79H65B994P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asm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21</text:p>
          </table:table-cell>
          <table:table-cell office:value-type="string" table:style-name="ce1">
            <text:p>SVRNTL83R26E235V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calcoli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22</text:p>
          </table:table-cell>
          <table:table-cell office:value-type="string" table:style-name="ce1">
            <text:p>FRNSML11D02M031W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vertigin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23</text:p>
          </table:table-cell>
          <table:table-cell office:value-type="string" table:style-name="ce1">
            <text:p>BRYSRD33T50C243O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sorias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24</text:p>
          </table:table-cell>
          <table:table-cell office:value-type="string" table:style-name="ce1">
            <text:p>GBRTTL66R63B960J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magrezza eccess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25</text:p>
          </table:table-cell>
          <table:table-cell office:value-type="string" table:style-name="ce1">
            <text:p>PGNVGN75D57F188F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stitichezz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26</text:p>
          </table:table-cell>
          <table:table-cell office:value-type="string" table:style-name="ce1">
            <text:p>SCGPPN32T04F428X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problemi di fertilità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27</text:p>
          </table:table-cell>
          <table:table-cell office:value-type="string" table:style-name="ce1">
            <text:p>GRNCLD87D26L174I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tremor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28</text:p>
          </table:table-cell>
          <table:table-cell office:value-type="string" table:style-name="ce1">
            <text:p>NAIDLL56D61L276X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29</text:p>
          </table:table-cell>
          <table:table-cell office:value-type="string" table:style-name="ce1">
            <text:p>SPNBTS04M15H303I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infezioni sinus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30</text:p>
          </table:table-cell>
          <table:table-cell office:value-type="string" table:style-name="ce1">
            <text:p>TRPRLN38E55B569V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bronch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31</text:p>
          </table:table-cell>
          <table:table-cell office:value-type="string" table:style-name="ce1">
            <text:p>MSTNTS99M71G025Q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pertrofia prostatic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32</text:p>
          </table:table-cell>
          <table:table-cell office:value-type="string" table:style-name="ce1">
            <text:p>CMNPNG33R05D123R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sveniment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33</text:p>
          </table:table-cell>
          <table:table-cell office:value-type="string" table:style-name="ce1">
            <text:p>SPGRLL74P43D309K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eczem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34</text:p>
          </table:table-cell>
          <table:table-cell office:value-type="string" table:style-name="ce1">
            <text:p>RMNBDT59M69H945X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35</text:p>
          </table:table-cell>
          <table:table-cell office:value-type="string" table:style-name="ce1">
            <text:p>NRUMCH02D05I114O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diarre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36</text:p>
          </table:table-cell>
          <table:table-cell office:value-type="string" table:style-name="ce1">
            <text:p>CRLPLP62S67F251X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gravidanz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437</text:p>
          </table:table-cell>
          <table:table-cell office:value-type="string" table:style-name="ce1">
            <text:p>RTTBTL51T19F520I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438</text:p>
          </table:table-cell>
          <table:table-cell office:value-type="string" table:style-name="ce1">
            <text:p>BSSTBO83M25B472K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glaucom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439</text:p>
          </table:table-cell>
          <table:table-cell office:value-type="string" table:style-name="ce1">
            <text:p>CHPTNQ85A31I737N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tonsillit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440</text:p>
          </table:table-cell>
          <table:table-cell office:value-type="string" table:style-name="ce1">
            <text:p>SLDNTN72L12F927O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polmon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441</text:p>
          </table:table-cell>
          <table:table-cell office:value-type="string" table:style-name="ce1">
            <text:p>MRNTNZ96M14D725B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problemi di memor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442</text:p>
          </table:table-cell>
          <table:table-cell office:value-type="string" table:style-name="ce1">
            <text:p>SMBRND57R18E421X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faringit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443</text:p>
          </table:table-cell>
          <table:table-cell office:value-type="string" table:style-name="ce1">
            <text:p>PDMLDA66T50F310T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febbre alt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444</text:p>
          </table:table-cell>
          <table:table-cell office:value-type="string" table:style-name="ce1">
            <text:p>CCCMRG90S22I622E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ipertension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445</text:p>
          </table:table-cell>
          <table:table-cell office:value-type="string" table:style-name="ce1">
            <text:p>CRNMLA90T70L975X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esami delle urin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446</text:p>
          </table:table-cell>
          <table:table-cell office:value-type="string" table:style-name="ce1">
            <text:p>RCCTSC81M55E613B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tonsillectomi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447</text:p>
          </table:table-cell>
          <table:table-cell office:value-type="string" table:style-name="ce1">
            <text:p>MLNBGN56C06C186M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TAC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448</text:p>
          </table:table-cell>
          <table:table-cell office:value-type="string" table:style-name="ce1">
            <text:p>PLEFNN38M63F456L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terapia occupazional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449</text:p>
          </table:table-cell>
          <table:table-cell office:value-type="string" table:style-name="ce1">
            <text:p>RCHRNZ89T03L088V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dolori intens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450</text:p>
          </table:table-cell>
          <table:table-cell office:value-type="string" table:style-name="ce1">
            <text:p>MSCVSS80E69I741U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malattie cardiach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451</text:p>
          </table:table-cell>
          <table:table-cell office:value-type="string" table:style-name="ce1">
            <text:p>FRNTDA73C14G010Q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mamm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452</text:p>
          </table:table-cell>
          <table:table-cell office:value-type="string" table:style-name="ce1">
            <text:p>SRRDLD50D54E201M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parto cesare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453</text:p>
          </table:table-cell>
          <table:table-cell office:value-type="string" table:style-name="ce1">
            <text:p>VGGNZR21D23F012O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risonanze magne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454</text:p>
          </table:table-cell>
          <table:table-cell office:value-type="string" table:style-name="ce1">
            <text:p>RDNNCN34M23H083T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logopedi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455</text:p>
          </table:table-cell>
          <table:table-cell office:value-type="string" table:style-name="ce1">
            <text:p>PRNRNI19B65L964E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vomit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456</text:p>
          </table:table-cell>
          <table:table-cell office:value-type="string" table:style-name="ce1">
            <text:p>FLGMBR43R59E882U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cancr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457</text:p>
          </table:table-cell>
          <table:table-cell office:value-type="string" table:style-name="ce1">
            <text:p>ZDRFNC20E51C387K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pap test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458</text:p>
          </table:table-cell>
          <table:table-cell office:value-type="string" table:style-name="ce1">
            <text:p>DNRPRM20L02A669P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459</text:p>
          </table:table-cell>
          <table:table-cell office:value-type="string" table:style-name="ce1">
            <text:p>VNCBTT53A64L042L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ecograf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460</text:p>
          </table:table-cell>
          <table:table-cell office:value-type="string" table:style-name="ce1">
            <text:p>DNPCDV80C06H389F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61</text:p>
          </table:table-cell>
          <table:table-cell office:value-type="string" table:style-name="ce1">
            <text:p>ZLLRST01L20D269A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arre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62</text:p>
          </table:table-cell>
          <table:table-cell office:value-type="string" table:style-name="ce1">
            <text:p>RNLDRD13P25F976E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malattie polmonar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63</text:p>
          </table:table-cell>
          <table:table-cell office:value-type="string" table:style-name="ce1">
            <text:p>BNMLLD76R59F070Q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visite oculis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64</text:p>
          </table:table-cell>
          <table:table-cell office:value-type="string" table:style-name="ce1">
            <text:p>MNTMSM86T05F533F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65</text:p>
          </table:table-cell>
          <table:table-cell office:value-type="string" table:style-name="ce1">
            <text:p>LLECNA87P19A000V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endoscop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66</text:p>
          </table:table-cell>
          <table:table-cell office:value-type="string" table:style-name="ce1">
            <text:p>FRNCMR72C51D250A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67</text:p>
          </table:table-cell>
          <table:table-cell office:value-type="string" table:style-name="ce1">
            <text:p>CRRDMA42L27L263K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malattie renal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68</text:p>
          </table:table-cell>
          <table:table-cell office:value-type="string" table:style-name="ce1">
            <text:p>PSTFMT94A41L738B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visite dentistich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69</text:p>
          </table:table-cell>
          <table:table-cell office:value-type="string" table:style-name="ce1">
            <text:p>VVLGRD36D16H344L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biops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70</text:p>
          </table:table-cell>
          <table:table-cell office:value-type="string" table:style-name="ce1">
            <text:p>GNCZCH02M11H822V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traumi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71</text:p>
          </table:table-cell>
          <table:table-cell office:value-type="string" table:style-name="ce1">
            <text:p>BBIGBB50R03E410S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sturbi ment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72</text:p>
          </table:table-cell>
          <table:table-cell office:value-type="string" table:style-name="ce1">
            <text:p>BRTVNT14H57B609P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affann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73</text:p>
          </table:table-cell>
          <table:table-cell office:value-type="string" table:style-name="ce1">
            <text:p>BRBCCT03D41L676C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rurit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74</text:p>
          </table:table-cell>
          <table:table-cell office:value-type="string" table:style-name="ce1">
            <text:p>MLNMRG02A30L709C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abe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75</text:p>
          </table:table-cell>
          <table:table-cell office:value-type="string" table:style-name="ce1">
            <text:p>PRBDLR70A66E681G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reflusso acid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76</text:p>
          </table:table-cell>
          <table:table-cell office:value-type="string" table:style-name="ce1">
            <text:p>SRCRSL66A45B068K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77</text:p>
          </table:table-cell>
          <table:table-cell office:value-type="string" table:style-name="ce1">
            <text:p>PNZFNC82R25H887F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epiless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78</text:p>
          </table:table-cell>
          <table:table-cell office:value-type="string" table:style-name="ce1">
            <text:p>SCNSFN56D45B966I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79</text:p>
          </table:table-cell>
          <table:table-cell office:value-type="string" table:style-name="ce1">
            <text:p>GSSSSN03M30F704P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mal d'orecch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80</text:p>
          </table:table-cell>
          <table:table-cell office:value-type="string" table:style-name="ce1">
            <text:p>BSTDRA98A47C610J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81</text:p>
          </table:table-cell>
          <table:table-cell office:value-type="string" table:style-name="ce1">
            <text:p>RGNGDU59M07C493V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82</text:p>
          </table:table-cell>
          <table:table-cell office:value-type="string" table:style-name="ce1">
            <text:p>FRZRLL36E54H364U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83</text:p>
          </table:table-cell>
          <table:table-cell office:value-type="string" table:style-name="ce1">
            <text:p>RSAGLL15S12B437X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acn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84</text:p>
          </table:table-cell>
          <table:table-cell office:value-type="string" table:style-name="ce1">
            <text:p>PSCSNT41E30H559W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obesità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85</text:p>
          </table:table-cell>
          <table:table-cell office:value-type="string" table:style-name="ce1">
            <text:p>BRTTTV62R08G758U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ulcere gastr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86</text:p>
          </table:table-cell>
          <table:table-cell office:value-type="string" table:style-name="ce1">
            <text:p>GRSDLN64A68G568X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nfezioni vagin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87</text:p>
          </table:table-cell>
          <table:table-cell office:value-type="string" table:style-name="ce1">
            <text:p>TMMLZR76P11I947Q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vertigin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88</text:p>
          </table:table-cell>
          <table:table-cell office:value-type="string" table:style-name="ce1">
            <text:p>GRTFLR07C59B493H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secchezza ocular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89</text:p>
          </table:table-cell>
          <table:table-cell office:value-type="string" table:style-name="ce1">
            <text:p>RNDVNI42P08A453B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perdita dell'udito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90</text:p>
          </table:table-cell>
          <table:table-cell office:value-type="string" table:style-name="ce1">
            <text:p>PNTCLS81T07B675L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asm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91</text:p>
          </table:table-cell>
          <table:table-cell office:value-type="string" table:style-name="ce1">
            <text:p>CNSRNI32D21I466B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calcoli ren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92</text:p>
          </table:table-cell>
          <table:table-cell office:value-type="string" table:style-name="ce1">
            <text:p>PRSLDR16R05L480T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vertigin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93</text:p>
          </table:table-cell>
          <table:table-cell office:value-type="string" table:style-name="ce1">
            <text:p>TLOFBL87P67E169F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soriasi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94</text:p>
          </table:table-cell>
          <table:table-cell office:value-type="string" table:style-name="ce1">
            <text:p>PSCMLD99C56F638M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magrezza eccessiv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95</text:p>
          </table:table-cell>
          <table:table-cell office:value-type="string" table:style-name="ce1">
            <text:p>RVRVLR92L55C191F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stitichezz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96</text:p>
          </table:table-cell>
          <table:table-cell office:value-type="string" table:style-name="ce1">
            <text:p>LVLCNI40R30H029H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problemi di fertilità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97</text:p>
          </table:table-cell>
          <table:table-cell office:value-type="string" table:style-name="ce1">
            <text:p>SCHSFN77R02E991Q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tremor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number-rows-repeated="6" table:style-name="ro1">
          <table:table-cell table:number-columns-repeated="3" table:style-name="ce1"/>
          <table:table-cell table:style-name="ce6"/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4" table:style-name="ro1">
          <table:table-cell table:number-columns-repeated="3"/>
          <table:table-cell table:style-name="ce6"/>
          <table:table-cell table:style-name="ce2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3"/>
          <table:table-cell table:style-name="ce6"/>
          <table:table-cell table:style-name="ce2"/>
          <table:table-cell table:style-name="ce1"/>
          <table:table-cell table:style-name="ce2"/>
          <table:table-cell table:number-columns-repeated="4" table:style-name="ce1"/>
          <table:table-cell table:style-name="ce5"/>
          <table:table-cell table:number-columns-repeated="16372"/>
        </table:table-row>
        <table:table-row table:number-rows-repeated="11" table:style-name="ro1">
          <table:table-cell table:number-columns-repeated="3"/>
          <table:table-cell table:style-name="ce6"/>
          <table:table-cell table:style-name="ce2"/>
          <table:table-cell table:style-name="ce1"/>
          <table:table-cell table:style-name="ce2"/>
          <table:table-cell table:number-columns-repeated="16377" table:style-name="ce1"/>
        </table:table-row>
        <table:table-row table:number-rows-repeated="3" table:style-name="ro1">
          <table:table-cell table:number-columns-repeated="3"/>
          <table:table-cell table:style-name="ce6"/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13" table:style-name="ro1">
          <table:table-cell table:number-columns-repeated="3"/>
          <table:table-cell table:style-name="ce6"/>
          <table:table-cell table:number-columns-repeated="16380" table:style-name="ce1"/>
        </table:table-row>
        <table:table-row table:number-rows-repeated="37"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76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Davide Brambilla</meta:initial-creator>
    <dc:creator>DAVIDE BRAMBILLA</dc:creator>
    <meta:creation-date>2015-06-05T18:19:34Z</meta:creation-date>
    <dc:date>2024-05-25T11:58:44Z</dc:date>
  </office:meta>
</office:document-meta>
</file>